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7.0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5" table:default-cell-style-name="ce5"/>
        <table:table-row table:style-name="ro1">
          <table:table-cell table:style-name="ce1" office:value-type="string" calcext:value-type="string">
            <text:p>Run ID:</text:p>
          </table:table-cell>
          <table:table-cell table:style-name="ce1" office:value-type="string" calcext:value-type="string">
            <text:p><text:a xlink:href="http://localhost:5001/#/experiments/8/runs/2761cb4ad23244beafac36189b805c3a" xlink:type="simple">2761cb4ad23244beafac36189b805c3a</text:a></text:p>
          </table:table-cell>
          <table:table-cell table:style-name="ce1" office:value-type="string" calcext:value-type="string">
            <text:p><text:a xlink:href="http://localhost:5001/#/experiments/8/runs/d92021ec45f5415283a8e5643c7e3449" xlink:type="simple">d92021ec45f5415283a8e5643c7e3449</text:a></text:p>
          </table:table-cell>
          <table:table-cell table:style-name="ce1" office:value-type="string" calcext:value-type="string">
            <text:p><text:a xlink:href="http://localhost:5001/#/experiments/8/runs/e6b70d64227f42bcb647289d2af2afb4" xlink:type="simple">e6b70d64227f42bcb647289d2af2afb4</text:a></text:p>
          </table:table-cell>
          <table:table-cell table:style-name="ce1" office:value-type="string" calcext:value-type="string">
            <text:p><text:a xlink:href="http://localhost:5001/#/experiments/8/runs/876fa57de00643b1902f3a0be74e0682" xlink:type="simple">876fa57de00643b1902f3a0be74e0682</text:a></text:p>
          </table:table-cell>
          <table:table-cell table:style-name="ce1" office:value-type="string" calcext:value-type="string">
            <text:p><text:a xlink:href="http://localhost:5001/#/experiments/8/runs/29905abbb90344798ee59f1f40775880" xlink:type="simple">29905abbb90344798ee59f1f40775880</text:a></text:p>
          </table:table-cell>
          <table:table-cell table:style-name="ce1" office:value-type="string" calcext:value-type="string">
            <text:p><text:a xlink:href="http://localhost:5001/#/experiments/8/runs/5a89360285384c728e9e06421ab97c8d" xlink:type="simple">5a89360285384c728e9e06421ab97c8d</text:a></text:p>
          </table:table-cell>
          <table:table-cell table:style-name="ce1" office:value-type="string" calcext:value-type="string">
            <text:p><text:a xlink:href="http://localhost:5001/#/experiments/8/runs/ab0ff6fff89c4db6983aa98c7eee9663" xlink:type="simple">ab0ff6fff89c4db6983aa98c7eee9663</text:a></text:p>
          </table:table-cell>
          <table:table-cell table:style-name="ce1" office:value-type="string" calcext:value-type="string">
            <text:p><text:a xlink:href="http://localhost:5001/#/experiments/8/runs/b9d383f0e9ef4755a801376130594f2a" xlink:type="simple">b9d383f0e9ef4755a801376130594f2a</text:a></text:p>
          </table:table-cell>
          <table:table-cell table:style-name="ce1" office:value-type="string" calcext:value-type="string">
            <text:p><text:a xlink:href="http://localhost:5001/#/experiments/8/runs/481bacb91dcb4d63b16d0a8fe5d198ec" xlink:type="simple">481bacb91dcb4d63b16d0a8fe5d198ec</text:a></text:p>
          </table:table-cell>
          <table:table-cell table:style-name="ce1" office:value-type="string" calcext:value-type="string">
            <text:p><text:a xlink:href="http://localhost:5001/#/experiments/8/runs/2ef6df0c95b34b338c4b930f41695ed0" xlink:type="simple">2ef6df0c95b34b338c4b930f41695ed0</text:a></text:p>
          </table:table-cell>
          <table:table-cell table:style-name="ce1" office:value-type="string" calcext:value-type="string">
            <text:p><text:a xlink:href="http://localhost:5001/#/experiments/8/runs/d36564aa214c41bc966fc7b890df31a8" xlink:type="simple">d36564aa214c41bc966fc7b890df31a8</text:a></text:p>
          </table:table-cell>
          <table:table-cell table:style-name="ce1" office:value-type="string" calcext:value-type="string">
            <text:p><text:a xlink:href="http://localhost:5001/#/experiments/8/runs/ba34b505ba324f208d428bd7797233e7" xlink:type="simple">ba34b505ba324f208d428bd7797233e7</text:a></text:p>
          </table:table-cell>
          <table:table-cell table:style-name="ce1" office:value-type="string" calcext:value-type="string">
            <text:p><text:a xlink:href="http://localhost:5001/#/experiments/8/runs/0a484d3116ab436d8b4cf4a938d470c0" xlink:type="simple">0a484d3116ab436d8b4cf4a938d470c0</text:a></text:p>
          </table:table-cell>
          <table:table-cell table:style-name="ce1" office:value-type="string" calcext:value-type="string">
            <text:p><text:a xlink:href="http://localhost:5001/#/experiments/8/runs/5a2dfcd776014637bdaef2da3ab1d132" xlink:type="simple">5a2dfcd776014637bdaef2da3ab1d132</text:a></text:p>
          </table:table-cell>
          <table:table-cell table:style-name="ce1" office:value-type="string" calcext:value-type="string">
            <text:p><text:a xlink:href="http://localhost:5001/#/experiments/8/runs/b72a292b214c462480cbe2e66e811c78" xlink:type="simple">b72a292b214c462480cbe2e66e811c78</text:a></text:p>
          </table:table-cell>
          <table:table-cell table:style-name="ce1" office:value-type="string" calcext:value-type="string">
            <text:p><text:a xlink:href="http://localhost:5001/#/experiments/8/runs/50c7e9bba0534a27801143bda2e88d35" xlink:type="simple">50c7e9bba0534a27801143bda2e88d35</text:a></text:p>
          </table:table-cell>
          <table:table-cell table:style-name="ce1" office:value-type="string" calcext:value-type="string">
            <text:p><text:a xlink:href="http://localhost:5001/#/experiments/8/runs/9051e32b87d84f3485b980067addec30" xlink:type="simple">9051e32b87d84f3485b980067addec30</text:a></text:p>
          </table:table-cell>
          <table:table-cell table:style-name="ce1" office:value-type="string" calcext:value-type="string">
            <text:p><text:a xlink:href="http://localhost:5001/#/experiments/8/runs/61ff87bdb89b4e2ba64f8dacc774992d" xlink:type="simple">61ff87bdb89b4e2ba64f8dacc774992d</text:a></text:p>
          </table:table-cell>
          <table:table-cell table:style-name="ce1" office:value-type="string" calcext:value-type="string">
            <text:p><text:a xlink:href="http://localhost:5001/#/experiments/8/runs/93b168c0ff7942c8a908a94129daf973" xlink:type="simple">93b168c0ff7942c8a908a94129daf973</text:a></text:p>
          </table:table-cell>
          <table:table-cell table:style-name="ce1" office:value-type="string" calcext:value-type="string">
            <text:p><text:a xlink:href="http://localhost:5001/#/experiments/8/runs/f243b3b742de4dbcb7ccfbd4244706f8" xlink:type="simple">f243b3b742de4dbcb7ccfbd4244706f8</text:a></text:p>
          </table:table-cell>
          <table:table-cell table:style-name="ce1" office:value-type="string" calcext:value-type="string">
            <text:p><text:a xlink:href="http://localhost:5001/#/experiments/8/runs/f9086d9ecf6744238d63a1c5344b935a" xlink:type="simple">f9086d9ecf6744238d63a1c5344b935a</text:a></text:p>
          </table:table-cell>
          <table:table-cell table:style-name="ce1" office:value-type="string" calcext:value-type="string">
            <text:p><text:a xlink:href="http://localhost:5001/#/experiments/8/runs/29ff1cb0e76f45dd86956713fd06ead0" xlink:type="simple">29ff1cb0e76f45dd86956713fd06ead0</text:a></text:p>
          </table:table-cell>
          <table:table-cell table:style-name="ce1" office:value-type="string" calcext:value-type="string">
            <text:p><text:a xlink:href="http://localhost:5001/#/experiments/8/runs/a5b8551144ff46e697a39cd1551e1475" xlink:type="simple">a5b8551144ff46e697a39cd1551e1475</text:a></text:p>
          </table:table-cell>
          <table:table-cell table:style-name="ce1" office:value-type="string" calcext:value-type="string">
            <text:p><text:a xlink:href="http://localhost:5001/#/experiments/8/runs/98cf8cdef9c54b5286e277e75e2ab8c1" xlink:type="simple">98cf8cdef9c54b5286e277e75e2ab8c1</text:a></text:p>
          </table:table-cell>
          <table:table-cell table:style-name="ce1" office:value-type="string" calcext:value-type="string">
            <text:p><text:a xlink:href="http://localhost:5001/#/experiments/8/runs/00f2635d9fa2463c9a066722163405be" xlink:type="simple">00f2635d9fa2463c9a066722163405be</text:a></text:p>
          </table:table-cell>
          <table:table-cell table:style-name="ce1" office:value-type="string" calcext:value-type="string">
            <text:p><text:a xlink:href="http://localhost:5001/#/experiments/8/runs/d0a8e1748b194f3290d471b6b44f19f8" xlink:type="simple">d0a8e1748b194f3290d471b6b44f19f8</text:a></text:p>
          </table:table-cell>
          <table:table-cell table:style-name="ce1" office:value-type="string" calcext:value-type="string">
            <text:p><text:a xlink:href="http://localhost:5001/#/experiments/8/runs/64e0c0ad4019466b8f852f270ac09a90" xlink:type="simple">64e0c0ad4019466b8f852f270ac09a90</text:a></text:p>
          </table:table-cell>
          <table:table-cell table:style-name="ce1" office:value-type="string" calcext:value-type="string">
            <text:p><text:a xlink:href="http://localhost:5001/#/experiments/8/runs/31ae8b98f3c24499a3b74d23dfad8735" xlink:type="simple">31ae8b98f3c24499a3b74d23dfad8735</text:a></text:p>
          </table:table-cell>
          <table:table-cell table:style-name="ce1" office:value-type="string" calcext:value-type="string">
            <text:p><text:a xlink:href="http://localhost:5001/#/experiments/8/runs/35950b0373a04e95ad4e257d39cf36c5" xlink:type="simple">35950b0373a04e95ad4e257d39cf36c5</text:a></text:p>
          </table:table-cell>
          <table:table-cell table:style-name="ce1" office:value-type="string" calcext:value-type="string">
            <text:p><text:a xlink:href="http://localhost:5001/#/experiments/8/runs/4384e3f5fd104fc6a16c1c4510dd41ab" xlink:type="simple">4384e3f5fd104fc6a16c1c4510dd41ab</text:a></text:p>
          </table:table-cell>
          <table:table-cell table:style-name="ce1" office:value-type="string" calcext:value-type="string">
            <text:p><text:a xlink:href="http://localhost:5001/#/experiments/8/runs/5441e71efe0f4dae868648e7cc795c65" xlink:type="simple">5441e71efe0f4dae868648e7cc795c65</text:a></text:p>
          </table:table-cell>
          <table:table-cell table:style-name="ce1" office:value-type="string" calcext:value-type="string">
            <text:p><text:a xlink:href="http://localhost:5001/#/experiments/8/runs/5604d43c1ece461b8e6eaa0dfb65d6dc" xlink:type="simple">5604d43c1ece461b8e6eaa0dfb65d6dc</text:a></text:p>
          </table:table-cell>
          <table:table-cell table:style-name="ce1" office:value-type="string" calcext:value-type="string">
            <text:p><text:a xlink:href="http://localhost:5001/#/experiments/8/runs/3612536a77f34f22bc83d1d809140aa6" xlink:type="simple">3612536a77f34f22bc83d1d809140aa6</text:a></text:p>
          </table:table-cell>
          <table:table-cell table:style-name="ce1" office:value-type="string" calcext:value-type="string">
            <text:p><text:a xlink:href="http://localhost:5001/#/experiments/8/runs/e3bfe33652874ab5bd2ac98718ace2ff" xlink:type="simple">e3bfe33652874ab5bd2ac98718ace2ff</text:a></text:p>
          </table:table-cell>
          <table:table-cell table:style-name="ce1" office:value-type="string" calcext:value-type="string">
            <text:p><text:a xlink:href="http://localhost:5001/#/experiments/8/runs/f8a168f11e4d42f9b73ce0b4b220246b" xlink:type="simple">f8a168f11e4d42f9b73ce0b4b220246b</text:a></text:p>
          </table:table-cell>
          <table:table-cell table:style-name="ce1" office:value-type="string" calcext:value-type="string">
            <text:p><text:a xlink:href="http://localhost:5001/#/experiments/8/runs/70026f77843947508dc364a8c3de8346" xlink:type="simple">70026f77843947508dc364a8c3de8346</text:a></text:p>
          </table:table-cell>
          <table:table-cell table:style-name="ce1" office:value-type="string" calcext:value-type="string">
            <text:p><text:a xlink:href="http://localhost:5001/#/experiments/8/runs/f47b8313472d49a2ae0ab2b74672972b" xlink:type="simple">f47b8313472d49a2ae0ab2b74672972b</text:a></text:p>
          </table:table-cell>
          <table:table-cell table:style-name="ce1" office:value-type="string" calcext:value-type="string">
            <text:p><text:a xlink:href="http://localhost:5001/#/experiments/8/runs/7cafab027cdd4fc9bf20a43e989df510" xlink:type="simple">7cafab027cdd4fc9bf20a43e989df510</text:a></text:p>
          </table:table-cell>
          <table:table-cell table:style-name="ce1" office:value-type="string" calcext:value-type="string">
            <text:p><text:a xlink:href="http://localhost:5001/#/experiments/8/runs/16dff15d935f45e2a836b1f41b07b4e3" xlink:type="simple">16dff15d935f45e2a836b1f41b07b4e3</text:a></text:p>
          </table:table-cell>
          <table:table-cell table:style-name="ce1" office:value-type="string" calcext:value-type="string">
            <text:p><text:a xlink:href="http://localhost:5001/#/experiments/8/runs/1a432cc2a2a24e8aa40ea04f1844a1c6" xlink:type="simple">1a432cc2a2a24e8aa40ea04f1844a1c6</text:a></text:p>
          </table:table-cell>
          <table:table-cell table:style-name="ce1" office:value-type="string" calcext:value-type="string">
            <text:p><text:a xlink:href="http://localhost:5001/#/experiments/8/runs/2ce2a876540a4f918bf9f0deafbb1053" xlink:type="simple">2ce2a876540a4f918bf9f0deafbb1053</text:a></text:p>
          </table:table-cell>
          <table:table-cell table:style-name="ce1" office:value-type="string" calcext:value-type="string">
            <text:p><text:a xlink:href="http://localhost:5001/#/experiments/8/runs/ed1af792ba774d4e8d1944995caea402" xlink:type="simple">ed1af792ba774d4e8d1944995caea402</text:a></text:p>
          </table:table-cell>
          <table:table-cell table:style-name="ce1" office:value-type="string" calcext:value-type="string">
            <text:p><text:a xlink:href="http://localhost:5001/#/experiments/8/runs/3bff8d1f8c1447089b9950547d08b235" xlink:type="simple">3bff8d1f8c1447089b9950547d08b235</text:a></text:p>
          </table:table-cell>
          <table:table-cell table:style-name="ce1" office:value-type="string" calcext:value-type="string">
            <text:p><text:a xlink:href="http://localhost:5001/#/experiments/8/runs/1507f290c4d74e329f134fb7615fd871" xlink:type="simple">1507f290c4d74e329f134fb7615fd871</text:a></text:p>
          </table:table-cell>
          <table:table-cell table:style-name="ce1" office:value-type="string" calcext:value-type="string">
            <text:p><text:a xlink:href="http://localhost:5001/#/experiments/8/runs/66c98021afa84a0f9aef3a30121ffbbf" xlink:type="simple">66c98021afa84a0f9aef3a30121ffbbf</text:a></text:p>
          </table:table-cell>
          <table:table-cell table:style-name="ce1" office:value-type="string" calcext:value-type="string">
            <text:p><text:a xlink:href="http://localhost:5001/#/experiments/8/runs/0e328920e86049928202db95e8cfb7be" xlink:type="simple">0e328920e86049928202db95e8cfb7be</text:a></text:p>
          </table:table-cell>
          <table:table-cell table:style-name="ce1" office:value-type="string" calcext:value-type="string">
            <text:p><text:a xlink:href="http://localhost:5001/#/experiments/8/runs/bf9d2725eb16462d9a101f0a077ce2b5" xlink:type="simple">bf9d2725eb16462d9a101f0a077ce2b5</text:a></text:p>
          </table:table-cell>
          <table:table-cell table:style-name="ce1" office:value-type="string" calcext:value-type="string">
            <text:p><text:a xlink:href="http://localhost:5001/#/experiments/8/runs/761a0171fa8a4781bbeda4c2cd439136" xlink:type="simple">761a0171fa8a4781bbeda4c2cd439136</text:a></text:p>
          </table:table-cell>
          <table:table-cell table:style-name="ce1" office:value-type="string" calcext:value-type="string">
            <text:p><text:a xlink:href="http://localhost:5001/#/experiments/8/runs/084de8d718a2435faa370360afdc09d2" xlink:type="simple">084de8d718a2435faa370360afdc09d2</text:a></text:p>
          </table:table-cell>
          <table:table-cell table:style-name="ce1" office:value-type="string" calcext:value-type="string">
            <text:p><text:a xlink:href="http://localhost:5001/#/experiments/8/runs/ca8323540f194e85848ae36344fe3d7e" xlink:type="simple">ca8323540f194e85848ae36344fe3d7e</text:a></text:p>
          </table:table-cell>
          <table:table-cell table:style-name="ce1" office:value-type="string" calcext:value-type="string">
            <text:p><text:a xlink:href="http://localhost:5001/#/experiments/8/runs/f24599d3d7964aec97df4ec11cf1db4c" xlink:type="simple">f24599d3d7964aec97df4ec11cf1db4c</text:a></text:p>
          </table:table-cell>
          <table:table-cell table:style-name="ce1" office:value-type="string" calcext:value-type="string">
            <text:p><text:a xlink:href="http://localhost:5001/#/experiments/8/runs/1c954fbc02b747bc813c587ac703c74a" xlink:type="simple">1c954fbc02b747bc813c587ac703c74a</text:a></text:p>
          </table:table-cell>
          <table:table-cell table:style-name="ce1" office:value-type="string" calcext:value-type="string">
            <text:p><text:a xlink:href="http://localhost:5001/#/experiments/8/runs/ba49a80c2616407a8f1fe1fd12096fe0" xlink:type="simple">ba49a80c2616407a8f1fe1fd12096fe0</text:a></text:p>
          </table:table-cell>
          <table:table-cell table:style-name="ce1" office:value-type="string" calcext:value-type="string">
            <text:p><text:a xlink:href="http://localhost:5001/#/experiments/8/runs/f342dd1f2cac4b1fb2cfda9dd47890a6" xlink:type="simple">f342dd1f2cac4b1fb2cfda9dd47890a6</text:a></text:p>
          </table:table-cell>
          <table:table-cell table:style-name="ce1" office:value-type="string" calcext:value-type="string">
            <text:p><text:a xlink:href="http://localhost:5001/#/experiments/8/runs/601ad054697b4c798e38956f57539bba" xlink:type="simple">601ad054697b4c798e38956f57539bba</text:a></text:p>
          </table:table-cell>
          <table:table-cell table:style-name="ce1" office:value-type="string" calcext:value-type="string">
            <text:p><text:a xlink:href="http://localhost:5001/#/experiments/8/runs/331b263643b8480d9eda64424eb997bd" xlink:type="simple">331b263643b8480d9eda64424eb997bd</text:a></text:p>
          </table:table-cell>
          <table:table-cell table:style-name="ce1" office:value-type="string" calcext:value-type="string">
            <text:p><text:a xlink:href="http://localhost:5001/#/experiments/8/runs/a425ffa62ee64b12a9fee28a10f50a49" xlink:type="simple">a425ffa62ee64b12a9fee28a10f50a49</text:a></text:p>
          </table:table-cell>
          <table:table-cell table:style-name="ce1" office:value-type="string" calcext:value-type="string">
            <text:p><text:a xlink:href="http://localhost:5001/#/experiments/8/runs/3cbd945b62ec4634839372e403f6f377" xlink:type="simple">3cbd945b62ec4634839372e403f6f377</text:a></text:p>
          </table:table-cell>
          <table:table-cell table:style-name="ce1" office:value-type="string" calcext:value-type="string">
            <text:p><text:a xlink:href="http://localhost:5001/#/experiments/8/runs/458b36a70db843719d202a8eda448f17" xlink:type="simple">458b36a70db843719d202a8eda448f17</text:a></text:p>
          </table:table-cell>
          <table:table-cell table:style-name="ce1" office:value-type="string" calcext:value-type="string">
            <text:p><text:a xlink:href="http://localhost:5001/#/experiments/8/runs/2648b86e7ef54a0e9f7b57340703150e" xlink:type="simple">2648b86e7ef54a0e9f7b57340703150e</text:a></text:p>
          </table:table-cell>
          <table:table-cell table:style-name="ce1" office:value-type="string" calcext:value-type="string">
            <text:p><text:a xlink:href="http://localhost:5001/#/experiments/8/runs/0aae5a802f5342cebed9e51839d48b41" xlink:type="simple">0aae5a802f5342cebed9e51839d48b41</text:a></text:p>
          </table:table-cell>
          <table:table-cell table:style-name="ce1" office:value-type="string" calcext:value-type="string">
            <text:p><text:a xlink:href="http://localhost:5001/#/experiments/8/runs/7719d9fbef8f4c22b710caf91cd527d2" xlink:type="simple">7719d9fbef8f4c22b710caf91cd527d2</text:a></text:p>
          </table:table-cell>
          <table:table-cell table:style-name="ce1" office:value-type="string" calcext:value-type="string">
            <text:p><text:a xlink:href="http://localhost:5001/#/experiments/8/runs/2b7aab186fad48158d53b78610550d73" xlink:type="simple">2b7aab186fad48158d53b78610550d73</text:a></text:p>
          </table:table-cell>
          <table:table-cell table:style-name="ce1" office:value-type="string" calcext:value-type="string">
            <text:p><text:a xlink:href="http://localhost:5001/#/experiments/8/runs/5bbaee372809482ea6d2d985b554cc4b" xlink:type="simple">5bbaee372809482ea6d2d985b554cc4b</text:a></text:p>
          </table:table-cell>
          <table:table-cell table:style-name="ce1" office:value-type="string" calcext:value-type="string">
            <text:p><text:a xlink:href="http://localhost:5001/#/experiments/8/runs/b8200ec9fb884c12b390e1a5b20299bc" xlink:type="simple">b8200ec9fb884c12b390e1a5b20299bc</text:a></text:p>
          </table:table-cell>
          <table:table-cell table:style-name="ce1" office:value-type="string" calcext:value-type="string">
            <text:p><text:a xlink:href="http://localhost:5001/#/experiments/8/runs/37ab5992ecdf4760a6292bc64e61e309" xlink:type="simple">37ab5992ecdf4760a6292bc64e61e309</text:a></text:p>
          </table:table-cell>
          <table:table-cell table:style-name="ce1" office:value-type="string" calcext:value-type="string">
            <text:p><text:a xlink:href="http://localhost:5001/#/experiments/8/runs/91e4770c10ac4cceb405bfdcebf7c966" xlink:type="simple">91e4770c10ac4cceb405bfdcebf7c966</text:a></text:p>
          </table:table-cell>
          <table:table-cell table:style-name="ce1" office:value-type="string" calcext:value-type="string">
            <text:p><text:a xlink:href="http://localhost:5001/#/experiments/8/runs/90a949129948495fb7f3b955e8258461" xlink:type="simple">90a949129948495fb7f3b955e8258461</text:a></text:p>
          </table:table-cell>
          <table:table-cell table:style-name="ce1" office:value-type="string" calcext:value-type="string">
            <text:p><text:a xlink:href="http://localhost:5001/#/experiments/8/runs/ce09d20be06745fb84c9ff177c8a9cef" xlink:type="simple">ce09d20be06745fb84c9ff177c8a9cef</text:a></text:p>
          </table:table-cell>
          <table:table-cell table:style-name="ce1" office:value-type="string" calcext:value-type="string">
            <text:p><text:a xlink:href="http://localhost:5001/#/experiments/8/runs/d320b958bde94b1e998d210fd2e53efa" xlink:type="simple">d320b958bde94b1e998d210fd2e53efa</text:a></text:p>
          </table:table-cell>
          <table:table-cell table:style-name="ce1" office:value-type="string" calcext:value-type="string">
            <text:p><text:a xlink:href="http://localhost:5001/#/experiments/8/runs/158bfabc0fcc448dada729967f924574" xlink:type="simple">158bfabc0fcc448dada729967f924574</text:a></text:p>
          </table:table-cell>
          <table:table-cell table:style-name="ce1" office:value-type="string" calcext:value-type="string">
            <text:p><text:a xlink:href="http://localhost:5001/#/experiments/8/runs/3423b9fa10e44eb7b2cffd78596a193f" xlink:type="simple">3423b9fa10e44eb7b2cffd78596a193f</text:a></text:p>
          </table:table-cell>
          <table:table-cell table:style-name="ce1" office:value-type="string" calcext:value-type="string">
            <text:p><text:a xlink:href="http://localhost:5001/#/experiments/8/runs/985ec48a8e1b4101abb8a153cee69b57" xlink:type="simple">985ec48a8e1b4101abb8a153cee69b57</text:a></text:p>
          </table:table-cell>
          <table:table-cell table:style-name="ce1" office:value-type="string" calcext:value-type="string">
            <text:p><text:a xlink:href="http://localhost:5001/#/experiments/8/runs/5c3e5090c67f4340bf207f949e925758" xlink:type="simple">5c3e5090c67f4340bf207f949e925758</text:a></text:p>
          </table:table-cell>
          <table:table-cell table:style-name="ce1" office:value-type="string" calcext:value-type="string">
            <text:p><text:a xlink:href="http://localhost:5001/#/experiments/8/runs/ff0bc51f1cd3413bbdebb97b0e127e75" xlink:type="simple">ff0bc51f1cd3413bbdebb97b0e127e75</text:a></text:p>
          </table:table-cell>
        </table:table-row>
        <table:table-row table:style-name="ro1">
          <table:table-cell table:style-name="ce1" office:value-type="string" calcext:value-type="string">
            <text:p>Run Name:</text:p>
          </table:table-cell>
          <table:table-cell table:style-name="ce3" table:number-columns-repeated="75"/>
        </table:table-row>
        <table:table-row table:style-name="ro2">
          <table:table-cell table:style-name="ce1" office:value-type="string" calcext:value-type="string">
            <text:p>Start Time:</text:p>
          </table:table-cell>
          <table:table-cell table:style-name="ce4" office:value-type="string" calcext:value-type="string">
            <text:p>2021-08-09 03:35:27</text:p>
          </table:table-cell>
          <table:table-cell table:style-name="ce4" office:value-type="string" calcext:value-type="string">
            <text:p>2021-08-09 03:18:38</text:p>
          </table:table-cell>
          <table:table-cell table:style-name="ce4" office:value-type="string" calcext:value-type="string">
            <text:p>2021-08-09 03:00:40</text:p>
          </table:table-cell>
          <table:table-cell table:style-name="ce4" office:value-type="string" calcext:value-type="string">
            <text:p>2021-08-09 02:43:08</text:p>
          </table:table-cell>
          <table:table-cell table:style-name="ce4" office:value-type="string" calcext:value-type="string">
            <text:p>2021-08-09 02:21:19</text:p>
          </table:table-cell>
          <table:table-cell table:style-name="ce4" office:value-type="string" calcext:value-type="string">
            <text:p>2021-08-09 01:59:18</text:p>
          </table:table-cell>
          <table:table-cell table:style-name="ce4" office:value-type="string" calcext:value-type="string">
            <text:p>2021-08-09 01:52:15</text:p>
          </table:table-cell>
          <table:table-cell table:style-name="ce4" office:value-type="string" calcext:value-type="string">
            <text:p>2021-08-09 01:45:12</text:p>
          </table:table-cell>
          <table:table-cell table:style-name="ce4" office:value-type="string" calcext:value-type="string">
            <text:p>2021-08-09 01:01:03</text:p>
          </table:table-cell>
          <table:table-cell table:style-name="ce4" office:value-type="string" calcext:value-type="string">
            <text:p>2021-08-09 00:16:49</text:p>
          </table:table-cell>
          <table:table-cell table:style-name="ce4" office:value-type="string" calcext:value-type="string">
            <text:p>2021-08-09 00:01:24</text:p>
          </table:table-cell>
          <table:table-cell table:style-name="ce4" office:value-type="string" calcext:value-type="string">
            <text:p>2021-08-08 23:46:06</text:p>
          </table:table-cell>
          <table:table-cell table:style-name="ce4" office:value-type="string" calcext:value-type="string">
            <text:p>2021-08-08 23:27:50</text:p>
          </table:table-cell>
          <table:table-cell table:style-name="ce4" office:value-type="string" calcext:value-type="string">
            <text:p>2021-08-08 23:09:26</text:p>
          </table:table-cell>
          <table:table-cell table:style-name="ce4" office:value-type="string" calcext:value-type="string">
            <text:p>2021-08-08 23:00:25</text:p>
          </table:table-cell>
          <table:table-cell table:style-name="ce4" office:value-type="string" calcext:value-type="string">
            <text:p>2021-08-08 22:51:22</text:p>
          </table:table-cell>
          <table:table-cell table:style-name="ce4" office:value-type="string" calcext:value-type="string">
            <text:p>2021-08-08 22:10:33</text:p>
          </table:table-cell>
          <table:table-cell table:style-name="ce4" office:value-type="string" calcext:value-type="string">
            <text:p>2021-08-08 21:29:38</text:p>
          </table:table-cell>
          <table:table-cell table:style-name="ce4" office:value-type="string" calcext:value-type="string">
            <text:p>2021-08-08 21:15:24</text:p>
          </table:table-cell>
          <table:table-cell table:style-name="ce4" office:value-type="string" calcext:value-type="string">
            <text:p>2021-08-08 21:01:49</text:p>
          </table:table-cell>
          <table:table-cell table:style-name="ce4" office:value-type="string" calcext:value-type="string">
            <text:p>2021-08-08 20:35:35</text:p>
          </table:table-cell>
          <table:table-cell table:style-name="ce4" office:value-type="string" calcext:value-type="string">
            <text:p>2021-08-08 20:09:03</text:p>
          </table:table-cell>
          <table:table-cell table:style-name="ce4" office:value-type="string" calcext:value-type="string">
            <text:p>2021-08-08 19:41:51</text:p>
          </table:table-cell>
          <table:table-cell table:style-name="ce4" office:value-type="string" calcext:value-type="string">
            <text:p>2021-08-08 19:14:27</text:p>
          </table:table-cell>
          <table:table-cell table:style-name="ce4" office:value-type="string" calcext:value-type="string">
            <text:p>2021-08-08 19:07:59</text:p>
          </table:table-cell>
          <table:table-cell table:style-name="ce4" office:value-type="string" calcext:value-type="string">
            <text:p>2021-08-08 19:01:30</text:p>
          </table:table-cell>
          <table:table-cell table:style-name="ce4" office:value-type="string" calcext:value-type="string">
            <text:p>2021-08-08 18:32:31</text:p>
          </table:table-cell>
          <table:table-cell table:style-name="ce4" office:value-type="string" calcext:value-type="string">
            <text:p>2021-08-08 18:03:29</text:p>
          </table:table-cell>
          <table:table-cell table:style-name="ce4" office:value-type="string" calcext:value-type="string">
            <text:p>2021-08-08 17:48:52</text:p>
          </table:table-cell>
          <table:table-cell table:style-name="ce4" office:value-type="string" calcext:value-type="string">
            <text:p>2021-08-08 17:34:21</text:p>
          </table:table-cell>
          <table:table-cell table:style-name="ce4" office:value-type="string" calcext:value-type="string">
            <text:p>2021-08-08 13:46:29</text:p>
          </table:table-cell>
          <table:table-cell table:style-name="ce4" office:value-type="string" calcext:value-type="string">
            <text:p>2021-08-08 13:03:41</text:p>
          </table:table-cell>
          <table:table-cell table:style-name="ce4" office:value-type="string" calcext:value-type="string">
            <text:p>2021-08-08 12:21:05</text:p>
          </table:table-cell>
          <table:table-cell table:style-name="ce4" office:value-type="string" calcext:value-type="string">
            <text:p>2021-08-08 12:11:01</text:p>
          </table:table-cell>
          <table:table-cell table:style-name="ce4" office:value-type="string" calcext:value-type="string">
            <text:p>2021-08-08 12:02:01</text:p>
          </table:table-cell>
          <table:table-cell table:style-name="ce4" office:value-type="string" calcext:value-type="string">
            <text:p>2021-08-08 11:24:11</text:p>
          </table:table-cell>
          <table:table-cell table:style-name="ce4" office:value-type="string" calcext:value-type="string">
            <text:p>2021-08-08 10:46:05</text:p>
          </table:table-cell>
          <table:table-cell table:style-name="ce4" office:value-type="string" calcext:value-type="string">
            <text:p>2021-08-08 10:37:39</text:p>
          </table:table-cell>
          <table:table-cell table:style-name="ce4" office:value-type="string" calcext:value-type="string">
            <text:p>2021-08-08 10:29:07</text:p>
          </table:table-cell>
          <table:table-cell table:style-name="ce4" office:value-type="string" calcext:value-type="string">
            <text:p>2021-08-08 10:06:26</text:p>
          </table:table-cell>
          <table:table-cell table:style-name="ce4" office:value-type="string" calcext:value-type="string">
            <text:p>2021-08-08 09:44:27</text:p>
          </table:table-cell>
          <table:table-cell table:style-name="ce4" office:value-type="string" calcext:value-type="string">
            <text:p>2021-08-08 09:33:59</text:p>
          </table:table-cell>
          <table:table-cell table:style-name="ce4" office:value-type="string" calcext:value-type="string">
            <text:p>2021-08-08 09:23:39</text:p>
          </table:table-cell>
          <table:table-cell table:style-name="ce4" office:value-type="string" calcext:value-type="string">
            <text:p>2021-08-08 08:58:49</text:p>
          </table:table-cell>
          <table:table-cell table:style-name="ce4" office:value-type="string" calcext:value-type="string">
            <text:p>2021-08-08 08:34:23</text:p>
          </table:table-cell>
          <table:table-cell table:style-name="ce4" office:value-type="string" calcext:value-type="string">
            <text:p>2021-08-08 08:10:44</text:p>
          </table:table-cell>
          <table:table-cell table:style-name="ce4" office:value-type="string" calcext:value-type="string">
            <text:p>2021-08-08 07:47:04</text:p>
          </table:table-cell>
          <table:table-cell table:style-name="ce4" office:value-type="string" calcext:value-type="string">
            <text:p>2021-08-08 07:04:35</text:p>
          </table:table-cell>
          <table:table-cell table:style-name="ce4" office:value-type="string" calcext:value-type="string">
            <text:p>2021-08-08 06:22:28</text:p>
          </table:table-cell>
          <table:table-cell table:style-name="ce4" office:value-type="string" calcext:value-type="string">
            <text:p>2021-08-08 06:09:59</text:p>
          </table:table-cell>
          <table:table-cell table:style-name="ce4" office:value-type="string" calcext:value-type="string">
            <text:p>2021-08-08 05:57:35</text:p>
          </table:table-cell>
          <table:table-cell table:style-name="ce4" office:value-type="string" calcext:value-type="string">
            <text:p>2021-08-08 05:49:55</text:p>
          </table:table-cell>
          <table:table-cell table:style-name="ce4" office:value-type="string" calcext:value-type="string">
            <text:p>2021-08-08 05:42:04</text:p>
          </table:table-cell>
          <table:table-cell table:style-name="ce4" office:value-type="string" calcext:value-type="string">
            <text:p>2021-08-08 05:30:11</text:p>
          </table:table-cell>
          <table:table-cell table:style-name="ce4" office:value-type="string" calcext:value-type="string">
            <text:p>2021-08-08 05:18:08</text:p>
          </table:table-cell>
          <table:table-cell table:style-name="ce4" office:value-type="string" calcext:value-type="string">
            <text:p>2021-08-08 04:59:49</text:p>
          </table:table-cell>
          <table:table-cell table:style-name="ce4" office:value-type="string" calcext:value-type="string">
            <text:p>2021-08-08 04:41:21</text:p>
          </table:table-cell>
          <table:table-cell table:style-name="ce4" office:value-type="string" calcext:value-type="string">
            <text:p>2021-08-08 04:30:30</text:p>
          </table:table-cell>
          <table:table-cell table:style-name="ce4" office:value-type="string" calcext:value-type="string">
            <text:p>2021-08-08 04:19:31</text:p>
          </table:table-cell>
          <table:table-cell table:style-name="ce4" office:value-type="string" calcext:value-type="string">
            <text:p>2021-08-08 03:58:55</text:p>
          </table:table-cell>
          <table:table-cell table:style-name="ce4" office:value-type="string" calcext:value-type="string">
            <text:p>2021-08-08 03:38:13</text:p>
          </table:table-cell>
          <table:table-cell table:style-name="ce4" office:value-type="string" calcext:value-type="string">
            <text:p>2021-08-08 03:25:26</text:p>
          </table:table-cell>
          <table:table-cell table:style-name="ce4" office:value-type="string" calcext:value-type="string">
            <text:p>2021-08-08 03:12:28</text:p>
          </table:table-cell>
          <table:table-cell table:style-name="ce4" office:value-type="string" calcext:value-type="string">
            <text:p>2021-08-08 03:05:58</text:p>
          </table:table-cell>
          <table:table-cell table:style-name="ce4" office:value-type="string" calcext:value-type="string">
            <text:p>2021-08-08 02:59:20</text:p>
          </table:table-cell>
          <table:table-cell table:style-name="ce4" office:value-type="string" calcext:value-type="string">
            <text:p>2021-08-08 02:04:14</text:p>
          </table:table-cell>
          <table:table-cell table:style-name="ce4" office:value-type="string" calcext:value-type="string">
            <text:p>2021-08-08 01:12:38</text:p>
          </table:table-cell>
          <table:table-cell table:style-name="ce4" office:value-type="string" calcext:value-type="string">
            <text:p>2021-08-08 01:05:46</text:p>
          </table:table-cell>
          <table:table-cell table:style-name="ce4" office:value-type="string" calcext:value-type="string">
            <text:p>2021-08-08 00:58:39</text:p>
          </table:table-cell>
          <table:table-cell table:style-name="ce4" office:value-type="string" calcext:value-type="string">
            <text:p>2021-08-08 00:43:13</text:p>
          </table:table-cell>
          <table:table-cell table:style-name="ce4" office:value-type="string" calcext:value-type="string">
            <text:p>2021-08-08 00:26:43</text:p>
          </table:table-cell>
          <table:table-cell table:style-name="ce4" office:value-type="string" calcext:value-type="string">
            <text:p>2021-08-07 23:57:58</text:p>
          </table:table-cell>
          <table:table-cell table:style-name="ce4" office:value-type="string" calcext:value-type="string">
            <text:p>2021-08-07 23:31:44</text:p>
          </table:table-cell>
          <table:table-cell table:style-name="ce4" office:value-type="string" calcext:value-type="string">
            <text:p>2021-08-07 22:57:43</text:p>
          </table:table-cell>
          <table:table-cell table:style-name="ce4" office:value-type="string" calcext:value-type="string">
            <text:p>2021-08-07 22:23:42</text:p>
          </table:table-cell>
        </table:table-row>
        <table:table-row table:style-name="ro1">
          <table:table-cell table:style-name="ce1" office:value-type="string" calcext:value-type="string">
            <text:p>batch_size</text:p>
          </table:table-cell>
          <table:table-cell table:number-columns-repeated="75"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class_weight</text:p>
          </table:table-cell>
          <table:table-cell table:number-columns-repeated="75"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number-columns-repeated="75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hp_batch_size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hp_epochs</text:p>
          </table:table-cell>
          <table:table-cell table:number-columns-repeated="75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hp_first_filters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hp_input_size</text:p>
          </table:table-cell>
          <table:table-cell table:number-columns-repeated="2" office:value-type="float" office:value="8192" calcext:value-type="float">
            <text:p>8192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4" office:value-type="float" office:value="8192" calcext:value-type="float">
            <text:p>8192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4" office:value-type="float" office:value="4096" calcext:value-type="float">
            <text:p>4096</text:p>
          </table:table-cell>
          <table:table-cell table:number-columns-repeated="10" office:value-type="float" office:value="16384" calcext:value-type="float">
            <text:p>16384</text:p>
          </table:table-cell>
          <table:table-cell table:number-columns-repeated="4"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2" office:value-type="float" office:value="8192" calcext:value-type="float">
            <text:p>8192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4" office:value-type="float" office:value="8192" calcext:value-type="float">
            <text:p>8192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4" office:value-type="float" office:value="8192" calcext:value-type="float">
            <text:p>8192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4" office:value-type="float" office:value="4096" calcext:value-type="float">
            <text:p>4096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2" office:value-type="float" office:value="8192" calcext:value-type="float">
            <text:p>8192</text:p>
          </table:table-cell>
          <table:table-cell table:number-columns-repeated="4" office:value-type="float" office:value="4096" calcext:value-type="float">
            <text:p>4096</text:p>
          </table:table-cell>
          <table:table-cell table:number-columns-repeated="4" office:value-type="float" office:value="16384" calcext:value-type="float">
            <text:p>16384</text:p>
          </table:table-cell>
        </table:table-row>
        <table:table-row table:style-name="ro1">
          <table:table-cell table:style-name="ce1" office:value-type="string" calcext:value-type="string">
            <text:p>hp_lr_pow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p_lr_start</text:p>
          </table:table-cell>
          <table:table-cell table:number-columns-repeated="2" office:value-type="float" office:value="0.00782433731433605" calcext:value-type="float">
            <text:p>0.007824337314336</text:p>
          </table:table-cell>
          <table:table-cell table:number-columns-repeated="2" office:value-type="float" office:value="0.0183838908333744" calcext:value-type="float">
            <text:p>0.018383890833375</text:p>
          </table:table-cell>
          <table:table-cell table:number-columns-repeated="2" office:value-type="float" office:value="0.0482033274205359" calcext:value-type="float">
            <text:p>0.048203327420536</text:p>
          </table:table-cell>
          <table:table-cell table:number-columns-repeated="2" office:value-type="float" office:value="0.00878855796222036" calcext:value-type="float">
            <text:p>0.00878855796222</text:p>
          </table:table-cell>
          <table:table-cell table:number-columns-repeated="2" office:value-type="float" office:value="0.00652659278503235" calcext:value-type="float">
            <text:p>0.006526592785032</text:p>
          </table:table-cell>
          <table:table-cell table:number-columns-repeated="2" office:value-type="float" office:value="0.0571175071464742" calcext:value-type="float">
            <text:p>0.057117507146474</text:p>
          </table:table-cell>
          <table:table-cell table:number-columns-repeated="2" office:value-type="float" office:value="0.047837465592254" calcext:value-type="float">
            <text:p>0.047837465592254</text:p>
          </table:table-cell>
          <table:table-cell table:number-columns-repeated="2" office:value-type="float" office:value="0.0330458251501699" calcext:value-type="float">
            <text:p>0.03304582515017</text:p>
          </table:table-cell>
          <table:table-cell table:number-columns-repeated="2" office:value-type="float" office:value="0.0136170138242663" calcext:value-type="float">
            <text:p>0.013617013824266</text:p>
          </table:table-cell>
          <table:table-cell table:number-columns-repeated="2" office:value-type="float" office:value="0.0305060808685107" calcext:value-type="float">
            <text:p>0.030506080868511</text:p>
          </table:table-cell>
          <table:table-cell table:number-columns-repeated="2" office:value-type="float" office:value="0.0478444574490106" calcext:value-type="float">
            <text:p>0.047844457449011</text:p>
          </table:table-cell>
          <table:table-cell table:number-columns-repeated="2" office:value-type="float" office:value="0.0584071108418767" calcext:value-type="float">
            <text:p>0.058407110841877</text:p>
          </table:table-cell>
          <table:table-cell table:number-columns-repeated="2" office:value-type="float" office:value="0.0553313915596308" calcext:value-type="float">
            <text:p>0.055331391559631</text:p>
          </table:table-cell>
          <table:table-cell table:number-columns-repeated="2" office:value-type="float" office:value="0.0259665913072353" calcext:value-type="float">
            <text:p>0.025966591307235</text:p>
          </table:table-cell>
          <table:table-cell table:number-columns-repeated="2" office:value-type="float" office:value="0.0456579857323096" calcext:value-type="float">
            <text:p>0.04565798573231</text:p>
          </table:table-cell>
          <table:table-cell office:value-type="float" office:value="0.0271446293545328" calcext:value-type="float">
            <text:p>0.027144629354533</text:p>
          </table:table-cell>
          <table:table-cell table:number-columns-repeated="2" office:value-type="float" office:value="0.043549707353273" calcext:value-type="float">
            <text:p>0.043549707353273</text:p>
          </table:table-cell>
          <table:table-cell table:number-columns-repeated="2" office:value-type="float" office:value="0.0681028670434232" calcext:value-type="float">
            <text:p>0.068102867043423</text:p>
          </table:table-cell>
          <table:table-cell table:number-columns-repeated="2" office:value-type="float" office:value="0.0520913441861357" calcext:value-type="float">
            <text:p>0.052091344186136</text:p>
          </table:table-cell>
          <table:table-cell table:number-columns-repeated="2" office:value-type="float" office:value="0.0627676336651573" calcext:value-type="float">
            <text:p>0.062767633665157</text:p>
          </table:table-cell>
          <table:table-cell table:number-columns-repeated="2" office:value-type="float" office:value="0.0118992004395267" calcext:value-type="float">
            <text:p>0.011899200439527</text:p>
          </table:table-cell>
          <table:table-cell table:number-columns-repeated="2" office:value-type="float" office:value="0.0949552579522484" calcext:value-type="float">
            <text:p>0.094955257952249</text:p>
          </table:table-cell>
          <table:table-cell table:number-columns-repeated="2" office:value-type="float" office:value="0.0527620372854598" calcext:value-type="float">
            <text:p>0.05276203728546</text:p>
          </table:table-cell>
          <table:table-cell table:number-columns-repeated="2" office:value-type="float" office:value="0.0192390310290551" calcext:value-type="float">
            <text:p>0.019239031029055</text:p>
          </table:table-cell>
          <table:table-cell table:number-columns-repeated="2" office:value-type="float" office:value="0.0739042214394301" calcext:value-type="float">
            <text:p>0.07390422143943</text:p>
          </table:table-cell>
          <table:table-cell table:number-columns-repeated="2" office:value-type="float" office:value="0.0529521275615411" calcext:value-type="float">
            <text:p>0.052952127561541</text:p>
          </table:table-cell>
          <table:table-cell table:number-columns-repeated="2" office:value-type="float" office:value="0.0101590069352232" calcext:value-type="float">
            <text:p>0.010159006935223</text:p>
          </table:table-cell>
          <table:table-cell table:number-columns-repeated="2" office:value-type="float" office:value="0.0961035177111587" calcext:value-type="float">
            <text:p>0.096103517711159</text:p>
          </table:table-cell>
          <table:table-cell table:number-columns-repeated="2" office:value-type="float" office:value="0.0188601770238413" calcext:value-type="float">
            <text:p>0.018860177023841</text:p>
          </table:table-cell>
          <table:table-cell table:number-columns-repeated="2" office:value-type="float" office:value="0.0100697459464075" calcext:value-type="float">
            <text:p>0.010069745946408</text:p>
          </table:table-cell>
          <table:table-cell table:number-columns-repeated="2" office:value-type="float" office:value="0.024311131849965" calcext:value-type="float">
            <text:p>0.024311131849965</text:p>
          </table:table-cell>
          <table:table-cell table:number-columns-repeated="2" office:value-type="float" office:value="0.0275283294963226" calcext:value-type="float">
            <text:p>0.027528329496323</text:p>
          </table:table-cell>
          <table:table-cell table:number-columns-repeated="2" office:value-type="float" office:value="0.0923388677844686" calcext:value-type="float">
            <text:p>0.092338867784469</text:p>
          </table:table-cell>
          <table:table-cell table:number-columns-repeated="2" office:value-type="float" office:value="0.0183950335666331" calcext:value-type="float">
            <text:p>0.018395033566633</text:p>
          </table:table-cell>
          <table:table-cell table:number-columns-repeated="2" office:value-type="float" office:value="0.00805377739706802" calcext:value-type="float">
            <text:p>0.008053777397068</text:p>
          </table:table-cell>
          <table:table-cell table:number-columns-repeated="2" office:value-type="float" office:value="0.0730305548495589" calcext:value-type="float">
            <text:p>0.073030554849559</text:p>
          </table:table-cell>
          <table:table-cell table:number-columns-repeated="2" office:value-type="float" office:value="0.0100791137947559" calcext:value-type="float">
            <text:p>0.010079113794756</text:p>
          </table:table-cell>
          <table:table-cell table:number-columns-repeated="2" office:value-type="float" office:value="0.0799422633823613" calcext:value-type="float">
            <text:p>0.079942263382361</text:p>
          </table:table-cell>
        </table:table-row>
        <table:table-row table:style-name="ro1">
          <table:table-cell table:style-name="ce1" office:value-type="string" calcext:value-type="string">
            <text:p>hp_n_level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hp_pool_siz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p_scaler</text:p>
          </table:table-cell>
          <table:table-cell table:number-columns-repeated="2" office:value-type="string" calcext:value-type="string">
            <text:p>maxabs</text:p>
          </table:table-cell>
          <table:table-cell table:number-columns-repeated="2" office:value-type="string" calcext:value-type="string">
            <text:p>robust</text:p>
          </table:table-cell>
          <table:table-cell table:number-columns-repeated="2" office:value-type="string" calcext:value-type="string">
            <text:p>quant_g</text:p>
          </table:table-cell>
          <table:table-cell table:number-columns-repeated="4" office:value-type="string" calcext:value-type="string">
            <text:p>minmax</text:p>
          </table:table-cell>
          <table:table-cell table:number-columns-repeated="2" office:value-type="string" calcext:value-type="string">
            <text:p>l1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2" office:value-type="string" calcext:value-type="string">
            <text:p>quant_g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2" office:value-type="string" calcext:value-type="string">
            <text:p>quant_g</text:p>
          </table:table-cell>
          <table:table-cell table:number-columns-repeated="4" office:value-type="string" calcext:value-type="string">
            <text:p>standard</text:p>
          </table:table-cell>
          <table:table-cell table:number-columns-repeated="2" office:value-type="string" calcext:value-type="string">
            <text:p>minmax</text:p>
          </table:table-cell>
          <table:table-cell table:number-columns-repeated="2" office:value-type="string" calcext:value-type="string">
            <text:p>l2</text:p>
          </table:table-cell>
          <table:table-cell table:number-columns-repeated="2" office:value-type="string" calcext:value-type="string">
            <text:p>standard</text:p>
          </table:table-cell>
          <table:table-cell office:value-type="string" calcext:value-type="string">
            <text:p>quant_g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2" office:value-type="string" calcext:value-type="string">
            <text:p>maxabs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2" office:value-type="string" calcext:value-type="string">
            <text:p>robust</text:p>
          </table:table-cell>
          <table:table-cell table:number-columns-repeated="2" office:value-type="string" calcext:value-type="string">
            <text:p>l2</text:p>
          </table:table-cell>
          <table:table-cell table:number-columns-repeated="2" office:value-type="string" calcext:value-type="string">
            <text:p>robust</text:p>
          </table:table-cell>
          <table:table-cell table:number-columns-repeated="2" office:value-type="string" calcext:value-type="string">
            <text:p>minmax</text:p>
          </table:table-cell>
          <table:table-cell table:number-columns-repeated="4" office:value-type="string" calcext:value-type="string">
            <text:p>robust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2" office:value-type="string" calcext:value-type="string">
            <text:p>l2</text:p>
          </table:table-cell>
          <table:table-cell table:number-columns-repeated="2" office:value-type="string" calcext:value-type="string">
            <text:p>maxabs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6" office:value-type="string" calcext:value-type="string">
            <text:p>maxabs</text:p>
          </table:table-cell>
          <table:table-cell table:number-columns-repeated="2" office:value-type="string" calcext:value-type="string">
            <text:p>minmax</text:p>
          </table:table-cell>
          <table:table-cell table:number-columns-repeated="2" office:value-type="string" calcext:value-type="string">
            <text:p>quant_g</text:p>
          </table:table-cell>
          <table:table-cell table:number-columns-repeated="2" office:value-type="string" calcext:value-type="string">
            <text:p>l2</text:p>
          </table:table-cell>
          <table:table-cell table:number-columns-repeated="4" office:value-type="string" calcext:value-type="string">
            <text:p>robust</text:p>
          </table:table-cell>
          <table:table-cell table:number-columns-repeated="2" office:value-type="string" calcext:value-type="string">
            <text:p>l2</text:p>
          </table:table-cell>
        </table:table-row>
        <table:table-row table:style-name="ro1">
          <table:table-cell table:style-name="ce1" office:value-type="string" calcext:value-type="string">
            <text:p>initial_epoch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lr schedule</text:p>
          </table:table-cell>
          <table:table-cell table:number-columns-repeated="2" office:value-type="string" calcext:value-type="string">
            <text:p>[0.00782433731433605, 0.0060543230624031785, 0.004620192940742294, 0.003471700033162887, 0.002563878851161637, 0.0018567519212731053, 0.0013150363724204594, 0.0009078505232661797, 0.0006084204695627711, 0.00039378667150347986, 0.00024451054107300154, 0.00014438102939819662, 8.012121409880116e-05, 4.1094886638139356e-05, 1.9013139673836613e-05, 7.640954408531298e-06, 2.503787940587533e-06, 5.941606148073942e-07, 7.82433731433604e-08, 2.4451054107300263e-09]</text:p>
          </table:table-cell>
          <table:table-cell table:number-columns-repeated="2" office:value-type="string" calcext:value-type="string">
            <text:p>[0.01838389083337442, 0.012838156616261365, 0.008792957995541403, 0.005893454194643533, 0.0038553813428992847, 0.002453953201452018, 0.0015139924608589665, 0.000901220223815734, 0.0005146312864331501, 0.0002798828314963282, 0.00014362414713573767, 6.869498434016716e-05, 3.012016674140066e-05, 1.1828066100460676e-05, 4.02055692525899e-06, 1.1220636494979505e-06, 2.3531380266719224e-07, 3.141060097858586e-08, 1.8383890833374394e-09, 1.4362414713573855e-11]</text:p>
          </table:table-cell>
          <table:table-cell table:number-columns-repeated="2" office:value-type="string" calcext:value-type="string">
            <text:p>[0.04820332742053588, 0.035433875087977615, 0.025617224527697012, 0.018179861588168384, 0.012636213063328962, 0.008579156662492836, 0.005671073267698624, 0.0036354414784904596, 0.0022489744441325215, 0.0013342989832570626, 0.0007531769909458731, 0.00040026913324526554, 0.00019744082911451503, 8.8610519807791e-05, 3.514022568957069e-05, 1.1768390483529268e-05, 3.0850129549142923e-06, 5.49066026399542e-07, 4.820332742053582e-08, 7.531769909458771e-10]</text:p>
          </table:table-cell>
          <table:table-cell table:number-columns-repeated="2" office:value-type="string" calcext:value-type="string">
            <text:p>[0.00878855796222036, 0.0064603976883159595, 0.004670600032000351, 0.003314600378493645, 0.002303867738448295, 0.0015641745006002544, 0.0010339650556972627, 0.0006628232917041703, 0.000410038960285353, 0.0002432729145642042, 0.00013732121815969312, 7.297812550000543e-05, 3.599793341325461e-05, 1.615570399526973e-05, 6.4068587544586485e-06, 2.145644033745205e-06, 5.624677095821023e-07, 1.0010716803841638e-07, 8.788557962220349e-09, 1.3732121815969385e-10]</text:p>
          </table:table-cell>
          <table:table-cell table:number-columns-repeated="2" office:value-type="string" calcext:value-type="string">
            <text:p>[0.0065265927850323546, 0.004797645429688916, 0.00346849899627038, 0.002461501307556572, 0.001710907139039522, 0.001161593295968893, 0.0007678471145662712, 0.0004922283874082694, 0.0003045047129784695, 0.00018066026938819856, 0.00010197801226613054, 5.419529681672465e-05, 2.6732924047492533e-05, 1.1997611165097987e-05, 4.757886140288591e-06, 1.5934064416582897e-06, 4.1770193824207014e-07, 7.434197094200923e-08, 6.526592785032346e-09, 1.0197801226613108e-10]</text:p>
          </table:table-cell>
          <table:table-cell table:number-columns-repeated="2" office:value-type="string" calcext:value-type="string">
            <text:p>[0.057117507146474185, 0.041986616316088646, 0.03035458511542939, 0.02154184015400021, 0.014973011793405334, 0.010165689138129805, 0.006719817598275539, 0.0043077390242525935, 0.002664874413425899, 0.0015810491887174219, 0.0008924610491636591, 0.0004742903924285839, 0.00023395330927195835, 0.0001049971499730553, 4.163866270977972e-05, 1.3944703893182174e-05, 3.6555204573743432e-06, 6.506041048403082e-07, 5.711750714647411e-08, 8.924610491636638e-10]</text:p>
          </table:table-cell>
          <table:table-cell table:number-columns-repeated="2" office:value-type="string" calcext:value-type="string">
            <text:p>[0.04783746559225395, 0.043173312697009185, 0.038748347129725705, 0.034562568890403475, 0.030615977979042534, 0.026908574395642846, 0.023440358140204433, 0.020211329212727294, 0.01722148761321142, 0.014470833341656822, 0.011959366398063487, 0.009687086782431423, 0.007653994494760633, 0.005860089535051108, 0.004305371903302857, 0.002989841599515872, 0.001913498623690157, 0.0010763429758257142, 0.00047837465592253926, 0.00011959366398063509]</text:p>
          </table:table-cell>
          <table:table-cell table:number-columns-repeated="2" office:value-type="string" calcext:value-type="string">
            <text:p>[0.03304582515016993, 0.029823857198028363, 0.026767118371637647, 0.023875608670997774, 0.021149328096108762, 0.01858827664697059, 0.016192454323583266, 0.013961861125946799, 0.011896497054061175, 0.009996362107926406, 0.008261456287542483, 0.00669177959290941, 0.0052873320240271904, 0.004048113580895817, 0.002974124263515295, 0.002065364071885621, 0.0013218330060067967, 0.0007435310658788237, 0.0003304582515016992, 8.261456287542497e-05]</text:p>
          </table:table-cell>
          <table:table-cell table:number-columns-repeated="2" office:value-type="string" calcext:value-type="string">
            <text:p>[0.01361701382426631, 0.012936163133052994, 0.01225531244183968, 0.011574461750626364, 0.010893611059413048, 0.010212760368199732, 0.009531909676986416, 0.008851058985773102, 0.008170208294559786, 0.007489357603346471, 0.006808506912133155, 0.006127656220919839, 0.005446805529706524, 0.004765954838493208, 0.004085104147279894, 0.0034042534560665776, 0.0027234027648532617, 0.002042552073639947, 0.0013617013824266308, 0.0006808506912133162]</text:p>
          </table:table-cell>
          <table:table-cell table:number-columns-repeated="2" office:value-type="string" calcext:value-type="string">
            <text:p>[0.030506080868510657, 0.021303534028133002, 0.014590963910557957, 0.00977955057969949, 0.006397588850555889, 0.0040720702428853036, 0.0025123069356695863, 0.001495477604672747, 0.0008539750254007398, 0.00046443532376913755, 0.0002383287567852395, 0.00011399190555123395, 4.998116289496788e-05, 1.9627397934918643e-05, 6.671679885943288e-06, 1.8619434123846837e-06, 3.9047783511693583e-07, 5.2122499108931936e-08, 3.050608086851061e-09, 2.38328756785241e-11]</text:p>
          </table:table-cell>
          <table:table-cell table:number-columns-repeated="2" office:value-type="string" calcext:value-type="string">
            <text:p>[0.04784445744901061, 0.03896960962007819, 0.03139074853229586, 0.024975105816242592, 0.01959708977111475, 0.015138285364726015, 0.011487454233507445, 0.008540534682507452, 0.006200641685391775, 0.004378066884443529, 0.0029902785905631633, 0.001961921783268491, 0.0012248181106946719, 0.0007179658895942153, 0.00038754010533698617, 0.0001868924119101977, 7.655113191841691e-05, 2.4221256583561636e-05, 4.784445744901057e-06, 2.990278590563174e-07]</text:p>
          </table:table-cell>
          <table:table-cell table:number-columns-repeated="2" office:value-type="string" calcext:value-type="string">
            <text:p>[0.05840711084187669, 0.04757295682515132, 0.0383209054233553, 0.03048887690390239, 0.023923552600832697, 0.018480374914812546, 0.01402354731313459, 0.010426034329717754, 0.007569561565107219, 0.00534461568647448, 0.0036504444276172932, 0.0023950565889597052, 0.0014952220375520436, 0.0008764717070709119, 0.0004730975978192015, 0.00022815277672608083, 9.345137734700263e-05, 2.9568599863700093e-05, 5.840711084187664e-06, 3.650444427617306e-07]</text:p>
          </table:table-cell>
          <table:table-cell table:number-columns-repeated="2" office:value-type="string" calcext:value-type="string">
            <text:p>[0.05533139155963077, 0.05256482198164923, 0.0497982524036677, 0.04703168282568616, 0.04426511324770462, 0.04149854366972308, 0.03873197409174154, 0.035965404513760006, 0.033198834935778465, 0.030432265357796928, 0.027665695779815386, 0.024899126201833845, 0.02213255662385231, 0.01936598704587077, 0.016599417467889236, 0.013832847889907693, 0.011066278311926152, 0.008299708733944618, 0.005533139155963076, 0.002766569577981541]</text:p>
          </table:table-cell>
          <table:table-cell table:number-columns-repeated="2" office:value-type="string" calcext:value-type="string">
            <text:p>[0.025966591307235297, 0.018133439162266164, 0.012419740125817593, 0.008324294233862706, 0.005445588889315114, 0.003466121532527075, 0.002138460450493447, 0.001272941481307896, 0.0007268983704182218, 0.0003953245352275063, 0.00020286399458777576, 9.702921973294986e-05, 4.254366319777433e-05, 1.6706722269480053e-05, 5.678893518892365e-06, 1.584874957716998e-06, 3.323723687326113e-07, 4.43663556163466e-08, 2.596659130723526e-09, 2.02863994587777e-11]</text:p>
          </table:table-cell>
          <table:table-cell table:number-columns-repeated="2" office:value-type="string" calcext:value-type="string">
            <text:p>[0.04565798573230962, 0.037188714741377006, 0.029956204438968344, 0.023833753914676445, 0.018701510955954025, 0.014446472048113591, 0.010962482374327539, 0.008150235815628095, 0.005917274950907326, 0.004177991056917158, 0.0028536241082693513, 0.0018722627774355209, 0.0011688444347471266, 0.0006851551483954712, 0.00036982968443170815, 0.00017835150676683446, 7.305277717169533e-05, 2.311435527698176e-05, 4.565798573230958e-06, 2.8536241082693615e-07]</text:p>
          </table:table-cell>
          <table:table-cell office:value-type="string" calcext:value-type="string">
            <text:p>[0.027144629354532844, 0.021003996750040436, 0.016028632187558102, 0.012044216250449668, 0.008894752146893324, 0.006441547786280743, 0.0045621978556163335, 0.0031495658959164266, 0.0021107663786084736, 0.001366146781930272, 0.0008482696673291514, 0.0005008947558611904, 0.0002779610045904164, 0.00014256868298801042, 6.596144933151485e-05, 2.650842710403598e-05, 8.6862813934505e-06, 2.061295291609839e-06, 2.7144629354532813e-07, 8.482696673291552e-09]</text:p>
          </table:table-cell>
          <table:table-cell table:number-columns-repeated="2" office:value-type="string" calcext:value-type="string">
            <text:p>[0.04354970735327304, 0.041372221985609386, 0.03919473661794574, 0.03701725125028209, 0.03483976588261844, 0.03266228051495478, 0.03048479514729113, 0.02830730977962748, 0.026129824411963824, 0.023952339044300174, 0.02177485367663652, 0.01959736830897287, 0.01741988294130922, 0.015242397573645565, 0.013064912205981915, 0.01088742683831826, 0.008709941470654606, 0.006532456102990958, 0.004354970735327303, 0.002177485367663654]</text:p>
          </table:table-cell>
          <table:table-cell table:number-columns-repeated="2" office:value-type="string" calcext:value-type="string">
            <text:p>[0.06810286704342322, 0.05269670030729786, 0.04021406196047098, 0.030217603903648048, 0.022315947472788925, 0.016161129581593596, 0.011446048863988137, 0.007901911816610544, 0.005295678941296588, 0.0034275108875657366, 0.0021282145951069757, 0.0012566894362647176, 0.0006973733585246539, 0.00035768902699962927, 0.00016548996691551855, 6.650670609709299e-05, 2.1792917453895408e-05, 5.1715614661099546e-06, 6.810286704342315e-07, 2.1282145951069853e-08]</text:p>
          </table:table-cell>
          <table:table-cell table:number-columns-repeated="2" office:value-type="string" calcext:value-type="string">
            <text:p>[0.05209134418613575, 0.040307289139983285, 0.030759417828471303, 0.02311320615065442, 0.017069291662912968, 0.012361520153545887, 0.008754992217363833, 0.006044109830282157, 0.004050622923913915, 0.0026216759601629222, 0.0016278545058167422, 0.0009612318071397277, 0.0005334153644660302, 0.0002735935067926198, 0.00012658196637230996, 5.0870453306773194e-05, 1.666923013956342e-05, 3.955686449134686e-06, 5.209134418613569e-07, 1.6278545058167496e-08]</text:p>
          </table:table-cell>
          <table:table-cell table:number-columns-repeated="2" office:value-type="string" calcext:value-type="string">
            <text:p>[0.06276763366515732, 0.05962925198189945, 0.05649087029864159, 0.05335248861538372, 0.05021410693212586, 0.047075725248867994, 0.043937343565610125, 0.04079896188235226, 0.03766058019909439, 0.03452219851583653, 0.03138381683257866, 0.02824543514932079, 0.02510705346606293, 0.021968671782805062, 0.0188302900995472, 0.01569190841628933, 0.01255352673303146, 0.0094151450497736, 0.00627676336651573, 0.0031383816832578687]</text:p>
          </table:table-cell>
          <table:table-cell table:number-columns-repeated="2" office:value-type="string" calcext:value-type="string">
            <text:p>[0.011899200439526737, 0.011304240417550399, 0.010709280395574063, 0.010114320373597725, 0.00951936035162139, 0.008924400329645053, 0.008329440307668716, 0.007734480285692379, 0.007139520263716042, 0.006544560241739706, 0.005949600219763368, 0.005354640197787031, 0.004759680175810695, 0.004164720153834358, 0.0035697601318580214, 0.002974800109881684, 0.002379840087905347, 0.0017848800659290107, 0.0011899200439526734, 0.0005949600219763374]</text:p>
          </table:table-cell>
          <table:table-cell table:number-columns-repeated="2" office:value-type="string" calcext:value-type="string">
            <text:p>[0.09495525795224842, 0.0734745685188451, 0.056070130268223176, 0.04213215240322049, 0.03111493892579277, 0.0225333278148402, 0.015959130204034385, 0.011017569559645056, 0.007383720858366836, 0.004778949765146114, 0.002967351811007763, 0.0017521915708819734, 0.0009723418414310241, 0.0004987228188760745, 0.0002307412768239638, 9.27297440939926e-05, 3.0385682544719462e-05, 7.210664900748869e-06, 9.495525795224832e-07, 2.9673518110077765e-08]</text:p>
          </table:table-cell>
          <table:table-cell table:number-columns-repeated="2" office:value-type="string" calcext:value-type="string">
            <text:p>[0.0527620372854598, 0.04082625867515303, 0.03115545539669116, 0.02341079624188159, 0.017289064377699472, 0.012520678769889385, 0.008867715606567225, 0.006121929721821946, 0.004102776019317353, 0.002655430895893934, 0.0016488136651706187, 0.0009736079811465982, 0.0005402832618031085, 0.0002771161127052258, 0.0001282117506036674, 5.1525427036581835e-05, 1.6883851931347117e-05, 4.006617206364606e-06, 5.276203728545974e-07, 1.6488136651706262e-08]</text:p>
          </table:table-cell>
          <table:table-cell table:number-columns-repeated="2" office:value-type="string" calcext:value-type="string">
            <text:p>[0.019239031029055137, 0.014886795466253868, 0.01136045543234677, 0.008536460274944105, 0.006304245687600789, 0.004565512246152733, 0.0032335039450532956, 0.002232286733709678, 0.001496027052819327, 0.0009682703707063624, 0.000601219719657973, 0.00035501423226083634, 0.00019700767773752465, 0.00010104699828291549, 4.675084540060401e-05, 1.8788116239311657e-05, 6.156489929297637e-06, 1.4609639187688754e-06, 1.9239031029055115e-07, 6.012197196579757e-09]</text:p>
          </table:table-cell>
          <table:table-cell table:number-columns-repeated="2" office:value-type="string" calcext:value-type="string">
            <text:p>[0.07390422143943005, 0.057185677750609766, 0.043639703717769054, 0.03279169566885151, 0.024216935281272445, 0.017537818173614748, 0.012421082497325004, 0.008575037528409471, 0.00574679225913008, 0.003719483989700517, 0.002309506919982189, 0.0013637407411802823, 0.0007567792275397639, 0.0003881588280414064, 0.00017958725809781516, 7.217209124944341e-05, 2.364935086061759e-05, 5.612101815556724e-06, 7.390422143942997e-07, 2.3095069199821996e-08]</text:p>
          </table:table-cell>
          <table:table-cell table:number-columns-repeated="2" office:value-type="string" calcext:value-type="string">
            <text:p>[0.05295212756154111, 0.05030452118346405, 0.047656914805386995, 0.04500930842730994, 0.04236170204923289, 0.03971409567115583, 0.03706648929307877, 0.03441888291500172, 0.031771276536924666, 0.02912367015884761, 0.026476063780770553, 0.023828457402693497, 0.021180851024616445, 0.018533244646539385, 0.015885638268462333, 0.013238031890385277, 0.010590425512308219, 0.007942819134231166, 0.0052952127561541095, 0.0026476063780770578]</text:p>
          </table:table-cell>
          <table:table-cell table:number-columns-repeated="2" office:value-type="string" calcext:value-type="string">
            <text:p>[0.010159006935223234, 0.007860845910406034, 0.005998792005179968, 0.004507605346882892, 0.00332890339253395, 0.002410779966073482, 0.0017074242956029682, 0.0011787400506249501, 0.0007899643792829584, 0.0005112869456014493, 0.00031746896672572606, 0.00018746225016187388, 0.00010402823101668594, 5.335700923759276e-05, 2.4686386852592475e-05, 9.92090521017894e-06, 3.2508822192714313e-06, 7.714495891435148e-07, 1.0159006935223223e-07, 3.174689667257275e-09]</text:p>
          </table:table-cell>
          <table:table-cell table:number-columns-repeated="2" office:value-type="string" calcext:value-type="string">
            <text:p>[0.09610351771115873, 0.09129834182560079, 0.08649316594004286, 0.08168799005448492, 0.07688281416892699, 0.07207763828336905, 0.06727246239781111, 0.062467286512253174, 0.05766211062669523, 0.052856934741137306, 0.048051758855579364, 0.04324658297002142, 0.038441407084463496, 0.033636231198905554, 0.028831055313347623, 0.024025879427789682, 0.01922070354223174, 0.014415527656673812, 0.00961035177111587, 0.00480517588555794]</text:p>
          </table:table-cell>
          <table:table-cell table:number-columns-repeated="2" office:value-type="string" calcext:value-type="string">
            <text:p>[0.018860177023841275, 0.01791716817264921, 0.016974159321457148, 0.016031150470265085, 0.015088141619073021, 0.014145132767880956, 0.013202123916688891, 0.01225911506549683, 0.011316106214304764, 0.010373097363112703, 0.009430088511920637, 0.008487079660728572, 0.007544070809536511, 0.0066010619583444455, 0.005658053107152383, 0.004715044255960319, 0.003772035404768254, 0.0028290265535761915, 0.001886017702384127, 0.0009430088511920646]</text:p>
          </table:table-cell>
          <table:table-cell table:number-columns-repeated="2" office:value-type="string" calcext:value-type="string">
            <text:p>[0.010069745946407459, 0.009566258649087086, 0.009062771351766714, 0.00855928405444634, 0.008055796757125968, 0.007552309459805595, 0.007048822162485221, 0.0065453348651648485, 0.006041847567844475, 0.005538360270524103, 0.0050348729732037295, 0.004531385675883356, 0.004027898378562984, 0.0035244110812426106, 0.0030209237839222383, 0.0025174364866018648, 0.002013949189281491, 0.0015104618919611192, 0.0010069745946407456, 0.0005034872973203735]</text:p>
          </table:table-cell>
          <table:table-cell table:number-columns-repeated="2" office:value-type="string" calcext:value-type="string">
            <text:p>[0.024311131849965008, 0.018811490394552027, 0.01435548024608584, 0.010786978354717426, 0.007966271684596536, 0.005769145546427243, 0.004085971930023617, 0.002820797836865331, 0.0018904336126532785, 0.0012235412798652237, 0.0007597228703114065, 0.0004486087576901822, 0.00024894599014364176, 0.00012768662281323803, 5.907605039541501e-05, 2.3741339697231453e-05, 7.779562191988795e-06, 1.846126574856719e-06, 2.4311131849964983e-07, 7.597228703114099e-09]</text:p>
          </table:table-cell>
          <table:table-cell table:number-columns-repeated="2" office:value-type="string" calcext:value-type="string">
            <text:p>[0.02752832949632261, 0.021300896605473404, 0.01625520328428354, 0.01221446604176879, 0.009020483009354995, 0.006532601628521869, 0.004626686338446939, 0.00319408626364941, 0.0021406029016340458, 0.0013854578105350795, 0.0008602602967600815, 0.0005079751026338603, 0.0002818900940423436, 0.00014458394807646686, 6.689384067606398e-05, 2.6883134273752548e-05, 8.809065438823226e-06, 2.0904325211269995e-06, 2.752832949632258e-07, 8.602602967600854e-09]</text:p>
          </table:table-cell>
          <table:table-cell table:number-columns-repeated="2" office:value-type="string" calcext:value-type="string">
            <text:p>[0.0923388677844686, 0.08772192439524518, 0.08310498100602175, 0.07848803761679832, 0.07387109422757489, 0.06925415083835146, 0.06463720744912801, 0.0600202640599046, 0.05540332067068116, 0.05078637728145774, 0.0461694338922343, 0.04155249050301087, 0.036935547113787444, 0.03231860372456401, 0.027701660335340585, 0.02308471694611715, 0.01846777355689372, 0.013850830167670292, 0.00923388677844686, 0.004616943389223435]</text:p>
          </table:table-cell>
          <table:table-cell table:number-columns-repeated="2" office:value-type="string" calcext:value-type="string">
            <text:p>[0.018395033566633148, 0.01747528188830149, 0.016555530209969836, 0.015635778531638174, 0.01471602685330652, 0.013796275174974861, 0.012876523496643203, 0.011956771818311547, 0.011037020139979889, 0.010117268461648232, 0.009197516783316574, 0.008277765104984916, 0.00735801342665326, 0.0064382617483216015, 0.005518510069989945, 0.004598758391658287, 0.003679006713326629, 0.0027592550349949726, 0.0018395033566633145, 0.0009197516783316582]</text:p>
          </table:table-cell>
          <table:table-cell table:number-columns-repeated="2" office:value-type="string" calcext:value-type="string">
            <text:p>[0.008053777397068015, 0.0062318594247195965, 0.004755675015194693, 0.0035735038167715, 0.002639061777471248, 0.0019111991284057888, 0.001353598367125221, 0.0009344722409654922, 0.0006262617303960088, 0.00040533403236725046, 0.0002516805436583755, 0.00014861484422483407, 8.24706805459765e-05, 4.2299948972663156e-05, 1.957067907487529e-05, 7.865016989324234e-06, 2.577208767061762e-06, 6.115837210898529e-07, 8.053777397068006e-08, 2.516805436583766e-09]</text:p>
          </table:table-cell>
          <table:table-cell table:number-columns-repeated="2" office:value-type="string" calcext:value-type="string">
            <text:p>[0.07303055484955895, 0.06937902710708099, 0.06572749936460305, 0.0620759716221251, 0.05842444387964716, 0.05477291613716921, 0.05112138839469126, 0.04746986065221332, 0.043818332909735365, 0.04016680516725742, 0.036515277424779474, 0.032863749682301525, 0.02921222193982358, 0.02556069419734563, 0.02190916645486769, 0.018257638712389737, 0.014606110969911787, 0.010954583227433845, 0.007303055484955893, 0.0036515277424779505]</text:p>
          </table:table-cell>
          <table:table-cell table:number-columns-repeated="2" office:value-type="string" calcext:value-type="string">
            <text:p>[0.010079113794755897, 0.007799026121275398, 0.005951615904665411, 0.004472156336025226, 0.0033027240082656134, 0.002391820949341487, 0.001693996655484623, 0.0011694701244363444, 0.0007837518886802183, 0.0005072660486747602, 0.0003149723060861218, 0.00018598799702079398, 0.00010321012525830042, 5.293739548389447e-05, 2.4492246521256847e-05, 9.842884565191306e-06, 3.2253164143218834e-06, 7.653827037892765e-07, 1.0079113794755886e-07, 3.149723060861232e-09]</text:p>
          </table:table-cell>
          <table:table-cell table:number-columns-repeated="2" office:value-type="string" calcext:value-type="string">
            <text:p>[0.0799422633823613, 0.07594515021324323, 0.07194803704412517, 0.0679509238750071, 0.06395381070588904, 0.05995669753677097, 0.0559595843676529, 0.051962471198534844, 0.047965358029416774, 0.04396824486029872, 0.03997113169118065, 0.03597401852206258, 0.03197690535294452, 0.02797979218382645, 0.02398267901470839, 0.019985565845590324, 0.015988452676472257, 0.011991339507354195, 0.007994226338236128, 0.0039971131691180686]</text:p>
          </table:table-cell>
        </table:table-row>
        <table:table-row table:style-name="ro2">
          <table:table-cell table:style-name="ce1" office:value-type="string" calcext:value-type="string">
            <text:p>max_queue_size</text:p>
          </table:table-cell>
          <table:table-cell table:number-columns-repeated="75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num_train_examples</text:p>
          </table:table-cell>
          <table:table-cell table:number-columns-repeated="75" office:value-type="float" office:value="4800" calcext:value-type="float">
            <text:p>4800</text:p>
          </table:table-cell>
        </table:table-row>
        <table:table-row table:style-name="ro2">
          <table:table-cell table:style-name="ce1" office:value-type="string" calcext:value-type="string">
            <text:p>num_val_examples</text:p>
          </table:table-cell>
          <table:table-cell table:number-columns-repeated="75" office:value-type="float" office:value="1200" calcext:value-type="float">
            <text:p>1200</text:p>
          </table:table-cell>
        </table:table-row>
        <table:table-row table:style-name="ro1">
          <table:table-cell table:style-name="ce1" office:value-type="string" calcext:value-type="string">
            <text:p>opt_amsgrad</text:p>
          </table:table-cell>
          <table:table-cell table:number-columns-repeated="75" table:style-name="ce4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opt_beta_1</text:p>
          </table:table-cell>
          <table:table-cell table:number-columns-repeated="75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string" calcext:value-type="string">
            <text:p>opt_beta_2</text:p>
          </table:table-cell>
          <table:table-cell table:number-columns-repeated="75" office:value-type="float" office:value="0.999" calcext:value-type="float">
            <text:p>0.999</text:p>
          </table:table-cell>
        </table:table-row>
        <table:table-row table:style-name="ro1">
          <table:table-cell table:style-name="ce1" office:value-type="string" calcext:value-type="string">
            <text:p>opt_decay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t_epsilon</text:p>
          </table:table-cell>
          <table:table-cell table:number-columns-repeated="75" office:value-type="float" office:value="0.0000001" calcext:value-type="float">
            <text:p>1E-07</text:p>
          </table:table-cell>
        </table:table-row>
        <table:table-row table:style-name="ro2">
          <table:table-cell table:style-name="ce1" office:value-type="string" calcext:value-type="string">
            <text:p>opt_learning_rate</text:p>
          </table:table-cell>
          <table:table-cell table:number-columns-repeated="75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opt_name</text:p>
          </table:table-cell>
          <table:table-cell table:number-columns-repeated="75" office:value-type="string" calcext:value-type="string">
            <text:p>Adam</text:p>
          </table:table-cell>
        </table:table-row>
        <table:table-row table:style-name="ro2">
          <table:table-cell table:style-name="ce1" office:value-type="string" calcext:value-type="string">
            <text:p>sample_weight</text:p>
          </table:table-cell>
          <table:table-cell table:number-columns-repeated="75"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shuffle</text:p>
          </table:table-cell>
          <table:table-cell table:number-columns-repeated="75" table:style-name="ce4" office:value-type="string" calcext:value-type="string">
            <text:p>True</text:p>
          </table:table-cell>
        </table:table-row>
        <table:table-row table:style-name="ro2">
          <table:table-cell table:style-name="ce1" office:value-type="string" calcext:value-type="string">
            <text:p>steps_per_epoch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436" calcext:value-type="float">
            <text:p>436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4" office:value-type="float" office:value="369" calcext:value-type="float">
            <text:p>36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685" calcext:value-type="float">
            <text:p>685</text:p>
          </table:table-cell>
          <table:table-cell table:number-columns-repeated="2" office:value-type="float" office:value="342" calcext:value-type="float">
            <text:p>342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533" calcext:value-type="float">
            <text:p>533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342" calcext:value-type="float">
            <text:p>342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2">
          <table:table-cell table:style-name="ce1" office:value-type="string" calcext:value-type="string">
            <text:p>use_multiprocessing</text:p>
          </table:table-cell>
          <table:table-cell table:number-columns-repeated="75" table:style-name="ce4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validation_batch_size</text:p>
          </table:table-cell>
          <table:table-cell table:number-columns-repeated="75" office:value-type="string" calcext:value-type="string">
            <text:p>None</text:p>
          </table:table-cell>
        </table:table-row>
        <table:table-row table:style-name="ro2">
          <table:table-cell table:style-name="ce1" office:value-type="string" calcext:value-type="string">
            <text:p>validation_freq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validation_split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alidation_steps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workers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ocalhost:5001/#/metric/accuracy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accuracy%22]&amp;plot_layout=%7B%7D&amp;x_axis=relative&amp;y_axis_scale=linear&amp;line_smoothness=1&amp;show_point=false&amp;deselected_curves=[]&amp;last_linear_y_axis_range=[]" xlink:type="simple">accuracy</text:a></text:p>
          </table:table-cell>
          <table:table-cell office:value-type="float" office:value="0.97" calcext:value-type="float">
            <text:p>0.97</text:p>
          </table:table-cell>
          <table:table-cell office:value-type="float" office:value="0.971" calcext:value-type="float">
            <text:p>0.97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4" calcext:value-type="float">
            <text:p>0.924</text:p>
          </table:table-cell>
          <table:table-cell table:number-columns-repeated="2" office:value-type="float" office:value="0.882" calcext:value-type="float">
            <text:p>0.88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5" calcext:value-type="float">
            <text:p>0.945</text:p>
          </table:table-cell>
          <table:table-cell table:number-columns-repeated="2" office:value-type="float" office:value="0.962" calcext:value-type="float">
            <text:p>0.962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float" office:value="0.898" calcext:value-type="float">
            <text:p>0.898</text:p>
          </table:table-cell>
          <table:table-cell table:number-columns-repeated="2" office:value-type="float" office:value="0.971" calcext:value-type="float">
            <text:p>0.97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0.972" calcext:value-type="float">
            <text:p>0.972</text:p>
          </table:table-cell>
          <table:table-cell table:number-columns-repeated="2" office:value-type="float" office:value="0.973" calcext:value-type="float">
            <text:p>0.97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1" calcext:value-type="float">
            <text:p>0.92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7" calcext:value-type="float">
            <text:p>0.967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" calcext:value-type="float">
            <text:p>0.97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" calcext:value-type="float">
            <text:p>0.93</text:p>
          </table:table-cell>
          <table:table-cell office:value-type="float" office:value="0.928" calcext:value-type="float">
            <text:p>0.928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0.934" calcext:value-type="float">
            <text:p>0.934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9" calcext:value-type="float">
            <text:p>0.969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" calcext:value-type="float">
            <text:p>0.9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9" calcext:value-type="float">
            <text:p>0.959</text:p>
          </table:table-cell>
          <table:table-cell office:value-type="float" office:value="0.95" calcext:value-type="float">
            <text:p>0.9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<text:a xlink:href="http://localhost:5001/#/metric/auc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auc%22]&amp;plot_layout=%7B%7D&amp;x_axis=relative&amp;y_axis_scale=linear&amp;line_smoothness=1&amp;show_point=false&amp;deselected_curves=[]&amp;last_linear_y_axis_range=[]" xlink:type="simple">auc</text:a></text:p>
          </table:table-cell>
          <table:table-cell table:number-columns-repeated="2" office:value-type="float" office:value="0.979" calcext:value-type="float">
            <text:p>0.979</text:p>
          </table:table-cell>
          <table:table-cell office:value-type="float" office:value="0.95" calcext:value-type="float">
            <text:p>0.9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6" calcext:value-type="float">
            <text:p>0.926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4" calcext:value-type="float">
            <text:p>0.874</text:p>
          </table:table-cell>
          <table:table-cell office:value-type="float" office:value="0.961" calcext:value-type="float">
            <text:p>0.961</text:p>
          </table:table-cell>
          <table:table-cell office:value-type="float" office:value="0.959" calcext:value-type="float">
            <text:p>0.959</text:p>
          </table:table-cell>
          <table:table-cell table:number-columns-repeated="2" office:value-type="float" office:value="0.964" calcext:value-type="float">
            <text:p>0.964</text:p>
          </table:table-cell>
          <table:table-cell table:number-columns-repeated="2" office:value-type="float" office:value="0.978" calcext:value-type="float">
            <text:p>0.978</text:p>
          </table:table-cell>
          <table:table-cell table:number-columns-repeated="2" office:value-type="float" office:value="0.895" calcext:value-type="float">
            <text:p>0.895</text:p>
          </table:table-cell>
          <table:table-cell table:number-columns-repeated="2" office:value-type="float" office:value="0.981" calcext:value-type="float">
            <text:p>0.98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1" calcext:value-type="float">
            <text:p>0.971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982" calcext:value-type="float">
            <text:p>0.982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894" calcext:value-type="float">
            <text:p>0.894</text:p>
          </table:table-cell>
          <table:table-cell table:number-columns-repeated="2" office:value-type="float" office:value="0.889" calcext:value-type="float">
            <text:p>0.889</text:p>
          </table:table-cell>
          <table:table-cell office:value-type="float" office:value="0.886" calcext:value-type="float">
            <text:p>0.886</text:p>
          </table:table-cell>
          <table:table-cell office:value-type="float" office:value="0.935" calcext:value-type="float">
            <text:p>0.935</text:p>
          </table:table-cell>
          <table:table-cell table:number-columns-repeated="2" office:value-type="float" office:value="0.972" calcext:value-type="float">
            <text:p>0.972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81" calcext:value-type="float">
            <text:p>0.981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2" calcext:value-type="float">
            <text:p>0.93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" calcext:value-type="float">
            <text:p>0.93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3" calcext:value-type="float">
            <text:p>0.963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7" calcext:value-type="float">
            <text:p>0.97</text:p>
          </table:table-cell>
          <table:table-cell office:value-type="float" office:value="0.971" calcext:value-type="float">
            <text:p>0.971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1" calcext:value-type="float">
            <text:p>0.91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1" calcext:value-type="float">
            <text:p>0.96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.976" calcext:value-type="float">
            <text:p>0.976</text:p>
          </table:table-cell>
          <table:table-cell table:number-columns-repeated="2"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<text:a xlink:href="http://localhost:5001/#/metric/f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1%22]&amp;plot_layout=%7B%7D&amp;x_axis=relative&amp;y_axis_scale=linear&amp;line_smoothness=1&amp;show_point=false&amp;deselected_curves=[]&amp;last_linear_y_axis_range=[]" xlink:type="simple">f1</text:a></text:p>
          </table:table-cell>
          <table:table-cell table:number-columns-repeated="2" office:value-type="float" office:value="0.262" calcext:value-type="float">
            <text:p>0.262</text:p>
          </table:table-cell>
          <table:table-cell table:number-columns-repeated="2" office:value-type="float" office:value="0.263" calcext:value-type="float">
            <text:p>0.263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float" office:value="0.265" calcext:value-type="float">
            <text:p>0.265</text:p>
          </table:table-cell>
          <table:table-cell table:number-columns-repeated="9" office:value-type="float" office:value="0.263" calcext:value-type="float">
            <text:p>0.263</text:p>
          </table:table-cell>
          <table:table-cell table:number-columns-repeated="8" office:value-type="float" office:value="0.264" calcext:value-type="float">
            <text:p>0.264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.264" calcext:value-type="float">
            <text:p>0.264</text:p>
          </table:table-cell>
          <table:table-cell table:number-columns-repeated="2" office:value-type="float" office:value="0.263" calcext:value-type="float">
            <text:p>0.263</text:p>
          </table:table-cell>
          <table:table-cell table:number-columns-repeated="2" office:value-type="float" office:value="0.264" calcext:value-type="float">
            <text:p>0.264</text:p>
          </table:table-cell>
          <table:table-cell table:number-columns-repeated="2" office:value-type="float" office:value="0.262" calcext:value-type="float">
            <text:p>0.262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.262" calcext:value-type="float">
            <text:p>0.262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table:number-columns-repeated="3" office:value-type="float" office:value="0.263" calcext:value-type="float">
            <text:p>0.263</text:p>
          </table:table-cell>
          <table:table-cell table:number-columns-repeated="2" office:value-type="float" office:value="0.264" calcext:value-type="float">
            <text:p>0.264</text:p>
          </table:table-cell>
          <table:table-cell table:number-columns-repeated="5" office:value-type="float" office:value="0.263" calcext:value-type="float">
            <text:p>0.263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.263" calcext:value-type="float">
            <text:p>0.263</text:p>
          </table:table-cell>
          <table:table-cell table:number-columns-repeated="2" office:value-type="float" office:value="0.262" calcext:value-type="float">
            <text:p>0.262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float" office:value="0.265" calcext:value-type="float">
            <text:p>0.265</text:p>
          </table:table-cell>
          <table:table-cell table:number-columns-repeated="3" office:value-type="float" office:value="0.264" calcext:value-type="float">
            <text:p>0.264</text:p>
          </table:table-cell>
          <table:table-cell table:number-columns-repeated="2"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<text:a xlink:href="http://localhost:5001/#/metric/fn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n0.1%22]&amp;plot_layout=%7B%7D&amp;x_axis=relative&amp;y_axis_scale=linear&amp;line_smoothness=1&amp;show_point=false&amp;deselected_curves=[]&amp;last_linear_y_axis_range=[]" xlink:type="simple">fn0.1</text:a></text:p>
          </table:table-cell>
          <table:table-cell office:value-type="float" office:value="218297" calcext:value-type="float">
            <text:p>218297</text:p>
          </table:table-cell>
          <table:table-cell office:value-type="float" office:value="214600" calcext:value-type="float">
            <text:p>214600</text:p>
          </table:table-cell>
          <table:table-cell office:value-type="float" office:value="214346" calcext:value-type="float">
            <text:p>214346</text:p>
          </table:table-cell>
          <table:table-cell office:value-type="float" office:value="219342" calcext:value-type="float">
            <text:p>219342</text:p>
          </table:table-cell>
          <table:table-cell office:value-type="float" office:value="1066725" calcext:value-type="float">
            <text:p>1066725</text:p>
          </table:table-cell>
          <table:table-cell office:value-type="float" office:value="1082952" calcext:value-type="float">
            <text:p>1082952</text:p>
          </table:table-cell>
          <table:table-cell office:value-type="float" office:value="610857" calcext:value-type="float">
            <text:p>610857</text:p>
          </table:table-cell>
          <table:table-cell office:value-type="float" office:value="607729" calcext:value-type="float">
            <text:p>607729</text:p>
          </table:table-cell>
          <table:table-cell office:value-type="float" office:value="317150" calcext:value-type="float">
            <text:p>317150</text:p>
          </table:table-cell>
          <table:table-cell office:value-type="float" office:value="335382" calcext:value-type="float">
            <text:p>335382</text:p>
          </table:table-cell>
          <table:table-cell office:value-type="float" office:value="744853" calcext:value-type="float">
            <text:p>744853</text:p>
          </table:table-cell>
          <table:table-cell office:value-type="float" office:value="748489" calcext:value-type="float">
            <text:p>748489</text:p>
          </table:table-cell>
          <table:table-cell office:value-type="float" office:value="105346" calcext:value-type="float">
            <text:p>105346</text:p>
          </table:table-cell>
          <table:table-cell office:value-type="float" office:value="109148" calcext:value-type="float">
            <text:p>109148</text:p>
          </table:table-cell>
          <table:table-cell office:value-type="float" office:value="305713" calcext:value-type="float">
            <text:p>305713</text:p>
          </table:table-cell>
          <table:table-cell office:value-type="float" office:value="304698" calcext:value-type="float">
            <text:p>304698</text:p>
          </table:table-cell>
          <table:table-cell office:value-type="float" office:value="357858" calcext:value-type="float">
            <text:p>357858</text:p>
          </table:table-cell>
          <table:table-cell office:value-type="float" office:value="378677" calcext:value-type="float">
            <text:p>378677</text:p>
          </table:table-cell>
          <table:table-cell office:value-type="float" office:value="457384" calcext:value-type="float">
            <text:p>457384</text:p>
          </table:table-cell>
          <table:table-cell office:value-type="float" office:value="466889" calcext:value-type="float">
            <text:p>466889</text:p>
          </table:table-cell>
          <table:table-cell office:value-type="float" office:value="1970436" calcext:value-type="float">
            <text:p>1970436</text:p>
          </table:table-cell>
          <table:table-cell office:value-type="float" office:value="1951806" calcext:value-type="float">
            <text:p>1951806</text:p>
          </table:table-cell>
          <table:table-cell office:value-type="float" office:value="357218" calcext:value-type="float">
            <text:p>357218</text:p>
          </table:table-cell>
          <table:table-cell office:value-type="float" office:value="356420" calcext:value-type="float">
            <text:p>356420</text:p>
          </table:table-cell>
          <table:table-cell office:value-type="float" office:value="304656" calcext:value-type="float">
            <text:p>304656</text:p>
          </table:table-cell>
          <table:table-cell office:value-type="float" office:value="319815" calcext:value-type="float">
            <text:p>319815</text:p>
          </table:table-cell>
          <table:table-cell office:value-type="float" office:value="1174416" calcext:value-type="float">
            <text:p>1174416</text:p>
          </table:table-cell>
          <table:table-cell office:value-type="float" office:value="1211073" calcext:value-type="float">
            <text:p>1211073</text:p>
          </table:table-cell>
          <table:table-cell office:value-type="float" office:value="878999" calcext:value-type="float">
            <text:p>878999</text:p>
          </table:table-cell>
          <table:table-cell office:value-type="float" office:value="886183" calcext:value-type="float">
            <text:p>886183</text:p>
          </table:table-cell>
          <table:table-cell office:value-type="float" office:value="201231" calcext:value-type="float">
            <text:p>201231</text:p>
          </table:table-cell>
          <table:table-cell office:value-type="float" office:value="569109" calcext:value-type="float">
            <text:p>569109</text:p>
          </table:table-cell>
          <table:table-cell office:value-type="float" office:value="550975" calcext:value-type="float">
            <text:p>550975</text:p>
          </table:table-cell>
          <table:table-cell office:value-type="float" office:value="323045" calcext:value-type="float">
            <text:p>323045</text:p>
          </table:table-cell>
          <table:table-cell office:value-type="float" office:value="308837" calcext:value-type="float">
            <text:p>308837</text:p>
          </table:table-cell>
          <table:table-cell office:value-type="float" office:value="1581463" calcext:value-type="float">
            <text:p>1581463</text:p>
          </table:table-cell>
          <table:table-cell office:value-type="float" office:value="1524457" calcext:value-type="float">
            <text:p>1524457</text:p>
          </table:table-cell>
          <table:table-cell office:value-type="float" office:value="183630" calcext:value-type="float">
            <text:p>183630</text:p>
          </table:table-cell>
          <table:table-cell office:value-type="float" office:value="185550" calcext:value-type="float">
            <text:p>185550</text:p>
          </table:table-cell>
          <table:table-cell office:value-type="float" office:value="188727" calcext:value-type="float">
            <text:p>188727</text:p>
          </table:table-cell>
          <table:table-cell office:value-type="float" office:value="179477" calcext:value-type="float">
            <text:p>179477</text:p>
          </table:table-cell>
          <table:table-cell office:value-type="float" office:value="446621" calcext:value-type="float">
            <text:p>446621</text:p>
          </table:table-cell>
          <table:table-cell office:value-type="float" office:value="431066" calcext:value-type="float">
            <text:p>431066</text:p>
          </table:table-cell>
          <table:table-cell office:value-type="float" office:value="455774" calcext:value-type="float">
            <text:p>455774</text:p>
          </table:table-cell>
          <table:table-cell office:value-type="float" office:value="491867" calcext:value-type="float">
            <text:p>491867</text:p>
          </table:table-cell>
          <table:table-cell office:value-type="float" office:value="523170" calcext:value-type="float">
            <text:p>523170</text:p>
          </table:table-cell>
          <table:table-cell office:value-type="float" office:value="490975" calcext:value-type="float">
            <text:p>490975</text:p>
          </table:table-cell>
          <table:table-cell office:value-type="float" office:value="435816" calcext:value-type="float">
            <text:p>435816</text:p>
          </table:table-cell>
          <table:table-cell office:value-type="float" office:value="445739" calcext:value-type="float">
            <text:p>445739</text:p>
          </table:table-cell>
          <table:table-cell office:value-type="float" office:value="590193" calcext:value-type="float">
            <text:p>590193</text:p>
          </table:table-cell>
          <table:table-cell office:value-type="float" office:value="532073" calcext:value-type="float">
            <text:p>532073</text:p>
          </table:table-cell>
          <table:table-cell office:value-type="float" office:value="798677" calcext:value-type="float">
            <text:p>798677</text:p>
          </table:table-cell>
          <table:table-cell office:value-type="float" office:value="790365" calcext:value-type="float">
            <text:p>790365</text:p>
          </table:table-cell>
          <table:table-cell office:value-type="float" office:value="281640" calcext:value-type="float">
            <text:p>281640</text:p>
          </table:table-cell>
          <table:table-cell office:value-type="float" office:value="222296" calcext:value-type="float">
            <text:p>222296</text:p>
          </table:table-cell>
          <table:table-cell office:value-type="float" office:value="547808" calcext:value-type="float">
            <text:p>547808</text:p>
          </table:table-cell>
          <table:table-cell office:value-type="float" office:value="549341" calcext:value-type="float">
            <text:p>549341</text:p>
          </table:table-cell>
          <table:table-cell office:value-type="float" office:value="98797" calcext:value-type="float">
            <text:p>98797</text:p>
          </table:table-cell>
          <table:table-cell office:value-type="float" office:value="104729" calcext:value-type="float">
            <text:p>104729</text:p>
          </table:table-cell>
          <table:table-cell office:value-type="float" office:value="195390" calcext:value-type="float">
            <text:p>195390</text:p>
          </table:table-cell>
          <table:table-cell office:value-type="float" office:value="189495" calcext:value-type="float">
            <text:p>189495</text:p>
          </table:table-cell>
          <table:table-cell office:value-type="float" office:value="302953" calcext:value-type="float">
            <text:p>302953</text:p>
          </table:table-cell>
          <table:table-cell office:value-type="float" office:value="320264" calcext:value-type="float">
            <text:p>320264</text:p>
          </table:table-cell>
          <table:table-cell office:value-type="float" office:value="237801" calcext:value-type="float">
            <text:p>237801</text:p>
          </table:table-cell>
          <table:table-cell office:value-type="float" office:value="236575" calcext:value-type="float">
            <text:p>236575</text:p>
          </table:table-cell>
          <table:table-cell office:value-type="float" office:value="305973" calcext:value-type="float">
            <text:p>305973</text:p>
          </table:table-cell>
          <table:table-cell office:value-type="float" office:value="316838" calcext:value-type="float">
            <text:p>316838</text:p>
          </table:table-cell>
          <table:table-cell office:value-type="float" office:value="123433" calcext:value-type="float">
            <text:p>123433</text:p>
          </table:table-cell>
          <table:table-cell office:value-type="float" office:value="131792" calcext:value-type="float">
            <text:p>131792</text:p>
          </table:table-cell>
          <table:table-cell office:value-type="float" office:value="143669" calcext:value-type="float">
            <text:p>143669</text:p>
          </table:table-cell>
          <table:table-cell office:value-type="float" office:value="137962" calcext:value-type="float">
            <text:p>137962</text:p>
          </table:table-cell>
          <table:table-cell office:value-type="float" office:value="492202" calcext:value-type="float">
            <text:p>492202</text:p>
          </table:table-cell>
          <table:table-cell office:value-type="float" office:value="483529" calcext:value-type="float">
            <text:p>483529</text:p>
          </table:table-cell>
          <table:table-cell office:value-type="float" office:value="360419" calcext:value-type="float">
            <text:p>360419</text:p>
          </table:table-cell>
          <table:table-cell office:value-type="float" office:value="347116" calcext:value-type="float">
            <text:p>347116</text:p>
          </table:table-cell>
        </table:table-row>
        <table:table-row table:style-name="ro1">
          <table:table-cell office:value-type="string" calcext:value-type="string">
            <text:p><text:a xlink:href="http://localhost:5001/#/metric/fn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n0.3%22]&amp;plot_layout=%7B%7D&amp;x_axis=relative&amp;y_axis_scale=linear&amp;line_smoothness=1&amp;show_point=false&amp;deselected_curves=[]&amp;last_linear_y_axis_range=[]" xlink:type="simple">fn0.3</text:a></text:p>
          </table:table-cell>
          <table:table-cell office:value-type="float" office:value="377947" calcext:value-type="float">
            <text:p>377947</text:p>
          </table:table-cell>
          <table:table-cell office:value-type="float" office:value="382152" calcext:value-type="float">
            <text:p>382152</text:p>
          </table:table-cell>
          <table:table-cell office:value-type="float" office:value="418861" calcext:value-type="float">
            <text:p>418861</text:p>
          </table:table-cell>
          <table:table-cell office:value-type="float" office:value="472216" calcext:value-type="float">
            <text:p>472216</text:p>
          </table:table-cell>
          <table:table-cell office:value-type="float" office:value="2195945" calcext:value-type="float">
            <text:p>2195945</text:p>
          </table:table-cell>
          <table:table-cell office:value-type="float" office:value="2216335" calcext:value-type="float">
            <text:p>2216335</text:p>
          </table:table-cell>
          <table:table-cell office:value-type="float" office:value="1419614" calcext:value-type="float">
            <text:p>1419614</text:p>
          </table:table-cell>
          <table:table-cell office:value-type="float" office:value="1402382" calcext:value-type="float">
            <text:p>1402382</text:p>
          </table:table-cell>
          <table:table-cell office:value-type="float" office:value="664469" calcext:value-type="float">
            <text:p>664469</text:p>
          </table:table-cell>
          <table:table-cell office:value-type="float" office:value="711721" calcext:value-type="float">
            <text:p>711721</text:p>
          </table:table-cell>
          <table:table-cell office:value-type="float" office:value="1261337" calcext:value-type="float">
            <text:p>1261337</text:p>
          </table:table-cell>
          <table:table-cell office:value-type="float" office:value="1253428" calcext:value-type="float">
            <text:p>1253428</text:p>
          </table:table-cell>
          <table:table-cell office:value-type="float" office:value="207194" calcext:value-type="float">
            <text:p>207194</text:p>
          </table:table-cell>
          <table:table-cell office:value-type="float" office:value="211956" calcext:value-type="float">
            <text:p>211956</text:p>
          </table:table-cell>
          <table:table-cell office:value-type="float" office:value="723529" calcext:value-type="float">
            <text:p>723529</text:p>
          </table:table-cell>
          <table:table-cell office:value-type="float" office:value="741078" calcext:value-type="float">
            <text:p>741078</text:p>
          </table:table-cell>
          <table:table-cell office:value-type="float" office:value="714371" calcext:value-type="float">
            <text:p>714371</text:p>
          </table:table-cell>
          <table:table-cell office:value-type="float" office:value="731058" calcext:value-type="float">
            <text:p>731058</text:p>
          </table:table-cell>
          <table:table-cell office:value-type="float" office:value="953917" calcext:value-type="float">
            <text:p>953917</text:p>
          </table:table-cell>
          <table:table-cell office:value-type="float" office:value="1041643" calcext:value-type="float">
            <text:p>1041643</text:p>
          </table:table-cell>
          <table:table-cell office:value-type="float" office:value="3441056" calcext:value-type="float">
            <text:p>3441056</text:p>
          </table:table-cell>
          <table:table-cell office:value-type="float" office:value="3513204" calcext:value-type="float">
            <text:p>3513204</text:p>
          </table:table-cell>
          <table:table-cell office:value-type="float" office:value="680671" calcext:value-type="float">
            <text:p>680671</text:p>
          </table:table-cell>
          <table:table-cell office:value-type="float" office:value="704654" calcext:value-type="float">
            <text:p>704654</text:p>
          </table:table-cell>
          <table:table-cell office:value-type="float" office:value="655070" calcext:value-type="float">
            <text:p>655070</text:p>
          </table:table-cell>
          <table:table-cell office:value-type="float" office:value="647423" calcext:value-type="float">
            <text:p>647423</text:p>
          </table:table-cell>
          <table:table-cell office:value-type="float" office:value="1909451" calcext:value-type="float">
            <text:p>1909451</text:p>
          </table:table-cell>
          <table:table-cell office:value-type="float" office:value="1933548" calcext:value-type="float">
            <text:p>1933548</text:p>
          </table:table-cell>
          <table:table-cell office:value-type="float" office:value="1662312" calcext:value-type="float">
            <text:p>1662312</text:p>
          </table:table-cell>
          <table:table-cell office:value-type="float" office:value="1684610" calcext:value-type="float">
            <text:p>1684610</text:p>
          </table:table-cell>
          <table:table-cell office:value-type="float" office:value="490679" calcext:value-type="float">
            <text:p>490679</text:p>
          </table:table-cell>
          <table:table-cell office:value-type="float" office:value="1008256" calcext:value-type="float">
            <text:p>1008256</text:p>
          </table:table-cell>
          <table:table-cell office:value-type="float" office:value="986369" calcext:value-type="float">
            <text:p>986369</text:p>
          </table:table-cell>
          <table:table-cell office:value-type="float" office:value="896072" calcext:value-type="float">
            <text:p>896072</text:p>
          </table:table-cell>
          <table:table-cell office:value-type="float" office:value="813638" calcext:value-type="float">
            <text:p>813638</text:p>
          </table:table-cell>
          <table:table-cell office:value-type="float" office:value="2459038" calcext:value-type="float">
            <text:p>2459038</text:p>
          </table:table-cell>
          <table:table-cell office:value-type="float" office:value="2447228" calcext:value-type="float">
            <text:p>2447228</text:p>
          </table:table-cell>
          <table:table-cell office:value-type="float" office:value="365286" calcext:value-type="float">
            <text:p>365286</text:p>
          </table:table-cell>
          <table:table-cell office:value-type="float" office:value="356949" calcext:value-type="float">
            <text:p>356949</text:p>
          </table:table-cell>
          <table:table-cell office:value-type="float" office:value="343242" calcext:value-type="float">
            <text:p>343242</text:p>
          </table:table-cell>
          <table:table-cell office:value-type="float" office:value="314778" calcext:value-type="float">
            <text:p>314778</text:p>
          </table:table-cell>
          <table:table-cell office:value-type="float" office:value="1267710" calcext:value-type="float">
            <text:p>1267710</text:p>
          </table:table-cell>
          <table:table-cell office:value-type="float" office:value="1104316" calcext:value-type="float">
            <text:p>1104316</text:p>
          </table:table-cell>
          <table:table-cell office:value-type="float" office:value="1131837" calcext:value-type="float">
            <text:p>1131837</text:p>
          </table:table-cell>
          <table:table-cell office:value-type="float" office:value="1177426" calcext:value-type="float">
            <text:p>1177426</text:p>
          </table:table-cell>
          <table:table-cell office:value-type="float" office:value="1123292" calcext:value-type="float">
            <text:p>1123292</text:p>
          </table:table-cell>
          <table:table-cell office:value-type="float" office:value="1124953" calcext:value-type="float">
            <text:p>1124953</text:p>
          </table:table-cell>
          <table:table-cell office:value-type="float" office:value="1159995" calcext:value-type="float">
            <text:p>1159995</text:p>
          </table:table-cell>
          <table:table-cell office:value-type="float" office:value="1159122" calcext:value-type="float">
            <text:p>1159122</text:p>
          </table:table-cell>
          <table:table-cell office:value-type="float" office:value="1145786" calcext:value-type="float">
            <text:p>1145786</text:p>
          </table:table-cell>
          <table:table-cell office:value-type="float" office:value="1180452" calcext:value-type="float">
            <text:p>1180452</text:p>
          </table:table-cell>
          <table:table-cell office:value-type="float" office:value="1299028" calcext:value-type="float">
            <text:p>1299028</text:p>
          </table:table-cell>
          <table:table-cell office:value-type="float" office:value="1219792" calcext:value-type="float">
            <text:p>1219792</text:p>
          </table:table-cell>
          <table:table-cell office:value-type="float" office:value="692700" calcext:value-type="float">
            <text:p>692700</text:p>
          </table:table-cell>
          <table:table-cell office:value-type="float" office:value="528490" calcext:value-type="float">
            <text:p>528490</text:p>
          </table:table-cell>
          <table:table-cell office:value-type="float" office:value="1139055" calcext:value-type="float">
            <text:p>1139055</text:p>
          </table:table-cell>
          <table:table-cell office:value-type="float" office:value="1106545" calcext:value-type="float">
            <text:p>1106545</text:p>
          </table:table-cell>
          <table:table-cell office:value-type="float" office:value="176738" calcext:value-type="float">
            <text:p>176738</text:p>
          </table:table-cell>
          <table:table-cell office:value-type="float" office:value="192028" calcext:value-type="float">
            <text:p>192028</text:p>
          </table:table-cell>
          <table:table-cell office:value-type="float" office:value="362826" calcext:value-type="float">
            <text:p>362826</text:p>
          </table:table-cell>
          <table:table-cell office:value-type="float" office:value="362441" calcext:value-type="float">
            <text:p>362441</text:p>
          </table:table-cell>
          <table:table-cell office:value-type="float" office:value="574740" calcext:value-type="float">
            <text:p>574740</text:p>
          </table:table-cell>
          <table:table-cell office:value-type="float" office:value="622992" calcext:value-type="float">
            <text:p>622992</text:p>
          </table:table-cell>
          <table:table-cell office:value-type="float" office:value="746813" calcext:value-type="float">
            <text:p>746813</text:p>
          </table:table-cell>
          <table:table-cell office:value-type="float" office:value="707905" calcext:value-type="float">
            <text:p>707905</text:p>
          </table:table-cell>
          <table:table-cell office:value-type="float" office:value="604765" calcext:value-type="float">
            <text:p>604765</text:p>
          </table:table-cell>
          <table:table-cell office:value-type="float" office:value="648946" calcext:value-type="float">
            <text:p>648946</text:p>
          </table:table-cell>
          <table:table-cell office:value-type="float" office:value="224939" calcext:value-type="float">
            <text:p>224939</text:p>
          </table:table-cell>
          <table:table-cell office:value-type="float" office:value="264871" calcext:value-type="float">
            <text:p>264871</text:p>
          </table:table-cell>
          <table:table-cell office:value-type="float" office:value="286991" calcext:value-type="float">
            <text:p>286991</text:p>
          </table:table-cell>
          <table:table-cell office:value-type="float" office:value="290411" calcext:value-type="float">
            <text:p>290411</text:p>
          </table:table-cell>
          <table:table-cell office:value-type="float" office:value="882668" calcext:value-type="float">
            <text:p>882668</text:p>
          </table:table-cell>
          <table:table-cell office:value-type="float" office:value="881976" calcext:value-type="float">
            <text:p>881976</text:p>
          </table:table-cell>
          <table:table-cell office:value-type="float" office:value="709455" calcext:value-type="float">
            <text:p>709455</text:p>
          </table:table-cell>
          <table:table-cell office:value-type="float" office:value="716041" calcext:value-type="float">
            <text:p>716041</text:p>
          </table:table-cell>
        </table:table-row>
        <table:table-row table:style-name="ro1">
          <table:table-cell office:value-type="string" calcext:value-type="string">
            <text:p><text:a xlink:href="http://localhost:5001/#/metric/fn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n0.5%22]&amp;plot_layout=%7B%7D&amp;x_axis=relative&amp;y_axis_scale=linear&amp;line_smoothness=1&amp;show_point=false&amp;deselected_curves=[]&amp;last_linear_y_axis_range=[]" xlink:type="simple">fn0.5</text:a></text:p>
          </table:table-cell>
          <table:table-cell office:value-type="float" office:value="591635" calcext:value-type="float">
            <text:p>591635</text:p>
          </table:table-cell>
          <table:table-cell office:value-type="float" office:value="589597" calcext:value-type="float">
            <text:p>589597</text:p>
          </table:table-cell>
          <table:table-cell office:value-type="float" office:value="705543" calcext:value-type="float">
            <text:p>705543</text:p>
          </table:table-cell>
          <table:table-cell office:value-type="float" office:value="733638" calcext:value-type="float">
            <text:p>733638</text:p>
          </table:table-cell>
          <table:table-cell office:value-type="float" office:value="3253816" calcext:value-type="float">
            <text:p>3253816</text:p>
          </table:table-cell>
          <table:table-cell office:value-type="float" office:value="3321304" calcext:value-type="float">
            <text:p>3321304</text:p>
          </table:table-cell>
          <table:table-cell office:value-type="float" office:value="3176027" calcext:value-type="float">
            <text:p>3176027</text:p>
          </table:table-cell>
          <table:table-cell office:value-type="float" office:value="3187571" calcext:value-type="float">
            <text:p>3187571</text:p>
          </table:table-cell>
          <table:table-cell office:value-type="float" office:value="1078221" calcext:value-type="float">
            <text:p>1078221</text:p>
          </table:table-cell>
          <table:table-cell office:value-type="float" office:value="1166410" calcext:value-type="float">
            <text:p>1166410</text:p>
          </table:table-cell>
          <table:table-cell office:value-type="float" office:value="1728533" calcext:value-type="float">
            <text:p>1728533</text:p>
          </table:table-cell>
          <table:table-cell office:value-type="float" office:value="1726287" calcext:value-type="float">
            <text:p>1726287</text:p>
          </table:table-cell>
          <table:table-cell office:value-type="float" office:value="318406" calcext:value-type="float">
            <text:p>318406</text:p>
          </table:table-cell>
          <table:table-cell office:value-type="float" office:value="332624" calcext:value-type="float">
            <text:p>332624</text:p>
          </table:table-cell>
          <table:table-cell office:value-type="float" office:value="1161585" calcext:value-type="float">
            <text:p>1161585</text:p>
          </table:table-cell>
          <table:table-cell office:value-type="float" office:value="1149768" calcext:value-type="float">
            <text:p>1149768</text:p>
          </table:table-cell>
          <table:table-cell office:value-type="float" office:value="1145938" calcext:value-type="float">
            <text:p>1145938</text:p>
          </table:table-cell>
          <table:table-cell office:value-type="float" office:value="1126598" calcext:value-type="float">
            <text:p>1126598</text:p>
          </table:table-cell>
          <table:table-cell office:value-type="float" office:value="1437250" calcext:value-type="float">
            <text:p>1437250</text:p>
          </table:table-cell>
          <table:table-cell office:value-type="float" office:value="1606364" calcext:value-type="float">
            <text:p>1606364</text:p>
          </table:table-cell>
          <table:table-cell office:value-type="float" office:value="4621330" calcext:value-type="float">
            <text:p>4621330</text:p>
          </table:table-cell>
          <table:table-cell office:value-type="float" office:value="4601311" calcext:value-type="float">
            <text:p>4601311</text:p>
          </table:table-cell>
          <table:table-cell office:value-type="float" office:value="1076617" calcext:value-type="float">
            <text:p>1076617</text:p>
          </table:table-cell>
          <table:table-cell office:value-type="float" office:value="1066702" calcext:value-type="float">
            <text:p>1066702</text:p>
          </table:table-cell>
          <table:table-cell office:value-type="float" office:value="1019413" calcext:value-type="float">
            <text:p>1019413</text:p>
          </table:table-cell>
          <table:table-cell office:value-type="float" office:value="989862" calcext:value-type="float">
            <text:p>989862</text:p>
          </table:table-cell>
          <table:table-cell office:value-type="float" office:value="2238870" calcext:value-type="float">
            <text:p>2238870</text:p>
          </table:table-cell>
          <table:table-cell office:value-type="float" office:value="2261922" calcext:value-type="float">
            <text:p>2261922</text:p>
          </table:table-cell>
          <table:table-cell office:value-type="float" office:value="2215893" calcext:value-type="float">
            <text:p>2215893</text:p>
          </table:table-cell>
          <table:table-cell office:value-type="float" office:value="2251811" calcext:value-type="float">
            <text:p>2251811</text:p>
          </table:table-cell>
          <table:table-cell office:value-type="float" office:value="749312" calcext:value-type="float">
            <text:p>749312</text:p>
          </table:table-cell>
          <table:table-cell office:value-type="float" office:value="1427677" calcext:value-type="float">
            <text:p>1427677</text:p>
          </table:table-cell>
          <table:table-cell office:value-type="float" office:value="1414045" calcext:value-type="float">
            <text:p>1414045</text:p>
          </table:table-cell>
          <table:table-cell office:value-type="float" office:value="1311511" calcext:value-type="float">
            <text:p>1311511</text:p>
          </table:table-cell>
          <table:table-cell office:value-type="float" office:value="1297451" calcext:value-type="float">
            <text:p>1297451</text:p>
          </table:table-cell>
          <table:table-cell office:value-type="float" office:value="3143467" calcext:value-type="float">
            <text:p>3143467</text:p>
          </table:table-cell>
          <table:table-cell office:value-type="float" office:value="3140553" calcext:value-type="float">
            <text:p>3140553</text:p>
          </table:table-cell>
          <table:table-cell office:value-type="float" office:value="595133" calcext:value-type="float">
            <text:p>595133</text:p>
          </table:table-cell>
          <table:table-cell office:value-type="float" office:value="587131" calcext:value-type="float">
            <text:p>587131</text:p>
          </table:table-cell>
          <table:table-cell office:value-type="float" office:value="524808" calcext:value-type="float">
            <text:p>524808</text:p>
          </table:table-cell>
          <table:table-cell office:value-type="float" office:value="469030" calcext:value-type="float">
            <text:p>469030</text:p>
          </table:table-cell>
          <table:table-cell office:value-type="float" office:value="1930328" calcext:value-type="float">
            <text:p>1930328</text:p>
          </table:table-cell>
          <table:table-cell office:value-type="float" office:value="1978769" calcext:value-type="float">
            <text:p>1978769</text:p>
          </table:table-cell>
          <table:table-cell office:value-type="float" office:value="1691621" calcext:value-type="float">
            <text:p>1691621</text:p>
          </table:table-cell>
          <table:table-cell office:value-type="float" office:value="1830173" calcext:value-type="float">
            <text:p>1830173</text:p>
          </table:table-cell>
          <table:table-cell office:value-type="float" office:value="1652254" calcext:value-type="float">
            <text:p>1652254</text:p>
          </table:table-cell>
          <table:table-cell office:value-type="float" office:value="1633282" calcext:value-type="float">
            <text:p>1633282</text:p>
          </table:table-cell>
          <table:table-cell office:value-type="float" office:value="1900964" calcext:value-type="float">
            <text:p>1900964</text:p>
          </table:table-cell>
          <table:table-cell office:value-type="float" office:value="1734982" calcext:value-type="float">
            <text:p>1734982</text:p>
          </table:table-cell>
          <table:table-cell office:value-type="float" office:value="1635334" calcext:value-type="float">
            <text:p>1635334</text:p>
          </table:table-cell>
          <table:table-cell office:value-type="float" office:value="1627549" calcext:value-type="float">
            <text:p>1627549</text:p>
          </table:table-cell>
          <table:table-cell office:value-type="float" office:value="1804928" calcext:value-type="float">
            <text:p>1804928</text:p>
          </table:table-cell>
          <table:table-cell office:value-type="float" office:value="1721873" calcext:value-type="float">
            <text:p>1721873</text:p>
          </table:table-cell>
          <table:table-cell office:value-type="float" office:value="967789" calcext:value-type="float">
            <text:p>967789</text:p>
          </table:table-cell>
          <table:table-cell office:value-type="float" office:value="782849" calcext:value-type="float">
            <text:p>782849</text:p>
          </table:table-cell>
          <table:table-cell office:value-type="float" office:value="1723925" calcext:value-type="float">
            <text:p>1723925</text:p>
          </table:table-cell>
          <table:table-cell office:value-type="float" office:value="1641321" calcext:value-type="float">
            <text:p>1641321</text:p>
          </table:table-cell>
          <table:table-cell office:value-type="float" office:value="271151" calcext:value-type="float">
            <text:p>271151</text:p>
          </table:table-cell>
          <table:table-cell office:value-type="float" office:value="300923" calcext:value-type="float">
            <text:p>300923</text:p>
          </table:table-cell>
          <table:table-cell office:value-type="float" office:value="540159" calcext:value-type="float">
            <text:p>540159</text:p>
          </table:table-cell>
          <table:table-cell office:value-type="float" office:value="540006" calcext:value-type="float">
            <text:p>540006</text:p>
          </table:table-cell>
          <table:table-cell office:value-type="float" office:value="949427" calcext:value-type="float">
            <text:p>949427</text:p>
          </table:table-cell>
          <table:table-cell office:value-type="float" office:value="1002518" calcext:value-type="float">
            <text:p>1002518</text:p>
          </table:table-cell>
          <table:table-cell office:value-type="float" office:value="1193402" calcext:value-type="float">
            <text:p>1193402</text:p>
          </table:table-cell>
          <table:table-cell office:value-type="float" office:value="1128025" calcext:value-type="float">
            <text:p>1128025</text:p>
          </table:table-cell>
          <table:table-cell office:value-type="float" office:value="981693" calcext:value-type="float">
            <text:p>981693</text:p>
          </table:table-cell>
          <table:table-cell office:value-type="float" office:value="998524" calcext:value-type="float">
            <text:p>998524</text:p>
          </table:table-cell>
          <table:table-cell office:value-type="float" office:value="369105" calcext:value-type="float">
            <text:p>369105</text:p>
          </table:table-cell>
          <table:table-cell office:value-type="float" office:value="438619" calcext:value-type="float">
            <text:p>438619</text:p>
          </table:table-cell>
          <table:table-cell office:value-type="float" office:value="592626" calcext:value-type="float">
            <text:p>592626</text:p>
          </table:table-cell>
          <table:table-cell office:value-type="float" office:value="581636" calcext:value-type="float">
            <text:p>581636</text:p>
          </table:table-cell>
          <table:table-cell office:value-type="float" office:value="1319937" calcext:value-type="float">
            <text:p>1319937</text:p>
          </table:table-cell>
          <table:table-cell office:value-type="float" office:value="1334120" calcext:value-type="float">
            <text:p>1334120</text:p>
          </table:table-cell>
          <table:table-cell office:value-type="float" office:value="1100088" calcext:value-type="float">
            <text:p>1100088</text:p>
          </table:table-cell>
          <table:table-cell office:value-type="float" office:value="1080405" calcext:value-type="float">
            <text:p>1080405</text:p>
          </table:table-cell>
        </table:table-row>
        <table:table-row table:style-name="ro1">
          <table:table-cell office:value-type="string" calcext:value-type="string">
            <text:p><text:a xlink:href="http://localhost:5001/#/metric/fn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n0.7%22]&amp;plot_layout=%7B%7D&amp;x_axis=relative&amp;y_axis_scale=linear&amp;line_smoothness=1&amp;show_point=false&amp;deselected_curves=[]&amp;last_linear_y_axis_range=[]" xlink:type="simple">fn0.7</text:a></text:p>
          </table:table-cell>
          <table:table-cell office:value-type="float" office:value="870107" calcext:value-type="float">
            <text:p>870107</text:p>
          </table:table-cell>
          <table:table-cell office:value-type="float" office:value="858306" calcext:value-type="float">
            <text:p>858306</text:p>
          </table:table-cell>
          <table:table-cell office:value-type="float" office:value="939800" calcext:value-type="float">
            <text:p>939800</text:p>
          </table:table-cell>
          <table:table-cell office:value-type="float" office:value="969635" calcext:value-type="float">
            <text:p>969635</text:p>
          </table:table-cell>
          <table:table-cell office:value-type="float" office:value="4863778" calcext:value-type="float">
            <text:p>4863778</text:p>
          </table:table-cell>
          <table:table-cell office:value-type="float" office:value="4866523" calcext:value-type="float">
            <text:p>4866523</text:p>
          </table:table-cell>
          <table:table-cell office:value-type="float" office:value="4313315" calcext:value-type="float">
            <text:p>4313315</text:p>
          </table:table-cell>
          <table:table-cell office:value-type="float" office:value="4265044" calcext:value-type="float">
            <text:p>4265044</text:p>
          </table:table-cell>
          <table:table-cell office:value-type="float" office:value="1663130" calcext:value-type="float">
            <text:p>1663130</text:p>
          </table:table-cell>
          <table:table-cell office:value-type="float" office:value="1763277" calcext:value-type="float">
            <text:p>1763277</text:p>
          </table:table-cell>
          <table:table-cell office:value-type="float" office:value="2403027" calcext:value-type="float">
            <text:p>2403027</text:p>
          </table:table-cell>
          <table:table-cell office:value-type="float" office:value="2378087" calcext:value-type="float">
            <text:p>2378087</text:p>
          </table:table-cell>
          <table:table-cell office:value-type="float" office:value="460924" calcext:value-type="float">
            <text:p>460924</text:p>
          </table:table-cell>
          <table:table-cell office:value-type="float" office:value="493971" calcext:value-type="float">
            <text:p>493971</text:p>
          </table:table-cell>
          <table:table-cell office:value-type="float" office:value="1729664" calcext:value-type="float">
            <text:p>1729664</text:p>
          </table:table-cell>
          <table:table-cell office:value-type="float" office:value="1724396" calcext:value-type="float">
            <text:p>1724396</text:p>
          </table:table-cell>
          <table:table-cell office:value-type="float" office:value="1736339" calcext:value-type="float">
            <text:p>1736339</text:p>
          </table:table-cell>
          <table:table-cell office:value-type="float" office:value="1741244" calcext:value-type="float">
            <text:p>1741244</text:p>
          </table:table-cell>
          <table:table-cell office:value-type="float" office:value="2132952" calcext:value-type="float">
            <text:p>2132952</text:p>
          </table:table-cell>
          <table:table-cell office:value-type="float" office:value="2506262" calcext:value-type="float">
            <text:p>2506262</text:p>
          </table:table-cell>
          <table:table-cell office:value-type="float" office:value="5880018" calcext:value-type="float">
            <text:p>5880018</text:p>
          </table:table-cell>
          <table:table-cell office:value-type="float" office:value="5893226" calcext:value-type="float">
            <text:p>5893226</text:p>
          </table:table-cell>
          <table:table-cell office:value-type="float" office:value="1658371" calcext:value-type="float">
            <text:p>1658371</text:p>
          </table:table-cell>
          <table:table-cell office:value-type="float" office:value="1664922" calcext:value-type="float">
            <text:p>1664922</text:p>
          </table:table-cell>
          <table:table-cell office:value-type="float" office:value="1600497" calcext:value-type="float">
            <text:p>1600497</text:p>
          </table:table-cell>
          <table:table-cell office:value-type="float" office:value="1511785" calcext:value-type="float">
            <text:p>1511785</text:p>
          </table:table-cell>
          <table:table-cell office:value-type="float" office:value="2573367" calcext:value-type="float">
            <text:p>2573367</text:p>
          </table:table-cell>
          <table:table-cell office:value-type="float" office:value="2616538" calcext:value-type="float">
            <text:p>2616538</text:p>
          </table:table-cell>
          <table:table-cell office:value-type="float" office:value="2875652" calcext:value-type="float">
            <text:p>2875652</text:p>
          </table:table-cell>
          <table:table-cell office:value-type="float" office:value="2943318" calcext:value-type="float">
            <text:p>2943318</text:p>
          </table:table-cell>
          <table:table-cell office:value-type="float" office:value="1197111" calcext:value-type="float">
            <text:p>1197111</text:p>
          </table:table-cell>
          <table:table-cell office:value-type="float" office:value="2068943" calcext:value-type="float">
            <text:p>2068943</text:p>
          </table:table-cell>
          <table:table-cell office:value-type="float" office:value="2034114" calcext:value-type="float">
            <text:p>2034114</text:p>
          </table:table-cell>
          <table:table-cell office:value-type="float" office:value="1813763" calcext:value-type="float">
            <text:p>1813763</text:p>
          </table:table-cell>
          <table:table-cell office:value-type="float" office:value="1736821" calcext:value-type="float">
            <text:p>1736821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4024520" calcext:value-type="float">
            <text:p>4024520</text:p>
          </table:table-cell>
          <table:table-cell office:value-type="float" office:value="896217" calcext:value-type="float">
            <text:p>896217</text:p>
          </table:table-cell>
          <table:table-cell office:value-type="float" office:value="885048" calcext:value-type="float">
            <text:p>885048</text:p>
          </table:table-cell>
          <table:table-cell office:value-type="float" office:value="749537" calcext:value-type="float">
            <text:p>749537</text:p>
          </table:table-cell>
          <table:table-cell office:value-type="float" office:value="652999" calcext:value-type="float">
            <text:p>652999</text:p>
          </table:table-cell>
          <table:table-cell office:value-type="float" office:value="2568826" calcext:value-type="float">
            <text:p>2568826</text:p>
          </table:table-cell>
          <table:table-cell office:value-type="float" office:value="2662793" calcext:value-type="float">
            <text:p>2662793</text:p>
          </table:table-cell>
          <table:table-cell office:value-type="float" office:value="2372097" calcext:value-type="float">
            <text:p>2372097</text:p>
          </table:table-cell>
          <table:table-cell office:value-type="float" office:value="2451202" calcext:value-type="float">
            <text:p>2451202</text:p>
          </table:table-cell>
          <table:table-cell office:value-type="float" office:value="2320008" calcext:value-type="float">
            <text:p>2320008</text:p>
          </table:table-cell>
          <table:table-cell office:value-type="float" office:value="2290806" calcext:value-type="float">
            <text:p>2290806</text:p>
          </table:table-cell>
          <table:table-cell office:value-type="float" office:value="2535134" calcext:value-type="float">
            <text:p>2535134</text:p>
          </table:table-cell>
          <table:table-cell office:value-type="float" office:value="2341299" calcext:value-type="float">
            <text:p>2341299</text:p>
          </table:table-cell>
          <table:table-cell office:value-type="float" office:value="2174282" calcext:value-type="float">
            <text:p>2174282</text:p>
          </table:table-cell>
          <table:table-cell office:value-type="float" office:value="2181554" calcext:value-type="float">
            <text:p>2181554</text:p>
          </table:table-cell>
          <table:table-cell office:value-type="float" office:value="2448286" calcext:value-type="float">
            <text:p>2448286</text:p>
          </table:table-cell>
          <table:table-cell office:value-type="float" office:value="2369888" calcext:value-type="float">
            <text:p>2369888</text:p>
          </table:table-cell>
          <table:table-cell office:value-type="float" office:value="1317245" calcext:value-type="float">
            <text:p>1317245</text:p>
          </table:table-cell>
          <table:table-cell office:value-type="float" office:value="1113699" calcext:value-type="float">
            <text:p>1113699</text:p>
          </table:table-cell>
          <table:table-cell office:value-type="float" office:value="2481987" calcext:value-type="float">
            <text:p>2481987</text:p>
          </table:table-cell>
          <table:table-cell office:value-type="float" office:value="2365601" calcext:value-type="float">
            <text:p>2365601</text:p>
          </table:table-cell>
          <table:table-cell office:value-type="float" office:value="409928" calcext:value-type="float">
            <text:p>409928</text:p>
          </table:table-cell>
          <table:table-cell office:value-type="float" office:value="454295" calcext:value-type="float">
            <text:p>454295</text:p>
          </table:table-cell>
          <table:table-cell office:value-type="float" office:value="777024" calcext:value-type="float">
            <text:p>777024</text:p>
          </table:table-cell>
          <table:table-cell office:value-type="float" office:value="785869" calcext:value-type="float">
            <text:p>785869</text:p>
          </table:table-cell>
          <table:table-cell office:value-type="float" office:value="1495543" calcext:value-type="float">
            <text:p>1495543</text:p>
          </table:table-cell>
          <table:table-cell office:value-type="float" office:value="1540808" calcext:value-type="float">
            <text:p>1540808</text:p>
          </table:table-cell>
          <table:table-cell office:value-type="float" office:value="1658650" calcext:value-type="float">
            <text:p>1658650</text:p>
          </table:table-cell>
          <table:table-cell office:value-type="float" office:value="1613437" calcext:value-type="float">
            <text:p>1613437</text:p>
          </table:table-cell>
          <table:table-cell office:value-type="float" office:value="1476199" calcext:value-type="float">
            <text:p>1476199</text:p>
          </table:table-cell>
          <table:table-cell office:value-type="float" office:value="1495346" calcext:value-type="float">
            <text:p>1495346</text:p>
          </table:table-cell>
          <table:table-cell office:value-type="float" office:value="556247" calcext:value-type="float">
            <text:p>556247</text:p>
          </table:table-cell>
          <table:table-cell office:value-type="float" office:value="663474" calcext:value-type="float">
            <text:p>663474</text:p>
          </table:table-cell>
          <table:table-cell office:value-type="float" office:value="772598" calcext:value-type="float">
            <text:p>772598</text:p>
          </table:table-cell>
          <table:table-cell office:value-type="float" office:value="788241" calcext:value-type="float">
            <text:p>788241</text:p>
          </table:table-cell>
          <table:table-cell office:value-type="float" office:value="1903724" calcext:value-type="float">
            <text:p>1903724</text:p>
          </table:table-cell>
          <table:table-cell office:value-type="float" office:value="1931542" calcext:value-type="float">
            <text:p>1931542</text:p>
          </table:table-cell>
          <table:table-cell office:value-type="float" office:value="1658911" calcext:value-type="float">
            <text:p>1658911</text:p>
          </table:table-cell>
          <table:table-cell office:value-type="float" office:value="1669543" calcext:value-type="float">
            <text:p>1669543</text:p>
          </table:table-cell>
        </table:table-row>
        <table:table-row table:style-name="ro1">
          <table:table-cell office:value-type="string" calcext:value-type="string">
            <text:p><text:a xlink:href="http://localhost:5001/#/metric/fn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n0.9%22]&amp;plot_layout=%7B%7D&amp;x_axis=relative&amp;y_axis_scale=linear&amp;line_smoothness=1&amp;show_point=false&amp;deselected_curves=[]&amp;last_linear_y_axis_range=[]" xlink:type="simple">fn0.9</text:a></text:p>
          </table:table-cell>
          <table:table-cell office:value-type="float" office:value="1529637" calcext:value-type="float">
            <text:p>1529637</text:p>
          </table:table-cell>
          <table:table-cell office:value-type="float" office:value="1555241" calcext:value-type="float">
            <text:p>1555241</text:p>
          </table:table-cell>
          <table:table-cell office:value-type="float" office:value="1550479" calcext:value-type="float">
            <text:p>1550479</text:p>
          </table:table-cell>
          <table:table-cell office:value-type="float" office:value="1520763" calcext:value-type="float">
            <text:p>1520763</text:p>
          </table:table-cell>
          <table:table-cell office:value-type="float" office:value="7709923" calcext:value-type="float">
            <text:p>7709923</text:p>
          </table:table-cell>
          <table:table-cell office:value-type="float" office:value="7613672" calcext:value-type="float">
            <text:p>7613672</text:p>
          </table:table-cell>
          <table:table-cell office:value-type="float" office:value="5128072" calcext:value-type="float">
            <text:p>5128072</text:p>
          </table:table-cell>
          <table:table-cell office:value-type="float" office:value="5082314" calcext:value-type="float">
            <text:p>5082314</text:p>
          </table:table-cell>
          <table:table-cell office:value-type="float" office:value="2680978" calcext:value-type="float">
            <text:p>2680978</text:p>
          </table:table-cell>
          <table:table-cell office:value-type="float" office:value="2804167" calcext:value-type="float">
            <text:p>2804167</text:p>
          </table:table-cell>
          <table:table-cell office:value-type="float" office:value="3716871" calcext:value-type="float">
            <text:p>3716871</text:p>
          </table:table-cell>
          <table:table-cell office:value-type="float" office:value="3703115" calcext:value-type="float">
            <text:p>3703115</text:p>
          </table:table-cell>
          <table:table-cell office:value-type="float" office:value="761946" calcext:value-type="float">
            <text:p>761946</text:p>
          </table:table-cell>
          <table:table-cell office:value-type="float" office:value="802467" calcext:value-type="float">
            <text:p>802467</text:p>
          </table:table-cell>
          <table:table-cell office:value-type="float" office:value="2441945" calcext:value-type="float">
            <text:p>2441945</text:p>
          </table:table-cell>
          <table:table-cell office:value-type="float" office:value="2430864" calcext:value-type="float">
            <text:p>2430864</text:p>
          </table:table-cell>
          <table:table-cell office:value-type="float" office:value="2926156" calcext:value-type="float">
            <text:p>2926156</text:p>
          </table:table-cell>
          <table:table-cell office:value-type="float" office:value="2855567" calcext:value-type="float">
            <text:p>2855567</text:p>
          </table:table-cell>
          <table:table-cell office:value-type="float" office:value="3843394" calcext:value-type="float">
            <text:p>3843394</text:p>
          </table:table-cell>
          <table:table-cell office:value-type="float" office:value="4575301" calcext:value-type="float">
            <text:p>4575301</text:p>
          </table:table-cell>
          <table:table-cell office:value-type="float" office:value="7789978" calcext:value-type="float">
            <text:p>7789978</text:p>
          </table:table-cell>
          <table:table-cell office:value-type="float" office:value="7797129" calcext:value-type="float">
            <text:p>7797129</text:p>
          </table:table-cell>
          <table:table-cell office:value-type="float" office:value="2832459" calcext:value-type="float">
            <text:p>2832459</text:p>
          </table:table-cell>
          <table:table-cell office:value-type="float" office:value="2723904" calcext:value-type="float">
            <text:p>2723904</text:p>
          </table:table-cell>
          <table:table-cell office:value-type="float" office:value="2695104" calcext:value-type="float">
            <text:p>2695104</text:p>
          </table:table-cell>
          <table:table-cell office:value-type="float" office:value="2631562" calcext:value-type="float">
            <text:p>2631562</text:p>
          </table:table-cell>
          <table:table-cell office:value-type="float" office:value="3087737" calcext:value-type="float">
            <text:p>3087737</text:p>
          </table:table-cell>
          <table:table-cell office:value-type="float" office:value="3115112" calcext:value-type="float">
            <text:p>3115112</text:p>
          </table:table-cell>
          <table:table-cell office:value-type="float" office:value="3895034" calcext:value-type="float">
            <text:p>3895034</text:p>
          </table:table-cell>
          <table:table-cell office:value-type="float" office:value="3963323" calcext:value-type="float">
            <text:p>3963323</text:p>
          </table:table-cell>
          <table:table-cell office:value-type="float" office:value="2187434" calcext:value-type="float">
            <text:p>2187434</text:p>
          </table:table-cell>
          <table:table-cell office:value-type="float" office:value="3253565" calcext:value-type="float">
            <text:p>3253565</text:p>
          </table:table-cell>
          <table:table-cell office:value-type="float" office:value="3241997" calcext:value-type="float">
            <text:p>3241997</text:p>
          </table:table-cell>
          <table:table-cell office:value-type="float" office:value="2277880" calcext:value-type="float">
            <text:p>2277880</text:p>
          </table:table-cell>
          <table:table-cell office:value-type="float" office:value="2191851" calcext:value-type="float">
            <text:p>2191851</text:p>
          </table:table-cell>
          <table:table-cell office:value-type="float" office:value="5961939" calcext:value-type="float">
            <text:p>5961939</text:p>
          </table:table-cell>
          <table:table-cell office:value-type="float" office:value="5904538" calcext:value-type="float">
            <text:p>5904538</text:p>
          </table:table-cell>
          <table:table-cell office:value-type="float" office:value="1443249" calcext:value-type="float">
            <text:p>1443249</text:p>
          </table:table-cell>
          <table:table-cell office:value-type="float" office:value="1454511" calcext:value-type="float">
            <text:p>1454511</text:p>
          </table:table-cell>
          <table:table-cell office:value-type="float" office:value="1182542" calcext:value-type="float">
            <text:p>1182542</text:p>
          </table:table-cell>
          <table:table-cell office:value-type="float" office:value="986639" calcext:value-type="float">
            <text:p>986639</text:p>
          </table:table-cell>
          <table:table-cell office:value-type="float" office:value="3265515" calcext:value-type="float">
            <text:p>3265515</text:p>
          </table:table-cell>
          <table:table-cell office:value-type="float" office:value="3218984" calcext:value-type="float">
            <text:p>3218984</text:p>
          </table:table-cell>
          <table:table-cell office:value-type="float" office:value="3352187" calcext:value-type="float">
            <text:p>3352187</text:p>
          </table:table-cell>
          <table:table-cell office:value-type="float" office:value="3380285" calcext:value-type="float">
            <text:p>3380285</text:p>
          </table:table-cell>
          <table:table-cell office:value-type="float" office:value="3595254" calcext:value-type="float">
            <text:p>3595254</text:p>
          </table:table-cell>
          <table:table-cell office:value-type="float" office:value="3759203" calcext:value-type="float">
            <text:p>3759203</text:p>
          </table:table-cell>
          <table:table-cell office:value-type="float" office:value="3123323" calcext:value-type="float">
            <text:p>3123323</text:p>
          </table:table-cell>
          <table:table-cell office:value-type="float" office:value="3111538" calcext:value-type="float">
            <text:p>3111538</text:p>
          </table:table-cell>
          <table:table-cell office:value-type="float" office:value="3105008" calcext:value-type="float">
            <text:p>3105008</text:p>
          </table:table-cell>
          <table:table-cell office:value-type="float" office:value="3112187" calcext:value-type="float">
            <text:p>3112187</text:p>
          </table:table-cell>
          <table:table-cell office:value-type="float" office:value="3728830" calcext:value-type="float">
            <text:p>3728830</text:p>
          </table:table-cell>
          <table:table-cell office:value-type="float" office:value="3710320" calcext:value-type="float">
            <text:p>3710320</text:p>
          </table:table-cell>
          <table:table-cell office:value-type="float" office:value="1885452" calcext:value-type="float">
            <text:p>1885452</text:p>
          </table:table-cell>
          <table:table-cell office:value-type="float" office:value="1675935" calcext:value-type="float">
            <text:p>1675935</text:p>
          </table:table-cell>
          <table:table-cell office:value-type="float" office:value="3831935" calcext:value-type="float">
            <text:p>3831935</text:p>
          </table:table-cell>
          <table:table-cell office:value-type="float" office:value="3741225" calcext:value-type="float">
            <text:p>3741225</text:p>
          </table:table-cell>
          <table:table-cell office:value-type="float" office:value="684292" calcext:value-type="float">
            <text:p>684292</text:p>
          </table:table-cell>
          <table:table-cell office:value-type="float" office:value="756383" calcext:value-type="float">
            <text:p>756383</text:p>
          </table:table-cell>
          <table:table-cell office:value-type="float" office:value="1261666" calcext:value-type="float">
            <text:p>1261666</text:p>
          </table:table-cell>
          <table:table-cell office:value-type="float" office:value="1281175" calcext:value-type="float">
            <text:p>1281175</text:p>
          </table:table-cell>
          <table:table-cell office:value-type="float" office:value="2567373" calcext:value-type="float">
            <text:p>2567373</text:p>
          </table:table-cell>
          <table:table-cell office:value-type="float" office:value="2701312" calcext:value-type="float">
            <text:p>2701312</text:p>
          </table:table-cell>
          <table:table-cell office:value-type="float" office:value="2194549" calcext:value-type="float">
            <text:p>2194549</text:p>
          </table:table-cell>
          <table:table-cell office:value-type="float" office:value="2142059" calcext:value-type="float">
            <text:p>2142059</text:p>
          </table:table-cell>
          <table:table-cell office:value-type="float" office:value="2689132" calcext:value-type="float">
            <text:p>2689132</text:p>
          </table:table-cell>
          <table:table-cell office:value-type="float" office:value="2715617" calcext:value-type="float">
            <text:p>2715617</text:p>
          </table:table-cell>
          <table:table-cell office:value-type="float" office:value="915020" calcext:value-type="float">
            <text:p>915020</text:p>
          </table:table-cell>
          <table:table-cell office:value-type="float" office:value="1028546" calcext:value-type="float">
            <text:p>1028546</text:p>
          </table:table-cell>
          <table:table-cell office:value-type="float" office:value="1176599" calcext:value-type="float">
            <text:p>1176599</text:p>
          </table:table-cell>
          <table:table-cell office:value-type="float" office:value="1201914" calcext:value-type="float">
            <text:p>1201914</text:p>
          </table:table-cell>
          <table:table-cell office:value-type="float" office:value="3078805" calcext:value-type="float">
            <text:p>3078805</text:p>
          </table:table-cell>
          <table:table-cell office:value-type="float" office:value="3199406" calcext:value-type="float">
            <text:p>3199406</text:p>
          </table:table-cell>
          <table:table-cell office:value-type="float" office:value="2844744" calcext:value-type="float">
            <text:p>2844744</text:p>
          </table:table-cell>
          <table:table-cell office:value-type="float" office:value="2849541" calcext:value-type="float">
            <text:p>2849541</text:p>
          </table:table-cell>
        </table:table-row>
        <table:table-row table:style-name="ro1">
          <table:table-cell office:value-type="string" calcext:value-type="string">
            <text:p><text:a xlink:href="http://localhost:5001/#/metric/fp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p0.1%22]&amp;plot_layout=%7B%7D&amp;x_axis=relative&amp;y_axis_scale=linear&amp;line_smoothness=1&amp;show_point=false&amp;deselected_curves=[]&amp;last_linear_y_axis_range=[]" xlink:type="simple">fp0.1</text:a></text:p>
          </table:table-cell>
          <table:table-cell office:value-type="float" office:value="1853157" calcext:value-type="float">
            <text:p>1853157</text:p>
          </table:table-cell>
          <table:table-cell office:value-type="float" office:value="1801212" calcext:value-type="float">
            <text:p>1801212</text:p>
          </table:table-cell>
          <table:table-cell office:value-type="float" office:value="2223323" calcext:value-type="float">
            <text:p>2223323</text:p>
          </table:table-cell>
          <table:table-cell office:value-type="float" office:value="2325268" calcext:value-type="float">
            <text:p>2325268</text:p>
          </table:table-cell>
          <table:table-cell office:value-type="float" office:value="11502301" calcext:value-type="float">
            <text:p>11502301</text:p>
          </table:table-cell>
          <table:table-cell office:value-type="float" office:value="11661389" calcext:value-type="float">
            <text:p>11661389</text:p>
          </table:table-cell>
          <table:table-cell office:value-type="float" office:value="9368365" calcext:value-type="float">
            <text:p>9368365</text:p>
          </table:table-cell>
          <table:table-cell office:value-type="float" office:value="9546744" calcext:value-type="float">
            <text:p>9546744</text:p>
          </table:table-cell>
          <table:table-cell office:value-type="float" office:value="3759232" calcext:value-type="float">
            <text:p>3759232</text:p>
          </table:table-cell>
          <table:table-cell office:value-type="float" office:value="3879406" calcext:value-type="float">
            <text:p>3879406</text:p>
          </table:table-cell>
          <table:table-cell office:value-type="float" office:value="5091627" calcext:value-type="float">
            <text:p>5091627</text:p>
          </table:table-cell>
          <table:table-cell office:value-type="float" office:value="4869954" calcext:value-type="float">
            <text:p>4869954</text:p>
          </table:table-cell>
          <table:table-cell office:value-type="float" office:value="1079290" calcext:value-type="float">
            <text:p>1079290</text:p>
          </table:table-cell>
          <table:table-cell office:value-type="float" office:value="1106852" calcext:value-type="float">
            <text:p>1106852</text:p>
          </table:table-cell>
          <table:table-cell office:value-type="float" office:value="4185196" calcext:value-type="float">
            <text:p>4185196</text:p>
          </table:table-cell>
          <table:table-cell office:value-type="float" office:value="4216777" calcext:value-type="float">
            <text:p>4216777</text:p>
          </table:table-cell>
          <table:table-cell office:value-type="float" office:value="4101340" calcext:value-type="float">
            <text:p>4101340</text:p>
          </table:table-cell>
          <table:table-cell office:value-type="float" office:value="3816594" calcext:value-type="float">
            <text:p>3816594</text:p>
          </table:table-cell>
          <table:table-cell office:value-type="float" office:value="5094992" calcext:value-type="float">
            <text:p>5094992</text:p>
          </table:table-cell>
          <table:table-cell office:value-type="float" office:value="6050713" calcext:value-type="float">
            <text:p>6050713</text:p>
          </table:table-cell>
          <table:table-cell office:value-type="float" office:value="13413191" calcext:value-type="float">
            <text:p>13413191</text:p>
          </table:table-cell>
          <table:table-cell office:value-type="float" office:value="13595426" calcext:value-type="float">
            <text:p>13595426</text:p>
          </table:table-cell>
          <table:table-cell office:value-type="float" office:value="3598781" calcext:value-type="float">
            <text:p>3598781</text:p>
          </table:table-cell>
          <table:table-cell office:value-type="float" office:value="3654483" calcext:value-type="float">
            <text:p>3654483</text:p>
          </table:table-cell>
          <table:table-cell office:value-type="float" office:value="3616423" calcext:value-type="float">
            <text:p>3616423</text:p>
          </table:table-cell>
          <table:table-cell office:value-type="float" office:value="3392117" calcext:value-type="float">
            <text:p>3392117</text:p>
          </table:table-cell>
          <table:table-cell office:value-type="float" office:value="6155768" calcext:value-type="float">
            <text:p>6155768</text:p>
          </table:table-cell>
          <table:table-cell office:value-type="float" office:value="6102856" calcext:value-type="float">
            <text:p>6102856</text:p>
          </table:table-cell>
          <table:table-cell office:value-type="float" office:value="7053027" calcext:value-type="float">
            <text:p>7053027</text:p>
          </table:table-cell>
          <table:table-cell office:value-type="float" office:value="7140303" calcext:value-type="float">
            <text:p>7140303</text:p>
          </table:table-cell>
          <table:table-cell office:value-type="float" office:value="2972400" calcext:value-type="float">
            <text:p>2972400</text:p>
          </table:table-cell>
          <table:table-cell office:value-type="float" office:value="4532014" calcext:value-type="float">
            <text:p>4532014</text:p>
          </table:table-cell>
          <table:table-cell office:value-type="float" office:value="4532019" calcext:value-type="float">
            <text:p>4532019</text:p>
          </table:table-cell>
          <table:table-cell office:value-type="float" office:value="4675725" calcext:value-type="float">
            <text:p>4675725</text:p>
          </table:table-cell>
          <table:table-cell office:value-type="float" office:value="4472643" calcext:value-type="float">
            <text:p>4472643</text:p>
          </table:table-cell>
          <table:table-cell office:value-type="float" office:value="8427637" calcext:value-type="float">
            <text:p>8427637</text:p>
          </table:table-cell>
          <table:table-cell office:value-type="float" office:value="8664704" calcext:value-type="float">
            <text:p>8664704</text:p>
          </table:table-cell>
          <table:table-cell office:value-type="float" office:value="1975562" calcext:value-type="float">
            <text:p>1975562</text:p>
          </table:table-cell>
          <table:table-cell office:value-type="float" office:value="2003963" calcext:value-type="float">
            <text:p>2003963</text:p>
          </table:table-cell>
          <table:table-cell office:value-type="float" office:value="1630391" calcext:value-type="float">
            <text:p>1630391</text:p>
          </table:table-cell>
          <table:table-cell office:value-type="float" office:value="1370239" calcext:value-type="float">
            <text:p>1370239</text:p>
          </table:table-cell>
          <table:table-cell office:value-type="float" office:value="6916345" calcext:value-type="float">
            <text:p>6916345</text:p>
          </table:table-cell>
          <table:table-cell office:value-type="float" office:value="6654974" calcext:value-type="float">
            <text:p>6654974</text:p>
          </table:table-cell>
          <table:table-cell office:value-type="float" office:value="6129729" calcext:value-type="float">
            <text:p>6129729</text:p>
          </table:table-cell>
          <table:table-cell office:value-type="float" office:value="5983002" calcext:value-type="float">
            <text:p>5983002</text:p>
          </table:table-cell>
          <table:table-cell office:value-type="float" office:value="5664090" calcext:value-type="float">
            <text:p>5664090</text:p>
          </table:table-cell>
          <table:table-cell office:value-type="float" office:value="5751068" calcext:value-type="float">
            <text:p>5751068</text:p>
          </table:table-cell>
          <table:table-cell office:value-type="float" office:value="6337851" calcext:value-type="float">
            <text:p>6337851</text:p>
          </table:table-cell>
          <table:table-cell office:value-type="float" office:value="6222463" calcext:value-type="float">
            <text:p>6222463</text:p>
          </table:table-cell>
          <table:table-cell office:value-type="float" office:value="5062344" calcext:value-type="float">
            <text:p>5062344</text:p>
          </table:table-cell>
          <table:table-cell office:value-type="float" office:value="5976718" calcext:value-type="float">
            <text:p>5976718</text:p>
          </table:table-cell>
          <table:table-cell office:value-type="float" office:value="4981182" calcext:value-type="float">
            <text:p>4981182</text:p>
          </table:table-cell>
          <table:table-cell office:value-type="float" office:value="4644893" calcext:value-type="float">
            <text:p>4644893</text:p>
          </table:table-cell>
          <table:table-cell office:value-type="float" office:value="3429973" calcext:value-type="float">
            <text:p>3429973</text:p>
          </table:table-cell>
          <table:table-cell office:value-type="float" office:value="2955486" calcext:value-type="float">
            <text:p>2955486</text:p>
          </table:table-cell>
          <table:table-cell office:value-type="float" office:value="6040880" calcext:value-type="float">
            <text:p>6040880</text:p>
          </table:table-cell>
          <table:table-cell office:value-type="float" office:value="5533496" calcext:value-type="float">
            <text:p>5533496</text:p>
          </table:table-cell>
          <table:table-cell office:value-type="float" office:value="887591" calcext:value-type="float">
            <text:p>887591</text:p>
          </table:table-cell>
          <table:table-cell office:value-type="float" office:value="1028944" calcext:value-type="float">
            <text:p>1028944</text:p>
          </table:table-cell>
          <table:table-cell office:value-type="float" office:value="1738212" calcext:value-type="float">
            <text:p>1738212</text:p>
          </table:table-cell>
          <table:table-cell office:value-type="float" office:value="1735250" calcext:value-type="float">
            <text:p>1735250</text:p>
          </table:table-cell>
          <table:table-cell office:value-type="float" office:value="3332094" calcext:value-type="float">
            <text:p>3332094</text:p>
          </table:table-cell>
          <table:table-cell office:value-type="float" office:value="3469449" calcext:value-type="float">
            <text:p>3469449</text:p>
          </table:table-cell>
          <table:table-cell office:value-type="float" office:value="4359538" calcext:value-type="float">
            <text:p>4359538</text:p>
          </table:table-cell>
          <table:table-cell office:value-type="float" office:value="4280569" calcext:value-type="float">
            <text:p>4280569</text:p>
          </table:table-cell>
          <table:table-cell office:value-type="float" office:value="3476988" calcext:value-type="float">
            <text:p>3476988</text:p>
          </table:table-cell>
          <table:table-cell office:value-type="float" office:value="3635144" calcext:value-type="float">
            <text:p>3635144</text:p>
          </table:table-cell>
          <table:table-cell office:value-type="float" office:value="1183230" calcext:value-type="float">
            <text:p>1183230</text:p>
          </table:table-cell>
          <table:table-cell office:value-type="float" office:value="1432048" calcext:value-type="float">
            <text:p>1432048</text:p>
          </table:table-cell>
          <table:table-cell office:value-type="float" office:value="1807705" calcext:value-type="float">
            <text:p>1807705</text:p>
          </table:table-cell>
          <table:table-cell office:value-type="float" office:value="1756815" calcext:value-type="float">
            <text:p>1756815</text:p>
          </table:table-cell>
          <table:table-cell office:value-type="float" office:value="4130185" calcext:value-type="float">
            <text:p>4130185</text:p>
          </table:table-cell>
          <table:table-cell office:value-type="float" office:value="4326326" calcext:value-type="float">
            <text:p>4326326</text:p>
          </table:table-cell>
          <table:table-cell office:value-type="float" office:value="3791535" calcext:value-type="float">
            <text:p>3791535</text:p>
          </table:table-cell>
          <table:table-cell office:value-type="float" office:value="3861360" calcext:value-type="float">
            <text:p>3861360</text:p>
          </table:table-cell>
        </table:table-row>
        <table:table-row table:style-name="ro1">
          <table:table-cell office:value-type="string" calcext:value-type="string">
            <text:p><text:a xlink:href="http://localhost:5001/#/metric/fp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p0.3%22]&amp;plot_layout=%7B%7D&amp;x_axis=relative&amp;y_axis_scale=linear&amp;line_smoothness=1&amp;show_point=false&amp;deselected_curves=[]&amp;last_linear_y_axis_range=[]" xlink:type="simple">fp0.3</text:a></text:p>
          </table:table-cell>
          <table:table-cell office:value-type="float" office:value="1045297" calcext:value-type="float">
            <text:p>1045297</text:p>
          </table:table-cell>
          <table:table-cell office:value-type="float" office:value="973671" calcext:value-type="float">
            <text:p>973671</text:p>
          </table:table-cell>
          <table:table-cell office:value-type="float" office:value="1036875" calcext:value-type="float">
            <text:p>1036875</text:p>
          </table:table-cell>
          <table:table-cell office:value-type="float" office:value="1018684" calcext:value-type="float">
            <text:p>1018684</text:p>
          </table:table-cell>
          <table:table-cell office:value-type="float" office:value="5098405" calcext:value-type="float">
            <text:p>5098405</text:p>
          </table:table-cell>
          <table:table-cell office:value-type="float" office:value="5118741" calcext:value-type="float">
            <text:p>5118741</text:p>
          </table:table-cell>
          <table:table-cell office:value-type="float" office:value="5225525" calcext:value-type="float">
            <text:p>5225525</text:p>
          </table:table-cell>
          <table:table-cell office:value-type="float" office:value="5327935" calcext:value-type="float">
            <text:p>5327935</text:p>
          </table:table-cell>
          <table:table-cell office:value-type="float" office:value="1866808" calcext:value-type="float">
            <text:p>1866808</text:p>
          </table:table-cell>
          <table:table-cell office:value-type="float" office:value="1944333" calcext:value-type="float">
            <text:p>1944333</text:p>
          </table:table-cell>
          <table:table-cell office:value-type="float" office:value="2287507" calcext:value-type="float">
            <text:p>2287507</text:p>
          </table:table-cell>
          <table:table-cell office:value-type="float" office:value="2244192" calcext:value-type="float">
            <text:p>2244192</text:p>
          </table:table-cell>
          <table:table-cell office:value-type="float" office:value="539375" calcext:value-type="float">
            <text:p>539375</text:p>
          </table:table-cell>
          <table:table-cell office:value-type="float" office:value="584321" calcext:value-type="float">
            <text:p>584321</text:p>
          </table:table-cell>
          <table:table-cell office:value-type="float" office:value="1798404" calcext:value-type="float">
            <text:p>1798404</text:p>
          </table:table-cell>
          <table:table-cell office:value-type="float" office:value="1770265" calcext:value-type="float">
            <text:p>1770265</text:p>
          </table:table-cell>
          <table:table-cell office:value-type="float" office:value="2040677" calcext:value-type="float">
            <text:p>2040677</text:p>
          </table:table-cell>
          <table:table-cell office:value-type="float" office:value="1942573" calcext:value-type="float">
            <text:p>1942573</text:p>
          </table:table-cell>
          <table:table-cell office:value-type="float" office:value="2490762" calcext:value-type="float">
            <text:p>2490762</text:p>
          </table:table-cell>
          <table:table-cell office:value-type="float" office:value="2907931" calcext:value-type="float">
            <text:p>2907931</text:p>
          </table:table-cell>
          <table:table-cell office:value-type="float" office:value="4660472" calcext:value-type="float">
            <text:p>4660472</text:p>
          </table:table-cell>
          <table:table-cell office:value-type="float" office:value="4431026" calcext:value-type="float">
            <text:p>4431026</text:p>
          </table:table-cell>
          <table:table-cell office:value-type="float" office:value="1941688" calcext:value-type="float">
            <text:p>1941688</text:p>
          </table:table-cell>
          <table:table-cell office:value-type="float" office:value="1832630" calcext:value-type="float">
            <text:p>1832630</text:p>
          </table:table-cell>
          <table:table-cell office:value-type="float" office:value="1838807" calcext:value-type="float">
            <text:p>1838807</text:p>
          </table:table-cell>
          <table:table-cell office:value-type="float" office:value="1739933" calcext:value-type="float">
            <text:p>1739933</text:p>
          </table:table-cell>
          <table:table-cell office:value-type="float" office:value="1301985" calcext:value-type="float">
            <text:p>1301985</text:p>
          </table:table-cell>
          <table:table-cell office:value-type="float" office:value="1304951" calcext:value-type="float">
            <text:p>1304951</text:p>
          </table:table-cell>
          <table:table-cell office:value-type="float" office:value="2267029" calcext:value-type="float">
            <text:p>2267029</text:p>
          </table:table-cell>
          <table:table-cell office:value-type="float" office:value="2337115" calcext:value-type="float">
            <text:p>2337115</text:p>
          </table:table-cell>
          <table:table-cell office:value-type="float" office:value="1368612" calcext:value-type="float">
            <text:p>1368612</text:p>
          </table:table-cell>
          <table:table-cell office:value-type="float" office:value="2108269" calcext:value-type="float">
            <text:p>2108269</text:p>
          </table:table-cell>
          <table:table-cell office:value-type="float" office:value="2088662" calcext:value-type="float">
            <text:p>2088662</text:p>
          </table:table-cell>
          <table:table-cell office:value-type="float" office:value="1548676" calcext:value-type="float">
            <text:p>1548676</text:p>
          </table:table-cell>
          <table:table-cell office:value-type="float" office:value="1572121" calcext:value-type="float">
            <text:p>1572121</text:p>
          </table:table-cell>
          <table:table-cell office:value-type="float" office:value="3244455" calcext:value-type="float">
            <text:p>3244455</text:p>
          </table:table-cell>
          <table:table-cell office:value-type="float" office:value="3185766" calcext:value-type="float">
            <text:p>3185766</text:p>
          </table:table-cell>
          <table:table-cell office:value-type="float" office:value="1010543" calcext:value-type="float">
            <text:p>1010543</text:p>
          </table:table-cell>
          <table:table-cell office:value-type="float" office:value="1068977" calcext:value-type="float">
            <text:p>1068977</text:p>
          </table:table-cell>
          <table:table-cell office:value-type="float" office:value="826424" calcext:value-type="float">
            <text:p>826424</text:p>
          </table:table-cell>
          <table:table-cell office:value-type="float" office:value="678485" calcext:value-type="float">
            <text:p>678485</text:p>
          </table:table-cell>
          <table:table-cell office:value-type="float" office:value="2414606" calcext:value-type="float">
            <text:p>2414606</text:p>
          </table:table-cell>
          <table:table-cell office:value-type="float" office:value="2975800" calcext:value-type="float">
            <text:p>2975800</text:p>
          </table:table-cell>
          <table:table-cell office:value-type="float" office:value="2295816" calcext:value-type="float">
            <text:p>2295816</text:p>
          </table:table-cell>
          <table:table-cell office:value-type="float" office:value="2353097" calcext:value-type="float">
            <text:p>2353097</text:p>
          </table:table-cell>
          <table:table-cell office:value-type="float" office:value="2248962" calcext:value-type="float">
            <text:p>2248962</text:p>
          </table:table-cell>
          <table:table-cell office:value-type="float" office:value="2314141" calcext:value-type="float">
            <text:p>2314141</text:p>
          </table:table-cell>
          <table:table-cell office:value-type="float" office:value="2557433" calcext:value-type="float">
            <text:p>2557433</text:p>
          </table:table-cell>
          <table:table-cell office:value-type="float" office:value="2188331" calcext:value-type="float">
            <text:p>2188331</text:p>
          </table:table-cell>
          <table:table-cell office:value-type="float" office:value="2023979" calcext:value-type="float">
            <text:p>2023979</text:p>
          </table:table-cell>
          <table:table-cell office:value-type="float" office:value="1969875" calcext:value-type="float">
            <text:p>1969875</text:p>
          </table:table-cell>
          <table:table-cell office:value-type="float" office:value="2302092" calcext:value-type="float">
            <text:p>2302092</text:p>
          </table:table-cell>
          <table:table-cell office:value-type="float" office:value="2354767" calcext:value-type="float">
            <text:p>2354767</text:p>
          </table:table-cell>
          <table:table-cell office:value-type="float" office:value="1211261" calcext:value-type="float">
            <text:p>1211261</text:p>
          </table:table-cell>
          <table:table-cell office:value-type="float" office:value="1137940" calcext:value-type="float">
            <text:p>1137940</text:p>
          </table:table-cell>
          <table:table-cell office:value-type="float" office:value="2643956" calcext:value-type="float">
            <text:p>2643956</text:p>
          </table:table-cell>
          <table:table-cell office:value-type="float" office:value="2497395" calcext:value-type="float">
            <text:p>2497395</text:p>
          </table:table-cell>
          <table:table-cell office:value-type="float" office:value="473957" calcext:value-type="float">
            <text:p>473957</text:p>
          </table:table-cell>
          <table:table-cell office:value-type="float" office:value="530919" calcext:value-type="float">
            <text:p>530919</text:p>
          </table:table-cell>
          <table:table-cell office:value-type="float" office:value="843568" calcext:value-type="float">
            <text:p>843568</text:p>
          </table:table-cell>
          <table:table-cell office:value-type="float" office:value="822715" calcext:value-type="float">
            <text:p>822715</text:p>
          </table:table-cell>
          <table:table-cell office:value-type="float" office:value="1893488" calcext:value-type="float">
            <text:p>1893488</text:p>
          </table:table-cell>
          <table:table-cell office:value-type="float" office:value="1895734" calcext:value-type="float">
            <text:p>1895734</text:p>
          </table:table-cell>
          <table:table-cell office:value-type="float" office:value="1660391" calcext:value-type="float">
            <text:p>1660391</text:p>
          </table:table-cell>
          <table:table-cell office:value-type="float" office:value="1656340" calcext:value-type="float">
            <text:p>1656340</text:p>
          </table:table-cell>
          <table:table-cell office:value-type="float" office:value="1852635" calcext:value-type="float">
            <text:p>1852635</text:p>
          </table:table-cell>
          <table:table-cell office:value-type="float" office:value="1800577" calcext:value-type="float">
            <text:p>1800577</text:p>
          </table:table-cell>
          <table:table-cell office:value-type="float" office:value="657868" calcext:value-type="float">
            <text:p>657868</text:p>
          </table:table-cell>
          <table:table-cell office:value-type="float" office:value="747843" calcext:value-type="float">
            <text:p>747843</text:p>
          </table:table-cell>
          <table:table-cell office:value-type="float" office:value="1032530" calcext:value-type="float">
            <text:p>1032530</text:p>
          </table:table-cell>
          <table:table-cell office:value-type="float" office:value="909747" calcext:value-type="float">
            <text:p>909747</text:p>
          </table:table-cell>
          <table:table-cell office:value-type="float" office:value="2064551" calcext:value-type="float">
            <text:p>2064551</text:p>
          </table:table-cell>
          <table:table-cell office:value-type="float" office:value="2175602" calcext:value-type="float">
            <text:p>2175602</text:p>
          </table:table-cell>
          <table:table-cell office:value-type="float" office:value="1902377" calcext:value-type="float">
            <text:p>1902377</text:p>
          </table:table-cell>
          <table:table-cell office:value-type="float" office:value="1883691" calcext:value-type="float">
            <text:p>1883691</text:p>
          </table:table-cell>
        </table:table-row>
        <table:table-row table:style-name="ro1">
          <table:table-cell office:value-type="string" calcext:value-type="string">
            <text:p><text:a xlink:href="http://localhost:5001/#/metric/fp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p0.5%22]&amp;plot_layout=%7B%7D&amp;x_axis=relative&amp;y_axis_scale=linear&amp;line_smoothness=1&amp;show_point=false&amp;deselected_curves=[]&amp;last_linear_y_axis_range=[]" xlink:type="simple">fp0.5</text:a></text:p>
          </table:table-cell>
          <table:table-cell office:value-type="float" office:value="596142" calcext:value-type="float">
            <text:p>596142</text:p>
          </table:table-cell>
          <table:table-cell office:value-type="float" office:value="559220" calcext:value-type="float">
            <text:p>559220</text:p>
          </table:table-cell>
          <table:table-cell office:value-type="float" office:value="452521" calcext:value-type="float">
            <text:p>452521</text:p>
          </table:table-cell>
          <table:table-cell office:value-type="float" office:value="455361" calcext:value-type="float">
            <text:p>455361</text:p>
          </table:table-cell>
          <table:table-cell office:value-type="float" office:value="2754806" calcext:value-type="float">
            <text:p>2754806</text:p>
          </table:table-cell>
          <table:table-cell office:value-type="float" office:value="2667927" calcext:value-type="float">
            <text:p>2667927</text:p>
          </table:table-cell>
          <table:table-cell office:value-type="float" office:value="1452864" calcext:value-type="float">
            <text:p>1452864</text:p>
          </table:table-cell>
          <table:table-cell office:value-type="float" office:value="1451809" calcext:value-type="float">
            <text:p>1451809</text:p>
          </table:table-cell>
          <table:table-cell office:value-type="float" office:value="997863" calcext:value-type="float">
            <text:p>997863</text:p>
          </table:table-cell>
          <table:table-cell office:value-type="float" office:value="993247" calcext:value-type="float">
            <text:p>993247</text:p>
          </table:table-cell>
          <table:table-cell office:value-type="float" office:value="1263178" calcext:value-type="float">
            <text:p>1263178</text:p>
          </table:table-cell>
          <table:table-cell office:value-type="float" office:value="1243909" calcext:value-type="float">
            <text:p>1243909</text:p>
          </table:table-cell>
          <table:table-cell office:value-type="float" office:value="300176" calcext:value-type="float">
            <text:p>300176</text:p>
          </table:table-cell>
          <table:table-cell office:value-type="float" office:value="324896" calcext:value-type="float">
            <text:p>324896</text:p>
          </table:table-cell>
          <table:table-cell office:value-type="float" office:value="839268" calcext:value-type="float">
            <text:p>839268</text:p>
          </table:table-cell>
          <table:table-cell office:value-type="float" office:value="855071" calcext:value-type="float">
            <text:p>855071</text:p>
          </table:table-cell>
          <table:table-cell office:value-type="float" office:value="1115911" calcext:value-type="float">
            <text:p>1115911</text:p>
          </table:table-cell>
          <table:table-cell office:value-type="float" office:value="1125612" calcext:value-type="float">
            <text:p>1125612</text:p>
          </table:table-cell>
          <table:table-cell office:value-type="float" office:value="1468978" calcext:value-type="float">
            <text:p>1468978</text:p>
          </table:table-cell>
          <table:table-cell office:value-type="float" office:value="1766549" calcext:value-type="float">
            <text:p>1766549</text:p>
          </table:table-cell>
          <table:table-cell office:value-type="float" office:value="2064864" calcext:value-type="float">
            <text:p>2064864</text:p>
          </table:table-cell>
          <table:table-cell office:value-type="float" office:value="2094884" calcext:value-type="float">
            <text:p>2094884</text:p>
          </table:table-cell>
          <table:table-cell office:value-type="float" office:value="1116166" calcext:value-type="float">
            <text:p>1116166</text:p>
          </table:table-cell>
          <table:table-cell office:value-type="float" office:value="1069903" calcext:value-type="float">
            <text:p>1069903</text:p>
          </table:table-cell>
          <table:table-cell office:value-type="float" office:value="1087221" calcext:value-type="float">
            <text:p>1087221</text:p>
          </table:table-cell>
          <table:table-cell office:value-type="float" office:value="1058678" calcext:value-type="float">
            <text:p>1058678</text:p>
          </table:table-cell>
          <table:table-cell office:value-type="float" office:value="579550" calcext:value-type="float">
            <text:p>579550</text:p>
          </table:table-cell>
          <table:table-cell office:value-type="float" office:value="590430" calcext:value-type="float">
            <text:p>590430</text:p>
          </table:table-cell>
          <table:table-cell office:value-type="float" office:value="1071306" calcext:value-type="float">
            <text:p>1071306</text:p>
          </table:table-cell>
          <table:table-cell office:value-type="float" office:value="1126768" calcext:value-type="float">
            <text:p>1126768</text:p>
          </table:table-cell>
          <table:table-cell office:value-type="float" office:value="801284" calcext:value-type="float">
            <text:p>801284</text:p>
          </table:table-cell>
          <table:table-cell office:value-type="float" office:value="1214191" calcext:value-type="float">
            <text:p>1214191</text:p>
          </table:table-cell>
          <table:table-cell office:value-type="float" office:value="1181159" calcext:value-type="float">
            <text:p>1181159</text:p>
          </table:table-cell>
          <table:table-cell office:value-type="float" office:value="674703" calcext:value-type="float">
            <text:p>674703</text:p>
          </table:table-cell>
          <table:table-cell office:value-type="float" office:value="579083" calcext:value-type="float">
            <text:p>579083</text:p>
          </table:table-cell>
          <table:table-cell office:value-type="float" office:value="1730066" calcext:value-type="float">
            <text:p>1730066</text:p>
          </table:table-cell>
          <table:table-cell office:value-type="float" office:value="1677296" calcext:value-type="float">
            <text:p>1677296</text:p>
          </table:table-cell>
          <table:table-cell office:value-type="float" office:value="549462" calcext:value-type="float">
            <text:p>549462</text:p>
          </table:table-cell>
          <table:table-cell office:value-type="float" office:value="581039" calcext:value-type="float">
            <text:p>581039</text:p>
          </table:table-cell>
          <table:table-cell office:value-type="float" office:value="430471" calcext:value-type="float">
            <text:p>430471</text:p>
          </table:table-cell>
          <table:table-cell office:value-type="float" office:value="347045" calcext:value-type="float">
            <text:p>347045</text:p>
          </table:table-cell>
          <table:table-cell office:value-type="float" office:value="924394" calcext:value-type="float">
            <text:p>924394</text:p>
          </table:table-cell>
          <table:table-cell office:value-type="float" office:value="925248" calcext:value-type="float">
            <text:p>925248</text:p>
          </table:table-cell>
          <table:table-cell office:value-type="float" office:value="1062667" calcext:value-type="float">
            <text:p>1062667</text:p>
          </table:table-cell>
          <table:table-cell office:value-type="float" office:value="998179" calcext:value-type="float">
            <text:p>998179</text:p>
          </table:table-cell>
          <table:table-cell office:value-type="float" office:value="1185206" calcext:value-type="float">
            <text:p>1185206</text:p>
          </table:table-cell>
          <table:table-cell office:value-type="float" office:value="1213501" calcext:value-type="float">
            <text:p>1213501</text:p>
          </table:table-cell>
          <table:table-cell office:value-type="float" office:value="897453" calcext:value-type="float">
            <text:p>897453</text:p>
          </table:table-cell>
          <table:table-cell office:value-type="float" office:value="880703" calcext:value-type="float">
            <text:p>880703</text:p>
          </table:table-cell>
          <table:table-cell office:value-type="float" office:value="957414" calcext:value-type="float">
            <text:p>957414</text:p>
          </table:table-cell>
          <table:table-cell office:value-type="float" office:value="964140" calcext:value-type="float">
            <text:p>964140</text:p>
          </table:table-cell>
          <table:table-cell office:value-type="float" office:value="1241521" calcext:value-type="float">
            <text:p>1241521</text:p>
          </table:table-cell>
          <table:table-cell office:value-type="float" office:value="1267986" calcext:value-type="float">
            <text:p>1267986</text:p>
          </table:table-cell>
          <table:table-cell office:value-type="float" office:value="627015" calcext:value-type="float">
            <text:p>627015</text:p>
          </table:table-cell>
          <table:table-cell office:value-type="float" office:value="582722" calcext:value-type="float">
            <text:p>582722</text:p>
          </table:table-cell>
          <table:table-cell office:value-type="float" office:value="1378175" calcext:value-type="float">
            <text:p>1378175</text:p>
          </table:table-cell>
          <table:table-cell office:value-type="float" office:value="1348065" calcext:value-type="float">
            <text:p>1348065</text:p>
          </table:table-cell>
          <table:table-cell office:value-type="float" office:value="269241" calcext:value-type="float">
            <text:p>269241</text:p>
          </table:table-cell>
          <table:table-cell office:value-type="float" office:value="299400" calcext:value-type="float">
            <text:p>299400</text:p>
          </table:table-cell>
          <table:table-cell office:value-type="float" office:value="459616" calcext:value-type="float">
            <text:p>459616</text:p>
          </table:table-cell>
          <table:table-cell office:value-type="float" office:value="451308" calcext:value-type="float">
            <text:p>451308</text:p>
          </table:table-cell>
          <table:table-cell office:value-type="float" office:value="1078071" calcext:value-type="float">
            <text:p>1078071</text:p>
          </table:table-cell>
          <table:table-cell office:value-type="float" office:value="1091740" calcext:value-type="float">
            <text:p>1091740</text:p>
          </table:table-cell>
          <table:table-cell office:value-type="float" office:value="678362" calcext:value-type="float">
            <text:p>678362</text:p>
          </table:table-cell>
          <table:table-cell office:value-type="float" office:value="726380" calcext:value-type="float">
            <text:p>726380</text:p>
          </table:table-cell>
          <table:table-cell office:value-type="float" office:value="1038374" calcext:value-type="float">
            <text:p>1038374</text:p>
          </table:table-cell>
          <table:table-cell office:value-type="float" office:value="1037791" calcext:value-type="float">
            <text:p>1037791</text:p>
          </table:table-cell>
          <table:table-cell office:value-type="float" office:value="344283" calcext:value-type="float">
            <text:p>344283</text:p>
          </table:table-cell>
          <table:table-cell office:value-type="float" office:value="372370" calcext:value-type="float">
            <text:p>372370</text:p>
          </table:table-cell>
          <table:table-cell office:value-type="float" office:value="381883" calcext:value-type="float">
            <text:p>381883</text:p>
          </table:table-cell>
          <table:table-cell office:value-type="float" office:value="380197" calcext:value-type="float">
            <text:p>380197</text:p>
          </table:table-cell>
          <table:table-cell office:value-type="float" office:value="1143875" calcext:value-type="float">
            <text:p>1143875</text:p>
          </table:table-cell>
          <table:table-cell office:value-type="float" office:value="1200073" calcext:value-type="float">
            <text:p>1200073</text:p>
          </table:table-cell>
          <table:table-cell office:value-type="float" office:value="1091937" calcext:value-type="float">
            <text:p>1091937</text:p>
          </table:table-cell>
          <table:table-cell office:value-type="float" office:value="1125145" calcext:value-type="float">
            <text:p>1125145</text:p>
          </table:table-cell>
        </table:table-row>
        <table:table-row table:style-name="ro1">
          <table:table-cell office:value-type="string" calcext:value-type="string">
            <text:p><text:a xlink:href="http://localhost:5001/#/metric/fp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p0.7%22]&amp;plot_layout=%7B%7D&amp;x_axis=relative&amp;y_axis_scale=linear&amp;line_smoothness=1&amp;show_point=false&amp;deselected_curves=[]&amp;last_linear_y_axis_range=[]" xlink:type="simple">fp0.7</text:a></text:p>
          </table:table-cell>
          <table:table-cell office:value-type="float" office:value="317043" calcext:value-type="float">
            <text:p>317043</text:p>
          </table:table-cell>
          <table:table-cell office:value-type="float" office:value="300005" calcext:value-type="float">
            <text:p>300005</text:p>
          </table:table-cell>
          <table:table-cell office:value-type="float" office:value="233428" calcext:value-type="float">
            <text:p>233428</text:p>
          </table:table-cell>
          <table:table-cell office:value-type="float" office:value="212299" calcext:value-type="float">
            <text:p>212299</text:p>
          </table:table-cell>
          <table:table-cell office:value-type="float" office:value="1174716" calcext:value-type="float">
            <text:p>1174716</text:p>
          </table:table-cell>
          <table:table-cell office:value-type="float" office:value="1154595" calcext:value-type="float">
            <text:p>1154595</text:p>
          </table:table-cell>
          <table:table-cell office:value-type="float" office:value="319153" calcext:value-type="float">
            <text:p>319153</text:p>
          </table:table-cell>
          <table:table-cell office:value-type="float" office:value="357353" calcext:value-type="float">
            <text:p>357353</text:p>
          </table:table-cell>
          <table:table-cell office:value-type="float" office:value="457931" calcext:value-type="float">
            <text:p>457931</text:p>
          </table:table-cell>
          <table:table-cell office:value-type="float" office:value="436479" calcext:value-type="float">
            <text:p>436479</text:p>
          </table:table-cell>
          <table:table-cell office:value-type="float" office:value="587193" calcext:value-type="float">
            <text:p>587193</text:p>
          </table:table-cell>
          <table:table-cell office:value-type="float" office:value="602722" calcext:value-type="float">
            <text:p>602722</text:p>
          </table:table-cell>
          <table:table-cell office:value-type="float" office:value="156900" calcext:value-type="float">
            <text:p>156900</text:p>
          </table:table-cell>
          <table:table-cell office:value-type="float" office:value="161365" calcext:value-type="float">
            <text:p>161365</text:p>
          </table:table-cell>
          <table:table-cell office:value-type="float" office:value="289193" calcext:value-type="float">
            <text:p>289193</text:p>
          </table:table-cell>
          <table:table-cell office:value-type="float" office:value="290503" calcext:value-type="float">
            <text:p>290503</text:p>
          </table:table-cell>
          <table:table-cell office:value-type="float" office:value="550690" calcext:value-type="float">
            <text:p>550690</text:p>
          </table:table-cell>
          <table:table-cell office:value-type="float" office:value="536723" calcext:value-type="float">
            <text:p>536723</text:p>
          </table:table-cell>
          <table:table-cell office:value-type="float" office:value="773946" calcext:value-type="float">
            <text:p>773946</text:p>
          </table:table-cell>
          <table:table-cell office:value-type="float" office:value="952272" calcext:value-type="float">
            <text:p>952272</text:p>
          </table:table-cell>
          <table:table-cell office:value-type="float" office:value="834261" calcext:value-type="float">
            <text:p>834261</text:p>
          </table:table-cell>
          <table:table-cell office:value-type="float" office:value="818190" calcext:value-type="float">
            <text:p>818190</text:p>
          </table:table-cell>
          <table:table-cell office:value-type="float" office:value="560794" calcext:value-type="float">
            <text:p>560794</text:p>
          </table:table-cell>
          <table:table-cell office:value-type="float" office:value="496089" calcext:value-type="float">
            <text:p>496089</text:p>
          </table:table-cell>
          <table:table-cell office:value-type="float" office:value="521180" calcext:value-type="float">
            <text:p>521180</text:p>
          </table:table-cell>
          <table:table-cell office:value-type="float" office:value="538407" calcext:value-type="float">
            <text:p>538407</text:p>
          </table:table-cell>
          <table:table-cell office:value-type="float" office:value="246431" calcext:value-type="float">
            <text:p>246431</text:p>
          </table:table-cell>
          <table:table-cell office:value-type="float" office:value="243333" calcext:value-type="float">
            <text:p>243333</text:p>
          </table:table-cell>
          <table:table-cell office:value-type="float" office:value="424656" calcext:value-type="float">
            <text:p>424656</text:p>
          </table:table-cell>
          <table:table-cell office:value-type="float" office:value="438544" calcext:value-type="float">
            <text:p>438544</text:p>
          </table:table-cell>
          <table:table-cell office:value-type="float" office:value="376020" calcext:value-type="float">
            <text:p>376020</text:p>
          </table:table-cell>
          <table:table-cell office:value-type="float" office:value="577656" calcext:value-type="float">
            <text:p>577656</text:p>
          </table:table-cell>
          <table:table-cell office:value-type="float" office:value="569774" calcext:value-type="float">
            <text:p>569774</text:p>
          </table:table-cell>
          <table:table-cell office:value-type="float" office:value="189776" calcext:value-type="float">
            <text:p>189776</text:p>
          </table:table-cell>
          <table:table-cell office:value-type="float" office:value="190475" calcext:value-type="float">
            <text:p>190475</text:p>
          </table:table-cell>
          <table:table-cell office:value-type="float" office:value="815687" calcext:value-type="float">
            <text:p>815687</text:p>
          </table:table-cell>
          <table:table-cell office:value-type="float" office:value="812426" calcext:value-type="float">
            <text:p>812426</text:p>
          </table:table-cell>
          <table:table-cell office:value-type="float" office:value="265388" calcext:value-type="float">
            <text:p>265388</text:p>
          </table:table-cell>
          <table:table-cell office:value-type="float" office:value="282220" calcext:value-type="float">
            <text:p>282220</text:p>
          </table:table-cell>
          <table:table-cell office:value-type="float" office:value="203336" calcext:value-type="float">
            <text:p>203336</text:p>
          </table:table-cell>
          <table:table-cell office:value-type="float" office:value="171648" calcext:value-type="float">
            <text:p>171648</text:p>
          </table:table-cell>
          <table:table-cell office:value-type="float" office:value="297687" calcext:value-type="float">
            <text:p>297687</text:p>
          </table:table-cell>
          <table:table-cell office:value-type="float" office:value="239803" calcext:value-type="float">
            <text:p>239803</text:p>
          </table:table-cell>
          <table:table-cell office:value-type="float" office:value="402761" calcext:value-type="float">
            <text:p>402761</text:p>
          </table:table-cell>
          <table:table-cell office:value-type="float" office:value="410958" calcext:value-type="float">
            <text:p>410958</text:p>
          </table:table-cell>
          <table:table-cell office:value-type="float" office:value="560328" calcext:value-type="float">
            <text:p>560328</text:p>
          </table:table-cell>
          <table:table-cell office:value-type="float" office:value="597284" calcext:value-type="float">
            <text:p>597284</text:p>
          </table:table-cell>
          <table:table-cell office:value-type="float" office:value="269140" calcext:value-type="float">
            <text:p>269140</text:p>
          </table:table-cell>
          <table:table-cell office:value-type="float" office:value="315264" calcext:value-type="float">
            <text:p>315264</text:p>
          </table:table-cell>
          <table:table-cell office:value-type="float" office:value="418988" calcext:value-type="float">
            <text:p>418988</text:p>
          </table:table-cell>
          <table:table-cell office:value-type="float" office:value="413100" calcext:value-type="float">
            <text:p>413100</text:p>
          </table:table-cell>
          <table:table-cell office:value-type="float" office:value="600435" calcext:value-type="float">
            <text:p>600435</text:p>
          </table:table-cell>
          <table:table-cell office:value-type="float" office:value="626742" calcext:value-type="float">
            <text:p>626742</text:p>
          </table:table-cell>
          <table:table-cell office:value-type="float" office:value="264985" calcext:value-type="float">
            <text:p>264985</text:p>
          </table:table-cell>
          <table:table-cell office:value-type="float" office:value="245051" calcext:value-type="float">
            <text:p>245051</text:p>
          </table:table-cell>
          <table:table-cell office:value-type="float" office:value="639556" calcext:value-type="float">
            <text:p>639556</text:p>
          </table:table-cell>
          <table:table-cell office:value-type="float" office:value="635082" calcext:value-type="float">
            <text:p>635082</text:p>
          </table:table-cell>
          <table:table-cell office:value-type="float" office:value="132814" calcext:value-type="float">
            <text:p>132814</text:p>
          </table:table-cell>
          <table:table-cell office:value-type="float" office:value="151480" calcext:value-type="float">
            <text:p>151480</text:p>
          </table:table-cell>
          <table:table-cell office:value-type="float" office:value="223843" calcext:value-type="float">
            <text:p>223843</text:p>
          </table:table-cell>
          <table:table-cell office:value-type="float" office:value="218324" calcext:value-type="float">
            <text:p>218324</text:p>
          </table:table-cell>
          <table:table-cell office:value-type="float" office:value="539501" calcext:value-type="float">
            <text:p>539501</text:p>
          </table:table-cell>
          <table:table-cell office:value-type="float" office:value="565443" calcext:value-type="float">
            <text:p>565443</text:p>
          </table:table-cell>
          <table:table-cell office:value-type="float" office:value="219125" calcext:value-type="float">
            <text:p>219125</text:p>
          </table:table-cell>
          <table:table-cell office:value-type="float" office:value="214227" calcext:value-type="float">
            <text:p>214227</text:p>
          </table:table-cell>
          <table:table-cell office:value-type="float" office:value="573315" calcext:value-type="float">
            <text:p>573315</text:p>
          </table:table-cell>
          <table:table-cell office:value-type="float" office:value="555955" calcext:value-type="float">
            <text:p>555955</text:p>
          </table:table-cell>
          <table:table-cell office:value-type="float" office:value="163738" calcext:value-type="float">
            <text:p>163738</text:p>
          </table:table-cell>
          <table:table-cell office:value-type="float" office:value="160845" calcext:value-type="float">
            <text:p>160845</text:p>
          </table:table-cell>
          <table:table-cell office:value-type="float" office:value="198602" calcext:value-type="float">
            <text:p>198602</text:p>
          </table:table-cell>
          <table:table-cell office:value-type="float" office:value="184456" calcext:value-type="float">
            <text:p>184456</text:p>
          </table:table-cell>
          <table:table-cell office:value-type="float" office:value="572856" calcext:value-type="float">
            <text:p>572856</text:p>
          </table:table-cell>
          <table:table-cell office:value-type="float" office:value="605890" calcext:value-type="float">
            <text:p>605890</text:p>
          </table:table-cell>
          <table:table-cell office:value-type="float" office:value="551334" calcext:value-type="float">
            <text:p>551334</text:p>
          </table:table-cell>
          <table:table-cell office:value-type="float" office:value="543691" calcext:value-type="float">
            <text:p>543691</text:p>
          </table:table-cell>
        </table:table-row>
        <table:table-row table:style-name="ro1">
          <table:table-cell office:value-type="string" calcext:value-type="string">
            <text:p><text:a xlink:href="http://localhost:5001/#/metric/fp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fp0.9%22]&amp;plot_layout=%7B%7D&amp;x_axis=relative&amp;y_axis_scale=linear&amp;line_smoothness=1&amp;show_point=false&amp;deselected_curves=[]&amp;last_linear_y_axis_range=[]" xlink:type="simple">fp0.9</text:a></text:p>
          </table:table-cell>
          <table:table-cell office:value-type="float" office:value="76638" calcext:value-type="float">
            <text:p>76638</text:p>
          </table:table-cell>
          <table:table-cell office:value-type="float" office:value="67533" calcext:value-type="float">
            <text:p>67533</text:p>
          </table:table-cell>
          <table:table-cell office:value-type="float" office:value="47727" calcext:value-type="float">
            <text:p>47727</text:p>
          </table:table-cell>
          <table:table-cell office:value-type="float" office:value="41422" calcext:value-type="float">
            <text:p>41422</text:p>
          </table:table-cell>
          <table:table-cell office:value-type="float" office:value="246813" calcext:value-type="float">
            <text:p>246813</text:p>
          </table:table-cell>
          <table:table-cell office:value-type="float" office:value="245464" calcext:value-type="float">
            <text:p>245464</text:p>
          </table:table-cell>
          <table:table-cell office:value-type="float" office:value="41033" calcext:value-type="float">
            <text:p>41033</text:p>
          </table:table-cell>
          <table:table-cell office:value-type="float" office:value="47853" calcext:value-type="float">
            <text:p>47853</text:p>
          </table:table-cell>
          <table:table-cell office:value-type="float" office:value="109339" calcext:value-type="float">
            <text:p>109339</text:p>
          </table:table-cell>
          <table:table-cell office:value-type="float" office:value="96401" calcext:value-type="float">
            <text:p>96401</text:p>
          </table:table-cell>
          <table:table-cell office:value-type="float" office:value="137265" calcext:value-type="float">
            <text:p>137265</text:p>
          </table:table-cell>
          <table:table-cell office:value-type="float" office:value="139975" calcext:value-type="float">
            <text:p>139975</text:p>
          </table:table-cell>
          <table:table-cell office:value-type="float" office:value="47710" calcext:value-type="float">
            <text:p>47710</text:p>
          </table:table-cell>
          <table:table-cell office:value-type="float" office:value="43786" calcext:value-type="float">
            <text:p>43786</text:p>
          </table:table-cell>
          <table:table-cell office:value-type="float" office:value="40148" calcext:value-type="float">
            <text:p>40148</text:p>
          </table:table-cell>
          <table:table-cell office:value-type="float" office:value="40989" calcext:value-type="float">
            <text:p>40989</text:p>
          </table:table-cell>
          <table:table-cell office:value-type="float" office:value="148199" calcext:value-type="float">
            <text:p>148199</text:p>
          </table:table-cell>
          <table:table-cell office:value-type="float" office:value="152406" calcext:value-type="float">
            <text:p>152406</text:p>
          </table:table-cell>
          <table:table-cell office:value-type="float" office:value="213400" calcext:value-type="float">
            <text:p>213400</text:p>
          </table:table-cell>
          <table:table-cell office:value-type="float" office:value="295181" calcext:value-type="float">
            <text:p>295181</text:p>
          </table:table-cell>
          <table:table-cell office:value-type="float" office:value="148892" calcext:value-type="float">
            <text:p>148892</text:p>
          </table:table-cell>
          <table:table-cell office:value-type="float" office:value="139812" calcext:value-type="float">
            <text:p>139812</text:p>
          </table:table-cell>
          <table:table-cell office:value-type="float" office:value="153477" calcext:value-type="float">
            <text:p>153477</text:p>
          </table:table-cell>
          <table:table-cell office:value-type="float" office:value="137928" calcext:value-type="float">
            <text:p>137928</text:p>
          </table:table-cell>
          <table:table-cell office:value-type="float" office:value="138277" calcext:value-type="float">
            <text:p>138277</text:p>
          </table:table-cell>
          <table:table-cell office:value-type="float" office:value="139890" calcext:value-type="float">
            <text:p>139890</text:p>
          </table:table-cell>
          <table:table-cell office:value-type="float" office:value="58917" calcext:value-type="float">
            <text:p>58917</text:p>
          </table:table-cell>
          <table:table-cell office:value-type="float" office:value="60810" calcext:value-type="float">
            <text:p>60810</text:p>
          </table:table-cell>
          <table:table-cell office:value-type="float" office:value="69341" calcext:value-type="float">
            <text:p>69341</text:p>
          </table:table-cell>
          <table:table-cell office:value-type="float" office:value="71051" calcext:value-type="float">
            <text:p>71051</text:p>
          </table:table-cell>
          <table:table-cell office:value-type="float" office:value="72985" calcext:value-type="float">
            <text:p>72985</text:p>
          </table:table-cell>
          <table:table-cell office:value-type="float" office:value="157381" calcext:value-type="float">
            <text:p>157381</text:p>
          </table:table-cell>
          <table:table-cell office:value-type="float" office:value="149122" calcext:value-type="float">
            <text:p>149122</text:p>
          </table:table-cell>
          <table:table-cell office:value-type="float" office:value="31138" calcext:value-type="float">
            <text:p>31138</text:p>
          </table:table-cell>
          <table:table-cell office:value-type="float" office:value="34923" calcext:value-type="float">
            <text:p>34923</text:p>
          </table:table-cell>
          <table:table-cell office:value-type="float" office:value="181663" calcext:value-type="float">
            <text:p>181663</text:p>
          </table:table-cell>
          <table:table-cell office:value-type="float" office:value="190972" calcext:value-type="float">
            <text:p>190972</text:p>
          </table:table-cell>
          <table:table-cell office:value-type="float" office:value="71308" calcext:value-type="float">
            <text:p>71308</text:p>
          </table:table-cell>
          <table:table-cell office:value-type="float" office:value="74224" calcext:value-type="float">
            <text:p>74224</text:p>
          </table:table-cell>
          <table:table-cell office:value-type="float" office:value="47888" calcext:value-type="float">
            <text:p>47888</text:p>
          </table:table-cell>
          <table:table-cell office:value-type="float" office:value="49939" calcext:value-type="float">
            <text:p>49939</text:p>
          </table:table-cell>
          <table:table-cell office:value-type="float" office:value="55021" calcext:value-type="float">
            <text:p>55021</text:p>
          </table:table-cell>
          <table:table-cell office:value-type="float" office:value="49420" calcext:value-type="float">
            <text:p>49420</text:p>
          </table:table-cell>
          <table:table-cell office:value-type="float" office:value="78655" calcext:value-type="float">
            <text:p>78655</text:p>
          </table:table-cell>
          <table:table-cell office:value-type="float" office:value="84015" calcext:value-type="float">
            <text:p>84015</text:p>
          </table:table-cell>
          <table:table-cell office:value-type="float" office:value="148757" calcext:value-type="float">
            <text:p>148757</text:p>
          </table:table-cell>
          <table:table-cell office:value-type="float" office:value="152820" calcext:value-type="float">
            <text:p>152820</text:p>
          </table:table-cell>
          <table:table-cell office:value-type="float" office:value="52206" calcext:value-type="float">
            <text:p>52206</text:p>
          </table:table-cell>
          <table:table-cell office:value-type="float" office:value="56200" calcext:value-type="float">
            <text:p>56200</text:p>
          </table:table-cell>
          <table:table-cell office:value-type="float" office:value="91243" calcext:value-type="float">
            <text:p>91243</text:p>
          </table:table-cell>
          <table:table-cell office:value-type="float" office:value="88915" calcext:value-type="float">
            <text:p>88915</text:p>
          </table:table-cell>
          <table:table-cell office:value-type="float" office:value="149688" calcext:value-type="float">
            <text:p>149688</text:p>
          </table:table-cell>
          <table:table-cell office:value-type="float" office:value="155366" calcext:value-type="float">
            <text:p>155366</text:p>
          </table:table-cell>
          <table:table-cell office:value-type="float" office:value="48890" calcext:value-type="float">
            <text:p>48890</text:p>
          </table:table-cell>
          <table:table-cell office:value-type="float" office:value="44606" calcext:value-type="float">
            <text:p>44606</text:p>
          </table:table-cell>
          <table:table-cell office:value-type="float" office:value="168921" calcext:value-type="float">
            <text:p>168921</text:p>
          </table:table-cell>
          <table:table-cell office:value-type="float" office:value="167516" calcext:value-type="float">
            <text:p>167516</text:p>
          </table:table-cell>
          <table:table-cell office:value-type="float" office:value="35267" calcext:value-type="float">
            <text:p>35267</text:p>
          </table:table-cell>
          <table:table-cell office:value-type="float" office:value="41808" calcext:value-type="float">
            <text:p>41808</text:p>
          </table:table-cell>
          <table:table-cell office:value-type="float" office:value="51924" calcext:value-type="float">
            <text:p>51924</text:p>
          </table:table-cell>
          <table:table-cell office:value-type="float" office:value="55102" calcext:value-type="float">
            <text:p>55102</text:p>
          </table:table-cell>
          <table:table-cell office:value-type="float" office:value="153504" calcext:value-type="float">
            <text:p>153504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461" calcext:value-type="float">
            <text:p>30461</text:p>
          </table:table-cell>
          <table:table-cell office:value-type="float" office:value="30279" calcext:value-type="float">
            <text:p>30279</text:p>
          </table:table-cell>
          <table:table-cell office:value-type="float" office:value="169937" calcext:value-type="float">
            <text:p>169937</text:p>
          </table:table-cell>
          <table:table-cell office:value-type="float" office:value="157494" calcext:value-type="float">
            <text:p>157494</text:p>
          </table:table-cell>
          <table:table-cell office:value-type="float" office:value="40875" calcext:value-type="float">
            <text:p>40875</text:p>
          </table:table-cell>
          <table:table-cell office:value-type="float" office:value="41524" calcext:value-type="float">
            <text:p>41524</text:p>
          </table:table-cell>
          <table:table-cell office:value-type="float" office:value="50537" calcext:value-type="float">
            <text:p>50537</text:p>
          </table:table-cell>
          <table:table-cell office:value-type="float" office:value="48375" calcext:value-type="float">
            <text:p>48375</text:p>
          </table:table-cell>
          <table:table-cell office:value-type="float" office:value="171814" calcext:value-type="float">
            <text:p>171814</text:p>
          </table:table-cell>
          <table:table-cell office:value-type="float" office:value="166574" calcext:value-type="float">
            <text:p>166574</text:p>
          </table:table-cell>
          <table:table-cell office:value-type="float" office:value="135339" calcext:value-type="float">
            <text:p>135339</text:p>
          </table:table-cell>
          <table:table-cell office:value-type="float" office:value="137395" calcext:value-type="float">
            <text:p>137395</text:p>
          </table:table-cell>
        </table:table-row>
        <table:table-row table:style-name="ro1">
          <table:table-cell office:value-type="string" calcext:value-type="string">
            <text:p><text:a xlink:href="http://localhost:5001/#/metric/loss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loss%22]&amp;plot_layout=%7B%7D&amp;x_axis=relative&amp;y_axis_scale=linear&amp;line_smoothness=1&amp;show_point=false&amp;deselected_curves=[]&amp;last_linear_y_axis_range=[]" xlink:type="simple">loss</text:a>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3" calcext:value-type="float">
            <text:p>0.20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5" calcext:value-type="float">
            <text:p>0.44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" calcext:value-type="float">
            <text:p>0.54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8" calcext:value-type="float">
            <text:p>0.7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5" calcext:value-type="float">
            <text:p>0.74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1.116" calcext:value-type="float">
            <text:p>1.116</text:p>
          </table:table-cell>
          <table:table-cell office:value-type="float" office:value="1.12" calcext:value-type="float">
            <text:p>1.1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2" calcext:value-type="float">
            <text:p>0.722</text:p>
          </table:table-cell>
          <table:table-cell office:value-type="float" office:value="0.499" calcext:value-type="float">
            <text:p>0.49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6" calcext:value-type="float">
            <text:p>0.24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03" calcext:value-type="float">
            <text:p>0.70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5" calcext:value-type="float">
            <text:p>0.54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07" calcext:value-type="float">
            <text:p>0.307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2" calcext:value-type="float">
            <text:p>0.26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3" calcext:value-type="float">
            <text:p>0.52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3" calcext:value-type="float">
            <text:p>0.303</text:p>
          </table:table-cell>
          <table:table-cell office:value-type="float" office:value="0.591" calcext:value-type="float">
            <text:p>0.5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19" calcext:value-type="float">
            <text:p>0.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1" calcext:value-type="float">
            <text:p>0.36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4" calcext:value-type="float">
            <text:p>0.174</text:p>
          </table:table-cell>
          <table:table-cell office:value-type="float" office:value="0.64" calcext:value-type="float">
            <text:p>0.64</text:p>
          </table:table-cell>
          <table:table-cell office:value-type="float" office:value="0.629" calcext:value-type="float">
            <text:p>0.6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5" calcext:value-type="float">
            <text:p>0.3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7" calcext:value-type="float">
            <text:p>0.27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<text:a xlink:href="http://localhost:5001/#/metric/lr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lr%22]&amp;plot_layout=%7B%7D&amp;x_axis=relative&amp;y_axis_scale=linear&amp;line_smoothness=1&amp;show_point=false&amp;deselected_curves=[]&amp;last_linear_y_axis_range=[]" xlink:type="simple">lr</text:a></text:p>
          </table:table-cell>
          <table:table-cell table:number-columns-repeated="2" office:value-type="float" office:value="0.000000002445" calcext:value-type="float">
            <text:p>2.445E-09</text:p>
          </table:table-cell>
          <table:table-cell table:number-columns-repeated="2" office:value-type="float" office:value="0.00000000001436" calcext:value-type="float">
            <text:p>1.436E-11</text:p>
          </table:table-cell>
          <table:table-cell table:number-columns-repeated="2" office:value-type="float" office:value="0.0000000007532" calcext:value-type="float">
            <text:p>7.532E-10</text:p>
          </table:table-cell>
          <table:table-cell table:number-columns-repeated="2" office:value-type="float" office:value="0.0000000001373" calcext:value-type="float">
            <text:p>1.373E-10</text:p>
          </table:table-cell>
          <table:table-cell table:number-columns-repeated="2" office:value-type="float" office:value="0.000000000102" calcext:value-type="float">
            <text:p>1.02E-10</text:p>
          </table:table-cell>
          <table:table-cell table:number-columns-repeated="2" office:value-type="float" office:value="0.0000000008925" calcext:value-type="float">
            <text:p>8.925E-10</text:p>
          </table:table-cell>
          <table:table-cell table:number-columns-repeated="2" office:value-type="float" office:value="0.0001196" calcext:value-type="float">
            <text:p>0.0001196</text:p>
          </table:table-cell>
          <table:table-cell table:number-columns-repeated="2" office:value-type="float" office:value="0.00008261" calcext:value-type="float">
            <text:p>8.261E-05</text:p>
          </table:table-cell>
          <table:table-cell table:number-columns-repeated="2" office:value-type="float" office:value="0.0006809" calcext:value-type="float">
            <text:p>0.0006809</text:p>
          </table:table-cell>
          <table:table-cell table:number-columns-repeated="2" office:value-type="float" office:value="0.00000000002383" calcext:value-type="float">
            <text:p>2.383E-11</text:p>
          </table:table-cell>
          <table:table-cell table:number-columns-repeated="2" office:value-type="float" office:value="0.000000299" calcext:value-type="float">
            <text:p>2.99E-07</text:p>
          </table:table-cell>
          <table:table-cell table:number-columns-repeated="2" office:value-type="float" office:value="0.000000365" calcext:value-type="float">
            <text:p>3.65E-07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000000002029" calcext:value-type="float">
            <text:p>2.029E-11</text:p>
          </table:table-cell>
          <table:table-cell table:number-columns-repeated="2" office:value-type="float" office:value="0.0000002854" calcext:value-type="float">
            <text:p>2.854E-07</text:p>
          </table:table-cell>
          <table:table-cell office:value-type="float" office:value="0.000000008483" calcext:value-type="float">
            <text:p>8.483E-0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000002128" calcext:value-type="float">
            <text:p>2.128E-08</text:p>
          </table:table-cell>
          <table:table-cell table:number-columns-repeated="2" office:value-type="float" office:value="0.00000001628" calcext:value-type="float">
            <text:p>1.628E-08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0595" calcext:value-type="float">
            <text:p>0.000595</text:p>
          </table:table-cell>
          <table:table-cell table:number-columns-repeated="2" office:value-type="float" office:value="0.00000002967" calcext:value-type="float">
            <text:p>2.967E-08</text:p>
          </table:table-cell>
          <table:table-cell table:number-columns-repeated="2" office:value-type="float" office:value="0.00000001649" calcext:value-type="float">
            <text:p>1.649E-08</text:p>
          </table:table-cell>
          <table:table-cell table:number-columns-repeated="2" office:value-type="float" office:value="0.000000006012" calcext:value-type="float">
            <text:p>6.012E-09</text:p>
          </table:table-cell>
          <table:table-cell table:number-columns-repeated="2" office:value-type="float" office:value="0.0000000231" calcext:value-type="float">
            <text:p>2.31E-08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0000003175" calcext:value-type="float">
            <text:p>3.175E-09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0943" calcext:value-type="float">
            <text:p>0.000943</text:p>
          </table:table-cell>
          <table:table-cell table:number-columns-repeated="2" office:value-type="float" office:value="0.0005035" calcext:value-type="float">
            <text:p>0.0005035</text:p>
          </table:table-cell>
          <table:table-cell table:number-columns-repeated="2" office:value-type="float" office:value="0.000000007597" calcext:value-type="float">
            <text:p>7.597E-09</text:p>
          </table:table-cell>
          <table:table-cell table:number-columns-repeated="2" office:value-type="float" office:value="0.000000008603" calcext:value-type="float">
            <text:p>8.603E-09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09198" calcext:value-type="float">
            <text:p>0.0009198</text:p>
          </table:table-cell>
          <table:table-cell table:number-columns-repeated="2" office:value-type="float" office:value="0.000000002517" calcext:value-type="float">
            <text:p>2.517E-09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000000315" calcext:value-type="float">
            <text:p>3.15E-09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<text:a xlink:href="http://localhost:5001/#/metric/precision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precision0.1%22]&amp;plot_layout=%7B%7D&amp;x_axis=relative&amp;y_axis_scale=linear&amp;line_smoothness=1&amp;show_point=false&amp;deselected_curves=[]&amp;last_linear_y_axis_range=[]" xlink:type="simple">precision0.1</text:a>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" calcext:value-type="float">
            <text:p>0.7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3" calcext:value-type="float">
            <text:p>0.4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" calcext:value-type="float">
            <text:p>0.6</text:p>
          </table:table-cell>
          <table:table-cell office:value-type="float" office:value="0.591" calcext:value-type="float">
            <text:p>0.59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6" calcext:value-type="float">
            <text:p>0.69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2" calcext:value-type="float">
            <text:p>0.72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7" calcext:value-type="float">
            <text:p>0.38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52" calcext:value-type="float">
            <text:p>0.752</text:p>
          </table:table-cell>
          <table:table-cell office:value-type="float" office:value="0.693" calcext:value-type="float">
            <text:p>0.693</text:p>
          </table:table-cell>
          <table:table-cell office:value-type="float" office:value="0.655" calcext:value-type="float">
            <text:p>0.65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4" calcext:value-type="float">
            <text:p>0.42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4" calcext:value-type="float">
            <text:p>0.77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3" calcext:value-type="float">
            <text:p>0.413</text:p>
          </table:table-cell>
          <table:table-cell office:value-type="float" office:value="0.482" calcext:value-type="float">
            <text:p>0.482</text:p>
          </table:table-cell>
          <table:table-cell table:number-columns-repeated="2" office:value-type="float" office:value="0.716" calcext:value-type="float">
            <text:p>0.71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47" calcext:value-type="float">
            <text:p>0.54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2" calcext:value-type="float">
            <text:p>0.742</text:p>
          </table:table-cell>
          <table:table-cell office:value-type="float" office:value="0.631" calcext:value-type="float">
            <text:p>0.6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6" calcext:value-type="float">
            <text:p>0.4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6" calcext:value-type="float">
            <text:p>0.66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5" calcext:value-type="float">
            <text:p>0.475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82" calcext:value-type="float">
            <text:p>0.48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4" calcext:value-type="float">
            <text:p>0.67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36" calcext:value-type="float">
            <text:p>0.736</text:p>
          </table:table-cell>
          <table:table-cell office:value-type="float" office:value="0.615" calcext:value-type="float">
            <text:p>0.615</text:p>
          </table:table-cell>
          <table:table-cell office:value-type="float" office:value="0.616" calcext:value-type="float">
            <text:p>0.616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1" calcext:value-type="float">
            <text:p>0.7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" calcext:value-type="float">
            <text:p>0.3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5" calcext:value-type="float">
            <text:p>0.665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8" calcext:value-type="float">
            <text:p>0.61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<text:a xlink:href="http://localhost:5001/#/metric/precision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precision0.3%22]&amp;plot_layout=%7B%7D&amp;x_axis=relative&amp;y_axis_scale=linear&amp;line_smoothness=1&amp;show_point=false&amp;deselected_curves=[]&amp;last_linear_y_axis_range=[]" xlink:type="simple">precision0.3</text:a>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1" calcext:value-type="float">
            <text:p>0.8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1" calcext:value-type="float">
            <text:p>0.71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" calcext:value-type="float">
            <text:p>0.4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29" calcext:value-type="float">
            <text:p>0.729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7" calcext:value-type="float">
            <text:p>0.837</text:p>
          </table:table-cell>
          <table:table-cell office:value-type="float" office:value="0.826" calcext:value-type="float">
            <text:p>0.826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7" calcext:value-type="float">
            <text:p>0.55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" calcext:value-type="float">
            <text:p>0.7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" calcext:value-type="float">
            <text:p>0.8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7" calcext:value-type="float">
            <text:p>0.8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53" calcext:value-type="float">
            <text:p>0.653</text:p>
          </table:table-cell>
          <table:table-cell table:number-columns-repeated="2" office:value-type="float" office:value="0.644" calcext:value-type="float">
            <text:p>0.64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" calcext:value-type="float">
            <text:p>0.8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9" calcext:value-type="float">
            <text:p>0.7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" calcext:value-type="float">
            <text:p>0.6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9" calcext:value-type="float">
            <text:p>0.81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3" calcext:value-type="float">
            <text:p>0.683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3" calcext:value-type="float">
            <text:p>0.81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9" calcext:value-type="float">
            <text:p>0.83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8" calcext:value-type="float">
            <text:p>0.858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8" calcext:value-type="float">
            <text:p>0.57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7" calcext:value-type="float">
            <text:p>0.747</text:p>
          </table:table-cell>
          <table:table-cell office:value-type="float" office:value="0.843" calcext:value-type="float">
            <text:p>0.843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<text:a xlink:href="http://localhost:5001/#/metric/precision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precision0.5%22]&amp;plot_layout=%7B%7D&amp;x_axis=relative&amp;y_axis_scale=linear&amp;line_smoothness=1&amp;show_point=false&amp;deselected_curves=[]&amp;last_linear_y_axis_range=[]" xlink:type="simple">precision0.5</text:a></text:p>
          </table:table-cell>
          <table:table-cell office:value-type="float" office:value="0.9" calcext:value-type="float">
            <text:p>0.9</text:p>
          </table:table-cell>
          <table:table-cell office:value-type="float" office:value="0.905" calcext:value-type="float">
            <text:p>0.90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83" calcext:value-type="float">
            <text:p>0.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9" calcext:value-type="float">
            <text:p>0.8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1" calcext:value-type="float">
            <text:p>0.89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8" calcext:value-type="float">
            <text:p>0.78</text:p>
          </table:table-cell>
          <table:table-cell office:value-type="float" office:value="0.779" calcext:value-type="float">
            <text:p>0.779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" calcext:value-type="float">
            <text:p>0.91</text:p>
          </table:table-cell>
          <table:table-cell office:value-type="float" office:value="0.912" calcext:value-type="float">
            <text:p>0.91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" calcext:value-type="float">
            <text:p>0.86</text:p>
          </table:table-cell>
          <table:table-cell office:value-type="float" office:value="0.776" calcext:value-type="float">
            <text:p>0.77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9" calcext:value-type="float">
            <text:p>0.89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44" calcext:value-type="float">
            <text:p>0.74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" calcext:value-type="float">
            <text:p>0.8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2" calcext:value-type="float">
            <text:p>0.90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7" calcext:value-type="float">
            <text:p>0.817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62" calcext:value-type="float">
            <text:p>0.762</text:p>
          </table:table-cell>
          <table:table-cell office:value-type="float" office:value="0.79" calcext:value-type="float">
            <text:p>0.7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5" calcext:value-type="float">
            <text:p>0.885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4" calcext:value-type="float">
            <text:p>0.844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18" calcext:value-type="float">
            <text:p>0.71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83" calcext:value-type="float">
            <text:p>0.883</text:p>
          </table:table-cell>
          <table:table-cell office:value-type="float" office:value="0.872" calcext:value-type="float">
            <text:p>0.872</text:p>
          </table:table-cell>
          <table:table-cell table:number-columns-repeated="2" office:value-type="float" office:value="0.863" calcext:value-type="float">
            <text:p>0.863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<text:a xlink:href="http://localhost:5001/#/metric/precision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precision0.7%22]&amp;plot_layout=%7B%7D&amp;x_axis=relative&amp;y_axis_scale=linear&amp;line_smoothness=1&amp;show_point=false&amp;deselected_curves=[]&amp;last_linear_y_axis_range=[]" xlink:type="simple">precision0.7</text:a>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4" calcext:value-type="float">
            <text:p>0.94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4" calcext:value-type="float">
            <text:p>0.90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" calcext:value-type="float">
            <text:p>0.86</text:p>
          </table:table-cell>
          <table:table-cell office:value-type="float" office:value="0.839" calcext:value-type="float">
            <text:p>0.839</text:p>
          </table:table-cell>
          <table:table-cell office:value-type="float" office:value="0.824" calcext:value-type="float">
            <text:p>0.8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6" calcext:value-type="float">
            <text:p>0.906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939" calcext:value-type="float">
            <text:p>0.939</text:p>
          </table:table-cell>
          <table:table-cell office:value-type="float" office:value="0.81" calcext:value-type="float">
            <text:p>0.81</text:p>
          </table:table-cell>
          <table:table-cell office:value-type="float" office:value="0.811" calcext:value-type="float">
            <text:p>0.81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" calcext:value-type="float">
            <text:p>0.95</text:p>
          </table:table-cell>
          <table:table-cell office:value-type="float" office:value="0.927" calcext:value-type="float">
            <text:p>0.927</text:p>
          </table:table-cell>
          <table:table-cell office:value-type="float" office:value="0.909" calcext:value-type="float">
            <text:p>0.90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float" office:value="0.931" calcext:value-type="float">
            <text:p>0.93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office:value-type="float" office:value="0.86" calcext:value-type="float">
            <text:p>0.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5" calcext:value-type="float">
            <text:p>0.9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" calcext:value-type="float">
            <text:p>0.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38" calcext:value-type="float">
            <text:p>0.938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9" calcext:value-type="float">
            <text:p>0.949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<text:a xlink:href="http://localhost:5001/#/metric/precision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precision0.9%22]&amp;plot_layout=%7B%7D&amp;x_axis=relative&amp;y_axis_scale=linear&amp;line_smoothness=1&amp;show_point=false&amp;deselected_curves=[]&amp;last_linear_y_axis_range=[]" xlink:type="simple">precision0.9</text:a>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2" calcext:value-type="float">
            <text:p>0.97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" calcext:value-type="float">
            <text:p>0.97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" calcext:value-type="float">
            <text:p>0.98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" calcext:value-type="float">
            <text:p>0.93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8" calcext:value-type="float">
            <text:p>0.968</text:p>
          </table:table-cell>
          <table:table-cell office:value-type="float" office:value="0.983" calcext:value-type="float">
            <text:p>0.983</text:p>
          </table:table-cell>
          <table:table-cell table:number-columns-repeated="3"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14" calcext:value-type="float">
            <text:p>0.914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957" calcext:value-type="float">
            <text:p>0.957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8" calcext:value-type="float">
            <text:p>0.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" calcext:value-type="float">
            <text:p>0.9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69" calcext:value-type="float">
            <text:p>0.969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1" calcext:value-type="float">
            <text:p>0.981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5" calcext:value-type="float">
            <text:p>0.9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.981" calcext:value-type="float">
            <text:p>0.981</text:p>
          </table:table-cell>
          <table:table-cell table:number-columns-repeated="2"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<text:a xlink:href="http://localhost:5001/#/metric/recall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recall0.1%22]&amp;plot_layout=%7B%7D&amp;x_axis=relative&amp;y_axis_scale=linear&amp;line_smoothness=1&amp;show_point=false&amp;deselected_curves=[]&amp;last_linear_y_axis_range=[]" xlink:type="simple">recall0.1</text:a>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98" calcext:value-type="float">
            <text:p>0.89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3" calcext:value-type="float">
            <text:p>0.963</text:p>
          </table:table-cell>
          <table:table-cell table:number-columns-repeated="2" office:value-type="float" office:value="0.897" calcext:value-type="float">
            <text:p>0.897</text:p>
          </table:table-cell>
          <table:table-cell office:value-type="float" office:value="0.97" calcext:value-type="float">
            <text:p>0.9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1" calcext:value-type="float">
            <text:p>0.961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3" calcext:value-type="float">
            <text:p>0.973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" calcext:value-type="float">
            <text:p>0.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table:number-columns-repeated="2" office:value-type="float" office:value="0.969" calcext:value-type="float">
            <text:p>0.969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" calcext:value-type="float">
            <text:p>0.9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9" calcext:value-type="float">
            <text:p>0.959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4" calcext:value-type="float">
            <text:p>0.924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" calcext:value-type="float">
            <text:p>0.9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05" calcext:value-type="float">
            <text:p>0.905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4" calcext:value-type="float">
            <text:p>0.954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2" calcext:value-type="float">
            <text:p>0.9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59" calcext:value-type="float">
            <text:p>0.959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9" calcext:value-type="float">
            <text:p>0.959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<text:a xlink:href="http://localhost:5001/#/metric/recall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recall0.3%22]&amp;plot_layout=%7B%7D&amp;x_axis=relative&amp;y_axis_scale=linear&amp;line_smoothness=1&amp;show_point=false&amp;deselected_curves=[]&amp;last_linear_y_axis_range=[]" xlink:type="simple">recall0.3</text:a>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859" calcext:value-type="float">
            <text:p>0.85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4" calcext:value-type="float">
            <text:p>0.7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" calcext:value-type="float">
            <text:p>0.8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9" calcext:value-type="float">
            <text:p>0.92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1" calcext:value-type="float">
            <text:p>0.751</text:p>
          </table:table-cell>
          <table:table-cell office:value-type="float" office:value="0.94" calcext:value-type="float">
            <text:p>0.9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" calcext:value-type="float">
            <text:p>0.92</text:p>
          </table:table-cell>
          <table:table-cell office:value-type="float" office:value="0.913" calcext:value-type="float">
            <text:p>0.913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7" calcext:value-type="float">
            <text:p>0.707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1" calcext:value-type="float">
            <text:p>0.67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5" calcext:value-type="float">
            <text:p>0.71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699" calcext:value-type="float">
            <text:p>0.69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6" calcext:value-type="float">
            <text:p>0.79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4" calcext:value-type="float">
            <text:p>0.8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4" calcext:value-type="float">
            <text:p>0.81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7" calcext:value-type="float">
            <text:p>0.897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3" calcext:value-type="float">
            <text:p>0.82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35" calcext:value-type="float">
            <text:p>0.935</text:p>
          </table:table-cell>
          <table:table-cell table:number-columns-repeated="2" office:value-type="float" office:value="0.878" calcext:value-type="float">
            <text:p>0.87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48" calcext:value-type="float">
            <text:p>0.94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2" calcext:value-type="float">
            <text:p>0.762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1" calcext:value-type="float">
            <text:p>0.89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926" calcext:value-type="float">
            <text:p>0.926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<text:a xlink:href="http://localhost:5001/#/metric/recall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recall0.5%22]&amp;plot_layout=%7B%7D&amp;x_axis=relative&amp;y_axis_scale=linear&amp;line_smoothness=1&amp;show_point=false&amp;deselected_curves=[]&amp;last_linear_y_axis_range=[]" xlink:type="simple">recall0.5</text:a></text:p>
          </table:table-cell>
          <table:table-cell office:value-type="float" office:value="0.9" calcext:value-type="float">
            <text:p>0.9</text:p>
          </table:table-cell>
          <table:table-cell office:value-type="float" office:value="0.901" calcext:value-type="float">
            <text:p>0.90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2" calcext:value-type="float">
            <text:p>0.722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04" calcext:value-type="float">
            <text:p>0.804</text:p>
          </table:table-cell>
          <table:table-cell table:number-columns-repeated="2" office:value-type="float" office:value="0.855" calcext:value-type="float">
            <text:p>0.855</text:p>
          </table:table-cell>
          <table:table-cell office:value-type="float" office:value="0.893" calcext:value-type="float">
            <text:p>0.89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3" calcext:value-type="float">
            <text:p>0.61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8" calcext:value-type="float">
            <text:p>0.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6" calcext:value-type="float">
            <text:p>0.616</text:p>
          </table:table-cell>
          <table:table-cell office:value-type="float" office:value="0.91" calcext:value-type="float">
            <text:p>0.91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7" calcext:value-type="float">
            <text:p>0.917</text:p>
          </table:table-cell>
          <table:table-cell office:value-type="float" office:value="0.622" calcext:value-type="float">
            <text:p>0.622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" calcext:value-type="float">
            <text:p>0.62</text:p>
          </table:table-cell>
          <table:table-cell office:value-type="float" office:value="0.747" calcext:value-type="float">
            <text:p>0.74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56" calcext:value-type="float">
            <text:p>0.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8" calcext:value-type="float">
            <text:p>0.738</text:p>
          </table:table-cell>
          <table:table-cell office:value-type="float" office:value="0.9" calcext:value-type="float">
            <text:p>0.9</text:p>
          </table:table-cell>
          <table:table-cell office:value-type="float" office:value="0.901" calcext:value-type="float">
            <text:p>0.90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2" calcext:value-type="float">
            <text:p>0.84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1" calcext:value-type="float">
            <text:p>0.691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3" calcext:value-type="float">
            <text:p>0.863</text:p>
          </table:table-cell>
          <table:table-cell office:value-type="float" office:value="0.68" calcext:value-type="float">
            <text:p>0.68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6" calcext:value-type="float">
            <text:p>0.726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5" calcext:value-type="float">
            <text:p>0.8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" calcext:value-type="float">
            <text:p>0.863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9" calcext:value-type="float">
            <text:p>0.899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92" calcext:value-type="float">
            <text:p>0.92</text:p>
          </table:table-cell>
          <table:table-cell office:value-type="float" office:value="0.917" calcext:value-type="float">
            <text:p>0.9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1" calcext:value-type="float">
            <text:p>0.621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2" calcext:value-type="float">
            <text:p>0.832</text:p>
          </table:table-cell>
          <table:table-cell office:value-type="float" office:value="0.876" calcext:value-type="float">
            <text:p>0.87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9" calcext:value-type="float">
            <text:p>0.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<text:a xlink:href="http://localhost:5001/#/metric/recall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recall0.7%22]&amp;plot_layout=%7B%7D&amp;x_axis=relative&amp;y_axis_scale=linear&amp;line_smoothness=1&amp;show_point=false&amp;deselected_curves=[]&amp;last_linear_y_axis_range=[]" xlink:type="simple">recall0.7</text:a>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5" calcext:value-type="float">
            <text:p>0.855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4" calcext:value-type="float">
            <text:p>0.674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72" calcext:value-type="float">
            <text:p>0.7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98" calcext:value-type="float">
            <text:p>0.798</text:p>
          </table:table-cell>
          <table:table-cell office:value-type="float" office:value="0.8" calcext:value-type="float">
            <text:p>0.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4" calcext:value-type="float">
            <text:p>0.83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" calcext:value-type="float">
            <text:p>0.42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2" calcext:value-type="float">
            <text:p>0.822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.508" calcext:value-type="float">
            <text:p>0.508</text:p>
          </table:table-cell>
          <table:table-cell table:number-columns-repeated="2" office:value-type="float" office:value="0.861" calcext:value-type="float">
            <text:p>0.86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4" calcext:value-type="float">
            <text:p>0.87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3" calcext:value-type="float">
            <text:p>0.503</text:p>
          </table:table-cell>
          <table:table-cell office:value-type="float" office:value="0.596" calcext:value-type="float">
            <text:p>0.596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" calcext:value-type="float">
            <text:p>0.83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1" calcext:value-type="float">
            <text:p>0.85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1" calcext:value-type="float">
            <text:p>0.78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51" calcext:value-type="float">
            <text:p>0.551</text:p>
          </table:table-cell>
          <table:table-cell office:value-type="float" office:value="0.6" calcext:value-type="float">
            <text:p>0.6</text:p>
          </table:table-cell>
          <table:table-cell office:value-type="float" office:value="0.586" calcext:value-type="float">
            <text:p>0.58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8" calcext:value-type="float">
            <text:p>0.808</text:p>
          </table:table-cell>
          <table:table-cell office:value-type="float" office:value="0.574" calcext:value-type="float">
            <text:p>0.57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3" calcext:value-type="float">
            <text:p>0.633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1" calcext:value-type="float">
            <text:p>0.801</text:p>
          </table:table-cell>
          <table:table-cell office:value-type="float" office:value="0.558" calcext:value-type="float">
            <text:p>0.558</text:p>
          </table:table-cell>
          <table:table-cell office:value-type="float" office:value="0.626" calcext:value-type="float">
            <text:p>0.6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62" calcext:value-type="float">
            <text:p>0.8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6" calcext:value-type="float">
            <text:p>0.736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2" calcext:value-type="float">
            <text:p>0.87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8" calcext:value-type="float">
            <text:p>0.45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6" calcext:value-type="float">
            <text:p>0.736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9" calcext:value-type="float">
            <text:p>0.839</text:p>
          </table:table-cell>
          <table:table-cell table:number-columns-repeated="2"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<text:a xlink:href="http://localhost:5001/#/metric/recall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recall0.9%22]&amp;plot_layout=%7B%7D&amp;x_axis=relative&amp;y_axis_scale=linear&amp;line_smoothness=1&amp;show_point=false&amp;deselected_curves=[]&amp;last_linear_y_axis_range=[]" xlink:type="simple">recall0.9</text:a>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8" calcext:value-type="float">
            <text:p>0.73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9" calcext:value-type="float">
            <text:p>0.48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29" calcext:value-type="float">
            <text:p>0.529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1" calcext:value-type="float">
            <text:p>0.73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1" calcext:value-type="float">
            <text:p>0.76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8" calcext:value-type="float">
            <text:p>0.61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9" calcext:value-type="float">
            <text:p>0.34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" calcext:value-type="float">
            <text:p>0.4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" calcext:value-type="float">
            <text:p>0.33</text:p>
          </table:table-cell>
          <table:table-cell office:value-type="float" office:value="0.263" calcext:value-type="float">
            <text:p>0.26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9" calcext:value-type="float">
            <text:p>0.7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4" calcext:value-type="float">
            <text:p>0.264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7" calcext:value-type="float">
            <text:p>0.50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5" calcext:value-type="float">
            <text:p>0.75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69" calcext:value-type="float">
            <text:p>0.669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9" calcext:value-type="float">
            <text:p>0.429</text:p>
          </table:table-cell>
          <table:table-cell office:value-type="float" office:value="0.699" calcext:value-type="float">
            <text:p>0.699</text:p>
          </table:table-cell>
          <table:table-cell office:value-type="float" office:value="0.686" calcext:value-type="float">
            <text:p>0.68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.688" calcext:value-type="float">
            <text:p>0.6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437" calcext:value-type="float">
            <text:p>0.437</text:p>
          </table:table-cell>
          <table:table-cell office:value-type="float" office:value="0.68" calcext:value-type="float">
            <text:p>0.68</text:p>
          </table:table-cell>
          <table:table-cell office:value-type="float" office:value="0.687" calcext:value-type="float">
            <text:p>0.687</text:p>
          </table:table-cell>
          <table:table-cell office:value-type="float" office:value="0.77" calcext:value-type="float">
            <text:p>0.77</text:p>
          </table:table-cell>
          <table:table-cell office:value-type="float" office:value="0.745" calcext:value-type="float">
            <text:p>0.745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" calcext:value-type="float">
            <text:p>0.5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6" calcext:value-type="float">
            <text:p>0.77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1" calcext:value-type="float">
            <text:p>0.28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3" calcext:value-type="float">
            <text:p>0.543</text:p>
          </table:table-cell>
          <table:table-cell office:value-type="float" office:value="0.693" calcext:value-type="float">
            <text:p>0.693</text:p>
          </table:table-cell>
          <table:table-cell office:value-type="float" office:value="0.655" calcext:value-type="float">
            <text:p>0.65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7" calcext:value-type="float">
            <text:p>0.59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<text:a xlink:href="http://localhost:5001/#/metric/tn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n0.1%22]&amp;plot_layout=%7B%7D&amp;x_axis=relative&amp;y_axis_scale=linear&amp;line_smoothness=1&amp;show_point=false&amp;deselected_curves=[]&amp;last_linear_y_axis_range=[]" xlink:type="simple">tn0.1</text:a></text:p>
          </table:table-cell>
          <table:table-cell office:value-type="float" office:value="31513772" calcext:value-type="float">
            <text:p>31513772</text:p>
          </table:table-cell>
          <table:table-cell office:value-type="float" office:value="31569752" calcext:value-type="float">
            <text:p>31569752</text:p>
          </table:table-cell>
          <table:table-cell office:value-type="float" office:value="14459645" calcext:value-type="float">
            <text:p>14459645</text:p>
          </table:table-cell>
          <table:table-cell office:value-type="float" office:value="14357700" calcext:value-type="float">
            <text:p>14357700</text:p>
          </table:table-cell>
          <table:table-cell office:value-type="float" office:value="55134164" calcext:value-type="float">
            <text:p>55134164</text:p>
          </table:table-cell>
          <table:table-cell office:value-type="float" office:value="54949432" calcext:value-type="float">
            <text:p>54949432</text:p>
          </table:table-cell>
          <table:table-cell office:value-type="float" office:value="23840690" calcext:value-type="float">
            <text:p>23840690</text:p>
          </table:table-cell>
          <table:table-cell office:value-type="float" office:value="23701668" calcext:value-type="float">
            <text:p>23701668</text:p>
          </table:table-cell>
          <table:table-cell office:value-type="float" office:value="29591728" calcext:value-type="float">
            <text:p>29591728</text:p>
          </table:table-cell>
          <table:table-cell office:value-type="float" office:value="29466732" calcext:value-type="float">
            <text:p>29466732</text:p>
          </table:table-cell>
          <table:table-cell office:value-type="float" office:value="61581396" calcext:value-type="float">
            <text:p>61581396</text:p>
          </table:table-cell>
          <table:table-cell office:value-type="float" office:value="61808088" calcext:value-type="float">
            <text:p>61808088</text:p>
          </table:table-cell>
          <table:table-cell office:value-type="float" office:value="15603678" calcext:value-type="float">
            <text:p>15603678</text:p>
          </table:table-cell>
          <table:table-cell office:value-type="float" office:value="15576116" calcext:value-type="float">
            <text:p>15576116</text:p>
          </table:table-cell>
          <table:table-cell office:value-type="float" office:value="12462223" calcext:value-type="float">
            <text:p>12462223</text:p>
          </table:table-cell>
          <table:table-cell office:value-type="float" office:value="12423522" calcext:value-type="float">
            <text:p>12423522</text:p>
          </table:table-cell>
          <table:table-cell office:value-type="float" office:value="62337552" calcext:value-type="float">
            <text:p>62337552</text:p>
          </table:table-cell>
          <table:table-cell office:value-type="float" office:value="62627436" calcext:value-type="float">
            <text:p>62627436</text:p>
          </table:table-cell>
          <table:table-cell office:value-type="float" office:value="61578412" calcext:value-type="float">
            <text:p>61578412</text:p>
          </table:table-cell>
          <table:table-cell office:value-type="float" office:value="60622700" calcext:value-type="float">
            <text:p>60622700</text:p>
          </table:table-cell>
          <table:table-cell office:value-type="float" office:value="53210316" calcext:value-type="float">
            <text:p>53210316</text:p>
          </table:table-cell>
          <table:table-cell office:value-type="float" office:value="53007920" calcext:value-type="float">
            <text:p>53007920</text:p>
          </table:table-cell>
          <table:table-cell office:value-type="float" office:value="63074624" calcext:value-type="float">
            <text:p>63074624</text:p>
          </table:table-cell>
          <table:table-cell office:value-type="float" office:value="63018948" calcext:value-type="float">
            <text:p>63018948</text:p>
          </table:table-cell>
          <table:table-cell office:value-type="float" office:value="62832424" calcext:value-type="float">
            <text:p>62832424</text:p>
          </table:table-cell>
          <table:table-cell office:value-type="float" office:value="63085688" calcext:value-type="float">
            <text:p>63085688</text:p>
          </table:table-cell>
          <table:table-cell office:value-type="float" office:value="27118812" calcext:value-type="float">
            <text:p>27118812</text:p>
          </table:table-cell>
          <table:table-cell office:value-type="float" office:value="27213776" calcext:value-type="float">
            <text:p>27213776</text:p>
          </table:table-cell>
          <table:table-cell office:value-type="float" office:value="26316220" calcext:value-type="float">
            <text:p>26316220</text:p>
          </table:table-cell>
          <table:table-cell office:value-type="float" office:value="26229504" calcext:value-type="float">
            <text:p>26229504</text:p>
          </table:table-cell>
          <table:table-cell office:value-type="float" office:value="13672870" calcext:value-type="float">
            <text:p>13672870</text:p>
          </table:table-cell>
          <table:table-cell office:value-type="float" office:value="62141432" calcext:value-type="float">
            <text:p>62141432</text:p>
          </table:table-cell>
          <table:table-cell office:value-type="float" office:value="62141424" calcext:value-type="float">
            <text:p>62141424</text:p>
          </table:table-cell>
          <table:table-cell office:value-type="float" office:value="12007243" calcext:value-type="float">
            <text:p>12007243</text:p>
          </table:table-cell>
          <table:table-cell office:value-type="float" office:value="12210325" calcext:value-type="float">
            <text:p>12210325</text:p>
          </table:table-cell>
          <table:table-cell office:value-type="float" office:value="58245784" calcext:value-type="float">
            <text:p>58245784</text:p>
          </table:table-cell>
          <table:table-cell office:value-type="float" office:value="58008732" calcext:value-type="float">
            <text:p>58008732</text:p>
          </table:table-cell>
          <table:table-cell office:value-type="float" office:value="31409254" calcext:value-type="float">
            <text:p>31409254</text:p>
          </table:table-cell>
          <table:table-cell office:value-type="float" office:value="31380856" calcext:value-type="float">
            <text:p>31380856</text:p>
          </table:table-cell>
          <table:table-cell office:value-type="float" office:value="15052577" calcext:value-type="float">
            <text:p>15052577</text:p>
          </table:table-cell>
          <table:table-cell office:value-type="float" office:value="15312729" calcext:value-type="float">
            <text:p>15312729</text:p>
          </table:table-cell>
          <table:table-cell office:value-type="float" office:value="26349816" calcext:value-type="float">
            <text:p>26349816</text:p>
          </table:table-cell>
          <table:table-cell office:value-type="float" office:value="26642256" calcext:value-type="float">
            <text:p>26642256</text:p>
          </table:table-cell>
          <table:table-cell office:value-type="float" office:value="27220296" calcext:value-type="float">
            <text:p>27220296</text:p>
          </table:table-cell>
          <table:table-cell office:value-type="float" office:value="27380376" calcext:value-type="float">
            <text:p>27380376</text:p>
          </table:table-cell>
          <table:table-cell office:value-type="float" office:value="60823476" calcext:value-type="float">
            <text:p>60823476</text:p>
          </table:table-cell>
          <table:table-cell office:value-type="float" office:value="60736328" calcext:value-type="float">
            <text:p>60736328</text:p>
          </table:table-cell>
          <table:table-cell office:value-type="float" office:value="26940760" calcext:value-type="float">
            <text:p>26940760</text:p>
          </table:table-cell>
          <table:table-cell office:value-type="float" office:value="27116696" calcext:value-type="float">
            <text:p>27116696</text:p>
          </table:table-cell>
          <table:table-cell office:value-type="float" office:value="28322484" calcext:value-type="float">
            <text:p>28322484</text:p>
          </table:table-cell>
          <table:table-cell office:value-type="float" office:value="27408104" calcext:value-type="float">
            <text:p>27408104</text:p>
          </table:table-cell>
          <table:table-cell office:value-type="float" office:value="61622672" calcext:value-type="float">
            <text:p>61622672</text:p>
          </table:table-cell>
          <table:table-cell office:value-type="float" office:value="62011520" calcext:value-type="float">
            <text:p>62011520</text:p>
          </table:table-cell>
          <table:table-cell office:value-type="float" office:value="13252995" calcext:value-type="float">
            <text:p>13252995</text:p>
          </table:table-cell>
          <table:table-cell office:value-type="float" office:value="13727482" calcext:value-type="float">
            <text:p>13727482</text:p>
          </table:table-cell>
          <table:table-cell office:value-type="float" office:value="60632564" calcext:value-type="float">
            <text:p>60632564</text:p>
          </table:table-cell>
          <table:table-cell office:value-type="float" office:value="61139940" calcext:value-type="float">
            <text:p>61139940</text:p>
          </table:table-cell>
          <table:table-cell office:value-type="float" office:value="15790380" calcext:value-type="float">
            <text:p>15790380</text:p>
          </table:table-cell>
          <table:table-cell office:value-type="float" office:value="15650926" calcext:value-type="float">
            <text:p>15650926</text:p>
          </table:table-cell>
          <table:table-cell office:value-type="float" office:value="14944756" calcext:value-type="float">
            <text:p>14944756</text:p>
          </table:table-cell>
          <table:table-cell office:value-type="float" office:value="14947718" calcext:value-type="float">
            <text:p>14947718</text:p>
          </table:table-cell>
          <table:table-cell office:value-type="float" office:value="63238092" calcext:value-type="float">
            <text:p>63238092</text:p>
          </table:table-cell>
          <table:table-cell office:value-type="float" office:value="62943232" calcext:value-type="float">
            <text:p>62943232</text:p>
          </table:table-cell>
          <table:table-cell office:value-type="float" office:value="12323430" calcext:value-type="float">
            <text:p>12323430</text:p>
          </table:table-cell>
          <table:table-cell office:value-type="float" office:value="12402399" calcext:value-type="float">
            <text:p>12402399</text:p>
          </table:table-cell>
          <table:table-cell office:value-type="float" office:value="29907840" calcext:value-type="float">
            <text:p>29907840</text:p>
          </table:table-cell>
          <table:table-cell office:value-type="float" office:value="29749692" calcext:value-type="float">
            <text:p>29749692</text:p>
          </table:table-cell>
          <table:table-cell office:value-type="float" office:value="15499738" calcext:value-type="float">
            <text:p>15499738</text:p>
          </table:table-cell>
          <table:table-cell office:value-type="float" office:value="15250920" calcext:value-type="float">
            <text:p>15250920</text:p>
          </table:table-cell>
          <table:table-cell office:value-type="float" office:value="14808592" calcext:value-type="float">
            <text:p>14808592</text:p>
          </table:table-cell>
          <table:table-cell office:value-type="float" office:value="14871276" calcext:value-type="float">
            <text:p>14871276</text:p>
          </table:table-cell>
          <table:table-cell office:value-type="float" office:value="62543252" calcext:value-type="float">
            <text:p>62543252</text:p>
          </table:table-cell>
          <table:table-cell office:value-type="float" office:value="62347072" calcext:value-type="float">
            <text:p>62347072</text:p>
          </table:table-cell>
          <table:table-cell office:value-type="float" office:value="62687416" calcext:value-type="float">
            <text:p>62687416</text:p>
          </table:table-cell>
          <table:table-cell office:value-type="float" office:value="62595768" calcext:value-type="float">
            <text:p>62595768</text:p>
          </table:table-cell>
        </table:table-row>
        <table:table-row table:style-name="ro1">
          <table:table-cell office:value-type="string" calcext:value-type="string">
            <text:p><text:a xlink:href="http://localhost:5001/#/metric/tn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n0.3%22]&amp;plot_layout=%7B%7D&amp;x_axis=relative&amp;y_axis_scale=linear&amp;line_smoothness=1&amp;show_point=false&amp;deselected_curves=[]&amp;last_linear_y_axis_range=[]" xlink:type="simple">tn0.3</text:a></text:p>
          </table:table-cell>
          <table:table-cell office:value-type="float" office:value="32321648" calcext:value-type="float">
            <text:p>32321648</text:p>
          </table:table-cell>
          <table:table-cell office:value-type="float" office:value="32397284" calcext:value-type="float">
            <text:p>32397284</text:p>
          </table:table-cell>
          <table:table-cell office:value-type="float" office:value="15646093" calcext:value-type="float">
            <text:p>15646093</text:p>
          </table:table-cell>
          <table:table-cell office:value-type="float" office:value="15664284" calcext:value-type="float">
            <text:p>15664284</text:p>
          </table:table-cell>
          <table:table-cell office:value-type="float" office:value="61538008" calcext:value-type="float">
            <text:p>61538008</text:p>
          </table:table-cell>
          <table:table-cell office:value-type="float" office:value="61492104" calcext:value-type="float">
            <text:p>61492104</text:p>
          </table:table-cell>
          <table:table-cell office:value-type="float" office:value="27983532" calcext:value-type="float">
            <text:p>27983532</text:p>
          </table:table-cell>
          <table:table-cell office:value-type="float" office:value="27920478" calcext:value-type="float">
            <text:p>27920478</text:p>
          </table:table-cell>
          <table:table-cell office:value-type="float" office:value="31484152" calcext:value-type="float">
            <text:p>31484152</text:p>
          </table:table-cell>
          <table:table-cell office:value-type="float" office:value="31401800" calcext:value-type="float">
            <text:p>31401800</text:p>
          </table:table-cell>
          <table:table-cell office:value-type="float" office:value="64385488" calcext:value-type="float">
            <text:p>64385488</text:p>
          </table:table-cell>
          <table:table-cell office:value-type="float" office:value="64433832" calcext:value-type="float">
            <text:p>64433832</text:p>
          </table:table-cell>
          <table:table-cell office:value-type="float" office:value="16143593" calcext:value-type="float">
            <text:p>16143593</text:p>
          </table:table-cell>
          <table:table-cell office:value-type="float" office:value="16098647" calcext:value-type="float">
            <text:p>16098647</text:p>
          </table:table-cell>
          <table:table-cell office:value-type="float" office:value="14849015" calcext:value-type="float">
            <text:p>14849015</text:p>
          </table:table-cell>
          <table:table-cell office:value-type="float" office:value="14870034" calcext:value-type="float">
            <text:p>14870034</text:p>
          </table:table-cell>
          <table:table-cell office:value-type="float" office:value="64398220" calcext:value-type="float">
            <text:p>64398220</text:p>
          </table:table-cell>
          <table:table-cell office:value-type="float" office:value="64501416" calcext:value-type="float">
            <text:p>64501416</text:p>
          </table:table-cell>
          <table:table-cell office:value-type="float" office:value="64182656" calcext:value-type="float">
            <text:p>64182656</text:p>
          </table:table-cell>
          <table:table-cell office:value-type="float" office:value="63765540" calcext:value-type="float">
            <text:p>63765540</text:p>
          </table:table-cell>
          <table:table-cell office:value-type="float" office:value="61963036" calcext:value-type="float">
            <text:p>61963036</text:p>
          </table:table-cell>
          <table:table-cell office:value-type="float" office:value="62172288" calcext:value-type="float">
            <text:p>62172288</text:p>
          </table:table-cell>
          <table:table-cell office:value-type="float" office:value="64731728" calcext:value-type="float">
            <text:p>64731728</text:p>
          </table:table-cell>
          <table:table-cell office:value-type="float" office:value="64840828" calcext:value-type="float">
            <text:p>64840828</text:p>
          </table:table-cell>
          <table:table-cell office:value-type="float" office:value="64610096" calcext:value-type="float">
            <text:p>64610096</text:p>
          </table:table-cell>
          <table:table-cell office:value-type="float" office:value="64737880" calcext:value-type="float">
            <text:p>64737880</text:p>
          </table:table-cell>
          <table:table-cell office:value-type="float" office:value="31972592" calcext:value-type="float">
            <text:p>31972592</text:p>
          </table:table-cell>
          <table:table-cell office:value-type="float" office:value="32011672" calcext:value-type="float">
            <text:p>32011672</text:p>
          </table:table-cell>
          <table:table-cell office:value-type="float" office:value="31102226" calcext:value-type="float">
            <text:p>31102226</text:p>
          </table:table-cell>
          <table:table-cell office:value-type="float" office:value="31032700" calcext:value-type="float">
            <text:p>31032700</text:p>
          </table:table-cell>
          <table:table-cell office:value-type="float" office:value="15276658" calcext:value-type="float">
            <text:p>15276658</text:p>
          </table:table-cell>
          <table:table-cell office:value-type="float" office:value="64565152" calcext:value-type="float">
            <text:p>64565152</text:p>
          </table:table-cell>
          <table:table-cell office:value-type="float" office:value="64584768" calcext:value-type="float">
            <text:p>64584768</text:p>
          </table:table-cell>
          <table:table-cell office:value-type="float" office:value="15134292" calcext:value-type="float">
            <text:p>15134292</text:p>
          </table:table-cell>
          <table:table-cell office:value-type="float" office:value="15110847" calcext:value-type="float">
            <text:p>15110847</text:p>
          </table:table-cell>
          <table:table-cell office:value-type="float" office:value="63429016" calcext:value-type="float">
            <text:p>63429016</text:p>
          </table:table-cell>
          <table:table-cell office:value-type="float" office:value="63487664" calcext:value-type="float">
            <text:p>63487664</text:p>
          </table:table-cell>
          <table:table-cell office:value-type="float" office:value="32374284" calcext:value-type="float">
            <text:p>32374284</text:p>
          </table:table-cell>
          <table:table-cell office:value-type="float" office:value="32315852" calcext:value-type="float">
            <text:p>32315852</text:p>
          </table:table-cell>
          <table:table-cell office:value-type="float" office:value="15856544" calcext:value-type="float">
            <text:p>15856544</text:p>
          </table:table-cell>
          <table:table-cell office:value-type="float" office:value="16004483" calcext:value-type="float">
            <text:p>16004483</text:p>
          </table:table-cell>
          <table:table-cell office:value-type="float" office:value="30851542" calcext:value-type="float">
            <text:p>30851542</text:p>
          </table:table-cell>
          <table:table-cell office:value-type="float" office:value="30321428" calcext:value-type="float">
            <text:p>30321428</text:p>
          </table:table-cell>
          <table:table-cell office:value-type="float" office:value="31054212" calcext:value-type="float">
            <text:p>31054212</text:p>
          </table:table-cell>
          <table:table-cell office:value-type="float" office:value="31010280" calcext:value-type="float">
            <text:p>31010280</text:p>
          </table:table-cell>
          <table:table-cell office:value-type="float" office:value="64238612" calcext:value-type="float">
            <text:p>64238612</text:p>
          </table:table-cell>
          <table:table-cell office:value-type="float" office:value="64173248" calcext:value-type="float">
            <text:p>64173248</text:p>
          </table:table-cell>
          <table:table-cell office:value-type="float" office:value="30721164" calcext:value-type="float">
            <text:p>30721164</text:p>
          </table:table-cell>
          <table:table-cell office:value-type="float" office:value="31150832" calcext:value-type="float">
            <text:p>31150832</text:p>
          </table:table-cell>
          <table:table-cell office:value-type="float" office:value="31360850" calcext:value-type="float">
            <text:p>31360850</text:p>
          </table:table-cell>
          <table:table-cell office:value-type="float" office:value="31414928" calcext:value-type="float">
            <text:p>31414928</text:p>
          </table:table-cell>
          <table:table-cell office:value-type="float" office:value="64301780" calcext:value-type="float">
            <text:p>64301780</text:p>
          </table:table-cell>
          <table:table-cell office:value-type="float" office:value="64301672" calcext:value-type="float">
            <text:p>64301672</text:p>
          </table:table-cell>
          <table:table-cell office:value-type="float" office:value="15471707" calcext:value-type="float">
            <text:p>15471707</text:p>
          </table:table-cell>
          <table:table-cell office:value-type="float" office:value="15545028" calcext:value-type="float">
            <text:p>15545028</text:p>
          </table:table-cell>
          <table:table-cell office:value-type="float" office:value="64029444" calcext:value-type="float">
            <text:p>64029444</text:p>
          </table:table-cell>
          <table:table-cell office:value-type="float" office:value="64176080" calcext:value-type="float">
            <text:p>64176080</text:p>
          </table:table-cell>
          <table:table-cell office:value-type="float" office:value="16204014" calcext:value-type="float">
            <text:p>16204014</text:p>
          </table:table-cell>
          <table:table-cell office:value-type="float" office:value="16148951" calcext:value-type="float">
            <text:p>16148951</text:p>
          </table:table-cell>
          <table:table-cell office:value-type="float" office:value="15839400" calcext:value-type="float">
            <text:p>15839400</text:p>
          </table:table-cell>
          <table:table-cell office:value-type="float" office:value="15860253" calcext:value-type="float">
            <text:p>15860253</text:p>
          </table:table-cell>
          <table:table-cell office:value-type="float" office:value="64676704" calcext:value-type="float">
            <text:p>64676704</text:p>
          </table:table-cell>
          <table:table-cell office:value-type="float" office:value="64516976" calcext:value-type="float">
            <text:p>64516976</text:p>
          </table:table-cell>
          <table:table-cell office:value-type="float" office:value="15022577" calcext:value-type="float">
            <text:p>15022577</text:p>
          </table:table-cell>
          <table:table-cell office:value-type="float" office:value="15026628" calcext:value-type="float">
            <text:p>15026628</text:p>
          </table:table-cell>
          <table:table-cell office:value-type="float" office:value="31532188" calcext:value-type="float">
            <text:p>31532188</text:p>
          </table:table-cell>
          <table:table-cell office:value-type="float" office:value="31584264" calcext:value-type="float">
            <text:p>31584264</text:p>
          </table:table-cell>
          <table:table-cell office:value-type="float" office:value="16025100" calcext:value-type="float">
            <text:p>16025100</text:p>
          </table:table-cell>
          <table:table-cell office:value-type="float" office:value="15935125" calcext:value-type="float">
            <text:p>15935125</text:p>
          </table:table-cell>
          <table:table-cell office:value-type="float" office:value="15583767" calcext:value-type="float">
            <text:p>15583767</text:p>
          </table:table-cell>
          <table:table-cell office:value-type="float" office:value="15718344" calcext:value-type="float">
            <text:p>15718344</text:p>
          </table:table-cell>
          <table:table-cell office:value-type="float" office:value="64608884" calcext:value-type="float">
            <text:p>64608884</text:p>
          </table:table-cell>
          <table:table-cell office:value-type="float" office:value="64497824" calcext:value-type="float">
            <text:p>64497824</text:p>
          </table:table-cell>
          <table:table-cell office:value-type="float" office:value="64576584" calcext:value-type="float">
            <text:p>64576584</text:p>
          </table:table-cell>
          <table:table-cell office:value-type="float" office:value="64573440" calcext:value-type="float">
            <text:p>64573440</text:p>
          </table:table-cell>
        </table:table-row>
        <table:table-row table:style-name="ro1">
          <table:table-cell office:value-type="string" calcext:value-type="string">
            <text:p><text:a xlink:href="http://localhost:5001/#/metric/tn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n0.5%22]&amp;plot_layout=%7B%7D&amp;x_axis=relative&amp;y_axis_scale=linear&amp;line_smoothness=1&amp;show_point=false&amp;deselected_curves=[]&amp;last_linear_y_axis_range=[]" xlink:type="simple">tn0.5</text:a></text:p>
          </table:table-cell>
          <table:table-cell office:value-type="float" office:value="32770792" calcext:value-type="float">
            <text:p>32770792</text:p>
          </table:table-cell>
          <table:table-cell office:value-type="float" office:value="32811728" calcext:value-type="float">
            <text:p>32811728</text:p>
          </table:table-cell>
          <table:table-cell office:value-type="float" office:value="16230447" calcext:value-type="float">
            <text:p>16230447</text:p>
          </table:table-cell>
          <table:table-cell office:value-type="float" office:value="16227607" calcext:value-type="float">
            <text:p>16227607</text:p>
          </table:table-cell>
          <table:table-cell office:value-type="float" office:value="63881628" calcext:value-type="float">
            <text:p>63881628</text:p>
          </table:table-cell>
          <table:table-cell office:value-type="float" office:value="63942872" calcext:value-type="float">
            <text:p>63942872</text:p>
          </table:table-cell>
          <table:table-cell office:value-type="float" office:value="31756184" calcext:value-type="float">
            <text:p>31756184</text:p>
          </table:table-cell>
          <table:table-cell office:value-type="float" office:value="31796600" calcext:value-type="float">
            <text:p>31796600</text:p>
          </table:table-cell>
          <table:table-cell office:value-type="float" office:value="32353100" calcext:value-type="float">
            <text:p>32353100</text:p>
          </table:table-cell>
          <table:table-cell office:value-type="float" office:value="32352894" calcext:value-type="float">
            <text:p>32352894</text:p>
          </table:table-cell>
          <table:table-cell office:value-type="float" office:value="65409836" calcext:value-type="float">
            <text:p>65409836</text:p>
          </table:table-cell>
          <table:table-cell office:value-type="float" office:value="65434076" calcext:value-type="float">
            <text:p>65434076</text:p>
          </table:table-cell>
          <table:table-cell office:value-type="float" office:value="16382792" calcext:value-type="float">
            <text:p>16382792</text:p>
          </table:table-cell>
          <table:table-cell office:value-type="float" office:value="16358072" calcext:value-type="float">
            <text:p>16358072</text:p>
          </table:table-cell>
          <table:table-cell office:value-type="float" office:value="15808151" calcext:value-type="float">
            <text:p>15808151</text:p>
          </table:table-cell>
          <table:table-cell office:value-type="float" office:value="15785228" calcext:value-type="float">
            <text:p>15785228</text:p>
          </table:table-cell>
          <table:table-cell office:value-type="float" office:value="65322988" calcext:value-type="float">
            <text:p>65322988</text:p>
          </table:table-cell>
          <table:table-cell office:value-type="float" office:value="65318380" calcext:value-type="float">
            <text:p>65318380</text:p>
          </table:table-cell>
          <table:table-cell office:value-type="float" office:value="65204440" calcext:value-type="float">
            <text:p>65204440</text:p>
          </table:table-cell>
          <table:table-cell office:value-type="float" office:value="64906864" calcext:value-type="float">
            <text:p>64906864</text:p>
          </table:table-cell>
          <table:table-cell office:value-type="float" office:value="64558640" calcext:value-type="float">
            <text:p>64558640</text:p>
          </table:table-cell>
          <table:table-cell office:value-type="float" office:value="64508460" calcext:value-type="float">
            <text:p>64508460</text:p>
          </table:table-cell>
          <table:table-cell office:value-type="float" office:value="65557260" calcext:value-type="float">
            <text:p>65557260</text:p>
          </table:table-cell>
          <table:table-cell office:value-type="float" office:value="65603520" calcext:value-type="float">
            <text:p>65603520</text:p>
          </table:table-cell>
          <table:table-cell office:value-type="float" office:value="65361664" calcext:value-type="float">
            <text:p>65361664</text:p>
          </table:table-cell>
          <table:table-cell office:value-type="float" office:value="65419160" calcext:value-type="float">
            <text:p>65419160</text:p>
          </table:table-cell>
          <table:table-cell office:value-type="float" office:value="32695028" calcext:value-type="float">
            <text:p>32695028</text:p>
          </table:table-cell>
          <table:table-cell office:value-type="float" office:value="32726186" calcext:value-type="float">
            <text:p>32726186</text:p>
          </table:table-cell>
          <table:table-cell office:value-type="float" office:value="32297932" calcext:value-type="float">
            <text:p>32297932</text:p>
          </table:table-cell>
          <table:table-cell office:value-type="float" office:value="32243040" calcext:value-type="float">
            <text:p>32243040</text:p>
          </table:table-cell>
          <table:table-cell office:value-type="float" office:value="15843986" calcext:value-type="float">
            <text:p>15843986</text:p>
          </table:table-cell>
          <table:table-cell office:value-type="float" office:value="65459224" calcext:value-type="float">
            <text:p>65459224</text:p>
          </table:table-cell>
          <table:table-cell office:value-type="float" office:value="65492296" calcext:value-type="float">
            <text:p>65492296</text:p>
          </table:table-cell>
          <table:table-cell office:value-type="float" office:value="16008265" calcext:value-type="float">
            <text:p>16008265</text:p>
          </table:table-cell>
          <table:table-cell office:value-type="float" office:value="16103885" calcext:value-type="float">
            <text:p>16103885</text:p>
          </table:table-cell>
          <table:table-cell office:value-type="float" office:value="64943372" calcext:value-type="float">
            <text:p>64943372</text:p>
          </table:table-cell>
          <table:table-cell office:value-type="float" office:value="64996140" calcext:value-type="float">
            <text:p>64996140</text:p>
          </table:table-cell>
          <table:table-cell office:value-type="float" office:value="32835368" calcext:value-type="float">
            <text:p>32835368</text:p>
          </table:table-cell>
          <table:table-cell office:value-type="float" office:value="32803788" calcext:value-type="float">
            <text:p>32803788</text:p>
          </table:table-cell>
          <table:table-cell office:value-type="float" office:value="16252497" calcext:value-type="float">
            <text:p>16252497</text:p>
          </table:table-cell>
          <table:table-cell office:value-type="float" office:value="16335923" calcext:value-type="float">
            <text:p>16335923</text:p>
          </table:table-cell>
          <table:table-cell office:value-type="float" office:value="32341768" calcext:value-type="float">
            <text:p>32341768</text:p>
          </table:table-cell>
          <table:table-cell office:value-type="float" office:value="32371980" calcext:value-type="float">
            <text:p>32371980</text:p>
          </table:table-cell>
          <table:table-cell office:value-type="float" office:value="32287370" calcext:value-type="float">
            <text:p>32287370</text:p>
          </table:table-cell>
          <table:table-cell office:value-type="float" office:value="32365232" calcext:value-type="float">
            <text:p>32365232</text:p>
          </table:table-cell>
          <table:table-cell office:value-type="float" office:value="65302368" calcext:value-type="float">
            <text:p>65302368</text:p>
          </table:table-cell>
          <table:table-cell office:value-type="float" office:value="65273880" calcext:value-type="float">
            <text:p>65273880</text:p>
          </table:table-cell>
          <table:table-cell office:value-type="float" office:value="32381156" calcext:value-type="float">
            <text:p>32381156</text:p>
          </table:table-cell>
          <table:table-cell office:value-type="float" office:value="32458454" calcext:value-type="float">
            <text:p>32458454</text:p>
          </table:table-cell>
          <table:table-cell office:value-type="float" office:value="32427420" calcext:value-type="float">
            <text:p>32427420</text:p>
          </table:table-cell>
          <table:table-cell office:value-type="float" office:value="32420676" calcext:value-type="float">
            <text:p>32420676</text:p>
          </table:table-cell>
          <table:table-cell office:value-type="float" office:value="65362352" calcext:value-type="float">
            <text:p>65362352</text:p>
          </table:table-cell>
          <table:table-cell office:value-type="float" office:value="65388400" calcext:value-type="float">
            <text:p>65388400</text:p>
          </table:table-cell>
          <table:table-cell office:value-type="float" office:value="16055953" calcext:value-type="float">
            <text:p>16055953</text:p>
          </table:table-cell>
          <table:table-cell office:value-type="float" office:value="16100246" calcext:value-type="float">
            <text:p>16100246</text:p>
          </table:table-cell>
          <table:table-cell office:value-type="float" office:value="65295272" calcext:value-type="float">
            <text:p>65295272</text:p>
          </table:table-cell>
          <table:table-cell office:value-type="float" office:value="65325364" calcext:value-type="float">
            <text:p>65325364</text:p>
          </table:table-cell>
          <table:table-cell office:value-type="float" office:value="16408730" calcext:value-type="float">
            <text:p>16408730</text:p>
          </table:table-cell>
          <table:table-cell office:value-type="float" office:value="16380470" calcext:value-type="float">
            <text:p>16380470</text:p>
          </table:table-cell>
          <table:table-cell office:value-type="float" office:value="16223352" calcext:value-type="float">
            <text:p>16223352</text:p>
          </table:table-cell>
          <table:table-cell office:value-type="float" office:value="16231660" calcext:value-type="float">
            <text:p>16231660</text:p>
          </table:table-cell>
          <table:table-cell office:value-type="float" office:value="65492108" calcext:value-type="float">
            <text:p>65492108</text:p>
          </table:table-cell>
          <table:table-cell office:value-type="float" office:value="65320952" calcext:value-type="float">
            <text:p>65320952</text:p>
          </table:table-cell>
          <table:table-cell office:value-type="float" office:value="16004606" calcext:value-type="float">
            <text:p>16004606</text:p>
          </table:table-cell>
          <table:table-cell office:value-type="float" office:value="15956588" calcext:value-type="float">
            <text:p>15956588</text:p>
          </table:table-cell>
          <table:table-cell office:value-type="float" office:value="32346452" calcext:value-type="float">
            <text:p>32346452</text:p>
          </table:table-cell>
          <table:table-cell office:value-type="float" office:value="32347022" calcext:value-type="float">
            <text:p>32347022</text:p>
          </table:table-cell>
          <table:table-cell office:value-type="float" office:value="16338685" calcext:value-type="float">
            <text:p>16338685</text:p>
          </table:table-cell>
          <table:table-cell office:value-type="float" office:value="16310598" calcext:value-type="float">
            <text:p>16310598</text:p>
          </table:table-cell>
          <table:table-cell office:value-type="float" office:value="16234414" calcext:value-type="float">
            <text:p>16234414</text:p>
          </table:table-cell>
          <table:table-cell office:value-type="float" office:value="16247894" calcext:value-type="float">
            <text:p>16247894</text:p>
          </table:table-cell>
          <table:table-cell office:value-type="float" office:value="65529520" calcext:value-type="float">
            <text:p>65529520</text:p>
          </table:table-cell>
          <table:table-cell office:value-type="float" office:value="65473368" calcext:value-type="float">
            <text:p>65473368</text:p>
          </table:table-cell>
          <table:table-cell office:value-type="float" office:value="65387016" calcext:value-type="float">
            <text:p>65387016</text:p>
          </table:table-cell>
          <table:table-cell office:value-type="float" office:value="65331988" calcext:value-type="float">
            <text:p>65331988</text:p>
          </table:table-cell>
        </table:table-row>
        <table:table-row table:style-name="ro1">
          <table:table-cell office:value-type="string" calcext:value-type="string">
            <text:p><text:a xlink:href="http://localhost:5001/#/metric/tn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n0.7%22]&amp;plot_layout=%7B%7D&amp;x_axis=relative&amp;y_axis_scale=linear&amp;line_smoothness=1&amp;show_point=false&amp;deselected_curves=[]&amp;last_linear_y_axis_range=[]" xlink:type="simple">tn0.7</text:a></text:p>
          </table:table-cell>
          <table:table-cell office:value-type="float" office:value="33049884" calcext:value-type="float">
            <text:p>33049884</text:p>
          </table:table-cell>
          <table:table-cell office:value-type="float" office:value="33070942" calcext:value-type="float">
            <text:p>33070942</text:p>
          </table:table-cell>
          <table:table-cell office:value-type="float" office:value="16449540" calcext:value-type="float">
            <text:p>16449540</text:p>
          </table:table-cell>
          <table:table-cell office:value-type="float" office:value="16470669" calcext:value-type="float">
            <text:p>16470669</text:p>
          </table:table-cell>
          <table:table-cell office:value-type="float" office:value="65461720" calcext:value-type="float">
            <text:p>65461720</text:p>
          </table:table-cell>
          <table:table-cell office:value-type="float" office:value="65456240" calcext:value-type="float">
            <text:p>65456240</text:p>
          </table:table-cell>
          <table:table-cell office:value-type="float" office:value="32889900" calcext:value-type="float">
            <text:p>32889900</text:p>
          </table:table-cell>
          <table:table-cell office:value-type="float" office:value="32891070" calcext:value-type="float">
            <text:p>32891070</text:p>
          </table:table-cell>
          <table:table-cell office:value-type="float" office:value="32893028" calcext:value-type="float">
            <text:p>32893028</text:p>
          </table:table-cell>
          <table:table-cell office:value-type="float" office:value="32909678" calcext:value-type="float">
            <text:p>32909678</text:p>
          </table:table-cell>
          <table:table-cell office:value-type="float" office:value="66085824" calcext:value-type="float">
            <text:p>66085824</text:p>
          </table:table-cell>
          <table:table-cell office:value-type="float" office:value="66075304" calcext:value-type="float">
            <text:p>66075304</text:p>
          </table:table-cell>
          <table:table-cell office:value-type="float" office:value="16526068" calcext:value-type="float">
            <text:p>16526068</text:p>
          </table:table-cell>
          <table:table-cell office:value-type="float" office:value="16521603" calcext:value-type="float">
            <text:p>16521603</text:p>
          </table:table-cell>
          <table:table-cell office:value-type="float" office:value="16358226" calcext:value-type="float">
            <text:p>16358226</text:p>
          </table:table-cell>
          <table:table-cell office:value-type="float" office:value="16349796" calcext:value-type="float">
            <text:p>16349796</text:p>
          </table:table-cell>
          <table:table-cell office:value-type="float" office:value="65888192" calcext:value-type="float">
            <text:p>65888192</text:p>
          </table:table-cell>
          <table:table-cell office:value-type="float" office:value="65907304" calcext:value-type="float">
            <text:p>65907304</text:p>
          </table:table-cell>
          <table:table-cell office:value-type="float" office:value="65899480" calcext:value-type="float">
            <text:p>65899480</text:p>
          </table:table-cell>
          <table:table-cell office:value-type="float" office:value="65721168" calcext:value-type="float">
            <text:p>65721168</text:p>
          </table:table-cell>
          <table:table-cell office:value-type="float" office:value="65789252" calcext:value-type="float">
            <text:p>65789252</text:p>
          </table:table-cell>
          <table:table-cell office:value-type="float" office:value="65785136" calcext:value-type="float">
            <text:p>65785136</text:p>
          </table:table-cell>
          <table:table-cell office:value-type="float" office:value="66112628" calcext:value-type="float">
            <text:p>66112628</text:p>
          </table:table-cell>
          <table:table-cell office:value-type="float" office:value="66177320" calcext:value-type="float">
            <text:p>66177320</text:p>
          </table:table-cell>
          <table:table-cell office:value-type="float" office:value="65927708" calcext:value-type="float">
            <text:p>65927708</text:p>
          </table:table-cell>
          <table:table-cell office:value-type="float" office:value="65939412" calcext:value-type="float">
            <text:p>65939412</text:p>
          </table:table-cell>
          <table:table-cell office:value-type="float" office:value="33028156" calcext:value-type="float">
            <text:p>33028156</text:p>
          </table:table-cell>
          <table:table-cell office:value-type="float" office:value="33073294" calcext:value-type="float">
            <text:p>33073294</text:p>
          </table:table-cell>
          <table:table-cell office:value-type="float" office:value="32944584" calcext:value-type="float">
            <text:p>32944584</text:p>
          </table:table-cell>
          <table:table-cell office:value-type="float" office:value="32931266" calcext:value-type="float">
            <text:p>32931266</text:p>
          </table:table-cell>
          <table:table-cell office:value-type="float" office:value="16269250" calcext:value-type="float">
            <text:p>16269250</text:p>
          </table:table-cell>
          <table:table-cell office:value-type="float" office:value="66095784" calcext:value-type="float">
            <text:p>66095784</text:p>
          </table:table-cell>
          <table:table-cell office:value-type="float" office:value="66103648" calcext:value-type="float">
            <text:p>66103648</text:p>
          </table:table-cell>
          <table:table-cell office:value-type="float" office:value="16493192" calcext:value-type="float">
            <text:p>16493192</text:p>
          </table:table-cell>
          <table:table-cell office:value-type="float" office:value="16492493" calcext:value-type="float">
            <text:p>16492493</text:p>
          </table:table-cell>
          <table:table-cell office:value-type="float" office:value="65857736" calcext:value-type="float">
            <text:p>65857736</text:p>
          </table:table-cell>
          <table:table-cell office:value-type="float" office:value="65861008" calcext:value-type="float">
            <text:p>65861008</text:p>
          </table:table-cell>
          <table:table-cell office:value-type="float" office:value="33119436" calcext:value-type="float">
            <text:p>33119436</text:p>
          </table:table-cell>
          <table:table-cell office:value-type="float" office:value="33102590" calcext:value-type="float">
            <text:p>33102590</text:p>
          </table:table-cell>
          <table:table-cell office:value-type="float" office:value="16479632" calcext:value-type="float">
            <text:p>16479632</text:p>
          </table:table-cell>
          <table:table-cell office:value-type="float" office:value="16511320" calcext:value-type="float">
            <text:p>16511320</text:p>
          </table:table-cell>
          <table:table-cell office:value-type="float" office:value="32968458" calcext:value-type="float">
            <text:p>32968458</text:p>
          </table:table-cell>
          <table:table-cell office:value-type="float" office:value="33057420" calcext:value-type="float">
            <text:p>33057420</text:p>
          </table:table-cell>
          <table:table-cell office:value-type="float" office:value="32947272" calcext:value-type="float">
            <text:p>32947272</text:p>
          </table:table-cell>
          <table:table-cell office:value-type="float" office:value="32952436" calcext:value-type="float">
            <text:p>32952436</text:p>
          </table:table-cell>
          <table:table-cell office:value-type="float" office:value="65927256" calcext:value-type="float">
            <text:p>65927256</text:p>
          </table:table-cell>
          <table:table-cell office:value-type="float" office:value="65890140" calcext:value-type="float">
            <text:p>65890140</text:p>
          </table:table-cell>
          <table:table-cell office:value-type="float" office:value="33009476" calcext:value-type="float">
            <text:p>33009476</text:p>
          </table:table-cell>
          <table:table-cell office:value-type="float" office:value="33023904" calcext:value-type="float">
            <text:p>33023904</text:p>
          </table:table-cell>
          <table:table-cell office:value-type="float" office:value="32965844" calcext:value-type="float">
            <text:p>32965844</text:p>
          </table:table-cell>
          <table:table-cell office:value-type="float" office:value="32971728" calcext:value-type="float">
            <text:p>32971728</text:p>
          </table:table-cell>
          <table:table-cell office:value-type="float" office:value="66003412" calcext:value-type="float">
            <text:p>66003412</text:p>
          </table:table-cell>
          <table:table-cell office:value-type="float" office:value="66029672" calcext:value-type="float">
            <text:p>66029672</text:p>
          </table:table-cell>
          <table:table-cell office:value-type="float" office:value="16417983" calcext:value-type="float">
            <text:p>16417983</text:p>
          </table:table-cell>
          <table:table-cell office:value-type="float" office:value="16437917" calcext:value-type="float">
            <text:p>16437917</text:p>
          </table:table-cell>
          <table:table-cell office:value-type="float" office:value="66033876" calcext:value-type="float">
            <text:p>66033876</text:p>
          </table:table-cell>
          <table:table-cell office:value-type="float" office:value="66038408" calcext:value-type="float">
            <text:p>66038408</text:p>
          </table:table-cell>
          <table:table-cell office:value-type="float" office:value="16545157" calcext:value-type="float">
            <text:p>16545157</text:p>
          </table:table-cell>
          <table:table-cell office:value-type="float" office:value="16528390" calcext:value-type="float">
            <text:p>16528390</text:p>
          </table:table-cell>
          <table:table-cell office:value-type="float" office:value="16459125" calcext:value-type="float">
            <text:p>16459125</text:p>
          </table:table-cell>
          <table:table-cell office:value-type="float" office:value="16464644" calcext:value-type="float">
            <text:p>16464644</text:p>
          </table:table-cell>
          <table:table-cell office:value-type="float" office:value="66030664" calcext:value-type="float">
            <text:p>66030664</text:p>
          </table:table-cell>
          <table:table-cell office:value-type="float" office:value="65847268" calcext:value-type="float">
            <text:p>65847268</text:p>
          </table:table-cell>
          <table:table-cell office:value-type="float" office:value="16463843" calcext:value-type="float">
            <text:p>16463843</text:p>
          </table:table-cell>
          <table:table-cell office:value-type="float" office:value="16468741" calcext:value-type="float">
            <text:p>16468741</text:p>
          </table:table-cell>
          <table:table-cell office:value-type="float" office:value="32811548" calcext:value-type="float">
            <text:p>32811548</text:p>
          </table:table-cell>
          <table:table-cell office:value-type="float" office:value="32828886" calcext:value-type="float">
            <text:p>32828886</text:p>
          </table:table-cell>
          <table:table-cell office:value-type="float" office:value="16519230" calcext:value-type="float">
            <text:p>16519230</text:p>
          </table:table-cell>
          <table:table-cell office:value-type="float" office:value="16522123" calcext:value-type="float">
            <text:p>16522123</text:p>
          </table:table-cell>
          <table:table-cell office:value-type="float" office:value="16417695" calcext:value-type="float">
            <text:p>16417695</text:p>
          </table:table-cell>
          <table:table-cell office:value-type="float" office:value="16443635" calcext:value-type="float">
            <text:p>16443635</text:p>
          </table:table-cell>
          <table:table-cell office:value-type="float" office:value="66100568" calcext:value-type="float">
            <text:p>66100568</text:p>
          </table:table-cell>
          <table:table-cell office:value-type="float" office:value="66067520" calcext:value-type="float">
            <text:p>66067520</text:p>
          </table:table-cell>
          <table:table-cell office:value-type="float" office:value="65927612" calcext:value-type="float">
            <text:p>65927612</text:p>
          </table:table-cell>
          <table:table-cell office:value-type="float" office:value="65913452" calcext:value-type="float">
            <text:p>65913452</text:p>
          </table:table-cell>
        </table:table-row>
        <table:table-row table:style-name="ro1">
          <table:table-cell office:value-type="string" calcext:value-type="string">
            <text:p><text:a xlink:href="http://localhost:5001/#/metric/tn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n0.9%22]&amp;plot_layout=%7B%7D&amp;x_axis=relative&amp;y_axis_scale=linear&amp;line_smoothness=1&amp;show_point=false&amp;deselected_curves=[]&amp;last_linear_y_axis_range=[]" xlink:type="simple">tn0.9</text:a></text:p>
          </table:table-cell>
          <table:table-cell office:value-type="float" office:value="33290286" calcext:value-type="float">
            <text:p>33290286</text:p>
          </table:table-cell>
          <table:table-cell office:value-type="float" office:value="33303416" calcext:value-type="float">
            <text:p>33303416</text:p>
          </table:table-cell>
          <table:table-cell office:value-type="float" office:value="16635241" calcext:value-type="float">
            <text:p>16635241</text:p>
          </table:table-cell>
          <table:table-cell office:value-type="float" office:value="16641546" calcext:value-type="float">
            <text:p>16641546</text:p>
          </table:table-cell>
          <table:table-cell office:value-type="float" office:value="66389592" calcext:value-type="float">
            <text:p>66389592</text:p>
          </table:table-cell>
          <table:table-cell office:value-type="float" office:value="66365352" calcext:value-type="float">
            <text:p>66365352</text:p>
          </table:table-cell>
          <table:table-cell office:value-type="float" office:value="33168020" calcext:value-type="float">
            <text:p>33168020</text:p>
          </table:table-cell>
          <table:table-cell office:value-type="float" office:value="33200556" calcext:value-type="float">
            <text:p>33200556</text:p>
          </table:table-cell>
          <table:table-cell office:value-type="float" office:value="33241630" calcext:value-type="float">
            <text:p>33241630</text:p>
          </table:table-cell>
          <table:table-cell office:value-type="float" office:value="33249744" calcext:value-type="float">
            <text:p>33249744</text:p>
          </table:table-cell>
          <table:table-cell office:value-type="float" office:value="66535736" calcext:value-type="float">
            <text:p>66535736</text:p>
          </table:table-cell>
          <table:table-cell office:value-type="float" office:value="66538040" calcext:value-type="float">
            <text:p>66538040</text:p>
          </table:table-cell>
          <table:table-cell office:value-type="float" office:value="16635258" calcext:value-type="float">
            <text:p>16635258</text:p>
          </table:table-cell>
          <table:table-cell office:value-type="float" office:value="16639182" calcext:value-type="float">
            <text:p>16639182</text:p>
          </table:table-cell>
          <table:table-cell office:value-type="float" office:value="16607271" calcext:value-type="float">
            <text:p>16607271</text:p>
          </table:table-cell>
          <table:table-cell office:value-type="float" office:value="16599310" calcext:value-type="float">
            <text:p>16599310</text:p>
          </table:table-cell>
          <table:table-cell office:value-type="float" office:value="66290680" calcext:value-type="float">
            <text:p>66290680</text:p>
          </table:table-cell>
          <table:table-cell office:value-type="float" office:value="66291616" calcext:value-type="float">
            <text:p>66291616</text:p>
          </table:table-cell>
          <table:table-cell office:value-type="float" office:value="66460044" calcext:value-type="float">
            <text:p>66460044</text:p>
          </table:table-cell>
          <table:table-cell office:value-type="float" office:value="66378276" calcext:value-type="float">
            <text:p>66378276</text:p>
          </table:table-cell>
          <table:table-cell office:value-type="float" office:value="66474612" calcext:value-type="float">
            <text:p>66474612</text:p>
          </table:table-cell>
          <table:table-cell office:value-type="float" office:value="66463516" calcext:value-type="float">
            <text:p>66463516</text:p>
          </table:table-cell>
          <table:table-cell office:value-type="float" office:value="66519956" calcext:value-type="float">
            <text:p>66519956</text:p>
          </table:table-cell>
          <table:table-cell office:value-type="float" office:value="66535508" calcext:value-type="float">
            <text:p>66535508</text:p>
          </table:table-cell>
          <table:table-cell office:value-type="float" office:value="66310588" calcext:value-type="float">
            <text:p>66310588</text:p>
          </table:table-cell>
          <table:table-cell office:value-type="float" office:value="66337928" calcext:value-type="float">
            <text:p>66337928</text:p>
          </table:table-cell>
          <table:table-cell office:value-type="float" office:value="33215668" calcext:value-type="float">
            <text:p>33215668</text:p>
          </table:table-cell>
          <table:table-cell office:value-type="float" office:value="33255824" calcext:value-type="float">
            <text:p>33255824</text:p>
          </table:table-cell>
          <table:table-cell office:value-type="float" office:value="33299900" calcext:value-type="float">
            <text:p>33299900</text:p>
          </table:table-cell>
          <table:table-cell office:value-type="float" office:value="33298756" calcext:value-type="float">
            <text:p>33298756</text:p>
          </table:table-cell>
          <table:table-cell office:value-type="float" office:value="16572285" calcext:value-type="float">
            <text:p>16572285</text:p>
          </table:table-cell>
          <table:table-cell office:value-type="float" office:value="66516056" calcext:value-type="float">
            <text:p>66516056</text:p>
          </table:table-cell>
          <table:table-cell office:value-type="float" office:value="66524300" calcext:value-type="float">
            <text:p>66524300</text:p>
          </table:table-cell>
          <table:table-cell office:value-type="float" office:value="16651830" calcext:value-type="float">
            <text:p>16651830</text:p>
          </table:table-cell>
          <table:table-cell office:value-type="float" office:value="16648045" calcext:value-type="float">
            <text:p>16648045</text:p>
          </table:table-cell>
          <table:table-cell office:value-type="float" office:value="66491748" calcext:value-type="float">
            <text:p>66491748</text:p>
          </table:table-cell>
          <table:table-cell office:value-type="float" office:value="66482444" calcext:value-type="float">
            <text:p>66482444</text:p>
          </table:table-cell>
          <table:table-cell office:value-type="float" office:value="33313516" calcext:value-type="float">
            <text:p>33313516</text:p>
          </table:table-cell>
          <table:table-cell office:value-type="float" office:value="33310598" calcext:value-type="float">
            <text:p>33310598</text:p>
          </table:table-cell>
          <table:table-cell office:value-type="float" office:value="16635080" calcext:value-type="float">
            <text:p>16635080</text:p>
          </table:table-cell>
          <table:table-cell office:value-type="float" office:value="16633029" calcext:value-type="float">
            <text:p>16633029</text:p>
          </table:table-cell>
          <table:table-cell office:value-type="float" office:value="33211138" calcext:value-type="float">
            <text:p>33211138</text:p>
          </table:table-cell>
          <table:table-cell office:value-type="float" office:value="33247788" calcext:value-type="float">
            <text:p>33247788</text:p>
          </table:table-cell>
          <table:table-cell office:value-type="float" office:value="33271402" calcext:value-type="float">
            <text:p>33271402</text:p>
          </table:table-cell>
          <table:table-cell office:value-type="float" office:value="33279352" calcext:value-type="float">
            <text:p>33279352</text:p>
          </table:table-cell>
          <table:table-cell office:value-type="float" office:value="66338848" calcext:value-type="float">
            <text:p>66338848</text:p>
          </table:table-cell>
          <table:table-cell office:value-type="float" office:value="66334552" calcext:value-type="float">
            <text:p>66334552</text:p>
          </table:table-cell>
          <table:table-cell office:value-type="float" office:value="33226384" calcext:value-type="float">
            <text:p>33226384</text:p>
          </table:table-cell>
          <table:table-cell office:value-type="float" office:value="33282954" calcext:value-type="float">
            <text:p>33282954</text:p>
          </table:table-cell>
          <table:table-cell office:value-type="float" office:value="33293580" calcext:value-type="float">
            <text:p>33293580</text:p>
          </table:table-cell>
          <table:table-cell office:value-type="float" office:value="33295904" calcext:value-type="float">
            <text:p>33295904</text:p>
          </table:table-cell>
          <table:table-cell office:value-type="float" office:value="66454188" calcext:value-type="float">
            <text:p>66454188</text:p>
          </table:table-cell>
          <table:table-cell office:value-type="float" office:value="66501088" calcext:value-type="float">
            <text:p>66501088</text:p>
          </table:table-cell>
          <table:table-cell office:value-type="float" office:value="16634078" calcext:value-type="float">
            <text:p>16634078</text:p>
          </table:table-cell>
          <table:table-cell office:value-type="float" office:value="16638362" calcext:value-type="float">
            <text:p>16638362</text:p>
          </table:table-cell>
          <table:table-cell office:value-type="float" office:value="66504536" calcext:value-type="float">
            <text:p>66504536</text:p>
          </table:table-cell>
          <table:table-cell office:value-type="float" office:value="66505884" calcext:value-type="float">
            <text:p>66505884</text:p>
          </table:table-cell>
          <table:table-cell office:value-type="float" office:value="16642704" calcext:value-type="float">
            <text:p>16642704</text:p>
          </table:table-cell>
          <table:table-cell office:value-type="float" office:value="16638062" calcext:value-type="float">
            <text:p>16638062</text:p>
          </table:table-cell>
          <table:table-cell office:value-type="float" office:value="16631044" calcext:value-type="float">
            <text:p>16631044</text:p>
          </table:table-cell>
          <table:table-cell office:value-type="float" office:value="16627866" calcext:value-type="float">
            <text:p>16627866</text:p>
          </table:table-cell>
          <table:table-cell office:value-type="float" office:value="66416648" calcext:value-type="float">
            <text:p>66416648</text:p>
          </table:table-cell>
          <table:table-cell office:value-type="float" office:value="66259752" calcext:value-type="float">
            <text:p>66259752</text:p>
          </table:table-cell>
          <table:table-cell office:value-type="float" office:value="16652507" calcext:value-type="float">
            <text:p>16652507</text:p>
          </table:table-cell>
          <table:table-cell office:value-type="float" office:value="16652689" calcext:value-type="float">
            <text:p>16652689</text:p>
          </table:table-cell>
          <table:table-cell office:value-type="float" office:value="33214900" calcext:value-type="float">
            <text:p>33214900</text:p>
          </table:table-cell>
          <table:table-cell office:value-type="float" office:value="33227356" calcext:value-type="float">
            <text:p>33227356</text:p>
          </table:table-cell>
          <table:table-cell office:value-type="float" office:value="16642093" calcext:value-type="float">
            <text:p>16642093</text:p>
          </table:table-cell>
          <table:table-cell office:value-type="float" office:value="16641444" calcext:value-type="float">
            <text:p>16641444</text:p>
          </table:table-cell>
          <table:table-cell office:value-type="float" office:value="16565760" calcext:value-type="float">
            <text:p>16565760</text:p>
          </table:table-cell>
          <table:table-cell office:value-type="float" office:value="16579716" calcext:value-type="float">
            <text:p>16579716</text:p>
          </table:table-cell>
          <table:table-cell office:value-type="float" office:value="66501612" calcext:value-type="float">
            <text:p>66501612</text:p>
          </table:table-cell>
          <table:table-cell office:value-type="float" office:value="66506860" calcext:value-type="float">
            <text:p>66506860</text:p>
          </table:table-cell>
          <table:table-cell office:value-type="float" office:value="66343620" calcext:value-type="float">
            <text:p>66343620</text:p>
          </table:table-cell>
          <table:table-cell office:value-type="float" office:value="66319784" calcext:value-type="float">
            <text:p>66319784</text:p>
          </table:table-cell>
        </table:table-row>
        <table:table-row table:style-name="ro1">
          <table:table-cell office:value-type="string" calcext:value-type="string">
            <text:p><text:a xlink:href="http://localhost:5001/#/metric/tp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p0.1%22]&amp;plot_layout=%7B%7D&amp;x_axis=relative&amp;y_axis_scale=linear&amp;line_smoothness=1&amp;show_point=false&amp;deselected_curves=[]&amp;last_linear_y_axis_range=[]" xlink:type="simple">tp0.1</text:a></text:p>
          </table:table-cell>
          <table:table-cell office:value-type="float" office:value="5711796" calcext:value-type="float">
            <text:p>5711796</text:p>
          </table:table-cell>
          <table:table-cell office:value-type="float" office:value="5711480" calcext:value-type="float">
            <text:p>5711480</text:p>
          </table:table-cell>
          <table:table-cell office:value-type="float" office:value="2763486" calcext:value-type="float">
            <text:p>2763486</text:p>
          </table:table-cell>
          <table:table-cell office:value-type="float" office:value="2758490" calcext:value-type="float">
            <text:p>2758490</text:p>
          </table:table-cell>
          <table:table-cell office:value-type="float" office:value="10874510" calcext:value-type="float">
            <text:p>10874510</text:p>
          </table:table-cell>
          <table:table-cell office:value-type="float" office:value="10883909" calcext:value-type="float">
            <text:p>10883909</text:p>
          </table:table-cell>
          <table:table-cell office:value-type="float" office:value="5370618" calcext:value-type="float">
            <text:p>5370618</text:p>
          </table:table-cell>
          <table:table-cell office:value-type="float" office:value="5334387" calcext:value-type="float">
            <text:p>5334387</text:p>
          </table:table-cell>
          <table:table-cell office:value-type="float" office:value="5628907" calcext:value-type="float">
            <text:p>5628907</text:p>
          </table:table-cell>
          <table:table-cell office:value-type="float" office:value="5615503" calcext:value-type="float">
            <text:p>5615503</text:p>
          </table:table-cell>
          <table:table-cell office:value-type="float" office:value="11176190" calcext:value-type="float">
            <text:p>11176190</text:p>
          </table:table-cell>
          <table:table-cell office:value-type="float" office:value="11167529" calcext:value-type="float">
            <text:p>11167529</text:p>
          </table:table-cell>
          <table:table-cell office:value-type="float" office:value="2872486" calcext:value-type="float">
            <text:p>2872486</text:p>
          </table:table-cell>
          <table:table-cell office:value-type="float" office:value="2868684" calcext:value-type="float">
            <text:p>2868684</text:p>
          </table:table-cell>
          <table:table-cell office:value-type="float" office:value="2658516" calcext:value-type="float">
            <text:p>2658516</text:p>
          </table:table-cell>
          <table:table-cell office:value-type="float" office:value="2666651" calcext:value-type="float">
            <text:p>2666651</text:p>
          </table:table-cell>
          <table:table-cell office:value-type="float" office:value="11584306" calcext:value-type="float">
            <text:p>11584306</text:p>
          </table:table-cell>
          <table:table-cell office:value-type="float" office:value="11558373" calcext:value-type="float">
            <text:p>11558373</text:p>
          </table:table-cell>
          <table:table-cell office:value-type="float" office:value="11512383" calcext:value-type="float">
            <text:p>11512383</text:p>
          </table:table-cell>
          <table:table-cell office:value-type="float" office:value="11502878" calcext:value-type="float">
            <text:p>11502878</text:p>
          </table:table-cell>
          <table:table-cell office:value-type="float" office:value="9983723" calcext:value-type="float">
            <text:p>9983723</text:p>
          </table:table-cell>
          <table:table-cell office:value-type="float" office:value="10022524" calcext:value-type="float">
            <text:p>10022524</text:p>
          </table:table-cell>
          <table:table-cell office:value-type="float" office:value="11612549" calcext:value-type="float">
            <text:p>11612549</text:p>
          </table:table-cell>
          <table:table-cell office:value-type="float" office:value="11613347" calcext:value-type="float">
            <text:p>11613347</text:p>
          </table:table-cell>
          <table:table-cell office:value-type="float" office:value="11693054" calcext:value-type="float">
            <text:p>11693054</text:p>
          </table:table-cell>
          <table:table-cell office:value-type="float" office:value="11648961" calcext:value-type="float">
            <text:p>11648961</text:p>
          </table:table-cell>
          <table:table-cell office:value-type="float" office:value="4749725" calcext:value-type="float">
            <text:p>4749725</text:p>
          </table:table-cell>
          <table:table-cell office:value-type="float" office:value="4671024" calcext:value-type="float">
            <text:p>4671024</text:p>
          </table:table-cell>
          <table:table-cell office:value-type="float" office:value="5040593" calcext:value-type="float">
            <text:p>5040593</text:p>
          </table:table-cell>
          <table:table-cell office:value-type="float" office:value="5032845" calcext:value-type="float">
            <text:p>5032845</text:p>
          </table:table-cell>
          <table:table-cell office:value-type="float" office:value="2765147" calcext:value-type="float">
            <text:p>2765147</text:p>
          </table:table-cell>
          <table:table-cell office:value-type="float" office:value="11400658" calcext:value-type="float">
            <text:p>11400658</text:p>
          </table:table-cell>
          <table:table-cell office:value-type="float" office:value="11418792" calcext:value-type="float">
            <text:p>11418792</text:p>
          </table:table-cell>
          <table:table-cell office:value-type="float" office:value="2654787" calcext:value-type="float">
            <text:p>2654787</text:p>
          </table:table-cell>
          <table:table-cell office:value-type="float" office:value="2668995" calcext:value-type="float">
            <text:p>2668995</text:p>
          </table:table-cell>
          <table:table-cell office:value-type="float" office:value="10388304" calcext:value-type="float">
            <text:p>10388304</text:p>
          </table:table-cell>
          <table:table-cell office:value-type="float" office:value="10445310" calcext:value-type="float">
            <text:p>10445310</text:p>
          </table:table-cell>
          <table:table-cell office:value-type="float" office:value="5753146" calcext:value-type="float">
            <text:p>5753146</text:p>
          </table:table-cell>
          <table:table-cell office:value-type="float" office:value="5751226" calcext:value-type="float">
            <text:p>5751226</text:p>
          </table:table-cell>
          <table:table-cell office:value-type="float" office:value="2789105" calcext:value-type="float">
            <text:p>2789105</text:p>
          </table:table-cell>
          <table:table-cell office:value-type="float" office:value="2798355" calcext:value-type="float">
            <text:p>2798355</text:p>
          </table:table-cell>
          <table:table-cell office:value-type="float" office:value="5510515" calcext:value-type="float">
            <text:p>5510515</text:p>
          </table:table-cell>
          <table:table-cell office:value-type="float" office:value="5495011" calcext:value-type="float">
            <text:p>5495011</text:p>
          </table:table-cell>
          <table:table-cell office:value-type="float" office:value="5474830" calcext:value-type="float">
            <text:p>5474830</text:p>
          </table:table-cell>
          <table:table-cell office:value-type="float" office:value="5425382" calcext:value-type="float">
            <text:p>5425382</text:p>
          </table:table-cell>
          <table:table-cell office:value-type="float" office:value="11435842" calcext:value-type="float">
            <text:p>11435842</text:p>
          </table:table-cell>
          <table:table-cell office:value-type="float" office:value="11468236" calcext:value-type="float">
            <text:p>11468236</text:p>
          </table:table-cell>
          <table:table-cell office:value-type="float" office:value="5508873" calcext:value-type="float">
            <text:p>5508873</text:p>
          </table:table-cell>
          <table:table-cell office:value-type="float" office:value="5438396" calcext:value-type="float">
            <text:p>5438396</text:p>
          </table:table-cell>
          <table:table-cell office:value-type="float" office:value="5346583" calcext:value-type="float">
            <text:p>5346583</text:p>
          </table:table-cell>
          <table:table-cell office:value-type="float" office:value="5404703" calcext:value-type="float">
            <text:p>5404703</text:p>
          </table:table-cell>
          <table:table-cell office:value-type="float" office:value="11142355" calcext:value-type="float">
            <text:p>11142355</text:p>
          </table:table-cell>
          <table:table-cell office:value-type="float" office:value="11098118" calcext:value-type="float">
            <text:p>11098118</text:p>
          </table:table-cell>
          <table:table-cell office:value-type="float" office:value="2696192" calcext:value-type="float">
            <text:p>2696192</text:p>
          </table:table-cell>
          <table:table-cell office:value-type="float" office:value="2755536" calcext:value-type="float">
            <text:p>2755536</text:p>
          </table:table-cell>
          <table:table-cell office:value-type="float" office:value="11421959" calcext:value-type="float">
            <text:p>11421959</text:p>
          </table:table-cell>
          <table:table-cell office:value-type="float" office:value="11420426" calcext:value-type="float">
            <text:p>11420426</text:p>
          </table:table-cell>
          <table:table-cell office:value-type="float" office:value="2871744" calcext:value-type="float">
            <text:p>2871744</text:p>
          </table:table-cell>
          <table:table-cell office:value-type="float" office:value="2863913" calcext:value-type="float">
            <text:p>2863913</text:p>
          </table:table-cell>
          <table:table-cell office:value-type="float" office:value="2782442" calcext:value-type="float">
            <text:p>2782442</text:p>
          </table:table-cell>
          <table:table-cell office:value-type="float" office:value="2788337" calcext:value-type="float">
            <text:p>2788337</text:p>
          </table:table-cell>
          <table:table-cell office:value-type="float" office:value="11573458" calcext:value-type="float">
            <text:p>11573458</text:p>
          </table:table-cell>
          <table:table-cell office:value-type="float" office:value="11713628" calcext:value-type="float">
            <text:p>11713628</text:p>
          </table:table-cell>
          <table:table-cell office:value-type="float" office:value="2740031" calcext:value-type="float">
            <text:p>2740031</text:p>
          </table:table-cell>
          <table:table-cell office:value-type="float" office:value="2741257" calcext:value-type="float">
            <text:p>2741257</text:p>
          </table:table-cell>
          <table:table-cell office:value-type="float" office:value="5630803" calcext:value-type="float">
            <text:p>5630803</text:p>
          </table:table-cell>
          <table:table-cell office:value-type="float" office:value="5619938" calcext:value-type="float">
            <text:p>5619938</text:p>
          </table:table-cell>
          <table:table-cell office:value-type="float" office:value="2854399" calcext:value-type="float">
            <text:p>2854399</text:p>
          </table:table-cell>
          <table:table-cell office:value-type="float" office:value="2846040" calcext:value-type="float">
            <text:p>2846040</text:p>
          </table:table-cell>
          <table:table-cell office:value-type="float" office:value="2851682" calcext:value-type="float">
            <text:p>2851682</text:p>
          </table:table-cell>
          <table:table-cell office:value-type="float" office:value="2845595" calcext:value-type="float">
            <text:p>2845595</text:p>
          </table:table-cell>
          <table:table-cell office:value-type="float" office:value="11477565" calcext:value-type="float">
            <text:p>11477565</text:p>
          </table:table-cell>
          <table:table-cell office:value-type="float" office:value="11486238" calcext:value-type="float">
            <text:p>11486238</text:p>
          </table:table-cell>
          <table:table-cell office:value-type="float" office:value="11607225" calcext:value-type="float">
            <text:p>11607225</text:p>
          </table:table-cell>
          <table:table-cell office:value-type="float" office:value="11642340" calcext:value-type="float">
            <text:p>11642340</text:p>
          </table:table-cell>
        </table:table-row>
        <table:table-row table:style-name="ro1">
          <table:table-cell office:value-type="string" calcext:value-type="string">
            <text:p><text:a xlink:href="http://localhost:5001/#/metric/tp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p0.3%22]&amp;plot_layout=%7B%7D&amp;x_axis=relative&amp;y_axis_scale=linear&amp;line_smoothness=1&amp;show_point=false&amp;deselected_curves=[]&amp;last_linear_y_axis_range=[]" xlink:type="simple">tp0.3</text:a></text:p>
          </table:table-cell>
          <table:table-cell office:value-type="float" office:value="5552146" calcext:value-type="float">
            <text:p>5552146</text:p>
          </table:table-cell>
          <table:table-cell office:value-type="float" office:value="5543928" calcext:value-type="float">
            <text:p>5543928</text:p>
          </table:table-cell>
          <table:table-cell office:value-type="float" office:value="2558971" calcext:value-type="float">
            <text:p>2558971</text:p>
          </table:table-cell>
          <table:table-cell office:value-type="float" office:value="2505616" calcext:value-type="float">
            <text:p>2505616</text:p>
          </table:table-cell>
          <table:table-cell office:value-type="float" office:value="9745290" calcext:value-type="float">
            <text:p>9745290</text:p>
          </table:table-cell>
          <table:table-cell office:value-type="float" office:value="9750526" calcext:value-type="float">
            <text:p>9750526</text:p>
          </table:table-cell>
          <table:table-cell office:value-type="float" office:value="4561861" calcext:value-type="float">
            <text:p>4561861</text:p>
          </table:table-cell>
          <table:table-cell office:value-type="float" office:value="4539734" calcext:value-type="float">
            <text:p>4539734</text:p>
          </table:table-cell>
          <table:table-cell office:value-type="float" office:value="5281588" calcext:value-type="float">
            <text:p>5281588</text:p>
          </table:table-cell>
          <table:table-cell office:value-type="float" office:value="5239164" calcext:value-type="float">
            <text:p>5239164</text:p>
          </table:table-cell>
          <table:table-cell office:value-type="float" office:value="10659706" calcext:value-type="float">
            <text:p>10659706</text:p>
          </table:table-cell>
          <table:table-cell office:value-type="float" office:value="10662590" calcext:value-type="float">
            <text:p>10662590</text:p>
          </table:table-cell>
          <table:table-cell office:value-type="float" office:value="2770638" calcext:value-type="float">
            <text:p>2770638</text:p>
          </table:table-cell>
          <table:table-cell office:value-type="float" office:value="2765876" calcext:value-type="float">
            <text:p>2765876</text:p>
          </table:table-cell>
          <table:table-cell office:value-type="float" office:value="2240700" calcext:value-type="float">
            <text:p>2240700</text:p>
          </table:table-cell>
          <table:table-cell office:value-type="float" office:value="2230271" calcext:value-type="float">
            <text:p>2230271</text:p>
          </table:table-cell>
          <table:table-cell office:value-type="float" office:value="11227793" calcext:value-type="float">
            <text:p>11227793</text:p>
          </table:table-cell>
          <table:table-cell office:value-type="float" office:value="11205992" calcext:value-type="float">
            <text:p>11205992</text:p>
          </table:table-cell>
          <table:table-cell office:value-type="float" office:value="11015850" calcext:value-type="float">
            <text:p>11015850</text:p>
          </table:table-cell>
          <table:table-cell office:value-type="float" office:value="10928124" calcext:value-type="float">
            <text:p>10928124</text:p>
          </table:table-cell>
          <table:table-cell office:value-type="float" office:value="8513103" calcext:value-type="float">
            <text:p>8513103</text:p>
          </table:table-cell>
          <table:table-cell office:value-type="float" office:value="8461126" calcext:value-type="float">
            <text:p>8461126</text:p>
          </table:table-cell>
          <table:table-cell office:value-type="float" office:value="11289096" calcext:value-type="float">
            <text:p>11289096</text:p>
          </table:table-cell>
          <table:table-cell office:value-type="float" office:value="11265113" calcext:value-type="float">
            <text:p>11265113</text:p>
          </table:table-cell>
          <table:table-cell office:value-type="float" office:value="11342640" calcext:value-type="float">
            <text:p>11342640</text:p>
          </table:table-cell>
          <table:table-cell office:value-type="float" office:value="11321353" calcext:value-type="float">
            <text:p>11321353</text:p>
          </table:table-cell>
          <table:table-cell office:value-type="float" office:value="4014690" calcext:value-type="float">
            <text:p>4014690</text:p>
          </table:table-cell>
          <table:table-cell office:value-type="float" office:value="3948549" calcext:value-type="float">
            <text:p>3948549</text:p>
          </table:table-cell>
          <table:table-cell office:value-type="float" office:value="4257280" calcext:value-type="float">
            <text:p>4257280</text:p>
          </table:table-cell>
          <table:table-cell office:value-type="float" office:value="4234418" calcext:value-type="float">
            <text:p>4234418</text:p>
          </table:table-cell>
          <table:table-cell office:value-type="float" office:value="2475699" calcext:value-type="float">
            <text:p>2475699</text:p>
          </table:table-cell>
          <table:table-cell office:value-type="float" office:value="10961511" calcext:value-type="float">
            <text:p>10961511</text:p>
          </table:table-cell>
          <table:table-cell office:value-type="float" office:value="10983398" calcext:value-type="float">
            <text:p>10983398</text:p>
          </table:table-cell>
          <table:table-cell office:value-type="float" office:value="2081760" calcext:value-type="float">
            <text:p>2081760</text:p>
          </table:table-cell>
          <table:table-cell office:value-type="float" office:value="2164194" calcext:value-type="float">
            <text:p>2164194</text:p>
          </table:table-cell>
          <table:table-cell office:value-type="float" office:value="9510729" calcext:value-type="float">
            <text:p>9510729</text:p>
          </table:table-cell>
          <table:table-cell office:value-type="float" office:value="9522539" calcext:value-type="float">
            <text:p>9522539</text:p>
          </table:table-cell>
          <table:table-cell office:value-type="float" office:value="5571490" calcext:value-type="float">
            <text:p>5571490</text:p>
          </table:table-cell>
          <table:table-cell office:value-type="float" office:value="5579827" calcext:value-type="float">
            <text:p>5579827</text:p>
          </table:table-cell>
          <table:table-cell office:value-type="float" office:value="2634590" calcext:value-type="float">
            <text:p>2634590</text:p>
          </table:table-cell>
          <table:table-cell office:value-type="float" office:value="2663054" calcext:value-type="float">
            <text:p>2663054</text:p>
          </table:table-cell>
          <table:table-cell office:value-type="float" office:value="4689426" calcext:value-type="float">
            <text:p>4689426</text:p>
          </table:table-cell>
          <table:table-cell office:value-type="float" office:value="4821761" calcext:value-type="float">
            <text:p>4821761</text:p>
          </table:table-cell>
          <table:table-cell office:value-type="float" office:value="4798767" calcext:value-type="float">
            <text:p>4798767</text:p>
          </table:table-cell>
          <table:table-cell office:value-type="float" office:value="4739823" calcext:value-type="float">
            <text:p>4739823</text:p>
          </table:table-cell>
          <table:table-cell office:value-type="float" office:value="10835720" calcext:value-type="float">
            <text:p>10835720</text:p>
          </table:table-cell>
          <table:table-cell office:value-type="float" office:value="10834258" calcext:value-type="float">
            <text:p>10834258</text:p>
          </table:table-cell>
          <table:table-cell office:value-type="float" office:value="4784694" calcext:value-type="float">
            <text:p>4784694</text:p>
          </table:table-cell>
          <table:table-cell office:value-type="float" office:value="4725013" calcext:value-type="float">
            <text:p>4725013</text:p>
          </table:table-cell>
          <table:table-cell office:value-type="float" office:value="4790990" calcext:value-type="float">
            <text:p>4790990</text:p>
          </table:table-cell>
          <table:table-cell office:value-type="float" office:value="4756324" calcext:value-type="float">
            <text:p>4756324</text:p>
          </table:table-cell>
          <table:table-cell office:value-type="float" office:value="10642004" calcext:value-type="float">
            <text:p>10642004</text:p>
          </table:table-cell>
          <table:table-cell office:value-type="float" office:value="10668691" calcext:value-type="float">
            <text:p>10668691</text:p>
          </table:table-cell>
          <table:table-cell office:value-type="float" office:value="2285132" calcext:value-type="float">
            <text:p>2285132</text:p>
          </table:table-cell>
          <table:table-cell office:value-type="float" office:value="2449342" calcext:value-type="float">
            <text:p>2449342</text:p>
          </table:table-cell>
          <table:table-cell office:value-type="float" office:value="10830712" calcext:value-type="float">
            <text:p>10830712</text:p>
          </table:table-cell>
          <table:table-cell office:value-type="float" office:value="10863222" calcext:value-type="float">
            <text:p>10863222</text:p>
          </table:table-cell>
          <table:table-cell office:value-type="float" office:value="2793803" calcext:value-type="float">
            <text:p>2793803</text:p>
          </table:table-cell>
          <table:table-cell office:value-type="float" office:value="2776614" calcext:value-type="float">
            <text:p>2776614</text:p>
          </table:table-cell>
          <table:table-cell office:value-type="float" office:value="2615006" calcext:value-type="float">
            <text:p>2615006</text:p>
          </table:table-cell>
          <table:table-cell office:value-type="float" office:value="2615391" calcext:value-type="float">
            <text:p>2615391</text:p>
          </table:table-cell>
          <table:table-cell office:value-type="float" office:value="11301671" calcext:value-type="float">
            <text:p>11301671</text:p>
          </table:table-cell>
          <table:table-cell office:value-type="float" office:value="11410900" calcext:value-type="float">
            <text:p>11410900</text:p>
          </table:table-cell>
          <table:table-cell office:value-type="float" office:value="2231019" calcext:value-type="float">
            <text:p>2231019</text:p>
          </table:table-cell>
          <table:table-cell office:value-type="float" office:value="2269927" calcext:value-type="float">
            <text:p>2269927</text:p>
          </table:table-cell>
          <table:table-cell office:value-type="float" office:value="5332011" calcext:value-type="float">
            <text:p>5332011</text:p>
          </table:table-cell>
          <table:table-cell office:value-type="float" office:value="5287830" calcext:value-type="float">
            <text:p>5287830</text:p>
          </table:table-cell>
          <table:table-cell office:value-type="float" office:value="2752893" calcext:value-type="float">
            <text:p>2752893</text:p>
          </table:table-cell>
          <table:table-cell office:value-type="float" office:value="2712961" calcext:value-type="float">
            <text:p>2712961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93146" calcext:value-type="float">
            <text:p>2693146</text:p>
          </table:table-cell>
          <table:table-cell office:value-type="float" office:value="11087099" calcext:value-type="float">
            <text:p>11087099</text:p>
          </table:table-cell>
          <table:table-cell office:value-type="float" office:value="11087791" calcext:value-type="float">
            <text:p>11087791</text:p>
          </table:table-cell>
          <table:table-cell office:value-type="float" office:value="11258189" calcext:value-type="float">
            <text:p>11258189</text:p>
          </table:table-cell>
          <table:table-cell office:value-type="float" office:value="11273415" calcext:value-type="float">
            <text:p>11273415</text:p>
          </table:table-cell>
        </table:table-row>
        <table:table-row table:style-name="ro1">
          <table:table-cell office:value-type="string" calcext:value-type="string">
            <text:p><text:a xlink:href="http://localhost:5001/#/metric/tp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p0.5%22]&amp;plot_layout=%7B%7D&amp;x_axis=relative&amp;y_axis_scale=linear&amp;line_smoothness=1&amp;show_point=false&amp;deselected_curves=[]&amp;last_linear_y_axis_range=[]" xlink:type="simple">tp0.5</text:a></text:p>
          </table:table-cell>
          <table:table-cell office:value-type="float" office:value="5338458" calcext:value-type="float">
            <text:p>5338458</text:p>
          </table:table-cell>
          <table:table-cell office:value-type="float" office:value="5336483" calcext:value-type="float">
            <text:p>5336483</text:p>
          </table:table-cell>
          <table:table-cell office:value-type="float" office:value="2272289" calcext:value-type="float">
            <text:p>2272289</text:p>
          </table:table-cell>
          <table:table-cell office:value-type="float" office:value="2244194" calcext:value-type="float">
            <text:p>2244194</text:p>
          </table:table-cell>
          <table:table-cell office:value-type="float" office:value="8687419" calcext:value-type="float">
            <text:p>8687419</text:p>
          </table:table-cell>
          <table:table-cell office:value-type="float" office:value="8645557" calcext:value-type="float">
            <text:p>8645557</text:p>
          </table:table-cell>
          <table:table-cell office:value-type="float" office:value="2805448" calcext:value-type="float">
            <text:p>2805448</text:p>
          </table:table-cell>
          <table:table-cell office:value-type="float" office:value="2754545" calcext:value-type="float">
            <text:p>2754545</text:p>
          </table:table-cell>
          <table:table-cell office:value-type="float" office:value="4867836" calcext:value-type="float">
            <text:p>4867836</text:p>
          </table:table-cell>
          <table:table-cell office:value-type="float" office:value="4784475" calcext:value-type="float">
            <text:p>4784475</text:p>
          </table:table-cell>
          <table:table-cell office:value-type="float" office:value="10192510" calcext:value-type="float">
            <text:p>10192510</text:p>
          </table:table-cell>
          <table:table-cell office:value-type="float" office:value="10189731" calcext:value-type="float">
            <text:p>10189731</text:p>
          </table:table-cell>
          <table:table-cell office:value-type="float" office:value="2659426" calcext:value-type="float">
            <text:p>2659426</text:p>
          </table:table-cell>
          <table:table-cell office:value-type="float" office:value="2645208" calcext:value-type="float">
            <text:p>2645208</text:p>
          </table:table-cell>
          <table:table-cell office:value-type="float" office:value="1802644" calcext:value-type="float">
            <text:p>1802644</text:p>
          </table:table-cell>
          <table:table-cell office:value-type="float" office:value="1821581" calcext:value-type="float">
            <text:p>1821581</text:p>
          </table:table-cell>
          <table:table-cell office:value-type="float" office:value="10796226" calcext:value-type="float">
            <text:p>10796226</text:p>
          </table:table-cell>
          <table:table-cell office:value-type="float" office:value="10810452" calcext:value-type="float">
            <text:p>10810452</text:p>
          </table:table-cell>
          <table:table-cell office:value-type="float" office:value="10532517" calcext:value-type="float">
            <text:p>10532517</text:p>
          </table:table-cell>
          <table:table-cell office:value-type="float" office:value="10363403" calcext:value-type="float">
            <text:p>10363403</text:p>
          </table:table-cell>
          <table:table-cell office:value-type="float" office:value="7332829" calcext:value-type="float">
            <text:p>7332829</text:p>
          </table:table-cell>
          <table:table-cell office:value-type="float" office:value="7373019" calcext:value-type="float">
            <text:p>7373019</text:p>
          </table:table-cell>
          <table:table-cell office:value-type="float" office:value="10893150" calcext:value-type="float">
            <text:p>10893150</text:p>
          </table:table-cell>
          <table:table-cell office:value-type="float" office:value="10903065" calcext:value-type="float">
            <text:p>10903065</text:p>
          </table:table-cell>
          <table:table-cell office:value-type="float" office:value="10978297" calcext:value-type="float">
            <text:p>10978297</text:p>
          </table:table-cell>
          <table:table-cell office:value-type="float" office:value="10978914" calcext:value-type="float">
            <text:p>10978914</text:p>
          </table:table-cell>
          <table:table-cell office:value-type="float" office:value="3685271" calcext:value-type="float">
            <text:p>3685271</text:p>
          </table:table-cell>
          <table:table-cell office:value-type="float" office:value="3620175" calcext:value-type="float">
            <text:p>3620175</text:p>
          </table:table-cell>
          <table:table-cell office:value-type="float" office:value="3703699" calcext:value-type="float">
            <text:p>3703699</text:p>
          </table:table-cell>
          <table:table-cell office:value-type="float" office:value="3667217" calcext:value-type="float">
            <text:p>3667217</text:p>
          </table:table-cell>
          <table:table-cell office:value-type="float" office:value="2217066" calcext:value-type="float">
            <text:p>2217066</text:p>
          </table:table-cell>
          <table:table-cell office:value-type="float" office:value="10542090" calcext:value-type="float">
            <text:p>10542090</text:p>
          </table:table-cell>
          <table:table-cell office:value-type="float" office:value="10555722" calcext:value-type="float">
            <text:p>10555722</text:p>
          </table:table-cell>
          <table:table-cell office:value-type="float" office:value="1666321" calcext:value-type="float">
            <text:p>1666321</text:p>
          </table:table-cell>
          <table:table-cell office:value-type="float" office:value="1680381" calcext:value-type="float">
            <text:p>1680381</text:p>
          </table:table-cell>
          <table:table-cell office:value-type="float" office:value="8826300" calcext:value-type="float">
            <text:p>8826300</text:p>
          </table:table-cell>
          <table:table-cell office:value-type="float" office:value="8829214" calcext:value-type="float">
            <text:p>8829214</text:p>
          </table:table-cell>
          <table:table-cell office:value-type="float" office:value="5341643" calcext:value-type="float">
            <text:p>5341643</text:p>
          </table:table-cell>
          <table:table-cell office:value-type="float" office:value="5349645" calcext:value-type="float">
            <text:p>5349645</text:p>
          </table:table-cell>
          <table:table-cell office:value-type="float" office:value="2453024" calcext:value-type="float">
            <text:p>2453024</text:p>
          </table:table-cell>
          <table:table-cell office:value-type="float" office:value="2508802" calcext:value-type="float">
            <text:p>2508802</text:p>
          </table:table-cell>
          <table:table-cell office:value-type="float" office:value="4026808" calcext:value-type="float">
            <text:p>4026808</text:p>
          </table:table-cell>
          <table:table-cell office:value-type="float" office:value="3947308" calcext:value-type="float">
            <text:p>3947308</text:p>
          </table:table-cell>
          <table:table-cell office:value-type="float" office:value="4238983" calcext:value-type="float">
            <text:p>4238983</text:p>
          </table:table-cell>
          <table:table-cell office:value-type="float" office:value="4087076" calcext:value-type="float">
            <text:p>4087076</text:p>
          </table:table-cell>
          <table:table-cell office:value-type="float" office:value="10306758" calcext:value-type="float">
            <text:p>10306758</text:p>
          </table:table-cell>
          <table:table-cell office:value-type="float" office:value="10325929" calcext:value-type="float">
            <text:p>10325929</text:p>
          </table:table-cell>
          <table:table-cell office:value-type="float" office:value="4043725" calcext:value-type="float">
            <text:p>4043725</text:p>
          </table:table-cell>
          <table:table-cell office:value-type="float" office:value="4149153" calcext:value-type="float">
            <text:p>4149153</text:p>
          </table:table-cell>
          <table:table-cell office:value-type="float" office:value="4301442" calcext:value-type="float">
            <text:p>4301442</text:p>
          </table:table-cell>
          <table:table-cell office:value-type="float" office:value="4309227" calcext:value-type="float">
            <text:p>4309227</text:p>
          </table:table-cell>
          <table:table-cell office:value-type="float" office:value="10136104" calcext:value-type="float">
            <text:p>10136104</text:p>
          </table:table-cell>
          <table:table-cell office:value-type="float" office:value="10166610" calcext:value-type="float">
            <text:p>10166610</text:p>
          </table:table-cell>
          <table:table-cell office:value-type="float" office:value="2010043" calcext:value-type="float">
            <text:p>2010043</text:p>
          </table:table-cell>
          <table:table-cell office:value-type="float" office:value="2194983" calcext:value-type="float">
            <text:p>2194983</text:p>
          </table:table-cell>
          <table:table-cell office:value-type="float" office:value="10245842" calcext:value-type="float">
            <text:p>10245842</text:p>
          </table:table-cell>
          <table:table-cell office:value-type="float" office:value="10328446" calcext:value-type="float">
            <text:p>10328446</text:p>
          </table:table-cell>
          <table:table-cell office:value-type="float" office:value="2699390" calcext:value-type="float">
            <text:p>2699390</text:p>
          </table:table-cell>
          <table:table-cell office:value-type="float" office:value="2667719" calcext:value-type="float">
            <text:p>2667719</text:p>
          </table:table-cell>
          <table:table-cell office:value-type="float" office:value="2437673" calcext:value-type="float">
            <text:p>2437673</text:p>
          </table:table-cell>
          <table:table-cell office:value-type="float" office:value="2437826" calcext:value-type="float">
            <text:p>2437826</text:p>
          </table:table-cell>
          <table:table-cell office:value-type="float" office:value="10926984" calcext:value-type="float">
            <text:p>10926984</text:p>
          </table:table-cell>
          <table:table-cell office:value-type="float" office:value="11031374" calcext:value-type="float">
            <text:p>11031374</text:p>
          </table:table-cell>
          <table:table-cell office:value-type="float" office:value="1784430" calcext:value-type="float">
            <text:p>1784430</text:p>
          </table:table-cell>
          <table:table-cell office:value-type="float" office:value="1849807" calcext:value-type="float">
            <text:p>1849807</text:p>
          </table:table-cell>
          <table:table-cell office:value-type="float" office:value="4955083" calcext:value-type="float">
            <text:p>4955083</text:p>
          </table:table-cell>
          <table:table-cell office:value-type="float" office:value="4938252" calcext:value-type="float">
            <text:p>4938252</text:p>
          </table:table-cell>
          <table:table-cell office:value-type="float" office:value="2608727" calcext:value-type="float">
            <text:p>2608727</text:p>
          </table:table-cell>
          <table:table-cell office:value-type="float" office:value="2539213" calcext:value-type="float">
            <text:p>2539213</text:p>
          </table:table-cell>
          <table:table-cell office:value-type="float" office:value="2402725" calcext:value-type="float">
            <text:p>2402725</text:p>
          </table:table-cell>
          <table:table-cell office:value-type="float" office:value="2401921" calcext:value-type="float">
            <text:p>2401921</text:p>
          </table:table-cell>
          <table:table-cell office:value-type="float" office:value="10649830" calcext:value-type="float">
            <text:p>10649830</text:p>
          </table:table-cell>
          <table:table-cell office:value-type="float" office:value="10635647" calcext:value-type="float">
            <text:p>10635647</text:p>
          </table:table-cell>
          <table:table-cell office:value-type="float" office:value="10867556" calcext:value-type="float">
            <text:p>10867556</text:p>
          </table:table-cell>
          <table:table-cell office:value-type="float" office:value="10909051" calcext:value-type="float">
            <text:p>10909051</text:p>
          </table:table-cell>
        </table:table-row>
        <table:table-row table:style-name="ro1">
          <table:table-cell office:value-type="string" calcext:value-type="string">
            <text:p><text:a xlink:href="http://localhost:5001/#/metric/tp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p0.7%22]&amp;plot_layout=%7B%7D&amp;x_axis=relative&amp;y_axis_scale=linear&amp;line_smoothness=1&amp;show_point=false&amp;deselected_curves=[]&amp;last_linear_y_axis_range=[]" xlink:type="simple">tp0.7</text:a></text:p>
          </table:table-cell>
          <table:table-cell office:value-type="float" office:value="5059986" calcext:value-type="float">
            <text:p>5059986</text:p>
          </table:table-cell>
          <table:table-cell office:value-type="float" office:value="5067774" calcext:value-type="float">
            <text:p>5067774</text:p>
          </table:table-cell>
          <table:table-cell office:value-type="float" office:value="2038032" calcext:value-type="float">
            <text:p>2038032</text:p>
          </table:table-cell>
          <table:table-cell office:value-type="float" office:value="2008197" calcext:value-type="float">
            <text:p>2008197</text:p>
          </table:table-cell>
          <table:table-cell office:value-type="float" office:value="7077457" calcext:value-type="float">
            <text:p>7077457</text:p>
          </table:table-cell>
          <table:table-cell office:value-type="float" office:value="7100338" calcext:value-type="float">
            <text:p>7100338</text:p>
          </table:table-cell>
          <table:table-cell office:value-type="float" office:value="1668160" calcext:value-type="float">
            <text:p>1668160</text:p>
          </table:table-cell>
          <table:table-cell office:value-type="float" office:value="1677072" calcext:value-type="float">
            <text:p>1677072</text:p>
          </table:table-cell>
          <table:table-cell office:value-type="float" office:value="4282927" calcext:value-type="float">
            <text:p>4282927</text:p>
          </table:table-cell>
          <table:table-cell office:value-type="float" office:value="4187608" calcext:value-type="float">
            <text:p>4187608</text:p>
          </table:table-cell>
          <table:table-cell office:value-type="float" office:value="9518016" calcext:value-type="float">
            <text:p>9518016</text:p>
          </table:table-cell>
          <table:table-cell office:value-type="float" office:value="9537931" calcext:value-type="float">
            <text:p>9537931</text:p>
          </table:table-cell>
          <table:table-cell office:value-type="float" office:value="2516908" calcext:value-type="float">
            <text:p>2516908</text:p>
          </table:table-cell>
          <table:table-cell office:value-type="float" office:value="2483861" calcext:value-type="float">
            <text:p>2483861</text:p>
          </table:table-cell>
          <table:table-cell office:value-type="float" office:value="1234565" calcext:value-type="float">
            <text:p>1234565</text:p>
          </table:table-cell>
          <table:table-cell office:value-type="float" office:value="1246953" calcext:value-type="float">
            <text:p>1246953</text:p>
          </table:table-cell>
          <table:table-cell office:value-type="float" office:value="10205825" calcext:value-type="float">
            <text:p>10205825</text:p>
          </table:table-cell>
          <table:table-cell office:value-type="float" office:value="10195806" calcext:value-type="float">
            <text:p>10195806</text:p>
          </table:table-cell>
          <table:table-cell office:value-type="float" office:value="9836815" calcext:value-type="float">
            <text:p>9836815</text:p>
          </table:table-cell>
          <table:table-cell office:value-type="float" office:value="9463505" calcext:value-type="float">
            <text:p>9463505</text:p>
          </table:table-cell>
          <table:table-cell office:value-type="float" office:value="6074141" calcext:value-type="float">
            <text:p>6074141</text:p>
          </table:table-cell>
          <table:table-cell office:value-type="float" office:value="6081104" calcext:value-type="float">
            <text:p>6081104</text:p>
          </table:table-cell>
          <table:table-cell office:value-type="float" office:value="10311396" calcext:value-type="float">
            <text:p>10311396</text:p>
          </table:table-cell>
          <table:table-cell office:value-type="float" office:value="10304845" calcext:value-type="float">
            <text:p>10304845</text:p>
          </table:table-cell>
          <table:table-cell office:value-type="float" office:value="10397213" calcext:value-type="float">
            <text:p>10397213</text:p>
          </table:table-cell>
          <table:table-cell office:value-type="float" office:value="10456991" calcext:value-type="float">
            <text:p>10456991</text:p>
          </table:table-cell>
          <table:table-cell office:value-type="float" office:value="3350774" calcext:value-type="float">
            <text:p>3350774</text:p>
          </table:table-cell>
          <table:table-cell office:value-type="float" office:value="3265559" calcext:value-type="float">
            <text:p>3265559</text:p>
          </table:table-cell>
          <table:table-cell office:value-type="float" office:value="3043940" calcext:value-type="float">
            <text:p>3043940</text:p>
          </table:table-cell>
          <table:table-cell office:value-type="float" office:value="2975710" calcext:value-type="float">
            <text:p>2975710</text:p>
          </table:table-cell>
          <table:table-cell office:value-type="float" office:value="1769267" calcext:value-type="float">
            <text:p>1769267</text:p>
          </table:table-cell>
          <table:table-cell office:value-type="float" office:value="9900824" calcext:value-type="float">
            <text:p>9900824</text:p>
          </table:table-cell>
          <table:table-cell office:value-type="float" office:value="9935653" calcext:value-type="float">
            <text:p>9935653</text:p>
          </table:table-cell>
          <table:table-cell office:value-type="float" office:value="1164069" calcext:value-type="float">
            <text:p>1164069</text:p>
          </table:table-cell>
          <table:table-cell office:value-type="float" office:value="1241011" calcext:value-type="float">
            <text:p>1241011</text:p>
          </table:table-cell>
          <table:table-cell office:value-type="float" office:value="7907765" calcext:value-type="float">
            <text:p>7907765</text:p>
          </table:table-cell>
          <table:table-cell office:value-type="float" office:value="7945247" calcext:value-type="float">
            <text:p>7945247</text:p>
          </table:table-cell>
          <table:table-cell office:value-type="float" office:value="5040559" calcext:value-type="float">
            <text:p>5040559</text:p>
          </table:table-cell>
          <table:table-cell office:value-type="float" office:value="5051728" calcext:value-type="float">
            <text:p>5051728</text:p>
          </table:table-cell>
          <table:table-cell office:value-type="float" office:value="2228295" calcext:value-type="float">
            <text:p>2228295</text:p>
          </table:table-cell>
          <table:table-cell office:value-type="float" office:value="2324833" calcext:value-type="float">
            <text:p>2324833</text:p>
          </table:table-cell>
          <table:table-cell office:value-type="float" office:value="3388310" calcext:value-type="float">
            <text:p>3388310</text:p>
          </table:table-cell>
          <table:table-cell office:value-type="float" office:value="3263284" calcext:value-type="float">
            <text:p>3263284</text:p>
          </table:table-cell>
          <table:table-cell office:value-type="float" office:value="3558507" calcext:value-type="float">
            <text:p>3558507</text:p>
          </table:table-cell>
          <table:table-cell office:value-type="float" office:value="3466047" calcext:value-type="float">
            <text:p>3466047</text:p>
          </table:table-cell>
          <table:table-cell office:value-type="float" office:value="9639004" calcext:value-type="float">
            <text:p>9639004</text:p>
          </table:table-cell>
          <table:table-cell office:value-type="float" office:value="9668405" calcext:value-type="float">
            <text:p>9668405</text:p>
          </table:table-cell>
          <table:table-cell office:value-type="float" office:value="3409555" calcext:value-type="float">
            <text:p>3409555</text:p>
          </table:table-cell>
          <table:table-cell office:value-type="float" office:value="3542836" calcext:value-type="float">
            <text:p>3542836</text:p>
          </table:table-cell>
          <table:table-cell office:value-type="float" office:value="3762494" calcext:value-type="float">
            <text:p>3762494</text:p>
          </table:table-cell>
          <table:table-cell office:value-type="float" office:value="3755222" calcext:value-type="float">
            <text:p>3755222</text:p>
          </table:table-cell>
          <table:table-cell office:value-type="float" office:value="9492746" calcext:value-type="float">
            <text:p>9492746</text:p>
          </table:table-cell>
          <table:table-cell office:value-type="float" office:value="9518595" calcext:value-type="float">
            <text:p>9518595</text:p>
          </table:table-cell>
          <table:table-cell office:value-type="float" office:value="1660587" calcext:value-type="float">
            <text:p>1660587</text:p>
          </table:table-cell>
          <table:table-cell office:value-type="float" office:value="1864133" calcext:value-type="float">
            <text:p>1864133</text:p>
          </table:table-cell>
          <table:table-cell office:value-type="float" office:value="9487780" calcext:value-type="float">
            <text:p>9487780</text:p>
          </table:table-cell>
          <table:table-cell office:value-type="float" office:value="9604166" calcext:value-type="float">
            <text:p>9604166</text:p>
          </table:table-cell>
          <table:table-cell office:value-type="float" office:value="2560613" calcext:value-type="float">
            <text:p>2560613</text:p>
          </table:table-cell>
          <table:table-cell office:value-type="float" office:value="2514347" calcext:value-type="float">
            <text:p>2514347</text:p>
          </table:table-cell>
          <table:table-cell office:value-type="float" office:value="2200808" calcext:value-type="float">
            <text:p>2200808</text:p>
          </table:table-cell>
          <table:table-cell office:value-type="float" office:value="2191963" calcext:value-type="float">
            <text:p>2191963</text:p>
          </table:table-cell>
          <table:table-cell office:value-type="float" office:value="10380868" calcext:value-type="float">
            <text:p>10380868</text:p>
          </table:table-cell>
          <table:table-cell office:value-type="float" office:value="10493084" calcext:value-type="float">
            <text:p>10493084</text:p>
          </table:table-cell>
          <table:table-cell office:value-type="float" office:value="1319182" calcext:value-type="float">
            <text:p>1319182</text:p>
          </table:table-cell>
          <table:table-cell office:value-type="float" office:value="1364395" calcext:value-type="float">
            <text:p>1364395</text:p>
          </table:table-cell>
          <table:table-cell office:value-type="float" office:value="4460577" calcext:value-type="float">
            <text:p>4460577</text:p>
          </table:table-cell>
          <table:table-cell office:value-type="float" office:value="4441430" calcext:value-type="float">
            <text:p>4441430</text:p>
          </table:table-cell>
          <table:table-cell office:value-type="float" office:value="2421585" calcext:value-type="float">
            <text:p>2421585</text:p>
          </table:table-cell>
          <table:table-cell office:value-type="float" office:value="2314358" calcext:value-type="float">
            <text:p>2314358</text:p>
          </table:table-cell>
          <table:table-cell office:value-type="float" office:value="2222753" calcext:value-type="float">
            <text:p>2222753</text:p>
          </table:table-cell>
          <table:table-cell office:value-type="float" office:value="2195316" calcext:value-type="float">
            <text:p>2195316</text:p>
          </table:table-cell>
          <table:table-cell office:value-type="float" office:value="10066043" calcext:value-type="float">
            <text:p>10066043</text:p>
          </table:table-cell>
          <table:table-cell office:value-type="float" office:value="10038225" calcext:value-type="float">
            <text:p>10038225</text:p>
          </table:table-cell>
          <table:table-cell office:value-type="float" office:value="10308733" calcext:value-type="float">
            <text:p>10308733</text:p>
          </table:table-cell>
          <table:table-cell office:value-type="float" office:value="10319913" calcext:value-type="float">
            <text:p>10319913</text:p>
          </table:table-cell>
        </table:table-row>
        <table:table-row table:style-name="ro1">
          <table:table-cell office:value-type="string" calcext:value-type="string">
            <text:p><text:a xlink:href="http://localhost:5001/#/metric/tp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tp0.9%22]&amp;plot_layout=%7B%7D&amp;x_axis=relative&amp;y_axis_scale=linear&amp;line_smoothness=1&amp;show_point=false&amp;deselected_curves=[]&amp;last_linear_y_axis_range=[]" xlink:type="simple">tp0.9</text:a></text:p>
          </table:table-cell>
          <table:table-cell office:value-type="float" office:value="4400456" calcext:value-type="float">
            <text:p>4400456</text:p>
          </table:table-cell>
          <table:table-cell office:value-type="float" office:value="4370839" calcext:value-type="float">
            <text:p>4370839</text:p>
          </table:table-cell>
          <table:table-cell office:value-type="float" office:value="1427353" calcext:value-type="float">
            <text:p>1427353</text:p>
          </table:table-cell>
          <table:table-cell office:value-type="float" office:value="1457069" calcext:value-type="float">
            <text:p>1457069</text:p>
          </table:table-cell>
          <table:table-cell office:value-type="float" office:value="4231312" calcext:value-type="float">
            <text:p>4231312</text:p>
          </table:table-cell>
          <table:table-cell office:value-type="float" office:value="4353189" calcext:value-type="float">
            <text:p>4353189</text:p>
          </table:table-cell>
          <table:table-cell office:value-type="float" office:value="853403" calcext:value-type="float">
            <text:p>853403</text:p>
          </table:table-cell>
          <table:table-cell office:value-type="float" office:value="859802" calcext:value-type="float">
            <text:p>859802</text:p>
          </table:table-cell>
          <table:table-cell office:value-type="float" office:value="3265079" calcext:value-type="float">
            <text:p>3265079</text:p>
          </table:table-cell>
          <table:table-cell office:value-type="float" office:value="3146718" calcext:value-type="float">
            <text:p>3146718</text:p>
          </table:table-cell>
          <table:table-cell office:value-type="float" office:value="8204172" calcext:value-type="float">
            <text:p>8204172</text:p>
          </table:table-cell>
          <table:table-cell office:value-type="float" office:value="8212903" calcext:value-type="float">
            <text:p>8212903</text:p>
          </table:table-cell>
          <table:table-cell office:value-type="float" office:value="2215886" calcext:value-type="float">
            <text:p>2215886</text:p>
          </table:table-cell>
          <table:table-cell office:value-type="float" office:value="2175365" calcext:value-type="float">
            <text:p>2175365</text:p>
          </table:table-cell>
          <table:table-cell office:value-type="float" office:value="522284" calcext:value-type="float">
            <text:p>522284</text:p>
          </table:table-cell>
          <table:table-cell office:value-type="float" office:value="540485" calcext:value-type="float">
            <text:p>540485</text:p>
          </table:table-cell>
          <table:table-cell office:value-type="float" office:value="9016008" calcext:value-type="float">
            <text:p>9016008</text:p>
          </table:table-cell>
          <table:table-cell office:value-type="float" office:value="9081483" calcext:value-type="float">
            <text:p>9081483</text:p>
          </table:table-cell>
          <table:table-cell office:value-type="float" office:value="8126373" calcext:value-type="float">
            <text:p>8126373</text:p>
          </table:table-cell>
          <table:table-cell office:value-type="float" office:value="7394466" calcext:value-type="float">
            <text:p>7394466</text:p>
          </table:table-cell>
          <table:table-cell office:value-type="float" office:value="4164181" calcext:value-type="float">
            <text:p>4164181</text:p>
          </table:table-cell>
          <table:table-cell office:value-type="float" office:value="4177201" calcext:value-type="float">
            <text:p>4177201</text:p>
          </table:table-cell>
          <table:table-cell office:value-type="float" office:value="9137308" calcext:value-type="float">
            <text:p>9137308</text:p>
          </table:table-cell>
          <table:table-cell office:value-type="float" office:value="9245863" calcext:value-type="float">
            <text:p>9245863</text:p>
          </table:table-cell>
          <table:table-cell office:value-type="float" office:value="9302606" calcext:value-type="float">
            <text:p>9302606</text:p>
          </table:table-cell>
          <table:table-cell office:value-type="float" office:value="9337214" calcext:value-type="float">
            <text:p>9337214</text:p>
          </table:table-cell>
          <table:table-cell office:value-type="float" office:value="2836404" calcext:value-type="float">
            <text:p>2836404</text:p>
          </table:table-cell>
          <table:table-cell office:value-type="float" office:value="2766985" calcext:value-type="float">
            <text:p>2766985</text:p>
          </table:table-cell>
          <table:table-cell office:value-type="float" office:value="2024558" calcext:value-type="float">
            <text:p>2024558</text:p>
          </table:table-cell>
          <table:table-cell office:value-type="float" office:value="1955705" calcext:value-type="float">
            <text:p>1955705</text:p>
          </table:table-cell>
          <table:table-cell office:value-type="float" office:value="778944" calcext:value-type="float">
            <text:p>778944</text:p>
          </table:table-cell>
          <table:table-cell office:value-type="float" office:value="8716202" calcext:value-type="float">
            <text:p>8716202</text:p>
          </table:table-cell>
          <table:table-cell office:value-type="float" office:value="8727770" calcext:value-type="float">
            <text:p>8727770</text:p>
          </table:table-cell>
          <table:table-cell office:value-type="float" office:value="699952" calcext:value-type="float">
            <text:p>699952</text:p>
          </table:table-cell>
          <table:table-cell office:value-type="float" office:value="785981" calcext:value-type="float">
            <text:p>785981</text:p>
          </table:table-cell>
          <table:table-cell office:value-type="float" office:value="6007828" calcext:value-type="float">
            <text:p>6007828</text:p>
          </table:table-cell>
          <table:table-cell office:value-type="float" office:value="6065229" calcext:value-type="float">
            <text:p>6065229</text:p>
          </table:table-cell>
          <table:table-cell office:value-type="float" office:value="4493527" calcext:value-type="float">
            <text:p>4493527</text:p>
          </table:table-cell>
          <table:table-cell office:value-type="float" office:value="4482265" calcext:value-type="float">
            <text:p>4482265</text:p>
          </table:table-cell>
          <table:table-cell office:value-type="float" office:value="1795290" calcext:value-type="float">
            <text:p>1795290</text:p>
          </table:table-cell>
          <table:table-cell office:value-type="float" office:value="1991193" calcext:value-type="float">
            <text:p>1991193</text:p>
          </table:table-cell>
          <table:table-cell office:value-type="float" office:value="2691621" calcext:value-type="float">
            <text:p>2691621</text:p>
          </table:table-cell>
          <table:table-cell office:value-type="float" office:value="2707093" calcext:value-type="float">
            <text:p>2707093</text:p>
          </table:table-cell>
          <table:table-cell office:value-type="float" office:value="2578417" calcext:value-type="float">
            <text:p>2578417</text:p>
          </table:table-cell>
          <table:table-cell office:value-type="float" office:value="2536964" calcext:value-type="float">
            <text:p>2536964</text:p>
          </table:table-cell>
          <table:table-cell office:value-type="float" office:value="8363758" calcext:value-type="float">
            <text:p>8363758</text:p>
          </table:table-cell>
          <table:table-cell office:value-type="float" office:value="8200008" calcext:value-type="float">
            <text:p>8200008</text:p>
          </table:table-cell>
          <table:table-cell office:value-type="float" office:value="2821366" calcext:value-type="float">
            <text:p>2821366</text:p>
          </table:table-cell>
          <table:table-cell office:value-type="float" office:value="2772597" calcext:value-type="float">
            <text:p>2772597</text:p>
          </table:table-cell>
          <table:table-cell office:value-type="float" office:value="2831768" calcext:value-type="float">
            <text:p>2831768</text:p>
          </table:table-cell>
          <table:table-cell office:value-type="float" office:value="2824589" calcext:value-type="float">
            <text:p>2824589</text:p>
          </table:table-cell>
          <table:table-cell office:value-type="float" office:value="8212202" calcext:value-type="float">
            <text:p>8212202</text:p>
          </table:table-cell>
          <table:table-cell office:value-type="float" office:value="8178163" calcext:value-type="float">
            <text:p>8178163</text:p>
          </table:table-cell>
          <table:table-cell office:value-type="float" office:value="1092380" calcext:value-type="float">
            <text:p>1092380</text:p>
          </table:table-cell>
          <table:table-cell office:value-type="float" office:value="1301897" calcext:value-type="float">
            <text:p>1301897</text:p>
          </table:table-cell>
          <table:table-cell office:value-type="float" office:value="8137832" calcext:value-type="float">
            <text:p>8137832</text:p>
          </table:table-cell>
          <table:table-cell office:value-type="float" office:value="8228542" calcext:value-type="float">
            <text:p>8228542</text:p>
          </table:table-cell>
          <table:table-cell office:value-type="float" office:value="2286249" calcext:value-type="float">
            <text:p>2286249</text:p>
          </table:table-cell>
          <table:table-cell office:value-type="float" office:value="2212259" calcext:value-type="float">
            <text:p>2212259</text:p>
          </table:table-cell>
          <table:table-cell office:value-type="float" office:value="1716166" calcext:value-type="float">
            <text:p>1716166</text:p>
          </table:table-cell>
          <table:table-cell office:value-type="float" office:value="1696657" calcext:value-type="float">
            <text:p>1696657</text:p>
          </table:table-cell>
          <table:table-cell office:value-type="float" office:value="9309038" calcext:value-type="float">
            <text:p>9309038</text:p>
          </table:table-cell>
          <table:table-cell office:value-type="float" office:value="9332580" calcext:value-type="float">
            <text:p>9332580</text:p>
          </table:table-cell>
          <table:table-cell office:value-type="float" office:value="783283" calcext:value-type="float">
            <text:p>783283</text:p>
          </table:table-cell>
          <table:table-cell office:value-type="float" office:value="835773" calcext:value-type="float">
            <text:p>835773</text:p>
          </table:table-cell>
          <table:table-cell office:value-type="float" office:value="3247644" calcext:value-type="float">
            <text:p>3247644</text:p>
          </table:table-cell>
          <table:table-cell office:value-type="float" office:value="3221159" calcext:value-type="float">
            <text:p>3221159</text:p>
          </table:table-cell>
          <table:table-cell office:value-type="float" office:value="2062812" calcext:value-type="float">
            <text:p>2062812</text:p>
          </table:table-cell>
          <table:table-cell office:value-type="float" office:value="1949286" calcext:value-type="float">
            <text:p>1949286</text:p>
          </table:table-cell>
          <table:table-cell office:value-type="float" office:value="1818752" calcext:value-type="float">
            <text:p>1818752</text:p>
          </table:table-cell>
          <table:table-cell office:value-type="float" office:value="1781643" calcext:value-type="float">
            <text:p>1781643</text:p>
          </table:table-cell>
          <table:table-cell office:value-type="float" office:value="8890962" calcext:value-type="float">
            <text:p>8890962</text:p>
          </table:table-cell>
          <table:table-cell office:value-type="float" office:value="8770361" calcext:value-type="float">
            <text:p>8770361</text:p>
          </table:table-cell>
          <table:table-cell office:value-type="float" office:value="9122900" calcext:value-type="float">
            <text:p>9122900</text:p>
          </table:table-cell>
          <table:table-cell office:value-type="float" office:value="9139915" calcext:value-type="float">
            <text:p>9139915</text:p>
          </table:table-cell>
        </table:table-row>
        <table:table-row table:style-name="ro1">
          <table:table-cell office:value-type="string" calcext:value-type="string">
            <text:p><text:a xlink:href="http://localhost:5001/#/metric/val_accuracy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accuracy%22]&amp;plot_layout=%7B%7D&amp;x_axis=relative&amp;y_axis_scale=linear&amp;line_smoothness=1&amp;show_point=false&amp;deselected_curves=[]&amp;last_linear_y_axis_range=[]" xlink:type="simple">val_accuracy</text:a>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" calcext:value-type="float">
            <text:p>0.9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9" calcext:value-type="float">
            <text:p>0.919</text:p>
          </table:table-cell>
          <table:table-cell table:number-columns-repeated="2" office:value-type="float" office:value="0.917" calcext:value-type="float">
            <text:p>0.917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6" calcext:value-type="float">
            <text:p>0.946</text:p>
          </table:table-cell>
          <table:table-cell office:value-type="float" office:value="0.96" calcext:value-type="float">
            <text:p>0.96</text:p>
          </table:table-cell>
          <table:table-cell office:value-type="float" office:value="0.961" calcext:value-type="float">
            <text:p>0.961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" calcext:value-type="float">
            <text:p>0.93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7" calcext:value-type="float">
            <text:p>0.97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" calcext:value-type="float">
            <text:p>0.96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971" calcext:value-type="float">
            <text:p>0.971</text:p>
          </table:table-cell>
          <table:table-cell table:number-columns-repeated="2" office:value-type="float" office:value="0.972" calcext:value-type="float">
            <text:p>0.97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" calcext:value-type="float">
            <text:p>0.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1" calcext:value-type="float">
            <text:p>0.91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.877" calcext:value-type="float">
            <text:p>0.877</text:p>
          </table:table-cell>
          <table:table-cell table:number-columns-repeated="2" office:value-type="float" office:value="0.937" calcext:value-type="float">
            <text:p>0.937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3" calcext:value-type="float">
            <text:p>0.96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62" calcext:value-type="float">
            <text:p>0.862</text:p>
          </table:table-cell>
          <table:table-cell table:number-columns-repeated="2" office:value-type="float" office:value="0.926" calcext:value-type="float">
            <text:p>0.926</text:p>
          </table:table-cell>
          <table:table-cell office:value-type="float" office:value="0.899" calcext:value-type="float">
            <text:p>0.899</text:p>
          </table:table-cell>
          <table:table-cell office:value-type="float" office:value="0.879" calcext:value-type="float">
            <text:p>0.879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6" calcext:value-type="float">
            <text:p>0.84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3" calcext:value-type="float">
            <text:p>0.91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6" calcext:value-type="float">
            <text:p>0.96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14" calcext:value-type="float">
            <text:p>0.91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" calcext:value-type="float">
            <text:p>0.96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22" calcext:value-type="float">
            <text:p>0.9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7" calcext:value-type="float">
            <text:p>0.957</text:p>
          </table:table-cell>
          <table:table-cell office:value-type="float" office:value="0.943" calcext:value-type="float">
            <text:p>0.943</text:p>
          </table:table-cell>
          <table:table-cell office:value-type="float" office:value="0.95" calcext:value-type="float">
            <text:p>0.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3" calcext:value-type="float">
            <text:p>0.9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<text:a xlink:href="http://localhost:5001/#/metric/val_auc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auc%22]&amp;plot_layout=%7B%7D&amp;x_axis=relative&amp;y_axis_scale=linear&amp;line_smoothness=1&amp;show_point=false&amp;deselected_curves=[]&amp;last_linear_y_axis_range=[]" xlink:type="simple">val_auc</text:a>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9" calcext:value-type="float">
            <text:p>0.92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7" calcext:value-type="float">
            <text:p>0.85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6" calcext:value-type="float">
            <text:p>0.926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table:number-columns-repeated="2" office:value-type="float" office:value="0.981" calcext:value-type="float">
            <text:p>0.98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4" calcext:value-type="float">
            <text:p>0.9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" calcext:value-type="float">
            <text:p>0.888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6" calcext:value-type="float">
            <text:p>0.986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8" calcext:value-type="float">
            <text:p>0.93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4" calcext:value-type="float">
            <text:p>0.834</text:p>
          </table:table-cell>
          <table:table-cell office:value-type="float" office:value="0.93" calcext:value-type="float">
            <text:p>0.93</text:p>
          </table:table-cell>
          <table:table-cell office:value-type="float" office:value="0.931" calcext:value-type="float">
            <text:p>0.931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57" calcext:value-type="float">
            <text:p>0.757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" calcext:value-type="float">
            <text:p>0.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7" calcext:value-type="float">
            <text:p>0.977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1" calcext:value-type="float">
            <text:p>0.76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1" calcext:value-type="float">
            <text:p>0.961</text:p>
          </table:table-cell>
          <table:table-cell office:value-type="float" office:value="0.788" calcext:value-type="float">
            <text:p>0.788</text:p>
          </table:table-cell>
          <table:table-cell office:value-type="float" office:value="0.66" calcext:value-type="float">
            <text:p>0.66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2" calcext:value-type="float">
            <text:p>0.82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3" calcext:value-type="float">
            <text:p>0.97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38" calcext:value-type="float">
            <text:p>0.938</text:p>
          </table:table-cell>
          <table:table-cell office:value-type="float" office:value="0.815" calcext:value-type="float">
            <text:p>0.81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9" calcext:value-type="float">
            <text:p>0.97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9" calcext:value-type="float">
            <text:p>0.969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1" calcext:value-type="float">
            <text:p>0.8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<text:a xlink:href="http://localhost:5001/#/metric/val_f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1%22]&amp;plot_layout=%7B%7D&amp;x_axis=relative&amp;y_axis_scale=linear&amp;line_smoothness=1&amp;show_point=false&amp;deselected_curves=[]&amp;last_linear_y_axis_range=[]" xlink:type="simple">val_f1</text:a></text:p>
          </table:table-cell>
          <table:table-cell table:number-columns-repeated="2" office:value-type="float" office:value="0.278" calcext:value-type="float">
            <text:p>0.278</text:p>
          </table:table-cell>
          <table:table-cell table:number-columns-repeated="2" office:value-type="float" office:value="0.281" calcext:value-type="float">
            <text:p>0.281</text:p>
          </table:table-cell>
          <table:table-cell table:number-columns-repeated="3" office:value-type="float" office:value="0.277" calcext:value-type="float">
            <text:p>0.277</text:p>
          </table:table-cell>
          <table:table-cell office:value-type="float" office:value="0.278" calcext:value-type="float">
            <text:p>0.278</text:p>
          </table:table-cell>
          <table:table-cell table:number-columns-repeated="4" office:value-type="float" office:value="0.277" calcext:value-type="float">
            <text:p>0.277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" calcext:value-type="float">
            <text:p>0.2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6" calcext:value-type="float">
            <text:p>0.276</text:p>
          </table:table-cell>
          <table:table-cell table:number-columns-repeated="3" office:value-type="float" office:value="0.277" calcext:value-type="float">
            <text:p>0.277</text:p>
          </table:table-cell>
          <table:table-cell office:value-type="float" office:value="0.278" calcext:value-type="float">
            <text:p>0.278</text:p>
          </table:table-cell>
          <table:table-cell table:number-columns-repeated="3" office:value-type="float" office:value="0.277" calcext:value-type="float">
            <text:p>0.277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.277" calcext:value-type="float">
            <text:p>0.277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.277" calcext:value-type="float">
            <text:p>0.277</text:p>
          </table:table-cell>
          <table:table-cell table:number-columns-repeated="2" office:value-type="float" office:value="0.281" calcext:value-type="float">
            <text:p>0.281</text:p>
          </table:table-cell>
          <table:table-cell table:number-columns-repeated="4" office:value-type="float" office:value="0.277" calcext:value-type="float">
            <text:p>0.277</text:p>
          </table:table-cell>
          <table:table-cell table:number-columns-repeated="2" office:value-type="float" office:value="0.281" calcext:value-type="float">
            <text:p>0.281</text:p>
          </table:table-cell>
          <table:table-cell table:number-columns-repeated="4" office:value-type="float" office:value="0.277" calcext:value-type="float">
            <text:p>0.277</text:p>
          </table:table-cell>
          <table:table-cell office:value-type="float" office:value="0.278" calcext:value-type="float">
            <text:p>0.278</text:p>
          </table:table-cell>
          <table:table-cell table:number-columns-repeated="6" office:value-type="float" office:value="0.277" calcext:value-type="float">
            <text:p>0.277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281" calcext:value-type="float">
            <text:p>0.281</text:p>
          </table:table-cell>
          <table:table-cell table:number-columns-repeated="2" office:value-type="float" office:value="0.277" calcext:value-type="float">
            <text:p>0.277</text:p>
          </table:table-cell>
          <table:table-cell table:number-columns-repeated="4" office:value-type="float" office:value="0.281" calcext:value-type="float">
            <text:p>0.281</text:p>
          </table:table-cell>
          <table:table-cell table:number-columns-repeated="2" office:value-type="float" office:value="0.278" calcext:value-type="float">
            <text:p>0.278</text:p>
          </table:table-cell>
          <table:table-cell table:number-columns-repeated="2" office:value-type="float" office:value="0.281" calcext:value-type="float">
            <text:p>0.281</text:p>
          </table:table-cell>
          <table:table-cell table:number-columns-repeated="2" office:value-type="float" office:value="0.277" calcext:value-type="float">
            <text:p>0.277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float" office:value="0.28" calcext:value-type="float">
            <text:p>0.28</text:p>
          </table:table-cell>
          <table:table-cell office:value-type="float" office:value="0.282" calcext:value-type="float">
            <text:p>0.282</text:p>
          </table:table-cell>
          <table:table-cell table:number-columns-repeated="4" office:value-type="float" office:value="0.277" calcext:value-type="float">
            <text:p>0.277</text:p>
          </table:table-cell>
        </table:table-row>
        <table:table-row table:style-name="ro1">
          <table:table-cell office:value-type="string" calcext:value-type="string">
            <text:p><text:a xlink:href="http://localhost:5001/#/metric/val_fn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n0.1%22]&amp;plot_layout=%7B%7D&amp;x_axis=relative&amp;y_axis_scale=linear&amp;line_smoothness=1&amp;show_point=false&amp;deselected_curves=[]&amp;last_linear_y_axis_range=[]" xlink:type="simple">val_fn0.1</text:a></text:p>
          </table:table-cell>
          <table:table-cell office:value-type="float" office:value="58801" calcext:value-type="float">
            <text:p>58801</text:p>
          </table:table-cell>
          <table:table-cell office:value-type="float" office:value="63016" calcext:value-type="float">
            <text:p>63016</text:p>
          </table:table-cell>
          <table:table-cell office:value-type="float" office:value="42824" calcext:value-type="float">
            <text:p>42824</text:p>
          </table:table-cell>
          <table:table-cell office:value-type="float" office:value="38578" calcext:value-type="float">
            <text:p>38578</text:p>
          </table:table-cell>
          <table:table-cell office:value-type="float" office:value="255757" calcext:value-type="float">
            <text:p>255757</text:p>
          </table:table-cell>
          <table:table-cell office:value-type="float" office:value="247658" calcext:value-type="float">
            <text:p>247658</text:p>
          </table:table-cell>
          <table:table-cell office:value-type="float" office:value="195445" calcext:value-type="float">
            <text:p>195445</text:p>
          </table:table-cell>
          <table:table-cell office:value-type="float" office:value="192182" calcext:value-type="float">
            <text:p>192182</text:p>
          </table:table-cell>
          <table:table-cell office:value-type="float" office:value="71777" calcext:value-type="float">
            <text:p>71777</text:p>
          </table:table-cell>
          <table:table-cell office:value-type="float" office:value="84740" calcext:value-type="float">
            <text:p>84740</text:p>
          </table:table-cell>
          <table:table-cell office:value-type="float" office:value="203176" calcext:value-type="float">
            <text:p>203176</text:p>
          </table:table-cell>
          <table:table-cell office:value-type="float" office:value="195078" calcext:value-type="float">
            <text:p>195078</text:p>
          </table:table-cell>
          <table:table-cell office:value-type="float" office:value="116018" calcext:value-type="float">
            <text:p>116018</text:p>
          </table:table-cell>
          <table:table-cell office:value-type="float" office:value="148416" calcext:value-type="float">
            <text:p>148416</text:p>
          </table:table-cell>
          <table:table-cell office:value-type="float" office:value="79144" calcext:value-type="float">
            <text:p>79144</text:p>
          </table:table-cell>
          <table:table-cell office:value-type="float" office:value="76095" calcext:value-type="float">
            <text:p>76095</text:p>
          </table:table-cell>
          <table:table-cell office:value-type="float" office:value="97222" calcext:value-type="float">
            <text:p>97222</text:p>
          </table:table-cell>
          <table:table-cell office:value-type="float" office:value="101856" calcext:value-type="float">
            <text:p>101856</text:p>
          </table:table-cell>
          <table:table-cell office:value-type="float" office:value="96047" calcext:value-type="float">
            <text:p>96047</text:p>
          </table:table-cell>
          <table:table-cell office:value-type="float" office:value="107724" calcext:value-type="float">
            <text:p>107724</text:p>
          </table:table-cell>
          <table:table-cell office:value-type="float" office:value="470408" calcext:value-type="float">
            <text:p>470408</text:p>
          </table:table-cell>
          <table:table-cell office:value-type="float" office:value="461607" calcext:value-type="float">
            <text:p>461607</text:p>
          </table:table-cell>
          <table:table-cell office:value-type="float" office:value="82128" calcext:value-type="float">
            <text:p>82128</text:p>
          </table:table-cell>
          <table:table-cell office:value-type="float" office:value="83707" calcext:value-type="float">
            <text:p>83707</text:p>
          </table:table-cell>
          <table:table-cell office:value-type="float" office:value="56522" calcext:value-type="float">
            <text:p>56522</text:p>
          </table:table-cell>
          <table:table-cell office:value-type="float" office:value="73316" calcext:value-type="float">
            <text:p>73316</text:p>
          </table:table-cell>
          <table:table-cell office:value-type="float" office:value="290271" calcext:value-type="float">
            <text:p>290271</text:p>
          </table:table-cell>
          <table:table-cell office:value-type="float" office:value="298120" calcext:value-type="float">
            <text:p>298120</text:p>
          </table:table-cell>
          <table:table-cell office:value-type="float" office:value="195213" calcext:value-type="float">
            <text:p>195213</text:p>
          </table:table-cell>
          <table:table-cell office:value-type="float" office:value="198710" calcext:value-type="float">
            <text:p>198710</text:p>
          </table:table-cell>
          <table:table-cell office:value-type="float" office:value="40454" calcext:value-type="float">
            <text:p>40454</text:p>
          </table:table-cell>
          <table:table-cell office:value-type="float" office:value="140418" calcext:value-type="float">
            <text:p>140418</text:p>
          </table:table-cell>
          <table:table-cell office:value-type="float" office:value="119765" calcext:value-type="float">
            <text:p>119765</text:p>
          </table:table-cell>
          <table:table-cell office:value-type="float" office:value="112904" calcext:value-type="float">
            <text:p>112904</text:p>
          </table:table-cell>
          <table:table-cell office:value-type="float" office:value="120877" calcext:value-type="float">
            <text:p>120877</text:p>
          </table:table-cell>
          <table:table-cell office:value-type="float" office:value="345786" calcext:value-type="float">
            <text:p>345786</text:p>
          </table:table-cell>
          <table:table-cell office:value-type="float" office:value="335374" calcext:value-type="float">
            <text:p>335374</text:p>
          </table:table-cell>
          <table:table-cell office:value-type="float" office:value="55107" calcext:value-type="float">
            <text:p>55107</text:p>
          </table:table-cell>
          <table:table-cell office:value-type="float" office:value="48561" calcext:value-type="float">
            <text:p>48561</text:p>
          </table:table-cell>
          <table:table-cell office:value-type="float" office:value="497669" calcext:value-type="float">
            <text:p>497669</text:p>
          </table:table-cell>
          <table:table-cell office:value-type="float" office:value="229562" calcext:value-type="float">
            <text:p>229562</text:p>
          </table:table-cell>
          <table:table-cell office:value-type="float" office:value="80593" calcext:value-type="float">
            <text:p>80593</text:p>
          </table:table-cell>
          <table:table-cell office:value-type="float" office:value="83542" calcext:value-type="float">
            <text:p>83542</text:p>
          </table:table-cell>
          <table:table-cell office:value-type="float" office:value="214706" calcext:value-type="float">
            <text:p>214706</text:p>
          </table:table-cell>
          <table:table-cell office:value-type="float" office:value="236587" calcext:value-type="float">
            <text:p>236587</text:p>
          </table:table-cell>
          <table:table-cell office:value-type="float" office:value="110857" calcext:value-type="float">
            <text:p>110857</text:p>
          </table:table-cell>
          <table:table-cell office:value-type="float" office:value="105880" calcext:value-type="float">
            <text:p>105880</text:p>
          </table:table-cell>
          <table:table-cell office:value-type="float" office:value="80840" calcext:value-type="float">
            <text:p>80840</text:p>
          </table:table-cell>
          <table:table-cell office:value-type="float" office:value="84198" calcext:value-type="float">
            <text:p>84198</text:p>
          </table:table-cell>
          <table:table-cell office:value-type="float" office:value="936046" calcext:value-type="float">
            <text:p>936046</text:p>
          </table:table-cell>
          <table:table-cell office:value-type="float" office:value="160202" calcext:value-type="float">
            <text:p>160202</text:p>
          </table:table-cell>
          <table:table-cell office:value-type="float" office:value="199226" calcext:value-type="float">
            <text:p>199226</text:p>
          </table:table-cell>
          <table:table-cell office:value-type="float" office:value="198755" calcext:value-type="float">
            <text:p>198755</text:p>
          </table:table-cell>
          <table:table-cell office:value-type="float" office:value="191558" calcext:value-type="float">
            <text:p>191558</text:p>
          </table:table-cell>
          <table:table-cell office:value-type="float" office:value="650676" calcext:value-type="float">
            <text:p>650676</text:p>
          </table:table-cell>
          <table:table-cell office:value-type="float" office:value="948504" calcext:value-type="float">
            <text:p>948504</text:p>
          </table:table-cell>
          <table:table-cell office:value-type="float" office:value="1036264" calcext:value-type="float">
            <text:p>1036264</text:p>
          </table:table-cell>
          <table:table-cell office:value-type="float" office:value="40927" calcext:value-type="float">
            <text:p>40927</text:p>
          </table:table-cell>
          <table:table-cell office:value-type="float" office:value="39622" calcext:value-type="float">
            <text:p>39622</text:p>
          </table:table-cell>
          <table:table-cell office:value-type="float" office:value="149305" calcext:value-type="float">
            <text:p>149305</text:p>
          </table:table-cell>
          <table:table-cell office:value-type="float" office:value="139469" calcext:value-type="float">
            <text:p>139469</text:p>
          </table:table-cell>
          <table:table-cell office:value-type="float" office:value="78162" calcext:value-type="float">
            <text:p>78162</text:p>
          </table:table-cell>
          <table:table-cell office:value-type="float" office:value="81964" calcext:value-type="float">
            <text:p>81964</text:p>
          </table:table-cell>
          <table:table-cell office:value-type="float" office:value="79143" calcext:value-type="float">
            <text:p>79143</text:p>
          </table:table-cell>
          <table:table-cell office:value-type="float" office:value="88705" calcext:value-type="float">
            <text:p>88705</text:p>
          </table:table-cell>
          <table:table-cell office:value-type="float" office:value="146099" calcext:value-type="float">
            <text:p>146099</text:p>
          </table:table-cell>
          <table:table-cell office:value-type="float" office:value="713639" calcext:value-type="float">
            <text:p>713639</text:p>
          </table:table-cell>
          <table:table-cell office:value-type="float" office:value="25337" calcext:value-type="float">
            <text:p>25337</text:p>
          </table:table-cell>
          <table:table-cell office:value-type="float" office:value="20797" calcext:value-type="float">
            <text:p>20797</text:p>
          </table:table-cell>
          <table:table-cell office:value-type="float" office:value="24076" calcext:value-type="float">
            <text:p>24076</text:p>
          </table:table-cell>
          <table:table-cell office:value-type="float" office:value="27231" calcext:value-type="float">
            <text:p>27231</text:p>
          </table:table-cell>
          <table:table-cell office:value-type="float" office:value="598918" calcext:value-type="float">
            <text:p>598918</text:p>
          </table:table-cell>
          <table:table-cell office:value-type="float" office:value="641301" calcext:value-type="float">
            <text:p>641301</text:p>
          </table:table-cell>
          <table:table-cell office:value-type="float" office:value="2772921" calcext:value-type="float">
            <text:p>2772921</text:p>
          </table:table-cell>
          <table:table-cell office:value-type="float" office:value="677482" calcext:value-type="float">
            <text:p>677482</text:p>
          </table:table-cell>
        </table:table-row>
        <table:table-row table:style-name="ro1">
          <table:table-cell office:value-type="string" calcext:value-type="string">
            <text:p><text:a xlink:href="http://localhost:5001/#/metric/val_fn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n0.3%22]&amp;plot_layout=%7B%7D&amp;x_axis=relative&amp;y_axis_scale=linear&amp;line_smoothness=1&amp;show_point=false&amp;deselected_curves=[]&amp;last_linear_y_axis_range=[]" xlink:type="simple">val_fn0.3</text:a></text:p>
          </table:table-cell>
          <table:table-cell office:value-type="float" office:value="105175" calcext:value-type="float">
            <text:p>105175</text:p>
          </table:table-cell>
          <table:table-cell office:value-type="float" office:value="119085" calcext:value-type="float">
            <text:p>119085</text:p>
          </table:table-cell>
          <table:table-cell office:value-type="float" office:value="183106" calcext:value-type="float">
            <text:p>183106</text:p>
          </table:table-cell>
          <table:table-cell office:value-type="float" office:value="207819" calcext:value-type="float">
            <text:p>207819</text:p>
          </table:table-cell>
          <table:table-cell office:value-type="float" office:value="576066" calcext:value-type="float">
            <text:p>576066</text:p>
          </table:table-cell>
          <table:table-cell office:value-type="float" office:value="576534" calcext:value-type="float">
            <text:p>576534</text:p>
          </table:table-cell>
          <table:table-cell office:value-type="float" office:value="390046" calcext:value-type="float">
            <text:p>390046</text:p>
          </table:table-cell>
          <table:table-cell office:value-type="float" office:value="402238" calcext:value-type="float">
            <text:p>402238</text:p>
          </table:table-cell>
          <table:table-cell office:value-type="float" office:value="152801" calcext:value-type="float">
            <text:p>152801</text:p>
          </table:table-cell>
          <table:table-cell office:value-type="float" office:value="177061" calcext:value-type="float">
            <text:p>177061</text:p>
          </table:table-cell>
          <table:table-cell office:value-type="float" office:value="355624" calcext:value-type="float">
            <text:p>355624</text:p>
          </table:table-cell>
          <table:table-cell office:value-type="float" office:value="333238" calcext:value-type="float">
            <text:p>333238</text:p>
          </table:table-cell>
          <table:table-cell office:value-type="float" office:value="194216" calcext:value-type="float">
            <text:p>194216</text:p>
          </table:table-cell>
          <table:table-cell office:value-type="float" office:value="233861" calcext:value-type="float">
            <text:p>233861</text:p>
          </table:table-cell>
          <table:table-cell office:value-type="float" office:value="198957" calcext:value-type="float">
            <text:p>198957</text:p>
          </table:table-cell>
          <table:table-cell office:value-type="float" office:value="195629" calcext:value-type="float">
            <text:p>195629</text:p>
          </table:table-cell>
          <table:table-cell office:value-type="float" office:value="215456" calcext:value-type="float">
            <text:p>215456</text:p>
          </table:table-cell>
          <table:table-cell office:value-type="float" office:value="197590" calcext:value-type="float">
            <text:p>197590</text:p>
          </table:table-cell>
          <table:table-cell office:value-type="float" office:value="206828" calcext:value-type="float">
            <text:p>206828</text:p>
          </table:table-cell>
          <table:table-cell office:value-type="float" office:value="238210" calcext:value-type="float">
            <text:p>238210</text:p>
          </table:table-cell>
          <table:table-cell office:value-type="float" office:value="907062" calcext:value-type="float">
            <text:p>907062</text:p>
          </table:table-cell>
          <table:table-cell office:value-type="float" office:value="910509" calcext:value-type="float">
            <text:p>910509</text:p>
          </table:table-cell>
          <table:table-cell office:value-type="float" office:value="169575" calcext:value-type="float">
            <text:p>169575</text:p>
          </table:table-cell>
          <table:table-cell office:value-type="float" office:value="165055" calcext:value-type="float">
            <text:p>165055</text:p>
          </table:table-cell>
          <table:table-cell office:value-type="float" office:value="122749" calcext:value-type="float">
            <text:p>122749</text:p>
          </table:table-cell>
          <table:table-cell office:value-type="float" office:value="160905" calcext:value-type="float">
            <text:p>160905</text:p>
          </table:table-cell>
          <table:table-cell office:value-type="float" office:value="491540" calcext:value-type="float">
            <text:p>491540</text:p>
          </table:table-cell>
          <table:table-cell office:value-type="float" office:value="501325" calcext:value-type="float">
            <text:p>501325</text:p>
          </table:table-cell>
          <table:table-cell office:value-type="float" office:value="419818" calcext:value-type="float">
            <text:p>419818</text:p>
          </table:table-cell>
          <table:table-cell office:value-type="float" office:value="426989" calcext:value-type="float">
            <text:p>426989</text:p>
          </table:table-cell>
          <table:table-cell office:value-type="float" office:value="110754" calcext:value-type="float">
            <text:p>110754</text:p>
          </table:table-cell>
          <table:table-cell office:value-type="float" office:value="273541" calcext:value-type="float">
            <text:p>273541</text:p>
          </table:table-cell>
          <table:table-cell office:value-type="float" office:value="223911" calcext:value-type="float">
            <text:p>223911</text:p>
          </table:table-cell>
          <table:table-cell office:value-type="float" office:value="357439" calcext:value-type="float">
            <text:p>357439</text:p>
          </table:table-cell>
          <table:table-cell office:value-type="float" office:value="302883" calcext:value-type="float">
            <text:p>302883</text:p>
          </table:table-cell>
          <table:table-cell office:value-type="float" office:value="584020" calcext:value-type="float">
            <text:p>584020</text:p>
          </table:table-cell>
          <table:table-cell office:value-type="float" office:value="578231" calcext:value-type="float">
            <text:p>578231</text:p>
          </table:table-cell>
          <table:table-cell office:value-type="float" office:value="109210" calcext:value-type="float">
            <text:p>109210</text:p>
          </table:table-cell>
          <table:table-cell office:value-type="float" office:value="102581" calcext:value-type="float">
            <text:p>102581</text:p>
          </table:table-cell>
          <table:table-cell office:value-type="float" office:value="551547" calcext:value-type="float">
            <text:p>551547</text:p>
          </table:table-cell>
          <table:table-cell office:value-type="float" office:value="318852" calcext:value-type="float">
            <text:p>318852</text:p>
          </table:table-cell>
          <table:table-cell office:value-type="float" office:value="280063" calcext:value-type="float">
            <text:p>280063</text:p>
          </table:table-cell>
          <table:table-cell office:value-type="float" office:value="225254" calcext:value-type="float">
            <text:p>225254</text:p>
          </table:table-cell>
          <table:table-cell office:value-type="float" office:value="549597" calcext:value-type="float">
            <text:p>549597</text:p>
          </table:table-cell>
          <table:table-cell office:value-type="float" office:value="645527" calcext:value-type="float">
            <text:p>645527</text:p>
          </table:table-cell>
          <table:table-cell office:value-type="float" office:value="262224" calcext:value-type="float">
            <text:p>262224</text:p>
          </table:table-cell>
          <table:table-cell office:value-type="float" office:value="266947" calcext:value-type="float">
            <text:p>266947</text:p>
          </table:table-cell>
          <table:table-cell office:value-type="float" office:value="237660" calcext:value-type="float">
            <text:p>237660</text:p>
          </table:table-cell>
          <table:table-cell office:value-type="float" office:value="278889" calcext:value-type="float">
            <text:p>278889</text:p>
          </table:table-cell>
          <table:table-cell office:value-type="float" office:value="1017068" calcext:value-type="float">
            <text:p>1017068</text:p>
          </table:table-cell>
          <table:table-cell office:value-type="float" office:value="383644" calcext:value-type="float">
            <text:p>383644</text:p>
          </table:table-cell>
          <table:table-cell office:value-type="float" office:value="322579" calcext:value-type="float">
            <text:p>322579</text:p>
          </table:table-cell>
          <table:table-cell office:value-type="float" office:value="327295" calcext:value-type="float">
            <text:p>327295</text:p>
          </table:table-cell>
          <table:table-cell office:value-type="float" office:value="573350" calcext:value-type="float">
            <text:p>573350</text:p>
          </table:table-cell>
          <table:table-cell office:value-type="float" office:value="716994" calcext:value-type="float">
            <text:p>716994</text:p>
          </table:table-cell>
          <table:table-cell office:value-type="float" office:value="1278943" calcext:value-type="float">
            <text:p>1278943</text:p>
          </table:table-cell>
          <table:table-cell office:value-type="float" office:value="1305910" calcext:value-type="float">
            <text:p>1305910</text:p>
          </table:table-cell>
          <table:table-cell office:value-type="float" office:value="73114" calcext:value-type="float">
            <text:p>73114</text:p>
          </table:table-cell>
          <table:table-cell office:value-type="float" office:value="64903" calcext:value-type="float">
            <text:p>64903</text:p>
          </table:table-cell>
          <table:table-cell office:value-type="float" office:value="315760" calcext:value-type="float">
            <text:p>315760</text:p>
          </table:table-cell>
          <table:table-cell office:value-type="float" office:value="278954" calcext:value-type="float">
            <text:p>278954</text:p>
          </table:table-cell>
          <table:table-cell office:value-type="float" office:value="147951" calcext:value-type="float">
            <text:p>147951</text:p>
          </table:table-cell>
          <table:table-cell office:value-type="float" office:value="166016" calcext:value-type="float">
            <text:p>166016</text:p>
          </table:table-cell>
          <table:table-cell office:value-type="float" office:value="249859" calcext:value-type="float">
            <text:p>249859</text:p>
          </table:table-cell>
          <table:table-cell office:value-type="float" office:value="320934" calcext:value-type="float">
            <text:p>320934</text:p>
          </table:table-cell>
          <table:table-cell office:value-type="float" office:value="370714" calcext:value-type="float">
            <text:p>370714</text:p>
          </table:table-cell>
          <table:table-cell office:value-type="float" office:value="865748" calcext:value-type="float">
            <text:p>865748</text:p>
          </table:table-cell>
          <table:table-cell office:value-type="float" office:value="47563" calcext:value-type="float">
            <text:p>47563</text:p>
          </table:table-cell>
          <table:table-cell office:value-type="float" office:value="48721" calcext:value-type="float">
            <text:p>48721</text:p>
          </table:table-cell>
          <table:table-cell office:value-type="float" office:value="53341" calcext:value-type="float">
            <text:p>53341</text:p>
          </table:table-cell>
          <table:table-cell office:value-type="float" office:value="77764" calcext:value-type="float">
            <text:p>77764</text:p>
          </table:table-cell>
          <table:table-cell office:value-type="float" office:value="707992" calcext:value-type="float">
            <text:p>707992</text:p>
          </table:table-cell>
          <table:table-cell office:value-type="float" office:value="728851" calcext:value-type="float">
            <text:p>728851</text:p>
          </table:table-cell>
          <table:table-cell office:value-type="float" office:value="2909865" calcext:value-type="float">
            <text:p>2909865</text:p>
          </table:table-cell>
          <table:table-cell office:value-type="float" office:value="1109137" calcext:value-type="float">
            <text:p>1109137</text:p>
          </table:table-cell>
        </table:table-row>
        <table:table-row table:style-name="ro1">
          <table:table-cell office:value-type="string" calcext:value-type="string">
            <text:p><text:a xlink:href="http://localhost:5001/#/metric/val_fn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n0.5%22]&amp;plot_layout=%7B%7D&amp;x_axis=relative&amp;y_axis_scale=linear&amp;line_smoothness=1&amp;show_point=false&amp;deselected_curves=[]&amp;last_linear_y_axis_range=[]" xlink:type="simple">val_fn0.5</text:a></text:p>
          </table:table-cell>
          <table:table-cell office:value-type="float" office:value="165491" calcext:value-type="float">
            <text:p>165491</text:p>
          </table:table-cell>
          <table:table-cell office:value-type="float" office:value="179848" calcext:value-type="float">
            <text:p>179848</text:p>
          </table:table-cell>
          <table:table-cell office:value-type="float" office:value="271268" calcext:value-type="float">
            <text:p>271268</text:p>
          </table:table-cell>
          <table:table-cell office:value-type="float" office:value="303460" calcext:value-type="float">
            <text:p>303460</text:p>
          </table:table-cell>
          <table:table-cell office:value-type="float" office:value="879337" calcext:value-type="float">
            <text:p>879337</text:p>
          </table:table-cell>
          <table:table-cell office:value-type="float" office:value="909798" calcext:value-type="float">
            <text:p>909798</text:p>
          </table:table-cell>
          <table:table-cell office:value-type="float" office:value="1009323" calcext:value-type="float">
            <text:p>1009323</text:p>
          </table:table-cell>
          <table:table-cell office:value-type="float" office:value="1020876" calcext:value-type="float">
            <text:p>1020876</text:p>
          </table:table-cell>
          <table:table-cell office:value-type="float" office:value="255648" calcext:value-type="float">
            <text:p>255648</text:p>
          </table:table-cell>
          <table:table-cell office:value-type="float" office:value="304657" calcext:value-type="float">
            <text:p>304657</text:p>
          </table:table-cell>
          <table:table-cell office:value-type="float" office:value="490905" calcext:value-type="float">
            <text:p>490905</text:p>
          </table:table-cell>
          <table:table-cell office:value-type="float" office:value="466854" calcext:value-type="float">
            <text:p>466854</text:p>
          </table:table-cell>
          <table:table-cell office:value-type="float" office:value="278783" calcext:value-type="float">
            <text:p>278783</text:p>
          </table:table-cell>
          <table:table-cell office:value-type="float" office:value="331845" calcext:value-type="float">
            <text:p>331845</text:p>
          </table:table-cell>
          <table:table-cell office:value-type="float" office:value="323853" calcext:value-type="float">
            <text:p>323853</text:p>
          </table:table-cell>
          <table:table-cell office:value-type="float" office:value="310445" calcext:value-type="float">
            <text:p>310445</text:p>
          </table:table-cell>
          <table:table-cell office:value-type="float" office:value="336082" calcext:value-type="float">
            <text:p>336082</text:p>
          </table:table-cell>
          <table:table-cell office:value-type="float" office:value="307105" calcext:value-type="float">
            <text:p>307105</text:p>
          </table:table-cell>
          <table:table-cell office:value-type="float" office:value="319304" calcext:value-type="float">
            <text:p>319304</text:p>
          </table:table-cell>
          <table:table-cell office:value-type="float" office:value="358509" calcext:value-type="float">
            <text:p>358509</text:p>
          </table:table-cell>
          <table:table-cell office:value-type="float" office:value="1264473" calcext:value-type="float">
            <text:p>1264473</text:p>
          </table:table-cell>
          <table:table-cell office:value-type="float" office:value="1226931" calcext:value-type="float">
            <text:p>1226931</text:p>
          </table:table-cell>
          <table:table-cell office:value-type="float" office:value="279269" calcext:value-type="float">
            <text:p>279269</text:p>
          </table:table-cell>
          <table:table-cell office:value-type="float" office:value="252591" calcext:value-type="float">
            <text:p>252591</text:p>
          </table:table-cell>
          <table:table-cell office:value-type="float" office:value="199483" calcext:value-type="float">
            <text:p>199483</text:p>
          </table:table-cell>
          <table:table-cell office:value-type="float" office:value="241692" calcext:value-type="float">
            <text:p>241692</text:p>
          </table:table-cell>
          <table:table-cell office:value-type="float" office:value="584373" calcext:value-type="float">
            <text:p>584373</text:p>
          </table:table-cell>
          <table:table-cell office:value-type="float" office:value="592068" calcext:value-type="float">
            <text:p>592068</text:p>
          </table:table-cell>
          <table:table-cell office:value-type="float" office:value="586731" calcext:value-type="float">
            <text:p>586731</text:p>
          </table:table-cell>
          <table:table-cell office:value-type="float" office:value="597816" calcext:value-type="float">
            <text:p>597816</text:p>
          </table:table-cell>
          <table:table-cell office:value-type="float" office:value="174671" calcext:value-type="float">
            <text:p>174671</text:p>
          </table:table-cell>
          <table:table-cell office:value-type="float" office:value="401226" calcext:value-type="float">
            <text:p>401226</text:p>
          </table:table-cell>
          <table:table-cell office:value-type="float" office:value="324647" calcext:value-type="float">
            <text:p>324647</text:p>
          </table:table-cell>
          <table:table-cell office:value-type="float" office:value="482798" calcext:value-type="float">
            <text:p>482798</text:p>
          </table:table-cell>
          <table:table-cell office:value-type="float" office:value="455839" calcext:value-type="float">
            <text:p>455839</text:p>
          </table:table-cell>
          <table:table-cell office:value-type="float" office:value="780765" calcext:value-type="float">
            <text:p>780765</text:p>
          </table:table-cell>
          <table:table-cell office:value-type="float" office:value="781691" calcext:value-type="float">
            <text:p>781691</text:p>
          </table:table-cell>
          <table:table-cell office:value-type="float" office:value="172381" calcext:value-type="float">
            <text:p>172381</text:p>
          </table:table-cell>
          <table:table-cell office:value-type="float" office:value="174777" calcext:value-type="float">
            <text:p>174777</text:p>
          </table:table-cell>
          <table:table-cell office:value-type="float" office:value="587804" calcext:value-type="float">
            <text:p>587804</text:p>
          </table:table-cell>
          <table:table-cell office:value-type="float" office:value="367318" calcext:value-type="float">
            <text:p>367318</text:p>
          </table:table-cell>
          <table:table-cell office:value-type="float" office:value="470015" calcext:value-type="float">
            <text:p>470015</text:p>
          </table:table-cell>
          <table:table-cell office:value-type="float" office:value="496106" calcext:value-type="float">
            <text:p>496106</text:p>
          </table:table-cell>
          <table:table-cell office:value-type="float" office:value="750651" calcext:value-type="float">
            <text:p>750651</text:p>
          </table:table-cell>
          <table:table-cell office:value-type="float" office:value="823730" calcext:value-type="float">
            <text:p>823730</text:p>
          </table:table-cell>
          <table:table-cell office:value-type="float" office:value="379757" calcext:value-type="float">
            <text:p>379757</text:p>
          </table:table-cell>
          <table:table-cell office:value-type="float" office:value="403009" calcext:value-type="float">
            <text:p>403009</text:p>
          </table:table-cell>
          <table:table-cell office:value-type="float" office:value="459319" calcext:value-type="float">
            <text:p>459319</text:p>
          </table:table-cell>
          <table:table-cell office:value-type="float" office:value="451312" calcext:value-type="float">
            <text:p>451312</text:p>
          </table:table-cell>
          <table:table-cell office:value-type="float" office:value="1063299" calcext:value-type="float">
            <text:p>1063299</text:p>
          </table:table-cell>
          <table:table-cell office:value-type="float" office:value="536601" calcext:value-type="float">
            <text:p>536601</text:p>
          </table:table-cell>
          <table:table-cell office:value-type="float" office:value="447749" calcext:value-type="float">
            <text:p>447749</text:p>
          </table:table-cell>
          <table:table-cell office:value-type="float" office:value="457123" calcext:value-type="float">
            <text:p>457123</text:p>
          </table:table-cell>
          <table:table-cell office:value-type="float" office:value="691263" calcext:value-type="float">
            <text:p>691263</text:p>
          </table:table-cell>
          <table:table-cell office:value-type="float" office:value="742678" calcext:value-type="float">
            <text:p>742678</text:p>
          </table:table-cell>
          <table:table-cell office:value-type="float" office:value="1498785" calcext:value-type="float">
            <text:p>1498785</text:p>
          </table:table-cell>
          <table:table-cell office:value-type="float" office:value="1531507" calcext:value-type="float">
            <text:p>1531507</text:p>
          </table:table-cell>
          <table:table-cell office:value-type="float" office:value="107722" calcext:value-type="float">
            <text:p>107722</text:p>
          </table:table-cell>
          <table:table-cell office:value-type="float" office:value="98064" calcext:value-type="float">
            <text:p>98064</text:p>
          </table:table-cell>
          <table:table-cell office:value-type="float" office:value="428038" calcext:value-type="float">
            <text:p>428038</text:p>
          </table:table-cell>
          <table:table-cell office:value-type="float" office:value="382979" calcext:value-type="float">
            <text:p>382979</text:p>
          </table:table-cell>
          <table:table-cell office:value-type="float" office:value="239688" calcext:value-type="float">
            <text:p>239688</text:p>
          </table:table-cell>
          <table:table-cell office:value-type="float" office:value="262630" calcext:value-type="float">
            <text:p>262630</text:p>
          </table:table-cell>
          <table:table-cell office:value-type="float" office:value="370459" calcext:value-type="float">
            <text:p>370459</text:p>
          </table:table-cell>
          <table:table-cell office:value-type="float" office:value="438933" calcext:value-type="float">
            <text:p>438933</text:p>
          </table:table-cell>
          <table:table-cell office:value-type="float" office:value="574961" calcext:value-type="float">
            <text:p>574961</text:p>
          </table:table-cell>
          <table:table-cell office:value-type="float" office:value="973004" calcext:value-type="float">
            <text:p>973004</text:p>
          </table:table-cell>
          <table:table-cell office:value-type="float" office:value="81662" calcext:value-type="float">
            <text:p>81662</text:p>
          </table:table-cell>
          <table:table-cell office:value-type="float" office:value="92532" calcext:value-type="float">
            <text:p>92532</text:p>
          </table:table-cell>
          <table:table-cell office:value-type="float" office:value="150995" calcext:value-type="float">
            <text:p>150995</text:p>
          </table:table-cell>
          <table:table-cell office:value-type="float" office:value="143238" calcext:value-type="float">
            <text:p>143238</text:p>
          </table:table-cell>
          <table:table-cell office:value-type="float" office:value="798693" calcext:value-type="float">
            <text:p>798693</text:p>
          </table:table-cell>
          <table:table-cell office:value-type="float" office:value="823674" calcext:value-type="float">
            <text:p>823674</text:p>
          </table:table-cell>
          <table:table-cell office:value-type="float" office:value="2961803" calcext:value-type="float">
            <text:p>2961803</text:p>
          </table:table-cell>
          <table:table-cell office:value-type="float" office:value="1263281" calcext:value-type="float">
            <text:p>1263281</text:p>
          </table:table-cell>
        </table:table-row>
        <table:table-row table:style-name="ro1">
          <table:table-cell office:value-type="string" calcext:value-type="string">
            <text:p><text:a xlink:href="http://localhost:5001/#/metric/val_fn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n0.7%22]&amp;plot_layout=%7B%7D&amp;x_axis=relative&amp;y_axis_scale=linear&amp;line_smoothness=1&amp;show_point=false&amp;deselected_curves=[]&amp;last_linear_y_axis_range=[]" xlink:type="simple">val_fn0.7</text:a></text:p>
          </table:table-cell>
          <table:table-cell office:value-type="float" office:value="241109" calcext:value-type="float">
            <text:p>241109</text:p>
          </table:table-cell>
          <table:table-cell office:value-type="float" office:value="254168" calcext:value-type="float">
            <text:p>254168</text:p>
          </table:table-cell>
          <table:table-cell office:value-type="float" office:value="350128" calcext:value-type="float">
            <text:p>350128</text:p>
          </table:table-cell>
          <table:table-cell office:value-type="float" office:value="376154" calcext:value-type="float">
            <text:p>376154</text:p>
          </table:table-cell>
          <table:table-cell office:value-type="float" office:value="1370395" calcext:value-type="float">
            <text:p>1370395</text:p>
          </table:table-cell>
          <table:table-cell office:value-type="float" office:value="1392439" calcext:value-type="float">
            <text:p>1392439</text:p>
          </table:table-cell>
          <table:table-cell office:value-type="float" office:value="1269719" calcext:value-type="float">
            <text:p>1269719</text:p>
          </table:table-cell>
          <table:table-cell office:value-type="float" office:value="1262205" calcext:value-type="float">
            <text:p>1262205</text:p>
          </table:table-cell>
          <table:table-cell office:value-type="float" office:value="402309" calcext:value-type="float">
            <text:p>402309</text:p>
          </table:table-cell>
          <table:table-cell office:value-type="float" office:value="471401" calcext:value-type="float">
            <text:p>471401</text:p>
          </table:table-cell>
          <table:table-cell office:value-type="float" office:value="675015" calcext:value-type="float">
            <text:p>675015</text:p>
          </table:table-cell>
          <table:table-cell office:value-type="float" office:value="644223" calcext:value-type="float">
            <text:p>644223</text:p>
          </table:table-cell>
          <table:table-cell office:value-type="float" office:value="364677" calcext:value-type="float">
            <text:p>364677</text:p>
          </table:table-cell>
          <table:table-cell office:value-type="float" office:value="414978" calcext:value-type="float">
            <text:p>414978</text:p>
          </table:table-cell>
          <table:table-cell office:value-type="float" office:value="494213" calcext:value-type="float">
            <text:p>494213</text:p>
          </table:table-cell>
          <table:table-cell office:value-type="float" office:value="468253" calcext:value-type="float">
            <text:p>468253</text:p>
          </table:table-cell>
          <table:table-cell office:value-type="float" office:value="499301" calcext:value-type="float">
            <text:p>499301</text:p>
          </table:table-cell>
          <table:table-cell office:value-type="float" office:value="480893" calcext:value-type="float">
            <text:p>480893</text:p>
          </table:table-cell>
          <table:table-cell office:value-type="float" office:value="475445" calcext:value-type="float">
            <text:p>475445</text:p>
          </table:table-cell>
          <table:table-cell office:value-type="float" office:value="550470" calcext:value-type="float">
            <text:p>550470</text:p>
          </table:table-cell>
          <table:table-cell office:value-type="float" office:value="1630815" calcext:value-type="float">
            <text:p>1630815</text:p>
          </table:table-cell>
          <table:table-cell office:value-type="float" office:value="1601084" calcext:value-type="float">
            <text:p>1601084</text:p>
          </table:table-cell>
          <table:table-cell office:value-type="float" office:value="437930" calcext:value-type="float">
            <text:p>437930</text:p>
          </table:table-cell>
          <table:table-cell office:value-type="float" office:value="394874" calcext:value-type="float">
            <text:p>394874</text:p>
          </table:table-cell>
          <table:table-cell office:value-type="float" office:value="327250" calcext:value-type="float">
            <text:p>327250</text:p>
          </table:table-cell>
          <table:table-cell office:value-type="float" office:value="361662" calcext:value-type="float">
            <text:p>361662</text:p>
          </table:table-cell>
          <table:table-cell office:value-type="float" office:value="676526" calcext:value-type="float">
            <text:p>676526</text:p>
          </table:table-cell>
          <table:table-cell office:value-type="float" office:value="688731" calcext:value-type="float">
            <text:p>688731</text:p>
          </table:table-cell>
          <table:table-cell office:value-type="float" office:value="776713" calcext:value-type="float">
            <text:p>776713</text:p>
          </table:table-cell>
          <table:table-cell office:value-type="float" office:value="803002" calcext:value-type="float">
            <text:p>803002</text:p>
          </table:table-cell>
          <table:table-cell office:value-type="float" office:value="292140" calcext:value-type="float">
            <text:p>292140</text:p>
          </table:table-cell>
          <table:table-cell office:value-type="float" office:value="594493" calcext:value-type="float">
            <text:p>594493</text:p>
          </table:table-cell>
          <table:table-cell office:value-type="float" office:value="474822" calcext:value-type="float">
            <text:p>474822</text:p>
          </table:table-cell>
          <table:table-cell office:value-type="float" office:value="614281" calcext:value-type="float">
            <text:p>614281</text:p>
          </table:table-cell>
          <table:table-cell office:value-type="float" office:value="575330" calcext:value-type="float">
            <text:p>575330</text:p>
          </table:table-cell>
          <table:table-cell office:value-type="float" office:value="1044271" calcext:value-type="float">
            <text:p>1044271</text:p>
          </table:table-cell>
          <table:table-cell office:value-type="float" office:value="1043384" calcext:value-type="float">
            <text:p>1043384</text:p>
          </table:table-cell>
          <table:table-cell office:value-type="float" office:value="248283" calcext:value-type="float">
            <text:p>248283</text:p>
          </table:table-cell>
          <table:table-cell office:value-type="float" office:value="242551" calcext:value-type="float">
            <text:p>242551</text:p>
          </table:table-cell>
          <table:table-cell office:value-type="float" office:value="620209" calcext:value-type="float">
            <text:p>620209</text:p>
          </table:table-cell>
          <table:table-cell office:value-type="float" office:value="422172" calcext:value-type="float">
            <text:p>422172</text:p>
          </table:table-cell>
          <table:table-cell office:value-type="float" office:value="654322" calcext:value-type="float">
            <text:p>654322</text:p>
          </table:table-cell>
          <table:table-cell office:value-type="float" office:value="701033" calcext:value-type="float">
            <text:p>701033</text:p>
          </table:table-cell>
          <table:table-cell office:value-type="float" office:value="936764" calcext:value-type="float">
            <text:p>936764</text:p>
          </table:table-cell>
          <table:table-cell office:value-type="float" office:value="990305" calcext:value-type="float">
            <text:p>990305</text:p>
          </table:table-cell>
          <table:table-cell office:value-type="float" office:value="541110" calcext:value-type="float">
            <text:p>541110</text:p>
          </table:table-cell>
          <table:table-cell office:value-type="float" office:value="578292" calcext:value-type="float">
            <text:p>578292</text:p>
          </table:table-cell>
          <table:table-cell office:value-type="float" office:value="655130" calcext:value-type="float">
            <text:p>655130</text:p>
          </table:table-cell>
          <table:table-cell office:value-type="float" office:value="623946" calcext:value-type="float">
            <text:p>623946</text:p>
          </table:table-cell>
          <table:table-cell office:value-type="float" office:value="1111691" calcext:value-type="float">
            <text:p>1111691</text:p>
          </table:table-cell>
          <table:table-cell office:value-type="float" office:value="714846" calcext:value-type="float">
            <text:p>714846</text:p>
          </table:table-cell>
          <table:table-cell office:value-type="float" office:value="629281" calcext:value-type="float">
            <text:p>629281</text:p>
          </table:table-cell>
          <table:table-cell office:value-type="float" office:value="634740" calcext:value-type="float">
            <text:p>634740</text:p>
          </table:table-cell>
          <table:table-cell office:value-type="float" office:value="746450" calcext:value-type="float">
            <text:p>746450</text:p>
          </table:table-cell>
          <table:table-cell office:value-type="float" office:value="759677" calcext:value-type="float">
            <text:p>759677</text:p>
          </table:table-cell>
          <table:table-cell office:value-type="float" office:value="1735129" calcext:value-type="float">
            <text:p>1735129</text:p>
          </table:table-cell>
          <table:table-cell office:value-type="float" office:value="1758160" calcext:value-type="float">
            <text:p>1758160</text:p>
          </table:table-cell>
          <table:table-cell office:value-type="float" office:value="152330" calcext:value-type="float">
            <text:p>152330</text:p>
          </table:table-cell>
          <table:table-cell office:value-type="float" office:value="144751" calcext:value-type="float">
            <text:p>144751</text:p>
          </table:table-cell>
          <table:table-cell office:value-type="float" office:value="526699" calcext:value-type="float">
            <text:p>526699</text:p>
          </table:table-cell>
          <table:table-cell office:value-type="float" office:value="478486" calcext:value-type="float">
            <text:p>478486</text:p>
          </table:table-cell>
          <table:table-cell office:value-type="float" office:value="378931" calcext:value-type="float">
            <text:p>378931</text:p>
          </table:table-cell>
          <table:table-cell office:value-type="float" office:value="401909" calcext:value-type="float">
            <text:p>401909</text:p>
          </table:table-cell>
          <table:table-cell office:value-type="float" office:value="494950" calcext:value-type="float">
            <text:p>494950</text:p>
          </table:table-cell>
          <table:table-cell office:value-type="float" office:value="536661" calcext:value-type="float">
            <text:p>536661</text:p>
          </table:table-cell>
          <table:table-cell office:value-type="float" office:value="799323" calcext:value-type="float">
            <text:p>799323</text:p>
          </table:table-cell>
          <table:table-cell office:value-type="float" office:value="1080615" calcext:value-type="float">
            <text:p>1080615</text:p>
          </table:table-cell>
          <table:table-cell office:value-type="float" office:value="129472" calcext:value-type="float">
            <text:p>129472</text:p>
          </table:table-cell>
          <table:table-cell office:value-type="float" office:value="149067" calcext:value-type="float">
            <text:p>149067</text:p>
          </table:table-cell>
          <table:table-cell office:value-type="float" office:value="226062" calcext:value-type="float">
            <text:p>226062</text:p>
          </table:table-cell>
          <table:table-cell office:value-type="float" office:value="206397" calcext:value-type="float">
            <text:p>206397</text:p>
          </table:table-cell>
          <table:table-cell office:value-type="float" office:value="918818" calcext:value-type="float">
            <text:p>918818</text:p>
          </table:table-cell>
          <table:table-cell office:value-type="float" office:value="947914" calcext:value-type="float">
            <text:p>947914</text:p>
          </table:table-cell>
          <table:table-cell office:value-type="float" office:value="2995252" calcext:value-type="float">
            <text:p>2995252</text:p>
          </table:table-cell>
          <table:table-cell office:value-type="float" office:value="1383291" calcext:value-type="float">
            <text:p>1383291</text:p>
          </table:table-cell>
        </table:table-row>
        <table:table-row table:style-name="ro1">
          <table:table-cell office:value-type="string" calcext:value-type="string">
            <text:p><text:a xlink:href="http://localhost:5001/#/metric/val_fn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n0.9%22]&amp;plot_layout=%7B%7D&amp;x_axis=relative&amp;y_axis_scale=linear&amp;line_smoothness=1&amp;show_point=false&amp;deselected_curves=[]&amp;last_linear_y_axis_range=[]" xlink:type="simple">val_fn0.9</text:a></text:p>
          </table:table-cell>
          <table:table-cell office:value-type="float" office:value="399439" calcext:value-type="float">
            <text:p>399439</text:p>
          </table:table-cell>
          <table:table-cell office:value-type="float" office:value="434819" calcext:value-type="float">
            <text:p>434819</text:p>
          </table:table-cell>
          <table:table-cell office:value-type="float" office:value="462410" calcext:value-type="float">
            <text:p>462410</text:p>
          </table:table-cell>
          <table:table-cell office:value-type="float" office:value="487827" calcext:value-type="float">
            <text:p>487827</text:p>
          </table:table-cell>
          <table:table-cell office:value-type="float" office:value="2093152" calcext:value-type="float">
            <text:p>2093152</text:p>
          </table:table-cell>
          <table:table-cell office:value-type="float" office:value="2107649" calcext:value-type="float">
            <text:p>2107649</text:p>
          </table:table-cell>
          <table:table-cell office:value-type="float" office:value="1438097" calcext:value-type="float">
            <text:p>1438097</text:p>
          </table:table-cell>
          <table:table-cell office:value-type="float" office:value="1438826" calcext:value-type="float">
            <text:p>1438826</text:p>
          </table:table-cell>
          <table:table-cell office:value-type="float" office:value="669253" calcext:value-type="float">
            <text:p>669253</text:p>
          </table:table-cell>
          <table:table-cell office:value-type="float" office:value="750792" calcext:value-type="float">
            <text:p>750792</text:p>
          </table:table-cell>
          <table:table-cell office:value-type="float" office:value="1005553" calcext:value-type="float">
            <text:p>1005553</text:p>
          </table:table-cell>
          <table:table-cell office:value-type="float" office:value="966568" calcext:value-type="float">
            <text:p>966568</text:p>
          </table:table-cell>
          <table:table-cell office:value-type="float" office:value="478674" calcext:value-type="float">
            <text:p>478674</text:p>
          </table:table-cell>
          <table:table-cell office:value-type="float" office:value="521281" calcext:value-type="float">
            <text:p>521281</text:p>
          </table:table-cell>
          <table:table-cell office:value-type="float" office:value="683743" calcext:value-type="float">
            <text:p>683743</text:p>
          </table:table-cell>
          <table:table-cell office:value-type="float" office:value="660945" calcext:value-type="float">
            <text:p>660945</text:p>
          </table:table-cell>
          <table:table-cell office:value-type="float" office:value="835216" calcext:value-type="float">
            <text:p>835216</text:p>
          </table:table-cell>
          <table:table-cell office:value-type="float" office:value="801590" calcext:value-type="float">
            <text:p>801590</text:p>
          </table:table-cell>
          <table:table-cell office:value-type="float" office:value="874278" calcext:value-type="float">
            <text:p>874278</text:p>
          </table:table-cell>
          <table:table-cell office:value-type="float" office:value="1058485" calcext:value-type="float">
            <text:p>1058485</text:p>
          </table:table-cell>
          <table:table-cell office:value-type="float" office:value="2119629" calcext:value-type="float">
            <text:p>2119629</text:p>
          </table:table-cell>
          <table:table-cell office:value-type="float" office:value="2121532" calcext:value-type="float">
            <text:p>2121532</text:p>
          </table:table-cell>
          <table:table-cell office:value-type="float" office:value="758066" calcext:value-type="float">
            <text:p>758066</text:p>
          </table:table-cell>
          <table:table-cell office:value-type="float" office:value="662735" calcext:value-type="float">
            <text:p>662735</text:p>
          </table:table-cell>
          <table:table-cell office:value-type="float" office:value="584275" calcext:value-type="float">
            <text:p>584275</text:p>
          </table:table-cell>
          <table:table-cell office:value-type="float" office:value="615748" calcext:value-type="float">
            <text:p>615748</text:p>
          </table:table-cell>
          <table:table-cell office:value-type="float" office:value="812618" calcext:value-type="float">
            <text:p>812618</text:p>
          </table:table-cell>
          <table:table-cell office:value-type="float" office:value="822452" calcext:value-type="float">
            <text:p>822452</text:p>
          </table:table-cell>
          <table:table-cell office:value-type="float" office:value="1063006" calcext:value-type="float">
            <text:p>1063006</text:p>
          </table:table-cell>
          <table:table-cell office:value-type="float" office:value="1093296" calcext:value-type="float">
            <text:p>1093296</text:p>
          </table:table-cell>
          <table:table-cell office:value-type="float" office:value="555268" calcext:value-type="float">
            <text:p>555268</text:p>
          </table:table-cell>
          <table:table-cell office:value-type="float" office:value="959888" calcext:value-type="float">
            <text:p>959888</text:p>
          </table:table-cell>
          <table:table-cell office:value-type="float" office:value="791680" calcext:value-type="float">
            <text:p>791680</text:p>
          </table:table-cell>
          <table:table-cell office:value-type="float" office:value="712895" calcext:value-type="float">
            <text:p>712895</text:p>
          </table:table-cell>
          <table:table-cell office:value-type="float" office:value="690006" calcext:value-type="float">
            <text:p>690006</text:p>
          </table:table-cell>
          <table:table-cell office:value-type="float" office:value="1552930" calcext:value-type="float">
            <text:p>1552930</text:p>
          </table:table-cell>
          <table:table-cell office:value-type="float" office:value="1557542" calcext:value-type="float">
            <text:p>1557542</text:p>
          </table:table-cell>
          <table:table-cell office:value-type="float" office:value="396393" calcext:value-type="float">
            <text:p>396393</text:p>
          </table:table-cell>
          <table:table-cell office:value-type="float" office:value="403043" calcext:value-type="float">
            <text:p>403043</text:p>
          </table:table-cell>
          <table:table-cell office:value-type="float" office:value="662301" calcext:value-type="float">
            <text:p>662301</text:p>
          </table:table-cell>
          <table:table-cell office:value-type="float" office:value="533138" calcext:value-type="float">
            <text:p>533138</text:p>
          </table:table-cell>
          <table:table-cell office:value-type="float" office:value="849175" calcext:value-type="float">
            <text:p>849175</text:p>
          </table:table-cell>
          <table:table-cell office:value-type="float" office:value="857817" calcext:value-type="float">
            <text:p>857817</text:p>
          </table:table-cell>
          <table:table-cell office:value-type="float" office:value="1179956" calcext:value-type="float">
            <text:p>1179956</text:p>
          </table:table-cell>
          <table:table-cell office:value-type="float" office:value="1233791" calcext:value-type="float">
            <text:p>1233791</text:p>
          </table:table-cell>
          <table:table-cell office:value-type="float" office:value="897201" calcext:value-type="float">
            <text:p>897201</text:p>
          </table:table-cell>
          <table:table-cell office:value-type="float" office:value="1007215" calcext:value-type="float">
            <text:p>1007215</text:p>
          </table:table-cell>
          <table:table-cell office:value-type="float" office:value="822729" calcext:value-type="float">
            <text:p>822729</text:p>
          </table:table-cell>
          <table:table-cell office:value-type="float" office:value="831118" calcext:value-type="float">
            <text:p>831118</text:p>
          </table:table-cell>
          <table:table-cell office:value-type="float" office:value="1196827" calcext:value-type="float">
            <text:p>1196827</text:p>
          </table:table-cell>
          <table:table-cell office:value-type="float" office:value="983376" calcext:value-type="float">
            <text:p>983376</text:p>
          </table:table-cell>
          <table:table-cell office:value-type="float" office:value="975146" calcext:value-type="float">
            <text:p>975146</text:p>
          </table:table-cell>
          <table:table-cell office:value-type="float" office:value="973452" calcext:value-type="float">
            <text:p>973452</text:p>
          </table:table-cell>
          <table:table-cell office:value-type="float" office:value="776401" calcext:value-type="float">
            <text:p>776401</text:p>
          </table:table-cell>
          <table:table-cell office:value-type="float" office:value="776300" calcext:value-type="float">
            <text:p>776300</text:p>
          </table:table-cell>
          <table:table-cell office:value-type="float" office:value="2107397" calcext:value-type="float">
            <text:p>2107397</text:p>
          </table:table-cell>
          <table:table-cell office:value-type="float" office:value="2131838" calcext:value-type="float">
            <text:p>2131838</text:p>
          </table:table-cell>
          <table:table-cell office:value-type="float" office:value="236734" calcext:value-type="float">
            <text:p>236734</text:p>
          </table:table-cell>
          <table:table-cell office:value-type="float" office:value="229952" calcext:value-type="float">
            <text:p>229952</text:p>
          </table:table-cell>
          <table:table-cell office:value-type="float" office:value="656423" calcext:value-type="float">
            <text:p>656423</text:p>
          </table:table-cell>
          <table:table-cell office:value-type="float" office:value="602759" calcext:value-type="float">
            <text:p>602759</text:p>
          </table:table-cell>
          <table:table-cell office:value-type="float" office:value="655314" calcext:value-type="float">
            <text:p>655314</text:p>
          </table:table-cell>
          <table:table-cell office:value-type="float" office:value="683698" calcext:value-type="float">
            <text:p>683698</text:p>
          </table:table-cell>
          <table:table-cell office:value-type="float" office:value="640082" calcext:value-type="float">
            <text:p>640082</text:p>
          </table:table-cell>
          <table:table-cell office:value-type="float" office:value="647170" calcext:value-type="float">
            <text:p>647170</text:p>
          </table:table-cell>
          <table:table-cell office:value-type="float" office:value="1258023" calcext:value-type="float">
            <text:p>1258023</text:p>
          </table:table-cell>
          <table:table-cell office:value-type="float" office:value="1250031" calcext:value-type="float">
            <text:p>1250031</text:p>
          </table:table-cell>
          <table:table-cell office:value-type="float" office:value="216789" calcext:value-type="float">
            <text:p>216789</text:p>
          </table:table-cell>
          <table:table-cell office:value-type="float" office:value="241615" calcext:value-type="float">
            <text:p>241615</text:p>
          </table:table-cell>
          <table:table-cell office:value-type="float" office:value="335957" calcext:value-type="float">
            <text:p>335957</text:p>
          </table:table-cell>
          <table:table-cell office:value-type="float" office:value="328096" calcext:value-type="float">
            <text:p>328096</text:p>
          </table:table-cell>
          <table:table-cell office:value-type="float" office:value="1152831" calcext:value-type="float">
            <text:p>1152831</text:p>
          </table:table-cell>
          <table:table-cell office:value-type="float" office:value="1190572" calcext:value-type="float">
            <text:p>1190572</text:p>
          </table:table-cell>
          <table:table-cell office:value-type="float" office:value="3040784" calcext:value-type="float">
            <text:p>3040784</text:p>
          </table:table-cell>
          <table:table-cell office:value-type="float" office:value="1549775" calcext:value-type="float">
            <text:p>1549775</text:p>
          </table:table-cell>
        </table:table-row>
        <table:table-row table:style-name="ro1">
          <table:table-cell office:value-type="string" calcext:value-type="string">
            <text:p><text:a xlink:href="http://localhost:5001/#/metric/val_fp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p0.1%22]&amp;plot_layout=%7B%7D&amp;x_axis=relative&amp;y_axis_scale=linear&amp;line_smoothness=1&amp;show_point=false&amp;deselected_curves=[]&amp;last_linear_y_axis_range=[]" xlink:type="simple">val_fp0.1</text:a></text:p>
          </table:table-cell>
          <table:table-cell office:value-type="float" office:value="667398" calcext:value-type="float">
            <text:p>667398</text:p>
          </table:table-cell>
          <table:table-cell office:value-type="float" office:value="599277" calcext:value-type="float">
            <text:p>599277</text:p>
          </table:table-cell>
          <table:table-cell office:value-type="float" office:value="814346" calcext:value-type="float">
            <text:p>814346</text:p>
          </table:table-cell>
          <table:table-cell office:value-type="float" office:value="921542" calcext:value-type="float">
            <text:p>921542</text:p>
          </table:table-cell>
          <table:table-cell office:value-type="float" office:value="2952010" calcext:value-type="float">
            <text:p>2952010</text:p>
          </table:table-cell>
          <table:table-cell office:value-type="float" office:value="3061980" calcext:value-type="float">
            <text:p>3061980</text:p>
          </table:table-cell>
          <table:table-cell office:value-type="float" office:value="2570643" calcext:value-type="float">
            <text:p>2570643</text:p>
          </table:table-cell>
          <table:table-cell office:value-type="float" office:value="2571154" calcext:value-type="float">
            <text:p>2571154</text:p>
          </table:table-cell>
          <table:table-cell office:value-type="float" office:value="1031278" calcext:value-type="float">
            <text:p>1031278</text:p>
          </table:table-cell>
          <table:table-cell office:value-type="float" office:value="995427" calcext:value-type="float">
            <text:p>995427</text:p>
          </table:table-cell>
          <table:table-cell office:value-type="float" office:value="1025869" calcext:value-type="float">
            <text:p>1025869</text:p>
          </table:table-cell>
          <table:table-cell office:value-type="float" office:value="1038079" calcext:value-type="float">
            <text:p>1038079</text:p>
          </table:table-cell>
          <table:table-cell office:value-type="float" office:value="124115" calcext:value-type="float">
            <text:p>124115</text:p>
          </table:table-cell>
          <table:table-cell office:value-type="float" office:value="91025" calcext:value-type="float">
            <text:p>91025</text:p>
          </table:table-cell>
          <table:table-cell office:value-type="float" office:value="1051472" calcext:value-type="float">
            <text:p>1051472</text:p>
          </table:table-cell>
          <table:table-cell office:value-type="float" office:value="1073315" calcext:value-type="float">
            <text:p>1073315</text:p>
          </table:table-cell>
          <table:table-cell office:value-type="float" office:value="945724" calcext:value-type="float">
            <text:p>945724</text:p>
          </table:table-cell>
          <table:table-cell office:value-type="float" office:value="945030" calcext:value-type="float">
            <text:p>945030</text:p>
          </table:table-cell>
          <table:table-cell office:value-type="float" office:value="1499658" calcext:value-type="float">
            <text:p>1499658</text:p>
          </table:table-cell>
          <table:table-cell office:value-type="float" office:value="1704115" calcext:value-type="float">
            <text:p>1704115</text:p>
          </table:table-cell>
          <table:table-cell office:value-type="float" office:value="3171427" calcext:value-type="float">
            <text:p>3171427</text:p>
          </table:table-cell>
          <table:table-cell office:value-type="float" office:value="3213844" calcext:value-type="float">
            <text:p>3213844</text:p>
          </table:table-cell>
          <table:table-cell office:value-type="float" office:value="984137" calcext:value-type="float">
            <text:p>984137</text:p>
          </table:table-cell>
          <table:table-cell office:value-type="float" office:value="977202" calcext:value-type="float">
            <text:p>977202</text:p>
          </table:table-cell>
          <table:table-cell office:value-type="float" office:value="1161016" calcext:value-type="float">
            <text:p>1161016</text:p>
          </table:table-cell>
          <table:table-cell office:value-type="float" office:value="874902" calcext:value-type="float">
            <text:p>874902</text:p>
          </table:table-cell>
          <table:table-cell office:value-type="float" office:value="1740331" calcext:value-type="float">
            <text:p>1740331</text:p>
          </table:table-cell>
          <table:table-cell office:value-type="float" office:value="1677821" calcext:value-type="float">
            <text:p>1677821</text:p>
          </table:table-cell>
          <table:table-cell office:value-type="float" office:value="1824133" calcext:value-type="float">
            <text:p>1824133</text:p>
          </table:table-cell>
          <table:table-cell office:value-type="float" office:value="1833227" calcext:value-type="float">
            <text:p>1833227</text:p>
          </table:table-cell>
          <table:table-cell office:value-type="float" office:value="911039" calcext:value-type="float">
            <text:p>911039</text:p>
          </table:table-cell>
          <table:table-cell office:value-type="float" office:value="1215092" calcext:value-type="float">
            <text:p>1215092</text:p>
          </table:table-cell>
          <table:table-cell office:value-type="float" office:value="1254723" calcext:value-type="float">
            <text:p>1254723</text:p>
          </table:table-cell>
          <table:table-cell office:value-type="float" office:value="1466947" calcext:value-type="float">
            <text:p>1466947</text:p>
          </table:table-cell>
          <table:table-cell office:value-type="float" office:value="1413218" calcext:value-type="float">
            <text:p>1413218</text:p>
          </table:table-cell>
          <table:table-cell office:value-type="float" office:value="2045853" calcext:value-type="float">
            <text:p>2045853</text:p>
          </table:table-cell>
          <table:table-cell office:value-type="float" office:value="2173312" calcext:value-type="float">
            <text:p>2173312</text:p>
          </table:table-cell>
          <table:table-cell office:value-type="float" office:value="536072" calcext:value-type="float">
            <text:p>536072</text:p>
          </table:table-cell>
          <table:table-cell office:value-type="float" office:value="725110" calcext:value-type="float">
            <text:p>725110</text:p>
          </table:table-cell>
          <table:table-cell office:value-type="float" office:value="33472" calcext:value-type="float">
            <text:p>33472</text:p>
          </table:table-cell>
          <table:table-cell office:value-type="float" office:value="1434737" calcext:value-type="float">
            <text:p>1434737</text:p>
          </table:table-cell>
          <table:table-cell office:value-type="float" office:value="1980065" calcext:value-type="float">
            <text:p>1980065</text:p>
          </table:table-cell>
          <table:table-cell office:value-type="float" office:value="1926898" calcext:value-type="float">
            <text:p>1926898</text:p>
          </table:table-cell>
          <table:table-cell office:value-type="float" office:value="1359972" calcext:value-type="float">
            <text:p>1359972</text:p>
          </table:table-cell>
          <table:table-cell office:value-type="float" office:value="1522314" calcext:value-type="float">
            <text:p>1522314</text:p>
          </table:table-cell>
          <table:table-cell office:value-type="float" office:value="1752065" calcext:value-type="float">
            <text:p>1752065</text:p>
          </table:table-cell>
          <table:table-cell office:value-type="float" office:value="1631119" calcext:value-type="float">
            <text:p>1631119</text:p>
          </table:table-cell>
          <table:table-cell office:value-type="float" office:value="1879394" calcext:value-type="float">
            <text:p>1879394</text:p>
          </table:table-cell>
          <table:table-cell office:value-type="float" office:value="1814010" calcext:value-type="float">
            <text:p>1814010</text:p>
          </table:table-cell>
          <table:table-cell office:value-type="float" office:value="57998" calcext:value-type="float">
            <text:p>57998</text:p>
          </table:table-cell>
          <table:table-cell office:value-type="float" office:value="1758539" calcext:value-type="float">
            <text:p>1758539</text:p>
          </table:table-cell>
          <table:table-cell office:value-type="float" office:value="1174411" calcext:value-type="float">
            <text:p>1174411</text:p>
          </table:table-cell>
          <table:table-cell office:value-type="float" office:value="1352463" calcext:value-type="float">
            <text:p>1352463</text:p>
          </table:table-cell>
          <table:table-cell office:value-type="float" office:value="1138560" calcext:value-type="float">
            <text:p>1138560</text:p>
          </table:table-cell>
          <table:table-cell office:value-type="float" office:value="92391" calcext:value-type="float">
            <text:p>92391</text:p>
          </table:table-cell>
          <table:table-cell office:value-type="float" office:value="1315323" calcext:value-type="float">
            <text:p>1315323</text:p>
          </table:table-cell>
          <table:table-cell office:value-type="float" office:value="1192597" calcext:value-type="float">
            <text:p>1192597</text:p>
          </table:table-cell>
          <table:table-cell office:value-type="float" office:value="224942" calcext:value-type="float">
            <text:p>224942</text:p>
          </table:table-cell>
          <table:table-cell office:value-type="float" office:value="212177" calcext:value-type="float">
            <text:p>212177</text:p>
          </table:table-cell>
          <table:table-cell office:value-type="float" office:value="571745" calcext:value-type="float">
            <text:p>571745</text:p>
          </table:table-cell>
          <table:table-cell office:value-type="float" office:value="466530" calcext:value-type="float">
            <text:p>466530</text:p>
          </table:table-cell>
          <table:table-cell office:value-type="float" office:value="1184999" calcext:value-type="float">
            <text:p>1184999</text:p>
          </table:table-cell>
          <table:table-cell office:value-type="float" office:value="1155376" calcext:value-type="float">
            <text:p>1155376</text:p>
          </table:table-cell>
          <table:table-cell office:value-type="float" office:value="1094732" calcext:value-type="float">
            <text:p>1094732</text:p>
          </table:table-cell>
          <table:table-cell office:value-type="float" office:value="1023353" calcext:value-type="float">
            <text:p>1023353</text:p>
          </table:table-cell>
          <table:table-cell office:value-type="float" office:value="685915" calcext:value-type="float">
            <text:p>685915</text:p>
          </table:table-cell>
          <table:table-cell office:value-type="float" office:value="272941" calcext:value-type="float">
            <text:p>272941</text:p>
          </table:table-cell>
          <table:table-cell office:value-type="float" office:value="479153" calcext:value-type="float">
            <text:p>479153</text:p>
          </table:table-cell>
          <table:table-cell office:value-type="float" office:value="464910" calcext:value-type="float">
            <text:p>464910</text:p>
          </table:table-cell>
          <table:table-cell office:value-type="float" office:value="668094" calcext:value-type="float">
            <text:p>668094</text:p>
          </table:table-cell>
          <table:table-cell office:value-type="float" office:value="631786" calcext:value-type="float">
            <text:p>631786</text:p>
          </table:table-cell>
          <table:table-cell office:value-type="float" office:value="1035226" calcext:value-type="float">
            <text:p>1035226</text:p>
          </table:table-cell>
          <table:table-cell office:value-type="float" office:value="953292" calcext:value-type="float">
            <text:p>953292</text:p>
          </table:table-cell>
          <table:table-cell office:value-type="float" office:value="21014" calcext:value-type="float">
            <text:p>21014</text:p>
          </table:table-cell>
          <table:table-cell office:value-type="float" office:value="641312" calcext:value-type="float">
            <text:p>641312</text:p>
          </table:table-cell>
        </table:table-row>
        <table:table-row table:style-name="ro1">
          <table:table-cell office:value-type="string" calcext:value-type="string">
            <text:p><text:a xlink:href="http://localhost:5001/#/metric/val_fp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p0.3%22]&amp;plot_layout=%7B%7D&amp;x_axis=relative&amp;y_axis_scale=linear&amp;line_smoothness=1&amp;show_point=false&amp;deselected_curves=[]&amp;last_linear_y_axis_range=[]" xlink:type="simple">val_fp0.3</text:a></text:p>
          </table:table-cell>
          <table:table-cell office:value-type="float" office:value="436438" calcext:value-type="float">
            <text:p>436438</text:p>
          </table:table-cell>
          <table:table-cell office:value-type="float" office:value="362746" calcext:value-type="float">
            <text:p>362746</text:p>
          </table:table-cell>
          <table:table-cell office:value-type="float" office:value="236435" calcext:value-type="float">
            <text:p>236435</text:p>
          </table:table-cell>
          <table:table-cell office:value-type="float" office:value="266613" calcext:value-type="float">
            <text:p>266613</text:p>
          </table:table-cell>
          <table:table-cell office:value-type="float" office:value="1345812" calcext:value-type="float">
            <text:p>1345812</text:p>
          </table:table-cell>
          <table:table-cell office:value-type="float" office:value="1332765" calcext:value-type="float">
            <text:p>1332765</text:p>
          </table:table-cell>
          <table:table-cell office:value-type="float" office:value="1372457" calcext:value-type="float">
            <text:p>1372457</text:p>
          </table:table-cell>
          <table:table-cell office:value-type="float" office:value="1293496" calcext:value-type="float">
            <text:p>1293496</text:p>
          </table:table-cell>
          <table:table-cell office:value-type="float" office:value="526781" calcext:value-type="float">
            <text:p>526781</text:p>
          </table:table-cell>
          <table:table-cell office:value-type="float" office:value="489614" calcext:value-type="float">
            <text:p>489614</text:p>
          </table:table-cell>
          <table:table-cell office:value-type="float" office:value="499199" calcext:value-type="float">
            <text:p>499199</text:p>
          </table:table-cell>
          <table:table-cell office:value-type="float" office:value="505146" calcext:value-type="float">
            <text:p>505146</text:p>
          </table:table-cell>
          <table:table-cell office:value-type="float" office:value="45082" calcext:value-type="float">
            <text:p>45082</text:p>
          </table:table-cell>
          <table:table-cell office:value-type="float" office:value="35187" calcext:value-type="float">
            <text:p>35187</text:p>
          </table:table-cell>
          <table:table-cell office:value-type="float" office:value="432925" calcext:value-type="float">
            <text:p>432925</text:p>
          </table:table-cell>
          <table:table-cell office:value-type="float" office:value="439675" calcext:value-type="float">
            <text:p>439675</text:p>
          </table:table-cell>
          <table:table-cell office:value-type="float" office:value="430038" calcext:value-type="float">
            <text:p>430038</text:p>
          </table:table-cell>
          <table:table-cell office:value-type="float" office:value="468001" calcext:value-type="float">
            <text:p>468001</text:p>
          </table:table-cell>
          <table:table-cell office:value-type="float" office:value="765251" calcext:value-type="float">
            <text:p>765251</text:p>
          </table:table-cell>
          <table:table-cell office:value-type="float" office:value="836827" calcext:value-type="float">
            <text:p>836827</text:p>
          </table:table-cell>
          <table:table-cell office:value-type="float" office:value="1155455" calcext:value-type="float">
            <text:p>1155455</text:p>
          </table:table-cell>
          <table:table-cell office:value-type="float" office:value="1119387" calcext:value-type="float">
            <text:p>1119387</text:p>
          </table:table-cell>
          <table:table-cell office:value-type="float" office:value="507579" calcext:value-type="float">
            <text:p>507579</text:p>
          </table:table-cell>
          <table:table-cell office:value-type="float" office:value="498042" calcext:value-type="float">
            <text:p>498042</text:p>
          </table:table-cell>
          <table:table-cell office:value-type="float" office:value="572225" calcext:value-type="float">
            <text:p>572225</text:p>
          </table:table-cell>
          <table:table-cell office:value-type="float" office:value="425041" calcext:value-type="float">
            <text:p>425041</text:p>
          </table:table-cell>
          <table:table-cell office:value-type="float" office:value="542964" calcext:value-type="float">
            <text:p>542964</text:p>
          </table:table-cell>
          <table:table-cell office:value-type="float" office:value="529714" calcext:value-type="float">
            <text:p>529714</text:p>
          </table:table-cell>
          <table:table-cell office:value-type="float" office:value="609092" calcext:value-type="float">
            <text:p>609092</text:p>
          </table:table-cell>
          <table:table-cell office:value-type="float" office:value="609078" calcext:value-type="float">
            <text:p>609078</text:p>
          </table:table-cell>
          <table:table-cell office:value-type="float" office:value="434245" calcext:value-type="float">
            <text:p>434245</text:p>
          </table:table-cell>
          <table:table-cell office:value-type="float" office:value="511507" calcext:value-type="float">
            <text:p>511507</text:p>
          </table:table-cell>
          <table:table-cell office:value-type="float" office:value="582622" calcext:value-type="float">
            <text:p>582622</text:p>
          </table:table-cell>
          <table:table-cell office:value-type="float" office:value="345263" calcext:value-type="float">
            <text:p>345263</text:p>
          </table:table-cell>
          <table:table-cell office:value-type="float" office:value="498780" calcext:value-type="float">
            <text:p>498780</text:p>
          </table:table-cell>
          <table:table-cell office:value-type="float" office:value="815796" calcext:value-type="float">
            <text:p>815796</text:p>
          </table:table-cell>
          <table:table-cell office:value-type="float" office:value="824555" calcext:value-type="float">
            <text:p>824555</text:p>
          </table:table-cell>
          <table:table-cell office:value-type="float" office:value="266651" calcext:value-type="float">
            <text:p>266651</text:p>
          </table:table-cell>
          <table:table-cell office:value-type="float" office:value="353833" calcext:value-type="float">
            <text:p>353833</text:p>
          </table:table-cell>
          <table:table-cell office:value-type="float" office:value="16537" calcext:value-type="float">
            <text:p>16537</text:p>
          </table:table-cell>
          <table:table-cell office:value-type="float" office:value="550141" calcext:value-type="float">
            <text:p>550141</text:p>
          </table:table-cell>
          <table:table-cell office:value-type="float" office:value="738627" calcext:value-type="float">
            <text:p>738627</text:p>
          </table:table-cell>
          <table:table-cell office:value-type="float" office:value="970121" calcext:value-type="float">
            <text:p>970121</text:p>
          </table:table-cell>
          <table:table-cell office:value-type="float" office:value="495095" calcext:value-type="float">
            <text:p>495095</text:p>
          </table:table-cell>
          <table:table-cell office:value-type="float" office:value="581527" calcext:value-type="float">
            <text:p>581527</text:p>
          </table:table-cell>
          <table:table-cell office:value-type="float" office:value="708359" calcext:value-type="float">
            <text:p>708359</text:p>
          </table:table-cell>
          <table:table-cell office:value-type="float" office:value="634810" calcext:value-type="float">
            <text:p>634810</text:p>
          </table:table-cell>
          <table:table-cell office:value-type="float" office:value="853991" calcext:value-type="float">
            <text:p>853991</text:p>
          </table:table-cell>
          <table:table-cell office:value-type="float" office:value="649517" calcext:value-type="float">
            <text:p>649517</text:p>
          </table:table-cell>
          <table:table-cell office:value-type="float" office:value="32377" calcext:value-type="float">
            <text:p>32377</text:p>
          </table:table-cell>
          <table:table-cell office:value-type="float" office:value="427127" calcext:value-type="float">
            <text:p>427127</text:p>
          </table:table-cell>
          <table:table-cell office:value-type="float" office:value="658622" calcext:value-type="float">
            <text:p>658622</text:p>
          </table:table-cell>
          <table:table-cell office:value-type="float" office:value="758236" calcext:value-type="float">
            <text:p>758236</text:p>
          </table:table-cell>
          <table:table-cell office:value-type="float" office:value="131684" calcext:value-type="float">
            <text:p>131684</text:p>
          </table:table-cell>
          <table:table-cell office:value-type="float" office:value="30008" calcext:value-type="float">
            <text:p>30008</text:p>
          </table:table-cell>
          <table:table-cell office:value-type="float" office:value="588112" calcext:value-type="float">
            <text:p>588112</text:p>
          </table:table-cell>
          <table:table-cell office:value-type="float" office:value="393416" calcext:value-type="float">
            <text:p>393416</text:p>
          </table:table-cell>
          <table:table-cell office:value-type="float" office:value="114120" calcext:value-type="float">
            <text:p>114120</text:p>
          </table:table-cell>
          <table:table-cell office:value-type="float" office:value="123004" calcext:value-type="float">
            <text:p>123004</text:p>
          </table:table-cell>
          <table:table-cell office:value-type="float" office:value="216271" calcext:value-type="float">
            <text:p>216271</text:p>
          </table:table-cell>
          <table:table-cell office:value-type="float" office:value="121818" calcext:value-type="float">
            <text:p>121818</text:p>
          </table:table-cell>
          <table:table-cell office:value-type="float" office:value="759029" calcext:value-type="float">
            <text:p>759029</text:p>
          </table:table-cell>
          <table:table-cell office:value-type="float" office:value="746206" calcext:value-type="float">
            <text:p>746206</text:p>
          </table:table-cell>
          <table:table-cell office:value-type="float" office:value="390924" calcext:value-type="float">
            <text:p>390924</text:p>
          </table:table-cell>
          <table:table-cell office:value-type="float" office:value="212403" calcext:value-type="float">
            <text:p>212403</text:p>
          </table:table-cell>
          <table:table-cell office:value-type="float" office:value="337159" calcext:value-type="float">
            <text:p>337159</text:p>
          </table:table-cell>
          <table:table-cell office:value-type="float" office:value="173655" calcext:value-type="float">
            <text:p>173655</text:p>
          </table:table-cell>
          <table:table-cell office:value-type="float" office:value="300335" calcext:value-type="float">
            <text:p>300335</text:p>
          </table:table-cell>
          <table:table-cell office:value-type="float" office:value="226310" calcext:value-type="float">
            <text:p>226310</text:p>
          </table:table-cell>
          <table:table-cell office:value-type="float" office:value="394175" calcext:value-type="float">
            <text:p>394175</text:p>
          </table:table-cell>
          <table:table-cell office:value-type="float" office:value="258940" calcext:value-type="float">
            <text:p>258940</text:p>
          </table:table-cell>
          <table:table-cell office:value-type="float" office:value="486206" calcext:value-type="float">
            <text:p>486206</text:p>
          </table:table-cell>
          <table:table-cell office:value-type="float" office:value="514916" calcext:value-type="float">
            <text:p>514916</text:p>
          </table:table-cell>
          <table:table-cell office:value-type="float" office:value="5018" calcext:value-type="float">
            <text:p>5018</text:p>
          </table:table-cell>
          <table:table-cell office:value-type="float" office:value="211043" calcext:value-type="float">
            <text:p>211043</text:p>
          </table:table-cell>
        </table:table-row>
        <table:table-row table:style-name="ro1">
          <table:table-cell office:value-type="string" calcext:value-type="string">
            <text:p><text:a xlink:href="http://localhost:5001/#/metric/val_fp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p0.5%22]&amp;plot_layout=%7B%7D&amp;x_axis=relative&amp;y_axis_scale=linear&amp;line_smoothness=1&amp;show_point=false&amp;deselected_curves=[]&amp;last_linear_y_axis_range=[]" xlink:type="simple">val_fp0.5</text:a></text:p>
          </table:table-cell>
          <table:table-cell office:value-type="float" office:value="281099" calcext:value-type="float">
            <text:p>281099</text:p>
          </table:table-cell>
          <table:table-cell office:value-type="float" office:value="216181" calcext:value-type="float">
            <text:p>216181</text:p>
          </table:table-cell>
          <table:table-cell office:value-type="float" office:value="108699" calcext:value-type="float">
            <text:p>108699</text:p>
          </table:table-cell>
          <table:table-cell office:value-type="float" office:value="96907" calcext:value-type="float">
            <text:p>96907</text:p>
          </table:table-cell>
          <table:table-cell office:value-type="float" office:value="744198" calcext:value-type="float">
            <text:p>744198</text:p>
          </table:table-cell>
          <table:table-cell office:value-type="float" office:value="711855" calcext:value-type="float">
            <text:p>711855</text:p>
          </table:table-cell>
          <table:table-cell office:value-type="float" office:value="290965" calcext:value-type="float">
            <text:p>290965</text:p>
          </table:table-cell>
          <table:table-cell office:value-type="float" office:value="259659" calcext:value-type="float">
            <text:p>259659</text:p>
          </table:table-cell>
          <table:table-cell office:value-type="float" office:value="267029" calcext:value-type="float">
            <text:p>267029</text:p>
          </table:table-cell>
          <table:table-cell office:value-type="float" office:value="223657" calcext:value-type="float">
            <text:p>22365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87766" calcext:value-type="float">
            <text:p>287766</text:p>
          </table:table-cell>
          <table:table-cell office:value-type="float" office:value="19316" calcext:value-type="float">
            <text:p>19316</text:p>
          </table:table-cell>
          <table:table-cell office:value-type="float" office:value="13656" calcext:value-type="float">
            <text:p>13656</text:p>
          </table:table-cell>
          <table:table-cell office:value-type="float" office:value="196375" calcext:value-type="float">
            <text:p>196375</text:p>
          </table:table-cell>
          <table:table-cell office:value-type="float" office:value="213573" calcext:value-type="float">
            <text:p>213573</text:p>
          </table:table-cell>
          <table:table-cell office:value-type="float" office:value="246164" calcext:value-type="float">
            <text:p>246164</text:p>
          </table:table-cell>
          <table:table-cell office:value-type="float" office:value="258561" calcext:value-type="float">
            <text:p>258561</text:p>
          </table:table-cell>
          <table:table-cell office:value-type="float" office:value="471384" calcext:value-type="float">
            <text:p>471384</text:p>
          </table:table-cell>
          <table:table-cell office:value-type="float" office:value="510817" calcext:value-type="float">
            <text:p>510817</text:p>
          </table:table-cell>
          <table:table-cell office:value-type="float" office:value="511771" calcext:value-type="float">
            <text:p>511771</text:p>
          </table:table-cell>
          <table:table-cell office:value-type="float" office:value="539574" calcext:value-type="float">
            <text:p>539574</text:p>
          </table:table-cell>
          <table:table-cell office:value-type="float" office:value="285481" calcext:value-type="float">
            <text:p>285481</text:p>
          </table:table-cell>
          <table:table-cell office:value-type="float" office:value="296366" calcext:value-type="float">
            <text:p>296366</text:p>
          </table:table-cell>
          <table:table-cell office:value-type="float" office:value="331101" calcext:value-type="float">
            <text:p>331101</text:p>
          </table:table-cell>
          <table:table-cell office:value-type="float" office:value="264251" calcext:value-type="float">
            <text:p>264251</text:p>
          </table:table-cell>
          <table:table-cell office:value-type="float" office:value="324514" calcext:value-type="float">
            <text:p>324514</text:p>
          </table:table-cell>
          <table:table-cell office:value-type="float" office:value="326548" calcext:value-type="float">
            <text:p>326548</text:p>
          </table:table-cell>
          <table:table-cell office:value-type="float" office:value="292915" calcext:value-type="float">
            <text:p>292915</text:p>
          </table:table-cell>
          <table:table-cell office:value-type="float" office:value="291862" calcext:value-type="float">
            <text:p>291862</text:p>
          </table:table-cell>
          <table:table-cell office:value-type="float" office:value="258158" calcext:value-type="float">
            <text:p>258158</text:p>
          </table:table-cell>
          <table:table-cell office:value-type="float" office:value="283172" calcext:value-type="float">
            <text:p>283172</text:p>
          </table:table-cell>
          <table:table-cell office:value-type="float" office:value="352144" calcext:value-type="float">
            <text:p>352144</text:p>
          </table:table-cell>
          <table:table-cell office:value-type="float" office:value="123555" calcext:value-type="float">
            <text:p>123555</text:p>
          </table:table-cell>
          <table:table-cell office:value-type="float" office:value="150788" calcext:value-type="float">
            <text:p>150788</text:p>
          </table:table-cell>
          <table:table-cell office:value-type="float" office:value="450657" calcext:value-type="float">
            <text:p>450657</text:p>
          </table:table-cell>
          <table:table-cell office:value-type="float" office:value="449934" calcext:value-type="float">
            <text:p>449934</text:p>
          </table:table-cell>
          <table:table-cell office:value-type="float" office:value="150868" calcext:value-type="float">
            <text:p>150868</text:p>
          </table:table-cell>
          <table:table-cell office:value-type="float" office:value="193567" calcext:value-type="float">
            <text:p>193567</text:p>
          </table:table-cell>
          <table:table-cell office:value-type="float" office:value="9308" calcext:value-type="float">
            <text:p>9308</text:p>
          </table:table-cell>
          <table:table-cell office:value-type="float" office:value="310402" calcext:value-type="float">
            <text:p>310402</text:p>
          </table:table-cell>
          <table:table-cell office:value-type="float" office:value="255104" calcext:value-type="float">
            <text:p>255104</text:p>
          </table:table-cell>
          <table:table-cell office:value-type="float" office:value="233962" calcext:value-type="float">
            <text:p>233962</text:p>
          </table:table-cell>
          <table:table-cell office:value-type="float" office:value="240650" calcext:value-type="float">
            <text:p>240650</text:p>
          </table:table-cell>
          <table:table-cell office:value-type="float" office:value="362377" calcext:value-type="float">
            <text:p>362377</text:p>
          </table:table-cell>
          <table:table-cell office:value-type="float" office:value="378805" calcext:value-type="float">
            <text:p>378805</text:p>
          </table:table-cell>
          <table:table-cell office:value-type="float" office:value="316183" calcext:value-type="float">
            <text:p>316183</text:p>
          </table:table-cell>
          <table:table-cell office:value-type="float" office:value="240472" calcext:value-type="float">
            <text:p>240472</text:p>
          </table:table-cell>
          <table:table-cell office:value-type="float" office:value="232758" calcext:value-type="float">
            <text:p>232758</text:p>
          </table:table-cell>
          <table:table-cell office:value-type="float" office:value="20857" calcext:value-type="float">
            <text:p>20857</text:p>
          </table:table-cell>
          <table:table-cell office:value-type="float" office:value="197863" calcext:value-type="float">
            <text:p>197863</text:p>
          </table:table-cell>
          <table:table-cell office:value-type="float" office:value="407978" calcext:value-type="float">
            <text:p>407978</text:p>
          </table:table-cell>
          <table:table-cell office:value-type="float" office:value="479177" calcext:value-type="float">
            <text:p>479177</text:p>
          </table:table-cell>
          <table:table-cell office:value-type="float" office:value="25140" calcext:value-type="float">
            <text:p>25140</text:p>
          </table:table-cell>
          <table:table-cell office:value-type="float" office:value="15041" calcext:value-type="float">
            <text:p>15041</text:p>
          </table:table-cell>
          <table:table-cell office:value-type="float" office:value="361396" calcext:value-type="float">
            <text:p>361396</text:p>
          </table:table-cell>
          <table:table-cell office:value-type="float" office:value="171307" calcext:value-type="float">
            <text:p>171307</text:p>
          </table:table-cell>
          <table:table-cell office:value-type="float" office:value="62861" calcext:value-type="float">
            <text:p>62861</text:p>
          </table:table-cell>
          <table:table-cell office:value-type="float" office:value="69948" calcext:value-type="float">
            <text:p>69948</text:p>
          </table:table-cell>
          <table:table-cell office:value-type="float" office:value="115353" calcext:value-type="float">
            <text:p>115353</text:p>
          </table:table-cell>
          <table:table-cell office:value-type="float" office:value="38204" calcext:value-type="float">
            <text:p>38204</text:p>
          </table:table-cell>
          <table:table-cell office:value-type="float" office:value="500080" calcext:value-type="float">
            <text:p>500080</text:p>
          </table:table-cell>
          <table:table-cell office:value-type="float" office:value="519421" calcext:value-type="float">
            <text:p>519421</text:p>
          </table:table-cell>
          <table:table-cell office:value-type="float" office:value="150182" calcext:value-type="float">
            <text:p>150182</text:p>
          </table:table-cell>
          <table:table-cell office:value-type="float" office:value="67104" calcext:value-type="float">
            <text:p>67104</text:p>
          </table:table-cell>
          <table:table-cell office:value-type="float" office:value="191159" calcext:value-type="float">
            <text:p>191159</text:p>
          </table:table-cell>
          <table:table-cell office:value-type="float" office:value="98327" calcext:value-type="float">
            <text:p>98327</text:p>
          </table:table-cell>
          <table:table-cell office:value-type="float" office:value="183705" calcext:value-type="float">
            <text:p>183705</text:p>
          </table:table-cell>
          <table:table-cell office:value-type="float" office:value="120744" calcext:value-type="float">
            <text:p>120744</text:p>
          </table:table-cell>
          <table:table-cell office:value-type="float" office:value="127176" calcext:value-type="float">
            <text:p>127176</text:p>
          </table:table-cell>
          <table:table-cell office:value-type="float" office:value="102293" calcext:value-type="float">
            <text:p>102293</text:p>
          </table:table-cell>
          <table:table-cell office:value-type="float" office:value="291642" calcext:value-type="float">
            <text:p>291642</text:p>
          </table:table-cell>
          <table:table-cell office:value-type="float" office:value="297805" calcext:value-type="float">
            <text:p>297805</text:p>
          </table:table-cell>
          <table:table-cell office:value-type="float" office:value="1855" calcext:value-type="float">
            <text:p>1855</text:p>
          </table:table-cell>
          <table:table-cell office:value-type="float" office:value="99163" calcext:value-type="float">
            <text:p>99163</text:p>
          </table:table-cell>
        </table:table-row>
        <table:table-row table:style-name="ro1">
          <table:table-cell office:value-type="string" calcext:value-type="string">
            <text:p><text:a xlink:href="http://localhost:5001/#/metric/val_fp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p0.7%22]&amp;plot_layout=%7B%7D&amp;x_axis=relative&amp;y_axis_scale=linear&amp;line_smoothness=1&amp;show_point=false&amp;deselected_curves=[]&amp;last_linear_y_axis_range=[]" xlink:type="simple">val_fp0.7</text:a></text:p>
          </table:table-cell>
          <table:table-cell office:value-type="float" office:value="178954" calcext:value-type="float">
            <text:p>178954</text:p>
          </table:table-cell>
          <table:table-cell office:value-type="float" office:value="124364" calcext:value-type="float">
            <text:p>124364</text:p>
          </table:table-cell>
          <table:table-cell office:value-type="float" office:value="46533" calcext:value-type="float">
            <text:p>46533</text:p>
          </table:table-cell>
          <table:table-cell office:value-type="float" office:value="33215" calcext:value-type="float">
            <text:p>33215</text:p>
          </table:table-cell>
          <table:table-cell office:value-type="float" office:value="306263" calcext:value-type="float">
            <text:p>306263</text:p>
          </table:table-cell>
          <table:table-cell office:value-type="float" office:value="288338" calcext:value-type="float">
            <text:p>288338</text:p>
          </table:table-cell>
          <table:table-cell office:value-type="float" office:value="78913" calcext:value-type="float">
            <text:p>78913</text:p>
          </table:table-cell>
          <table:table-cell office:value-type="float" office:value="77922" calcext:value-type="float">
            <text:p>77922</text:p>
          </table:table-cell>
          <table:table-cell office:value-type="float" office:value="106162" calcext:value-type="float">
            <text:p>106162</text:p>
          </table:table-cell>
          <table:table-cell office:value-type="float" office:value="80621" calcext:value-type="float">
            <text:p>80621</text:p>
          </table:table-cell>
          <table:table-cell office:value-type="float" office:value="150115" calcext:value-type="float">
            <text:p>150115</text:p>
          </table:table-cell>
          <table:table-cell office:value-type="float" office:value="150680" calcext:value-type="float">
            <text:p>150680</text:p>
          </table:table-cell>
          <table:table-cell office:value-type="float" office:value="7382" calcext:value-type="float">
            <text:p>7382</text:p>
          </table:table-cell>
          <table:table-cell office:value-type="float" office:value="5097" calcext:value-type="float">
            <text:p>5097</text:p>
          </table:table-cell>
          <table:table-cell office:value-type="float" office:value="65397" calcext:value-type="float">
            <text:p>65397</text:p>
          </table:table-cell>
          <table:table-cell office:value-type="float" office:value="73824" calcext:value-type="float">
            <text:p>73824</text:p>
          </table:table-cell>
          <table:table-cell office:value-type="float" office:value="129253" calcext:value-type="float">
            <text:p>129253</text:p>
          </table:table-cell>
          <table:table-cell office:value-type="float" office:value="115313" calcext:value-type="float">
            <text:p>115313</text:p>
          </table:table-cell>
          <table:table-cell office:value-type="float" office:value="259908" calcext:value-type="float">
            <text:p>259908</text:p>
          </table:table-cell>
          <table:table-cell office:value-type="float" office:value="267736" calcext:value-type="float">
            <text:p>267736</text:p>
          </table:table-cell>
          <table:table-cell office:value-type="float" office:value="201595" calcext:value-type="float">
            <text:p>201595</text:p>
          </table:table-cell>
          <table:table-cell office:value-type="float" office:value="210924" calcext:value-type="float">
            <text:p>210924</text:p>
          </table:table-cell>
          <table:table-cell office:value-type="float" office:value="143031" calcext:value-type="float">
            <text:p>143031</text:p>
          </table:table-cell>
          <table:table-cell office:value-type="float" office:value="144069" calcext:value-type="float">
            <text:p>144069</text:p>
          </table:table-cell>
          <table:table-cell office:value-type="float" office:value="162033" calcext:value-type="float">
            <text:p>162033</text:p>
          </table:table-cell>
          <table:table-cell office:value-type="float" office:value="139174" calcext:value-type="float">
            <text:p>139174</text:p>
          </table:table-cell>
          <table:table-cell office:value-type="float" office:value="196156" calcext:value-type="float">
            <text:p>196156</text:p>
          </table:table-cell>
          <table:table-cell office:value-type="float" office:value="198168" calcext:value-type="float">
            <text:p>198168</text:p>
          </table:table-cell>
          <table:table-cell office:value-type="float" office:value="116302" calcext:value-type="float">
            <text:p>116302</text:p>
          </table:table-cell>
          <table:table-cell office:value-type="float" office:value="110896" calcext:value-type="float">
            <text:p>110896</text:p>
          </table:table-cell>
          <table:table-cell office:value-type="float" office:value="122534" calcext:value-type="float">
            <text:p>12253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85761" calcext:value-type="float">
            <text:p>185761</text:p>
          </table:table-cell>
          <table:table-cell office:value-type="float" office:value="35232" calcext:value-type="float">
            <text:p>35232</text:p>
          </table:table-cell>
          <table:table-cell office:value-type="float" office:value="42760" calcext:value-type="float">
            <text:p>42760</text:p>
          </table:table-cell>
          <table:table-cell office:value-type="float" office:value="220753" calcext:value-type="float">
            <text:p>220753</text:p>
          </table:table-cell>
          <table:table-cell office:value-type="float" office:value="224462" calcext:value-type="float">
            <text:p>224462</text:p>
          </table:table-cell>
          <table:table-cell office:value-type="float" office:value="77751" calcext:value-type="float">
            <text:p>77751</text:p>
          </table:table-cell>
          <table:table-cell office:value-type="float" office:value="119720" calcext:value-type="float">
            <text:p>119720</text:p>
          </table:table-cell>
          <table:table-cell office:value-type="float" office:value="4739" calcext:value-type="float">
            <text:p>4739</text:p>
          </table:table-cell>
          <table:table-cell office:value-type="float" office:value="157481" calcext:value-type="float">
            <text:p>157481</text:p>
          </table:table-cell>
          <table:table-cell office:value-type="float" office:value="74890" calcext:value-type="float">
            <text:p>74890</text:p>
          </table:table-cell>
          <table:table-cell office:value-type="float" office:value="57739" calcext:value-type="float">
            <text:p>57739</text:p>
          </table:table-cell>
          <table:table-cell office:value-type="float" office:value="101224" calcext:value-type="float">
            <text:p>101224</text:p>
          </table:table-cell>
          <table:table-cell office:value-type="float" office:value="190173" calcext:value-type="float">
            <text:p>190173</text:p>
          </table:table-cell>
          <table:table-cell office:value-type="float" office:value="175903" calcext:value-type="float">
            <text:p>175903</text:p>
          </table:table-cell>
          <table:table-cell office:value-type="float" office:value="157796" calcext:value-type="float">
            <text:p>157796</text:p>
          </table:table-cell>
          <table:table-cell office:value-type="float" office:value="67231" calcext:value-type="float">
            <text:p>67231</text:p>
          </table:table-cell>
          <table:table-cell office:value-type="float" office:value="72636" calcext:value-type="float">
            <text:p>72636</text:p>
          </table:table-cell>
          <table:table-cell office:value-type="float" office:value="11666" calcext:value-type="float">
            <text:p>11666</text:p>
          </table:table-cell>
          <table:table-cell office:value-type="float" office:value="78968" calcext:value-type="float">
            <text:p>78968</text:p>
          </table:table-cell>
          <table:table-cell office:value-type="float" office:value="226657" calcext:value-type="float">
            <text:p>226657</text:p>
          </table:table-cell>
          <table:table-cell office:value-type="float" office:value="275274" calcext:value-type="float">
            <text:p>275274</text:p>
          </table:table-cell>
          <table:table-cell office:value-type="float" office:value="4872" calcext:value-type="float">
            <text:p>4872</text:p>
          </table:table-cell>
          <table:table-cell office:value-type="float" office:value="7671" calcext:value-type="float">
            <text:p>7671</text:p>
          </table:table-cell>
          <table:table-cell office:value-type="float" office:value="214613" calcext:value-type="float">
            <text:p>214613</text:p>
          </table:table-cell>
          <table:table-cell office:value-type="float" office:value="71453" calcext:value-type="float">
            <text:p>71453</text:p>
          </table:table-cell>
          <table:table-cell office:value-type="float" office:value="32510" calcext:value-type="float">
            <text:p>32510</text:p>
          </table:table-cell>
          <table:table-cell office:value-type="float" office:value="34089" calcext:value-type="float">
            <text:p>34089</text:p>
          </table:table-cell>
          <table:table-cell office:value-type="float" office:value="57152" calcext:value-type="float">
            <text:p>57152</text:p>
          </table:table-cell>
          <table:table-cell office:value-type="float" office:value="9834" calcext:value-type="float">
            <text:p>9834</text:p>
          </table:table-cell>
          <table:table-cell office:value-type="float" office:value="313273" calcext:value-type="float">
            <text:p>313273</text:p>
          </table:table-cell>
          <table:table-cell office:value-type="float" office:value="354941" calcext:value-type="float">
            <text:p>354941</text:p>
          </table:table-cell>
          <table:table-cell office:value-type="float" office:value="36567" calcext:value-type="float">
            <text:p>36567</text:p>
          </table:table-cell>
          <table:table-cell office:value-type="float" office:value="20334" calcext:value-type="float">
            <text:p>20334</text:p>
          </table:table-cell>
          <table:table-cell office:value-type="float" office:value="96666" calcext:value-type="float">
            <text:p>96666</text:p>
          </table:table-cell>
          <table:table-cell office:value-type="float" office:value="50783" calcext:value-type="float">
            <text:p>50783</text:p>
          </table:table-cell>
          <table:table-cell office:value-type="float" office:value="111289" calcext:value-type="float">
            <text:p>111289</text:p>
          </table:table-cell>
          <table:table-cell office:value-type="float" office:value="58917" calcext:value-type="float">
            <text:p>58917</text:p>
          </table:table-cell>
          <table:table-cell office:value-type="float" office:value="56274" calcext:value-type="float">
            <text:p>56274</text:p>
          </table:table-cell>
          <table:table-cell office:value-type="float" office:value="43811" calcext:value-type="float">
            <text:p>43811</text:p>
          </table:table-cell>
          <table:table-cell office:value-type="float" office:value="163703" calcext:value-type="float">
            <text:p>163703</text:p>
          </table:table-cell>
          <table:table-cell office:value-type="float" office:value="157679" calcext:value-type="float">
            <text:p>157679</text:p>
          </table:table-cell>
          <table:table-cell office:value-type="float" office:value="862" calcext:value-type="float">
            <text:p>862</text:p>
          </table:table-cell>
          <table:table-cell office:value-type="float" office:value="37968" calcext:value-type="float">
            <text:p>37968</text:p>
          </table:table-cell>
        </table:table-row>
        <table:table-row table:style-name="ro1">
          <table:table-cell office:value-type="string" calcext:value-type="string">
            <text:p><text:a xlink:href="http://localhost:5001/#/metric/val_fp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fp0.9%22]&amp;plot_layout=%7B%7D&amp;x_axis=relative&amp;y_axis_scale=linear&amp;line_smoothness=1&amp;show_point=false&amp;deselected_curves=[]&amp;last_linear_y_axis_range=[]" xlink:type="simple">val_fp0.9</text:a></text:p>
          </table:table-cell>
          <table:table-cell office:value-type="float" office:value="74423" calcext:value-type="float">
            <text:p>74423</text:p>
          </table:table-cell>
          <table:table-cell office:value-type="float" office:value="35112" calcext:value-type="float">
            <text:p>35112</text:p>
          </table:table-cell>
          <table:table-cell office:value-type="float" office:value="7876" calcext:value-type="float">
            <text:p>7876</text:p>
          </table:table-cell>
          <table:table-cell office:value-type="float" office:value="5550" calcext:value-type="float">
            <text:p>5550</text:p>
          </table:table-cell>
          <table:table-cell office:value-type="float" office:value="67844" calcext:value-type="float">
            <text:p>67844</text:p>
          </table:table-cell>
          <table:table-cell office:value-type="float" office:value="59070" calcext:value-type="float">
            <text:p>59070</text:p>
          </table:table-cell>
          <table:table-cell office:value-type="float" office:value="14119" calcext:value-type="float">
            <text:p>14119</text:p>
          </table:table-cell>
          <table:table-cell office:value-type="float" office:value="14231" calcext:value-type="float">
            <text:p>14231</text:p>
          </table:table-cell>
          <table:table-cell office:value-type="float" office:value="18236" calcext:value-type="float">
            <text:p>18236</text:p>
          </table:table-cell>
          <table:table-cell office:value-type="float" office:value="10930" calcext:value-type="float">
            <text:p>10930</text:p>
          </table:table-cell>
          <table:table-cell office:value-type="float" office:value="46809" calcext:value-type="float">
            <text:p>46809</text:p>
          </table:table-cell>
          <table:table-cell office:value-type="float" office:value="51322" calcext:value-type="float">
            <text:p>51322</text:p>
          </table:table-cell>
          <table:table-cell office:value-type="float" office:value="1566" calcext:value-type="float">
            <text:p>1566</text:p>
          </table:table-cell>
          <table:table-cell office:value-type="float" office:value="883" calcext:value-type="float">
            <text:p>883</text:p>
          </table:table-cell>
          <table:table-cell office:value-type="float" office:value="10499" calcext:value-type="float">
            <text:p>10499</text:p>
          </table:table-cell>
          <table:table-cell office:value-type="float" office:value="12510" calcext:value-type="float">
            <text:p>12510</text:p>
          </table:table-cell>
          <table:table-cell office:value-type="float" office:value="39618" calcext:value-type="float">
            <text:p>39618</text:p>
          </table:table-cell>
          <table:table-cell office:value-type="float" office:value="30578" calcext:value-type="float">
            <text:p>30578</text:p>
          </table:table-cell>
          <table:table-cell office:value-type="float" office:value="74951" calcext:value-type="float">
            <text:p>74951</text:p>
          </table:table-cell>
          <table:table-cell office:value-type="float" office:value="78773" calcext:value-type="float">
            <text:p>78773</text:p>
          </table:table-cell>
          <table:table-cell office:value-type="float" office:value="41476" calcext:value-type="float">
            <text:p>41476</text:p>
          </table:table-cell>
          <table:table-cell office:value-type="float" office:value="39592" calcext:value-type="float">
            <text:p>39592</text:p>
          </table:table-cell>
          <table:table-cell office:value-type="float" office:value="39531" calcext:value-type="float">
            <text:p>39531</text:p>
          </table:table-cell>
          <table:table-cell office:value-type="float" office:value="41525" calcext:value-type="float">
            <text:p>41525</text:p>
          </table:table-cell>
          <table:table-cell office:value-type="float" office:value="45238" calcext:value-type="float">
            <text:p>45238</text:p>
          </table:table-cell>
          <table:table-cell office:value-type="float" office:value="37505" calcext:value-type="float">
            <text:p>37505</text:p>
          </table:table-cell>
          <table:table-cell office:value-type="float" office:value="83714" calcext:value-type="float">
            <text:p>83714</text:p>
          </table:table-cell>
          <table:table-cell office:value-type="float" office:value="89613" calcext:value-type="float">
            <text:p>89613</text:p>
          </table:table-cell>
          <table:table-cell office:value-type="float" office:value="19074" calcext:value-type="float">
            <text:p>19074</text:p>
          </table:table-cell>
          <table:table-cell office:value-type="float" office:value="18181" calcext:value-type="float">
            <text:p>18181</text:p>
          </table:table-cell>
          <table:table-cell office:value-type="float" office:value="21836" calcext:value-type="float">
            <text:p>21836</text:p>
          </table:table-cell>
          <table:table-cell office:value-type="float" office:value="36402" calcext:value-type="float">
            <text:p>36402</text:p>
          </table:table-cell>
          <table:table-cell office:value-type="float" office:value="57559" calcext:value-type="float">
            <text:p>57559</text:p>
          </table:table-cell>
          <table:table-cell office:value-type="float" office:value="5426" calcext:value-type="float">
            <text:p>5426</text:p>
          </table:table-cell>
          <table:table-cell office:value-type="float" office:value="5410" calcext:value-type="float">
            <text:p>5410</text:p>
          </table:table-cell>
          <table:table-cell office:value-type="float" office:value="50267" calcext:value-type="float">
            <text:p>50267</text:p>
          </table:table-cell>
          <table:table-cell office:value-type="float" office:value="55121" calcext:value-type="float">
            <text:p>55121</text:p>
          </table:table-cell>
          <table:table-cell office:value-type="float" office:value="22796" calcext:value-type="float">
            <text:p>22796</text:p>
          </table:table-cell>
          <table:table-cell office:value-type="float" office:value="41420" calcext:value-type="float">
            <text:p>41420</text:p>
          </table:table-cell>
          <table:table-cell office:value-type="float" office:value="1421" calcext:value-type="float">
            <text:p>1421</text:p>
          </table:table-cell>
          <table:table-cell office:value-type="float" office:value="33484" calcext:value-type="float">
            <text:p>33484</text:p>
          </table:table-cell>
          <table:table-cell office:value-type="float" office:value="13322" calcext:value-type="float">
            <text:p>13322</text:p>
          </table:table-cell>
          <table:table-cell office:value-type="float" office:value="10678" calcext:value-type="float">
            <text:p>10678</text:p>
          </table:table-cell>
          <table:table-cell office:value-type="float" office:value="23162" calcext:value-type="float">
            <text:p>23162</text:p>
          </table:table-cell>
          <table:table-cell office:value-type="float" office:value="50799" calcext:value-type="float">
            <text:p>50799</text:p>
          </table:table-cell>
          <table:table-cell office:value-type="float" office:value="50386" calcext:value-type="float">
            <text:p>50386</text:p>
          </table:table-cell>
          <table:table-cell office:value-type="float" office:value="40310" calcext:value-type="float">
            <text:p>40310</text:p>
          </table:table-cell>
          <table:table-cell office:value-type="float" office:value="12201" calcext:value-type="float">
            <text:p>12201</text:p>
          </table:table-cell>
          <table:table-cell office:value-type="float" office:value="11286" calcext:value-type="float">
            <text:p>11286</text:p>
          </table:table-cell>
          <table:table-cell office:value-type="float" office:value="3360" calcext:value-type="float">
            <text:p>3360</text:p>
          </table:table-cell>
          <table:table-cell office:value-type="float" office:value="15396" calcext:value-type="float">
            <text:p>15396</text:p>
          </table:table-cell>
          <table:table-cell office:value-type="float" office:value="81551" calcext:value-type="float">
            <text:p>81551</text:p>
          </table:table-cell>
          <table:table-cell office:value-type="float" office:value="101093" calcext:value-type="float">
            <text:p>101093</text:p>
          </table:table-cell>
          <table:table-cell office:value-type="float" office:value="599" calcext:value-type="float">
            <text:p>599</text:p>
          </table:table-cell>
          <table:table-cell office:value-type="float" office:value="2686" calcext:value-type="float">
            <text:p>2686</text:p>
          </table:table-cell>
          <table:table-cell office:value-type="float" office:value="81188" calcext:value-type="float">
            <text:p>81188</text:p>
          </table:table-cell>
          <table:table-cell office:value-type="float" office:value="14737" calcext:value-type="float">
            <text:p>14737</text:p>
          </table:table-cell>
          <table:table-cell office:value-type="float" office:value="9117" calcext:value-type="float">
            <text:p>9117</text:p>
          </table:table-cell>
          <table:table-cell office:value-type="float" office:value="8889" calcext:value-type="float">
            <text:p>8889</text:p>
          </table:table-cell>
          <table:table-cell office:value-type="float" office:value="6698" calcext:value-type="float">
            <text:p>6698</text:p>
          </table:table-cell>
          <table:table-cell office:value-type="float" office:value="1823" calcext:value-type="float">
            <text:p>1823</text:p>
          </table:table-cell>
          <table:table-cell office:value-type="float" office:value="150579" calcext:value-type="float">
            <text:p>150579</text:p>
          </table:table-cell>
          <table:table-cell office:value-type="float" office:value="190678" calcext:value-type="float">
            <text:p>190678</text:p>
          </table:table-cell>
          <table:table-cell office:value-type="float" office:value="3084" calcext:value-type="float">
            <text:p>3084</text:p>
          </table:table-cell>
          <table:table-cell office:value-type="float" office:value="2962" calcext:value-type="float">
            <text:p>2962</text:p>
          </table:table-cell>
          <table:table-cell office:value-type="float" office:value="19612" calcext:value-type="float">
            <text:p>19612</text:p>
          </table:table-cell>
          <table:table-cell office:value-type="float" office:value="16001" calcext:value-type="float">
            <text:p>16001</text:p>
          </table:table-cell>
          <table:table-cell office:value-type="float" office:value="39451" calcext:value-type="float">
            <text:p>39451</text:p>
          </table:table-cell>
          <table:table-cell office:value-type="float" office:value="18698" calcext:value-type="float">
            <text:p>18698</text:p>
          </table:table-cell>
          <table:table-cell office:value-type="float" office:value="14590" calcext:value-type="float">
            <text:p>14590</text:p>
          </table:table-cell>
          <table:table-cell office:value-type="float" office:value="10076" calcext:value-type="float">
            <text:p>10076</text:p>
          </table:table-cell>
          <table:table-cell office:value-type="float" office:value="58860" calcext:value-type="float">
            <text:p>58860</text:p>
          </table:table-cell>
          <table:table-cell office:value-type="float" office:value="50824" calcext:value-type="float">
            <text:p>50824</text:p>
          </table:table-cell>
          <table:table-cell office:value-type="float" office:value="141" calcext:value-type="float">
            <text:p>141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<text:a xlink:href="http://localhost:5001/#/metric/val_loss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loss%22]&amp;plot_layout=%7B%7D&amp;x_axis=relative&amp;y_axis_scale=linear&amp;line_smoothness=1&amp;show_point=false&amp;deselected_curves=[]&amp;last_linear_y_axis_range=[]" xlink:type="simple">val_loss</text:a>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7" calcext:value-type="float">
            <text:p>0.54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486" calcext:value-type="float">
            <text:p>0.486</text:p>
          </table:table-cell>
          <table:table-cell office:value-type="float" office:value="0.589" calcext:value-type="float">
            <text:p>0.58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5" calcext:value-type="float">
            <text:p>0.25</text:p>
          </table:table-cell>
          <table:table-cell office:value-type="float" office:value="0.283" calcext:value-type="float">
            <text:p>0.2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1" calcext:value-type="float">
            <text:p>0.73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9" calcext:value-type="float">
            <text:p>0.169</text:p>
          </table:table-cell>
          <table:table-cell office:value-type="float" office:value="1.152" calcext:value-type="float">
            <text:p>1.152</text:p>
          </table:table-cell>
          <table:table-cell office:value-type="float" office:value="1.157" calcext:value-type="float">
            <text:p>1.15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53" calcext:value-type="float">
            <text:p>0.53</text:p>
          </table:table-cell>
          <table:table-cell office:value-type="float" office:value="0.26" calcext:value-type="float">
            <text:p>0.26</text:p>
          </table:table-cell>
          <table:table-cell office:value-type="float" office:value="0.243" calcext:value-type="float">
            <text:p>0.243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" calcext:value-type="float">
            <text:p>0.5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" calcext:value-type="float">
            <text:p>0.25</text:p>
          </table:table-cell>
          <table:table-cell office:value-type="float" office:value="1.686" calcext:value-type="float">
            <text:p>1.686</text:p>
          </table:table-cell>
          <table:table-cell office:value-type="float" office:value="1.43" calcext:value-type="float">
            <text:p>1.4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3" calcext:value-type="float">
            <text:p>0.523</text:p>
          </table:table-cell>
          <table:table-cell office:value-type="float" office:value="0.689" calcext:value-type="float">
            <text:p>0.689</text:p>
          </table:table-cell>
          <table:table-cell office:value-type="float" office:value="0.768" calcext:value-type="float">
            <text:p>0.768</text:p>
          </table:table-cell>
          <table:table-cell office:value-type="float" office:value="0.28" calcext:value-type="float">
            <text:p>0.28</text:p>
          </table:table-cell>
          <table:table-cell office:value-type="float" office:value="0.265" calcext:value-type="float">
            <text:p>0.26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3" calcext:value-type="float">
            <text:p>0.503</text:p>
          </table:table-cell>
          <table:table-cell office:value-type="float" office:value="1.05" calcext:value-type="float">
            <text:p>1.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" calcext:value-type="float">
            <text:p>0.34</text:p>
          </table:table-cell>
          <table:table-cell office:value-type="float" office:value="1.345" calcext:value-type="float">
            <text:p>1.345</text:p>
          </table:table-cell>
          <table:table-cell office:value-type="float" office:value="1.525" calcext:value-type="float">
            <text:p>1.525</text:p>
          </table:table-cell>
          <table:table-cell office:value-type="float" office:value="0.962" calcext:value-type="float">
            <text:p>0.962</text:p>
          </table:table-cell>
          <table:table-cell office:value-type="float" office:value="1.021" calcext:value-type="float">
            <text:p>1.0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9" calcext:value-type="float">
            <text:p>0.239</text:p>
          </table:table-cell>
          <table:table-cell office:value-type="float" office:value="0.759" calcext:value-type="float">
            <text:p>0.759</text:p>
          </table:table-cell>
          <table:table-cell office:value-type="float" office:value="0.675" calcext:value-type="float">
            <text:p>0.67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2" calcext:value-type="float">
            <text:p>0.232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4" calcext:value-type="float">
            <text:p>0.734</text:p>
          </table:table-cell>
          <table:table-cell office:value-type="float" office:value="0.461" calcext:value-type="float">
            <text:p>0.461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2" calcext:value-type="float">
            <text:p>0.312</text:p>
          </table:table-cell>
          <table:table-cell office:value-type="float" office:value="0.28" calcext:value-type="float">
            <text:p>0.2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5" calcext:value-type="float">
            <text:p>0.355</text:p>
          </table:table-cell>
          <table:table-cell office:value-type="float" office:value="0.652" calcext:value-type="float">
            <text:p>0.652</text:p>
          </table:table-cell>
          <table:table-cell office:value-type="float" office:value="0.707" calcext:value-type="float">
            <text:p>0.707</text:p>
          </table:table-cell>
          <table:table-cell office:value-type="float" office:value="2.823" calcext:value-type="float">
            <text:p>2.823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<text:a xlink:href="http://localhost:5001/#/metric/val_precision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precision0.1%22]&amp;plot_layout=%7B%7D&amp;x_axis=relative&amp;y_axis_scale=linear&amp;line_smoothness=1&amp;show_point=false&amp;deselected_curves=[]&amp;last_linear_y_axis_range=[]" xlink:type="simple">val_precision0.1</text:a></text:p>
          </table:table-cell>
          <table:table-cell office:value-type="float" office:value="0.695" calcext:value-type="float">
            <text:p>0.695</text:p>
          </table:table-cell>
          <table:table-cell office:value-type="float" office:value="0.717" calcext:value-type="float">
            <text:p>0.71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7" calcext:value-type="float">
            <text:p>0.48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1" calcext:value-type="float">
            <text:p>0.351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9" calcext:value-type="float">
            <text:p>0.59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" calcext:value-type="float">
            <text:p>0.74</text:p>
          </table:table-cell>
          <table:table-cell office:value-type="float" office:value="0.847" calcext:value-type="float">
            <text:p>0.847</text:p>
          </table:table-cell>
          <table:table-cell office:value-type="float" office:value="0.878" calcext:value-type="float">
            <text:p>0.87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" calcext:value-type="float">
            <text:p>0.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42" calcext:value-type="float">
            <text:p>0.64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4" calcext:value-type="float">
            <text:p>0.45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24" calcext:value-type="float">
            <text:p>0.724</text:p>
          </table:table-cell>
          <table:table-cell office:value-type="float" office:value="0.775" calcext:value-type="float">
            <text:p>0.775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54" calcext:value-type="float">
            <text:p>0.45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8" calcext:value-type="float">
            <text:p>0.708</text:p>
          </table:table-cell>
          <table:table-cell office:value-type="float" office:value="0.32" calcext:value-type="float">
            <text:p>0.32</text:p>
          </table:table-cell>
          <table:table-cell office:value-type="float" office:value="0.326" calcext:value-type="float">
            <text:p>0.326</text:p>
          </table:table-cell>
          <table:table-cell office:value-type="float" office:value="0.579" calcext:value-type="float">
            <text:p>0.579</text:p>
          </table:table-cell>
          <table:table-cell office:value-type="float" office:value="0.565" calcext:value-type="float">
            <text:p>0.565</text:p>
          </table:table-cell>
          <table:table-cell office:value-type="float" office:value="0.74" calcext:value-type="float">
            <text:p>0.74</text:p>
          </table:table-cell>
          <table:table-cell office:value-type="float" office:value="0.679" calcext:value-type="float">
            <text:p>0.679</text:p>
          </table:table-cell>
          <table:table-cell office:value-type="float" office:value="0.901" calcext:value-type="float">
            <text:p>0.90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3" calcext:value-type="float">
            <text:p>0.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9" calcext:value-type="float">
            <text:p>0.469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" calcext:value-type="float">
            <text:p>0.6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1" calcext:value-type="float">
            <text:p>0.451</text:p>
          </table:table-cell>
          <table:table-cell office:value-type="float" office:value="0.918" calcext:value-type="float">
            <text:p>0.918</text:p>
          </table:table-cell>
          <table:table-cell office:value-type="float" office:value="0.447" calcext:value-type="float">
            <text:p>0.447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5" calcext:value-type="float">
            <text:p>0.685</text:p>
          </table:table-cell>
          <table:table-cell office:value-type="float" office:value="0.35" calcext:value-type="float">
            <text:p>0.3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1" calcext:value-type="float">
            <text:p>0.64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2" calcext:value-type="float">
            <text:p>0.78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87" calcext:value-type="float">
            <text:p>0.58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6" calcext:value-type="float">
            <text:p>0.72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1" calcext:value-type="float">
            <text:p>0.411</text:p>
          </table:table-cell>
          <table:table-cell office:value-type="float" office:value="0.677" calcext:value-type="float">
            <text:p>0.6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1" calcext:value-type="float">
            <text:p>0.5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6" calcext:value-type="float">
            <text:p>0.72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<text:a xlink:href="http://localhost:5001/#/metric/val_precision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precision0.3%22]&amp;plot_layout=%7B%7D&amp;x_axis=relative&amp;y_axis_scale=linear&amp;line_smoothness=1&amp;show_point=false&amp;deselected_curves=[]&amp;last_linear_y_axis_range=[]" xlink:type="simple">val_precision0.3</text:a></text:p>
          </table:table-cell>
          <table:table-cell office:value-type="float" office:value="0.772" calcext:value-type="float">
            <text:p>0.77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42" calcext:value-type="float">
            <text:p>0.942</text:p>
          </table:table-cell>
          <table:table-cell office:value-type="float" office:value="0.58" calcext:value-type="float">
            <text:p>0.58</text:p>
          </table:table-cell>
          <table:table-cell office:value-type="float" office:value="0.576" calcext:value-type="float">
            <text:p>0.57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3" calcext:value-type="float">
            <text:p>0.86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8" calcext:value-type="float">
            <text:p>0.77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5" calcext:value-type="float">
            <text:p>0.66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" calcext:value-type="float">
            <text:p>0.858</text:p>
          </table:table-cell>
          <table:table-cell office:value-type="float" office:value="0.839" calcext:value-type="float">
            <text:p>0.839</text:p>
          </table:table-cell>
          <table:table-cell office:value-type="float" office:value="0.873" calcext:value-type="float">
            <text:p>0.87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13" calcext:value-type="float">
            <text:p>0.613</text:p>
          </table:table-cell>
          <table:table-cell office:value-type="float" office:value="0.85" calcext:value-type="float">
            <text:p>0.8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01" calcext:value-type="float">
            <text:p>0.501</text:p>
          </table:table-cell>
          <table:table-cell office:value-type="float" office:value="0.76" calcext:value-type="float">
            <text:p>0.76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07" calcext:value-type="float">
            <text:p>0.807</text:p>
          </table:table-cell>
          <table:table-cell office:value-type="float" office:value="0.938" calcext:value-type="float">
            <text:p>0.938</text:p>
          </table:table-cell>
          <table:table-cell office:value-type="float" office:value="0.469" calcext:value-type="float">
            <text:p>0.469</text:p>
          </table:table-cell>
          <table:table-cell office:value-type="float" office:value="0.637" calcext:value-type="float">
            <text:p>0.6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16" calcext:value-type="float">
            <text:p>0.6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9" calcext:value-type="float">
            <text:p>0.819</text:p>
          </table:table-cell>
          <table:table-cell office:value-type="float" office:value="0.611" calcext:value-type="float">
            <text:p>0.611</text:p>
          </table:table-cell>
          <table:table-cell office:value-type="float" office:value="0.666" calcext:value-type="float">
            <text:p>0.666</text:p>
          </table:table-cell>
          <table:table-cell office:value-type="float" office:value="0.946" calcext:value-type="float">
            <text:p>0.946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" calcext:value-type="float">
            <text:p>0.81</text:p>
          </table:table-cell>
          <table:table-cell office:value-type="float" office:value="0.788" calcext:value-type="float">
            <text:p>0.78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62" calcext:value-type="float">
            <text:p>0.76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7" calcext:value-type="float">
            <text:p>0.857</text:p>
          </table:table-cell>
          <table:table-cell office:value-type="float" office:value="0.693" calcext:value-type="float">
            <text:p>0.6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9" calcext:value-type="float">
            <text:p>0.799</text:p>
          </table:table-cell>
          <table:table-cell office:value-type="float" office:value="0.586" calcext:value-type="float">
            <text:p>0.58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5" calcext:value-type="float">
            <text:p>0.8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53" calcext:value-type="float">
            <text:p>0.653</text:p>
          </table:table-cell>
          <table:table-cell office:value-type="float" office:value="0.736" calcext:value-type="float">
            <text:p>0.73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978" calcext:value-type="float">
            <text:p>0.978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<text:a xlink:href="http://localhost:5001/#/metric/val_precision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precision0.5%22]&amp;plot_layout=%7B%7D&amp;x_axis=relative&amp;y_axis_scale=linear&amp;line_smoothness=1&amp;show_point=false&amp;deselected_curves=[]&amp;last_linear_y_axis_range=[]" xlink:type="simple">val_precision0.5</text:a></text:p>
          </table:table-cell>
          <table:table-cell office:value-type="float" office:value="0.834" calcext:value-type="float">
            <text:p>0.83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3" calcext:value-type="float">
            <text:p>0.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683" calcext:value-type="float">
            <text:p>0.6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" calcext:value-type="float">
            <text:p>0.85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3" calcext:value-type="float">
            <text:p>0.90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2" calcext:value-type="float">
            <text:p>0.972</text:p>
          </table:table-cell>
          <table:table-cell office:value-type="float" office:value="0.707" calcext:value-type="float">
            <text:p>0.707</text:p>
          </table:table-cell>
          <table:table-cell office:value-type="float" office:value="0.693" calcext:value-type="float">
            <text:p>0.693</text:p>
          </table:table-cell>
          <table:table-cell office:value-type="float" office:value="0.92" calcext:value-type="float">
            <text:p>0.92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5" calcext:value-type="float">
            <text:p>0.91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9" calcext:value-type="float">
            <text:p>0.749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07" calcext:value-type="float">
            <text:p>0.707</text:p>
          </table:table-cell>
          <table:table-cell office:value-type="float" office:value="0.907" calcext:value-type="float">
            <text:p>0.907</text:p>
          </table:table-cell>
          <table:table-cell office:value-type="float" office:value="0.89" calcext:value-type="float">
            <text:p>0.89</text:p>
          </table:table-cell>
          <table:table-cell office:value-type="float" office:value="0.722" calcext:value-type="float">
            <text:p>0.722</text:p>
          </table:table-cell>
          <table:table-cell office:value-type="float" office:value="0.698" calcext:value-type="float">
            <text:p>0.698</text:p>
          </table:table-cell>
          <table:table-cell table:number-columns-repeated="2" office:value-type="float" office:value="0.841" calcext:value-type="float">
            <text:p>0.84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79" calcext:value-type="float">
            <text:p>0.879</text:p>
          </table:table-cell>
          <table:table-cell office:value-type="float" office:value="0.959" calcext:value-type="float">
            <text:p>0.959</text:p>
          </table:table-cell>
          <table:table-cell office:value-type="float" office:value="0.584" calcext:value-type="float">
            <text:p>0.58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88" calcext:value-type="float">
            <text:p>0.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8" calcext:value-type="float">
            <text:p>0.828</text:p>
          </table:table-cell>
          <table:table-cell office:value-type="float" office:value="0.961" calcext:value-type="float">
            <text:p>0.9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49" calcext:value-type="float">
            <text:p>0.849</text:p>
          </table:table-cell>
          <table:table-cell office:value-type="float" office:value="0.817" calcext:value-type="float">
            <text:p>0.817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2" calcext:value-type="float">
            <text:p>0.82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" calcext:value-type="float">
            <text:p>0.91</text:p>
          </table:table-cell>
          <table:table-cell office:value-type="float" office:value="0.765" calcext:value-type="float">
            <text:p>0.765</text:p>
          </table:table-cell>
          <table:table-cell office:value-type="float" office:value="0.917" calcext:value-type="float">
            <text:p>0.91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7" calcext:value-type="float">
            <text:p>0.847</text:p>
          </table:table-cell>
          <table:table-cell office:value-type="float" office:value="0.743" calcext:value-type="float">
            <text:p>0.743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1" calcext:value-type="float">
            <text:p>0.861</text:p>
          </table:table-cell>
          <table:table-cell office:value-type="float" office:value="0.797" calcext:value-type="float">
            <text:p>0.79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9" calcext:value-type="float">
            <text:p>0.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<text:a xlink:href="http://localhost:5001/#/metric/val_precision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precision0.7%22]&amp;plot_layout=%7B%7D&amp;x_axis=relative&amp;y_axis_scale=linear&amp;line_smoothness=1&amp;show_point=false&amp;deselected_curves=[]&amp;last_linear_y_axis_range=[]" xlink:type="simple">val_precision0.7</text:a></text:p>
          </table:table-cell>
          <table:table-cell office:value-type="float" office:value="0.882" calcext:value-type="float">
            <text:p>0.88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8" calcext:value-type="float">
            <text:p>0.92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" calcext:value-type="float">
            <text:p>0.86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3" calcext:value-type="float">
            <text:p>0.80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32" calcext:value-type="float">
            <text:p>0.932</text:p>
          </table:table-cell>
          <table:table-cell table:number-columns-repeated="2" office:value-type="float" office:value="0.943" calcext:value-type="float">
            <text:p>0.943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7" calcext:value-type="float">
            <text:p>0.987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4" calcext:value-type="float">
            <text:p>0.8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8" calcext:value-type="float">
            <text:p>0.958</text:p>
          </table:table-cell>
          <table:table-cell office:value-type="float" office:value="0.912" calcext:value-type="float">
            <text:p>0.912</text:p>
          </table:table-cell>
          <table:table-cell office:value-type="float" office:value="0.907" calcext:value-type="float">
            <text:p>0.90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9" calcext:value-type="float">
            <text:p>0.879</text:p>
          </table:table-cell>
          <table:table-cell office:value-type="float" office:value="0.95" calcext:value-type="float">
            <text:p>0.9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1" calcext:value-type="float">
            <text:p>0.951</text:p>
          </table:table-cell>
          <table:table-cell office:value-type="float" office:value="0.82" calcext:value-type="float">
            <text:p>0.82</text:p>
          </table:table-cell>
          <table:table-cell office:value-type="float" office:value="0.816" calcext:value-type="float">
            <text:p>0.816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2" calcext:value-type="float">
            <text:p>0.84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8" calcext:value-type="float">
            <text:p>0.70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8" calcext:value-type="float">
            <text:p>0.938</text:p>
          </table:table-cell>
          <table:table-cell office:value-type="float" office:value="0.864" calcext:value-type="float">
            <text:p>0.8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9" calcext:value-type="float">
            <text:p>0.929</text:p>
          </table:table-cell>
          <table:table-cell office:value-type="float" office:value="0.976" calcext:value-type="float">
            <text:p>0.976</text:p>
          </table:table-cell>
          <table:table-cell table:number-columns-repeated="2" office:value-type="float" office:value="0.917" calcext:value-type="float">
            <text:p>0.917</text:p>
          </table:table-cell>
          <table:table-cell office:value-type="float" office:value="0.901" calcext:value-type="float">
            <text:p>0.901</text:p>
          </table:table-cell>
          <table:table-cell office:value-type="float" office:value="0.922" calcext:value-type="float">
            <text:p>0.922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952" calcext:value-type="float">
            <text:p>0.952</text:p>
          </table:table-cell>
          <table:table-cell office:value-type="float" office:value="0.951" calcext:value-type="float">
            <text:p>0.951</text:p>
          </table:table-cell>
          <table:table-cell office:value-type="float" office:value="0.829" calcext:value-type="float">
            <text:p>0.829</text:p>
          </table:table-cell>
          <table:table-cell office:value-type="float" office:value="0.971" calcext:value-type="float">
            <text:p>0.97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4" calcext:value-type="float">
            <text:p>0.89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9" calcext:value-type="float">
            <text:p>0.89</text:p>
          </table:table-cell>
          <table:table-cell office:value-type="float" office:value="0.908" calcext:value-type="float">
            <text:p>0.908</text:p>
          </table:table-cell>
          <table:table-cell office:value-type="float" office:value="0.858" calcext:value-type="float">
            <text:p>0.85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" calcext:value-type="float">
            <text:p>0.91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string" calcext:value-type="string">
            <text:p><text:a xlink:href="http://localhost:5001/#/metric/val_precision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precision0.9%22]&amp;plot_layout=%7B%7D&amp;x_axis=relative&amp;y_axis_scale=linear&amp;line_smoothness=1&amp;show_point=false&amp;deselected_curves=[]&amp;last_linear_y_axis_range=[]" xlink:type="simple">val_precision0.9</text:a></text:p>
          </table:table-cell>
          <table:table-cell office:value-type="float" office:value="0.941" calcext:value-type="float">
            <text:p>0.941</text:p>
          </table:table-cell>
          <table:table-cell office:value-type="float" office:value="0.97" calcext:value-type="float">
            <text:p>0.97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3" calcext:value-type="float">
            <text:p>0.983</text:p>
          </table:table-cell>
          <table:table-cell office:value-type="float" office:value="0.94" calcext:value-type="float">
            <text:p>0.94</text:p>
          </table:table-cell>
          <table:table-cell office:value-type="float" office:value="0.947" calcext:value-type="float">
            <text:p>0.94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8" calcext:value-type="float">
            <text:p>0.98</text:p>
          </table:table-cell>
          <table:table-cell office:value-type="float" office:value="0.987" calcext:value-type="float">
            <text:p>0.987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7" calcext:value-type="float">
            <text:p>0.9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7" calcext:value-type="float">
            <text:p>0.98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" calcext:value-type="float">
            <text:p>0.9</text:p>
          </table:table-cell>
          <table:table-cell office:value-type="float" office:value="0.892" calcext:value-type="float">
            <text:p>0.892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3" calcext:value-type="float">
            <text:p>0.96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84" calcext:value-type="float">
            <text:p>0.98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67" calcext:value-type="float">
            <text:p>0.967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2" calcext:value-type="float">
            <text:p>0.872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9" calcext:value-type="float">
            <text:p>0.979</text:p>
          </table:table-cell>
          <table:table-cell office:value-type="float" office:value="0.911" calcext:value-type="float">
            <text:p>0.911</text:p>
          </table:table-cell>
          <table:table-cell office:value-type="float" office:value="0.929" calcext:value-type="float">
            <text:p>0.92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7" calcext:value-type="float">
            <text:p>0.95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1" calcext:value-type="float">
            <text:p>0.98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<text:a xlink:href="http://localhost:5001/#/metric/val_recall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recall0.1%22]&amp;plot_layout=%7B%7D&amp;x_axis=relative&amp;y_axis_scale=linear&amp;line_smoothness=1&amp;show_point=false&amp;deselected_curves=[]&amp;last_linear_y_axis_range=[]" xlink:type="simple">val_recall0.1</text:a>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" calcext:value-type="float">
            <text:p>0.96</text:p>
          </table:table-cell>
          <table:table-cell office:value-type="float" office:value="0.947" calcext:value-type="float">
            <text:p>0.947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2" calcext:value-type="float">
            <text:p>0.922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954" calcext:value-type="float">
            <text:p>0.954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" calcext:value-type="float">
            <text:p>0.93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" calcext:value-type="float">
            <text:p>0.97</text:p>
          </table:table-cell>
          <table:table-cell office:value-type="float" office:value="0.966" calcext:value-type="float">
            <text:p>0.966</text:p>
          </table:table-cell>
          <table:table-cell office:value-type="float" office:value="0.85" calcext:value-type="float">
            <text:p>0.85</text:p>
          </table:table-cell>
          <table:table-cell office:value-type="float" office:value="0.853" calcext:value-type="float">
            <text:p>0.853</text:p>
          </table:table-cell>
          <table:table-cell table:number-columns-repeated="2" office:value-type="float" office:value="0.974" calcext:value-type="float">
            <text:p>0.974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6" calcext:value-type="float">
            <text:p>0.97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3" calcext:value-type="float">
            <text:p>0.873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2" calcext:value-type="float">
            <text:p>0.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9" calcext:value-type="float">
            <text:p>0.969</text:p>
          </table:table-cell>
          <table:table-cell office:value-type="float" office:value="0.381" calcext:value-type="float">
            <text:p>0.381</text:p>
          </table:table-cell>
          <table:table-cell office:value-type="float" office:value="0.714" calcext:value-type="float">
            <text:p>0.714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" calcext:value-type="float">
            <text:p>0.94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" calcext:value-type="float">
            <text:p>0.947</text:p>
          </table:table-cell>
          <table:table-cell office:value-type="float" office:value="0.409" calcext:value-type="float">
            <text:p>0.4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62" calcext:value-type="float">
            <text:p>0.762</text:p>
          </table:table-cell>
          <table:table-cell office:value-type="float" office:value="0.191" calcext:value-type="float">
            <text:p>0.191</text:p>
          </table:table-cell>
          <table:table-cell office:value-type="float" office:value="0.7" calcext:value-type="float">
            <text:p>0.7</text:p>
          </table:table-cell>
          <table:table-cell office:value-type="float" office:value="0.672" calcext:value-type="float">
            <text:p>0.67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1" calcext:value-type="float">
            <text:p>0.95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7" calcext:value-type="float">
            <text:p>0.82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" calcext:value-type="float">
            <text:p>0.89</text:p>
          </table:table-cell>
          <table:table-cell office:value-type="float" office:value="0.908" calcext:value-type="float">
            <text:p>0.908</text:p>
          </table:table-cell>
          <table:table-cell office:value-type="float" office:value="0.549" calcext:value-type="float">
            <text:p>0.54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" calcext:value-type="float">
            <text:p>0.97</text:p>
          </table:table-cell>
          <table:table-cell office:value-type="float" office:value="0.966" calcext:value-type="float">
            <text:p>0.966</text:p>
          </table:table-cell>
          <table:table-cell office:value-type="float" office:value="0.811" calcext:value-type="float">
            <text:p>0.811</text:p>
          </table:table-cell>
          <table:table-cell office:value-type="float" office:value="0.797" calcext:value-type="float">
            <text:p>0.797</text:p>
          </table:table-cell>
          <table:table-cell office:value-type="float" office:value="0.114" calcext:value-type="float">
            <text:p>0.114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<text:a xlink:href="http://localhost:5001/#/metric/val_recall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recall0.3%22]&amp;plot_layout=%7B%7D&amp;x_axis=relative&amp;y_axis_scale=linear&amp;line_smoothness=1&amp;show_point=false&amp;deselected_curves=[]&amp;last_linear_y_axis_range=[]" xlink:type="simple">val_recall0.3</text:a>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5" calcext:value-type="float">
            <text:p>0.92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41" calcext:value-type="float">
            <text:p>0.741</text:p>
          </table:table-cell>
          <table:table-cell table:number-columns-repeated="2" office:value-type="float" office:value="0.818" calcext:value-type="float">
            <text:p>0.8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5" calcext:value-type="float">
            <text:p>0.745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office:value-type="float" office:value="0.894" calcext:value-type="float">
            <text:p>0.8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6" calcext:value-type="float">
            <text:p>0.96</text:p>
          </table:table-cell>
          <table:table-cell office:value-type="float" office:value="0.948" calcext:value-type="float">
            <text:p>0.94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" calcext:value-type="float">
            <text:p>0.6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8" calcext:value-type="float">
            <text:p>0.728</text:p>
          </table:table-cell>
          <table:table-cell office:value-type="float" office:value="0.861" calcext:value-type="float">
            <text:p>0.86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9" calcext:value-type="float">
            <text:p>0.929</text:p>
          </table:table-cell>
          <table:table-cell office:value-type="float" office:value="0.555" calcext:value-type="float">
            <text:p>0.555</text:p>
          </table:table-cell>
          <table:table-cell office:value-type="float" office:value="0.623" calcext:value-type="float">
            <text:p>0.62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7" calcext:value-type="float">
            <text:p>0.817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5" calcext:value-type="float">
            <text:p>0.935</text:p>
          </table:table-cell>
          <table:table-cell office:value-type="float" office:value="0.314" calcext:value-type="float">
            <text:p>0.314</text:p>
          </table:table-cell>
          <table:table-cell office:value-type="float" office:value="0.603" calcext:value-type="float">
            <text:p>0.60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7" calcext:value-type="float">
            <text:p>0.857</text:p>
          </table:table-cell>
          <table:table-cell office:value-type="float" office:value="0.652" calcext:value-type="float">
            <text:p>0.652</text:p>
          </table:table-cell>
          <table:table-cell office:value-type="float" office:value="0.591" calcext:value-type="float">
            <text:p>0.59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5" calcext:value-type="float">
            <text:p>0.91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23" calcext:value-type="float">
            <text:p>0.82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596" calcext:value-type="float">
            <text:p>0.596</text:p>
          </table:table-cell>
          <table:table-cell office:value-type="float" office:value="0.587" calcext:value-type="float">
            <text:p>0.587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9" calcext:value-type="float">
            <text:p>0.919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7" calcext:value-type="float">
            <text:p>0.94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01" calcext:value-type="float">
            <text:p>0.60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53" calcext:value-type="float">
            <text:p>0.453</text:p>
          </table:table-cell>
          <table:table-cell office:value-type="float" office:value="0.941" calcext:value-type="float">
            <text:p>0.941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3" calcext:value-type="float">
            <text:p>0.933</text:p>
          </table:table-cell>
          <table:table-cell office:value-type="float" office:value="0.903" calcext:value-type="float">
            <text:p>0.903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</text:p>
          </table:table-cell>
          <table:table-cell office:value-type="float" office:value="0.07" calcext:value-type="float">
            <text:p>0.07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<text:a xlink:href="http://localhost:5001/#/metric/val_recall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recall0.5%22]&amp;plot_layout=%7B%7D&amp;x_axis=relative&amp;y_axis_scale=linear&amp;line_smoothness=1&amp;show_point=false&amp;deselected_curves=[]&amp;last_linear_y_axis_range=[]" xlink:type="simple">val_recall0.5</text:a>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6" calcext:value-type="float">
            <text:p>0.8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622" calcext:value-type="float">
            <text:p>0.62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2" calcext:value-type="float">
            <text:p>0.7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2" calcext:value-type="float">
            <text:p>0.852</text:p>
          </table:table-cell>
          <table:table-cell office:value-type="float" office:value="0.653" calcext:value-type="float">
            <text:p>0.65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8" calcext:value-type="float">
            <text:p>0.608</text:p>
          </table:table-cell>
          <table:table-cell office:value-type="float" office:value="0.893" calcext:value-type="float">
            <text:p>0.893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9" calcext:value-type="float">
            <text:p>0.899</text:p>
          </table:table-cell>
          <table:table-cell office:value-type="float" office:value="0.887" calcext:value-type="float">
            <text:p>0.887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9" calcext:value-type="float">
            <text:p>0.60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" calcext:value-type="float">
            <text:p>0.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2" calcext:value-type="float">
            <text:p>0.922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9" calcext:value-type="float">
            <text:p>0.619</text:p>
          </table:table-cell>
          <table:table-cell office:value-type="float" office:value="0.781" calcext:value-type="float">
            <text:p>0.781</text:p>
          </table:table-cell>
          <table:table-cell office:value-type="float" office:value="0.873" calcext:value-type="float">
            <text:p>0.873</text:p>
          </table:table-cell>
          <table:table-cell office:value-type="float" office:value="0.897" calcext:value-type="float">
            <text:p>0.89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float" office:value="0.753" calcext:value-type="float">
            <text:p>0.753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" calcext:value-type="float">
            <text:p>0.89</text:p>
          </table:table-cell>
          <table:table-cell office:value-type="float" office:value="0.269" calcext:value-type="float">
            <text:p>0.269</text:p>
          </table:table-cell>
          <table:table-cell office:value-type="float" office:value="0.543" calcext:value-type="float">
            <text:p>0.543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6" calcext:value-type="float">
            <text:p>0.686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8" calcext:value-type="float">
            <text:p>0.47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1" calcext:value-type="float">
            <text:p>0.87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1" calcext:value-type="float">
            <text:p>0.661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" calcext:value-type="float">
            <text:p>0.14</text:p>
          </table:table-cell>
          <table:table-cell office:value-type="float" office:value="0.076" calcext:value-type="float">
            <text:p>0.076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6" calcext:value-type="float">
            <text:p>0.516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8" calcext:value-type="float">
            <text:p>0.8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524" calcext:value-type="float">
            <text:p>0.52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6" calcext:value-type="float">
            <text:p>0.916</text:p>
          </table:table-cell>
          <table:table-cell office:value-type="float" office:value="0.539" calcext:value-type="float">
            <text:p>0.539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7" calcext:value-type="float">
            <text:p>0.6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898" calcext:value-type="float">
            <text:p>0.8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81" calcext:value-type="float">
            <text:p>0.81</text:p>
          </table:table-cell>
          <table:table-cell office:value-type="float" office:value="0.821" calcext:value-type="float">
            <text:p>0.8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" calcext:value-type="float">
            <text:p>0.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<text:a xlink:href="http://localhost:5001/#/metric/val_recall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recall0.7%22]&amp;plot_layout=%7B%7D&amp;x_axis=relative&amp;y_axis_scale=linear&amp;line_smoothness=1&amp;show_point=false&amp;deselected_curves=[]&amp;last_linear_y_axis_range=[]" xlink:type="simple">val_recall0.7</text:a></text:p>
          </table:table-cell>
          <table:table-cell office:value-type="float" office:value="0.847" calcext:value-type="float">
            <text:p>0.847</text:p>
          </table:table-cell>
          <table:table-cell office:value-type="float" office:value="0.839" calcext:value-type="float">
            <text:p>0.83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66" calcext:value-type="float">
            <text:p>0.566</text:p>
          </table:table-cell>
          <table:table-cell office:value-type="float" office:value="0.559" calcext:value-type="float">
            <text:p>0.55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" calcext:value-type="float">
            <text:p>0.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6" calcext:value-type="float">
            <text:p>0.796</text:p>
          </table:table-cell>
          <table:table-cell office:value-type="float" office:value="0.546" calcext:value-type="float">
            <text:p>0.546</text:p>
          </table:table-cell>
          <table:table-cell office:value-type="float" office:value="0.484" calcext:value-type="float">
            <text:p>0.484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9" calcext:value-type="float">
            <text:p>0.40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" calcext:value-type="float">
            <text:p>0.85</text:p>
          </table:table-cell>
          <table:table-cell office:value-type="float" office:value="0.826" calcext:value-type="float">
            <text:p>0.82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9" calcext:value-type="float">
            <text:p>0.48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3" calcext:value-type="float">
            <text:p>0.88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" calcext:value-type="float">
            <text:p>0.5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0.634" calcext:value-type="float">
            <text:p>0.63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5" calcext:value-type="float">
            <text:p>0.8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7" calcext:value-type="float">
            <text:p>0.847</text:p>
          </table:table-cell>
          <table:table-cell office:value-type="float" office:value="0.228" calcext:value-type="float">
            <text:p>0.228</text:p>
          </table:table-cell>
          <table:table-cell office:value-type="float" office:value="0.475" calcext:value-type="float">
            <text:p>0.475</text:p>
          </table:table-cell>
          <table:table-cell office:value-type="float" office:value="0.584" calcext:value-type="float">
            <text:p>0.584</text:p>
          </table:table-cell>
          <table:table-cell office:value-type="float" office:value="0.556" calcext:value-type="float">
            <text:p>0.556</text:p>
          </table:table-cell>
          <table:table-cell office:value-type="float" office:value="0.407" calcext:value-type="float">
            <text:p>0.407</text:p>
          </table:table-cell>
          <table:table-cell office:value-type="float" office:value="0.373" calcext:value-type="float">
            <text:p>0.37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5" calcext:value-type="float">
            <text:p>0.815</text:p>
          </table:table-cell>
          <table:table-cell office:value-type="float" office:value="0.585" calcext:value-type="float">
            <text:p>0.585</text:p>
          </table:table-cell>
          <table:table-cell office:value-type="float" office:value="0.604" calcext:value-type="float">
            <text:p>0.6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48" calcext:value-type="float">
            <text:p>0.5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8" calcext:value-type="float">
            <text:p>0.79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5" calcext:value-type="float">
            <text:p>0.05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81" calcext:value-type="float">
            <text:p>0.81</text:p>
          </table:table-cell>
          <table:table-cell office:value-type="float" office:value="0.819" calcext:value-type="float">
            <text:p>0.819</text:p>
          </table:table-cell>
          <table:table-cell office:value-type="float" office:value="0.345" calcext:value-type="float">
            <text:p>0.34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2" calcext:value-type="float">
            <text:p>0.87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2" calcext:value-type="float">
            <text:p>0.332</text:p>
          </table:table-cell>
          <table:table-cell office:value-type="float" office:value="0.495" calcext:value-type="float">
            <text:p>0.495</text:p>
          </table:table-cell>
          <table:table-cell office:value-type="float" office:value="0.317" calcext:value-type="float">
            <text:p>0.31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15" calcext:value-type="float">
            <text:p>0.81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42" calcext:value-type="float">
            <text:p>0.74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" calcext:value-type="float">
            <text:p>0.7</text:p>
          </table:table-cell>
          <table:table-cell office:value-type="float" office:value="0.043" calcext:value-type="float">
            <text:p>0.043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<text:a xlink:href="http://localhost:5001/#/metric/val_recall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recall0.9%22]&amp;plot_layout=%7B%7D&amp;x_axis=relative&amp;y_axis_scale=linear&amp;line_smoothness=1&amp;show_point=false&amp;deselected_curves=[]&amp;last_linear_y_axis_range=[]" xlink:type="simple">val_recall0.9</text:a></text:p>
          </table:table-cell>
          <table:table-cell office:value-type="float" office:value="0.747" calcext:value-type="float">
            <text:p>0.747</text:p>
          </table:table-cell>
          <table:table-cell office:value-type="float" office:value="0.725" calcext:value-type="float">
            <text:p>0.7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4" calcext:value-type="float">
            <text:p>0.69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6" calcext:value-type="float">
            <text:p>0.16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5" calcext:value-type="float">
            <text:p>0.66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" calcext:value-type="float">
            <text:p>0.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4" calcext:value-type="float">
            <text:p>0.474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.303" calcext:value-type="float">
            <text:p>0.30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5" calcext:value-type="float">
            <text:p>0.7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2" calcext:value-type="float">
            <text:p>0.142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8" calcext:value-type="float">
            <text:p>0.508</text:p>
          </table:table-cell>
          <table:table-cell office:value-type="float" office:value="0.75" calcext:value-type="float">
            <text:p>0.75</text:p>
          </table:table-cell>
          <table:table-cell office:value-type="float" office:value="0.745" calcext:value-type="float">
            <text:p>0.745</text:p>
          </table:table-cell>
          <table:table-cell office:value-type="float" office:value="0.176" calcext:value-type="float">
            <text:p>0.17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7" calcext:value-type="float">
            <text:p>0.4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9" calcext:value-type="float">
            <text:p>0.21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8" calcext:value-type="float">
            <text:p>0.67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244" calcext:value-type="float">
            <text:p>0.244</text:p>
          </table:table-cell>
          <table:table-cell office:value-type="float" office:value="0.379" calcext:value-type="float">
            <text:p>0.379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" calcext:value-type="float">
            <text:p>0.2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2" calcext:value-type="float">
            <text:p>0.78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73" calcext:value-type="float">
            <text:p>0.73</text:p>
          </table:table-cell>
          <table:table-cell office:value-type="float" office:value="0.699" calcext:value-type="float">
            <text:p>0.699</text:p>
          </table:table-cell>
          <table:table-cell office:value-type="float" office:value="0.577" calcext:value-type="float">
            <text:p>0.577</text:p>
          </table:table-cell>
          <table:table-cell office:value-type="float" office:value="0.59" calcext:value-type="float">
            <text:p>0.59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4" calcext:value-type="float">
            <text:p>0.6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<text:a xlink:href="http://localhost:5001/#/metric/val_tn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n0.1%22]&amp;plot_layout=%7B%7D&amp;x_axis=relative&amp;y_axis_scale=linear&amp;line_smoothness=1&amp;show_point=false&amp;deselected_curves=[]&amp;last_linear_y_axis_range=[]" xlink:type="simple">val_tn0.1</text:a></text:p>
          </table:table-cell>
          <table:table-cell office:value-type="float" office:value="7549621" calcext:value-type="float">
            <text:p>7549621</text:p>
          </table:table-cell>
          <table:table-cell office:value-type="float" office:value="7618096" calcext:value-type="float">
            <text:p>7618096</text:p>
          </table:table-cell>
          <table:table-cell office:value-type="float" office:value="3296997" calcext:value-type="float">
            <text:p>3296997</text:p>
          </table:table-cell>
          <table:table-cell office:value-type="float" office:value="3189801" calcext:value-type="float">
            <text:p>3189801</text:p>
          </table:table-cell>
          <table:table-cell office:value-type="float" office:value="13532008" calcext:value-type="float">
            <text:p>13532008</text:p>
          </table:table-cell>
          <table:table-cell office:value-type="float" office:value="13422244" calcext:value-type="float">
            <text:p>13422244</text:p>
          </table:table-cell>
          <table:table-cell office:value-type="float" office:value="5652664" calcext:value-type="float">
            <text:p>5652664</text:p>
          </table:table-cell>
          <table:table-cell office:value-type="float" office:value="5646777" calcext:value-type="float">
            <text:p>5646777</text:p>
          </table:table-cell>
          <table:table-cell office:value-type="float" office:value="7190023" calcext:value-type="float">
            <text:p>7190023</text:p>
          </table:table-cell>
          <table:table-cell office:value-type="float" office:value="7230051" calcext:value-type="float">
            <text:p>7230051</text:p>
          </table:table-cell>
          <table:table-cell office:value-type="float" office:value="15418231" calcext:value-type="float">
            <text:p>15418231</text:p>
          </table:table-cell>
          <table:table-cell office:value-type="float" office:value="15400392" calcext:value-type="float">
            <text:p>15400392</text:p>
          </table:table-cell>
          <table:table-cell office:value-type="float" office:value="3987228" calcext:value-type="float">
            <text:p>3987228</text:p>
          </table:table-cell>
          <table:table-cell office:value-type="float" office:value="4020318" calcext:value-type="float">
            <text:p>4020318</text:p>
          </table:table-cell>
          <table:table-cell office:value-type="float" office:value="3016799" calcext:value-type="float">
            <text:p>3016799</text:p>
          </table:table-cell>
          <table:table-cell office:value-type="float" office:value="3000696" calcext:value-type="float">
            <text:p>3000696</text:p>
          </table:table-cell>
          <table:table-cell office:value-type="float" office:value="15495787" calcext:value-type="float">
            <text:p>15495787</text:p>
          </table:table-cell>
          <table:table-cell office:value-type="float" office:value="15512660" calcext:value-type="float">
            <text:p>15512660</text:p>
          </table:table-cell>
          <table:table-cell office:value-type="float" office:value="14998288" calcext:value-type="float">
            <text:p>14998288</text:p>
          </table:table-cell>
          <table:table-cell office:value-type="float" office:value="14793831" calcext:value-type="float">
            <text:p>14793831</text:p>
          </table:table-cell>
          <table:table-cell office:value-type="float" office:value="13166760" calcext:value-type="float">
            <text:p>13166760</text:p>
          </table:table-cell>
          <table:table-cell office:value-type="float" office:value="13114138" calcext:value-type="float">
            <text:p>13114138</text:p>
          </table:table-cell>
          <table:table-cell office:value-type="float" office:value="15513809" calcext:value-type="float">
            <text:p>15513809</text:p>
          </table:table-cell>
          <table:table-cell office:value-type="float" office:value="15520744" calcext:value-type="float">
            <text:p>15520744</text:p>
          </table:table-cell>
          <table:table-cell office:value-type="float" office:value="15004271" calcext:value-type="float">
            <text:p>15004271</text:p>
          </table:table-cell>
          <table:table-cell office:value-type="float" office:value="15312450" calcext:value-type="float">
            <text:p>15312450</text:p>
          </table:table-cell>
          <table:table-cell office:value-type="float" office:value="6432641" calcext:value-type="float">
            <text:p>6432641</text:p>
          </table:table-cell>
          <table:table-cell office:value-type="float" office:value="6497742" calcext:value-type="float">
            <text:p>6497742</text:p>
          </table:table-cell>
          <table:table-cell office:value-type="float" office:value="6334091" calcext:value-type="float">
            <text:p>6334091</text:p>
          </table:table-cell>
          <table:table-cell office:value-type="float" office:value="6330308" calcext:value-type="float">
            <text:p>6330308</text:p>
          </table:table-cell>
          <table:table-cell office:value-type="float" office:value="3166007" calcext:value-type="float">
            <text:p>3166007</text:p>
          </table:table-cell>
          <table:table-cell office:value-type="float" office:value="15282854" calcext:value-type="float">
            <text:p>15282854</text:p>
          </table:table-cell>
          <table:table-cell office:value-type="float" office:value="15243223" calcext:value-type="float">
            <text:p>15243223</text:p>
          </table:table-cell>
          <table:table-cell office:value-type="float" office:value="2644396" calcext:value-type="float">
            <text:p>2644396</text:p>
          </table:table-cell>
          <table:table-cell office:value-type="float" office:value="2698125" calcext:value-type="float">
            <text:p>2698125</text:p>
          </table:table-cell>
          <table:table-cell office:value-type="float" office:value="14452093" calcext:value-type="float">
            <text:p>14452093</text:p>
          </table:table-cell>
          <table:table-cell office:value-type="float" office:value="14324634" calcext:value-type="float">
            <text:p>14324634</text:p>
          </table:table-cell>
          <table:table-cell office:value-type="float" office:value="7711723" calcext:value-type="float">
            <text:p>7711723</text:p>
          </table:table-cell>
          <table:table-cell office:value-type="float" office:value="7522685" calcext:value-type="float">
            <text:p>7522685</text:p>
          </table:table-cell>
          <table:table-cell office:value-type="float" office:value="4077871" calcext:value-type="float">
            <text:p>4077871</text:p>
          </table:table-cell>
          <table:table-cell office:value-type="float" office:value="2676606" calcext:value-type="float">
            <text:p>2676606</text:p>
          </table:table-cell>
          <table:table-cell office:value-type="float" office:value="6251483" calcext:value-type="float">
            <text:p>6251483</text:p>
          </table:table-cell>
          <table:table-cell office:value-type="float" office:value="6300383" calcext:value-type="float">
            <text:p>6300383</text:p>
          </table:table-cell>
          <table:table-cell office:value-type="float" office:value="6866778" calcext:value-type="float">
            <text:p>6866778</text:p>
          </table:table-cell>
          <table:table-cell office:value-type="float" office:value="6704156" calcext:value-type="float">
            <text:p>6704156</text:p>
          </table:table-cell>
          <table:table-cell office:value-type="float" office:value="14598234" calcext:value-type="float">
            <text:p>14598234</text:p>
          </table:table-cell>
          <table:table-cell office:value-type="float" office:value="14733995" calcext:value-type="float">
            <text:p>14733995</text:p>
          </table:table-cell>
          <table:table-cell office:value-type="float" office:value="6349671" calcext:value-type="float">
            <text:p>6349671</text:p>
          </table:table-cell>
          <table:table-cell office:value-type="float" office:value="6416733" calcext:value-type="float">
            <text:p>6416733</text:p>
          </table:table-cell>
          <table:table-cell office:value-type="float" office:value="8189797" calcext:value-type="float">
            <text:p>8189797</text:p>
          </table:table-cell>
          <table:table-cell office:value-type="float" office:value="6489256" calcext:value-type="float">
            <text:p>6489256</text:p>
          </table:table-cell>
          <table:table-cell office:value-type="float" office:value="15194036" calcext:value-type="float">
            <text:p>15194036</text:p>
          </table:table-cell>
          <table:table-cell office:value-type="float" office:value="15002178" calcext:value-type="float">
            <text:p>15002178</text:p>
          </table:table-cell>
          <table:table-cell office:value-type="float" office:value="2972783" calcext:value-type="float">
            <text:p>2972783</text:p>
          </table:table-cell>
          <table:table-cell office:value-type="float" office:value="4018952" calcext:value-type="float">
            <text:p>4018952</text:p>
          </table:table-cell>
          <table:table-cell office:value-type="float" office:value="15182623" calcext:value-type="float">
            <text:p>15182623</text:p>
          </table:table-cell>
          <table:table-cell office:value-type="float" office:value="15305349" calcext:value-type="float">
            <text:p>15305349</text:p>
          </table:table-cell>
          <table:table-cell office:value-type="float" office:value="3875207" calcext:value-type="float">
            <text:p>3875207</text:p>
          </table:table-cell>
          <table:table-cell office:value-type="float" office:value="3888952" calcext:value-type="float">
            <text:p>3888952</text:p>
          </table:table-cell>
          <table:table-cell office:value-type="float" office:value="3539598" calcext:value-type="float">
            <text:p>3539598</text:p>
          </table:table-cell>
          <table:table-cell office:value-type="float" office:value="3644813" calcext:value-type="float">
            <text:p>3644813</text:p>
          </table:table-cell>
          <table:table-cell office:value-type="float" office:value="15140869" calcext:value-type="float">
            <text:p>15140869</text:p>
          </table:table-cell>
          <table:table-cell office:value-type="float" office:value="15169274" calcext:value-type="float">
            <text:p>15169274</text:p>
          </table:table-cell>
          <table:table-cell office:value-type="float" office:value="3016611" calcext:value-type="float">
            <text:p>3016611</text:p>
          </table:table-cell>
          <table:table-cell office:value-type="float" office:value="3087990" calcext:value-type="float">
            <text:p>3087990</text:p>
          </table:table-cell>
          <table:table-cell office:value-type="float" office:value="7561880" calcext:value-type="float">
            <text:p>7561880</text:p>
          </table:table-cell>
          <table:table-cell office:value-type="float" office:value="7974854" calcext:value-type="float">
            <text:p>7974854</text:p>
          </table:table-cell>
          <table:table-cell office:value-type="float" office:value="3632190" calcext:value-type="float">
            <text:p>3632190</text:p>
          </table:table-cell>
          <table:table-cell office:value-type="float" office:value="3646433" calcext:value-type="float">
            <text:p>3646433</text:p>
          </table:table-cell>
          <table:table-cell office:value-type="float" office:value="3412381" calcext:value-type="float">
            <text:p>3412381</text:p>
          </table:table-cell>
          <table:table-cell office:value-type="float" office:value="3441306" calcext:value-type="float">
            <text:p>3441306</text:p>
          </table:table-cell>
          <table:table-cell office:value-type="float" office:value="15462720" calcext:value-type="float">
            <text:p>15462720</text:p>
          </table:table-cell>
          <table:table-cell office:value-type="float" office:value="15544654" calcext:value-type="float">
            <text:p>15544654</text:p>
          </table:table-cell>
          <table:table-cell office:value-type="float" office:value="16314752" calcext:value-type="float">
            <text:p>16314752</text:p>
          </table:table-cell>
          <table:table-cell office:value-type="float" office:value="15696245" calcext:value-type="float">
            <text:p>15696245</text:p>
          </table:table-cell>
        </table:table-row>
        <table:table-row table:style-name="ro1">
          <table:table-cell office:value-type="string" calcext:value-type="string">
            <text:p><text:a xlink:href="http://localhost:5001/#/metric/val_tn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n0.3%22]&amp;plot_layout=%7B%7D&amp;x_axis=relative&amp;y_axis_scale=linear&amp;line_smoothness=1&amp;show_point=false&amp;deselected_curves=[]&amp;last_linear_y_axis_range=[]" xlink:type="simple">val_tn0.3</text:a></text:p>
          </table:table-cell>
          <table:table-cell office:value-type="float" office:value="7780581" calcext:value-type="float">
            <text:p>7780581</text:p>
          </table:table-cell>
          <table:table-cell office:value-type="float" office:value="7854627" calcext:value-type="float">
            <text:p>7854627</text:p>
          </table:table-cell>
          <table:table-cell office:value-type="float" office:value="3874908" calcext:value-type="float">
            <text:p>3874908</text:p>
          </table:table-cell>
          <table:table-cell office:value-type="float" office:value="3844730" calcext:value-type="float">
            <text:p>3844730</text:p>
          </table:table-cell>
          <table:table-cell office:value-type="float" office:value="15138206" calcext:value-type="float">
            <text:p>15138206</text:p>
          </table:table-cell>
          <table:table-cell office:value-type="float" office:value="15151459" calcext:value-type="float">
            <text:p>15151459</text:p>
          </table:table-cell>
          <table:table-cell office:value-type="float" office:value="6850850" calcext:value-type="float">
            <text:p>6850850</text:p>
          </table:table-cell>
          <table:table-cell office:value-type="float" office:value="6924435" calcext:value-type="float">
            <text:p>6924435</text:p>
          </table:table-cell>
          <table:table-cell office:value-type="float" office:value="7694520" calcext:value-type="float">
            <text:p>7694520</text:p>
          </table:table-cell>
          <table:table-cell office:value-type="float" office:value="7735864" calcext:value-type="float">
            <text:p>7735864</text:p>
          </table:table-cell>
          <table:table-cell office:value-type="float" office:value="15944901" calcext:value-type="float">
            <text:p>15944901</text:p>
          </table:table-cell>
          <table:table-cell office:value-type="float" office:value="15933325" calcext:value-type="float">
            <text:p>15933325</text:p>
          </table:table-cell>
          <table:table-cell office:value-type="float" office:value="4066261" calcext:value-type="float">
            <text:p>4066261</text:p>
          </table:table-cell>
          <table:table-cell office:value-type="float" office:value="4076156" calcext:value-type="float">
            <text:p>4076156</text:p>
          </table:table-cell>
          <table:table-cell office:value-type="float" office:value="3635346" calcext:value-type="float">
            <text:p>3635346</text:p>
          </table:table-cell>
          <table:table-cell office:value-type="float" office:value="3634336" calcext:value-type="float">
            <text:p>3634336</text:p>
          </table:table-cell>
          <table:table-cell office:value-type="float" office:value="16011473" calcext:value-type="float">
            <text:p>16011473</text:p>
          </table:table-cell>
          <table:table-cell office:value-type="float" office:value="15989689" calcext:value-type="float">
            <text:p>15989689</text:p>
          </table:table-cell>
          <table:table-cell office:value-type="float" office:value="15732695" calcext:value-type="float">
            <text:p>15732695</text:p>
          </table:table-cell>
          <table:table-cell office:value-type="float" office:value="15661119" calcext:value-type="float">
            <text:p>15661119</text:p>
          </table:table-cell>
          <table:table-cell office:value-type="float" office:value="15182732" calcext:value-type="float">
            <text:p>15182732</text:p>
          </table:table-cell>
          <table:table-cell office:value-type="float" office:value="15208595" calcext:value-type="float">
            <text:p>15208595</text:p>
          </table:table-cell>
          <table:table-cell office:value-type="float" office:value="15990367" calcext:value-type="float">
            <text:p>15990367</text:p>
          </table:table-cell>
          <table:table-cell office:value-type="float" office:value="15999904" calcext:value-type="float">
            <text:p>15999904</text:p>
          </table:table-cell>
          <table:table-cell office:value-type="float" office:value="15593062" calcext:value-type="float">
            <text:p>15593062</text:p>
          </table:table-cell>
          <table:table-cell office:value-type="float" office:value="15762311" calcext:value-type="float">
            <text:p>15762311</text:p>
          </table:table-cell>
          <table:table-cell office:value-type="float" office:value="7630008" calcext:value-type="float">
            <text:p>7630008</text:p>
          </table:table-cell>
          <table:table-cell office:value-type="float" office:value="7645849" calcext:value-type="float">
            <text:p>7645849</text:p>
          </table:table-cell>
          <table:table-cell office:value-type="float" office:value="7549132" calcext:value-type="float">
            <text:p>7549132</text:p>
          </table:table-cell>
          <table:table-cell office:value-type="float" office:value="7554457" calcext:value-type="float">
            <text:p>7554457</text:p>
          </table:table-cell>
          <table:table-cell office:value-type="float" office:value="3642801" calcext:value-type="float">
            <text:p>3642801</text:p>
          </table:table-cell>
          <table:table-cell office:value-type="float" office:value="15986439" calcext:value-type="float">
            <text:p>15986439</text:p>
          </table:table-cell>
          <table:table-cell office:value-type="float" office:value="15915324" calcext:value-type="float">
            <text:p>15915324</text:p>
          </table:table-cell>
          <table:table-cell office:value-type="float" office:value="3766080" calcext:value-type="float">
            <text:p>3766080</text:p>
          </table:table-cell>
          <table:table-cell office:value-type="float" office:value="3612563" calcext:value-type="float">
            <text:p>3612563</text:p>
          </table:table-cell>
          <table:table-cell office:value-type="float" office:value="15682150" calcext:value-type="float">
            <text:p>15682150</text:p>
          </table:table-cell>
          <table:table-cell office:value-type="float" office:value="15673391" calcext:value-type="float">
            <text:p>15673391</text:p>
          </table:table-cell>
          <table:table-cell office:value-type="float" office:value="7981144" calcext:value-type="float">
            <text:p>7981144</text:p>
          </table:table-cell>
          <table:table-cell office:value-type="float" office:value="7893962" calcext:value-type="float">
            <text:p>7893962</text:p>
          </table:table-cell>
          <table:table-cell office:value-type="float" office:value="4094806" calcext:value-type="float">
            <text:p>4094806</text:p>
          </table:table-cell>
          <table:table-cell office:value-type="float" office:value="3561202" calcext:value-type="float">
            <text:p>3561202</text:p>
          </table:table-cell>
          <table:table-cell office:value-type="float" office:value="7492921" calcext:value-type="float">
            <text:p>7492921</text:p>
          </table:table-cell>
          <table:table-cell office:value-type="float" office:value="7257160" calcext:value-type="float">
            <text:p>7257160</text:p>
          </table:table-cell>
          <table:table-cell office:value-type="float" office:value="7731655" calcext:value-type="float">
            <text:p>7731655</text:p>
          </table:table-cell>
          <table:table-cell office:value-type="float" office:value="7644943" calcext:value-type="float">
            <text:p>7644943</text:p>
          </table:table-cell>
          <table:table-cell office:value-type="float" office:value="15641940" calcext:value-type="float">
            <text:p>15641940</text:p>
          </table:table-cell>
          <table:table-cell office:value-type="float" office:value="15730304" calcext:value-type="float">
            <text:p>15730304</text:p>
          </table:table-cell>
          <table:table-cell office:value-type="float" office:value="7375074" calcext:value-type="float">
            <text:p>7375074</text:p>
          </table:table-cell>
          <table:table-cell office:value-type="float" office:value="7581226" calcext:value-type="float">
            <text:p>7581226</text:p>
          </table:table-cell>
          <table:table-cell office:value-type="float" office:value="8215418" calcext:value-type="float">
            <text:p>8215418</text:p>
          </table:table-cell>
          <table:table-cell office:value-type="float" office:value="7820668" calcext:value-type="float">
            <text:p>7820668</text:p>
          </table:table-cell>
          <table:table-cell office:value-type="float" office:value="15709825" calcext:value-type="float">
            <text:p>15709825</text:p>
          </table:table-cell>
          <table:table-cell office:value-type="float" office:value="15596405" calcext:value-type="float">
            <text:p>15596405</text:p>
          </table:table-cell>
          <table:table-cell office:value-type="float" office:value="3979659" calcext:value-type="float">
            <text:p>3979659</text:p>
          </table:table-cell>
          <table:table-cell office:value-type="float" office:value="4081335" calcext:value-type="float">
            <text:p>4081335</text:p>
          </table:table-cell>
          <table:table-cell office:value-type="float" office:value="15909834" calcext:value-type="float">
            <text:p>15909834</text:p>
          </table:table-cell>
          <table:table-cell office:value-type="float" office:value="16104530" calcext:value-type="float">
            <text:p>16104530</text:p>
          </table:table-cell>
          <table:table-cell office:value-type="float" office:value="3986029" calcext:value-type="float">
            <text:p>3986029</text:p>
          </table:table-cell>
          <table:table-cell office:value-type="float" office:value="3978125" calcext:value-type="float">
            <text:p>3978125</text:p>
          </table:table-cell>
          <table:table-cell office:value-type="float" office:value="3895072" calcext:value-type="float">
            <text:p>3895072</text:p>
          </table:table-cell>
          <table:table-cell office:value-type="float" office:value="3989525" calcext:value-type="float">
            <text:p>3989525</text:p>
          </table:table-cell>
          <table:table-cell office:value-type="float" office:value="15566839" calcext:value-type="float">
            <text:p>15566839</text:p>
          </table:table-cell>
          <table:table-cell office:value-type="float" office:value="15578444" calcext:value-type="float">
            <text:p>15578444</text:p>
          </table:table-cell>
          <table:table-cell office:value-type="float" office:value="3720419" calcext:value-type="float">
            <text:p>3720419</text:p>
          </table:table-cell>
          <table:table-cell office:value-type="float" office:value="3898940" calcext:value-type="float">
            <text:p>3898940</text:p>
          </table:table-cell>
          <table:table-cell office:value-type="float" office:value="7910636" calcext:value-type="float">
            <text:p>7910636</text:p>
          </table:table-cell>
          <table:table-cell office:value-type="float" office:value="8074140" calcext:value-type="float">
            <text:p>8074140</text:p>
          </table:table-cell>
          <table:table-cell office:value-type="float" office:value="3811008" calcext:value-type="float">
            <text:p>3811008</text:p>
          </table:table-cell>
          <table:table-cell office:value-type="float" office:value="3885033" calcext:value-type="float">
            <text:p>3885033</text:p>
          </table:table-cell>
          <table:table-cell office:value-type="float" office:value="3686300" calcext:value-type="float">
            <text:p>3686300</text:p>
          </table:table-cell>
          <table:table-cell office:value-type="float" office:value="3814152" calcext:value-type="float">
            <text:p>3814152</text:p>
          </table:table-cell>
          <table:table-cell office:value-type="float" office:value="16011740" calcext:value-type="float">
            <text:p>16011740</text:p>
          </table:table-cell>
          <table:table-cell office:value-type="float" office:value="15983030" calcext:value-type="float">
            <text:p>15983030</text:p>
          </table:table-cell>
          <table:table-cell office:value-type="float" office:value="16330748" calcext:value-type="float">
            <text:p>16330748</text:p>
          </table:table-cell>
          <table:table-cell office:value-type="float" office:value="16126514" calcext:value-type="float">
            <text:p>16126514</text:p>
          </table:table-cell>
        </table:table-row>
        <table:table-row table:style-name="ro1">
          <table:table-cell office:value-type="string" calcext:value-type="string">
            <text:p><text:a xlink:href="http://localhost:5001/#/metric/val_tn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n0.5%22]&amp;plot_layout=%7B%7D&amp;x_axis=relative&amp;y_axis_scale=linear&amp;line_smoothness=1&amp;show_point=false&amp;deselected_curves=[]&amp;last_linear_y_axis_range=[]" xlink:type="simple">val_tn0.5</text:a></text:p>
          </table:table-cell>
          <table:table-cell office:value-type="float" office:value="7935920" calcext:value-type="float">
            <text:p>7935920</text:p>
          </table:table-cell>
          <table:table-cell office:value-type="float" office:value="8001192" calcext:value-type="float">
            <text:p>8001192</text:p>
          </table:table-cell>
          <table:table-cell office:value-type="float" office:value="4002644" calcext:value-type="float">
            <text:p>4002644</text:p>
          </table:table-cell>
          <table:table-cell office:value-type="float" office:value="4014436" calcext:value-type="float">
            <text:p>4014436</text:p>
          </table:table-cell>
          <table:table-cell office:value-type="float" office:value="15739820" calcext:value-type="float">
            <text:p>15739820</text:p>
          </table:table-cell>
          <table:table-cell office:value-type="float" office:value="15772369" calcext:value-type="float">
            <text:p>15772369</text:p>
          </table:table-cell>
          <table:table-cell office:value-type="float" office:value="7932342" calcext:value-type="float">
            <text:p>7932342</text:p>
          </table:table-cell>
          <table:table-cell office:value-type="float" office:value="7958272" calcext:value-type="float">
            <text:p>7958272</text:p>
          </table:table-cell>
          <table:table-cell office:value-type="float" office:value="7954272" calcext:value-type="float">
            <text:p>7954272</text:p>
          </table:table-cell>
          <table:table-cell office:value-type="float" office:value="8001821" calcext:value-type="float">
            <text:p>8001821</text:p>
          </table:table-cell>
          <table:table-cell office:value-type="float" office:value="16153924" calcext:value-type="float">
            <text:p>16153924</text:p>
          </table:table-cell>
          <table:table-cell office:value-type="float" office:value="16150705" calcext:value-type="float">
            <text:p>16150705</text:p>
          </table:table-cell>
          <table:table-cell office:value-type="float" office:value="4092027" calcext:value-type="float">
            <text:p>4092027</text:p>
          </table:table-cell>
          <table:table-cell office:value-type="float" office:value="4097687" calcext:value-type="float">
            <text:p>4097687</text:p>
          </table:table-cell>
          <table:table-cell office:value-type="float" office:value="3871896" calcext:value-type="float">
            <text:p>3871896</text:p>
          </table:table-cell>
          <table:table-cell office:value-type="float" office:value="3860438" calcext:value-type="float">
            <text:p>3860438</text:p>
          </table:table-cell>
          <table:table-cell office:value-type="float" office:value="16195347" calcext:value-type="float">
            <text:p>16195347</text:p>
          </table:table-cell>
          <table:table-cell office:value-type="float" office:value="16199129" calcext:value-type="float">
            <text:p>16199129</text:p>
          </table:table-cell>
          <table:table-cell office:value-type="float" office:value="16026562" calcext:value-type="float">
            <text:p>16026562</text:p>
          </table:table-cell>
          <table:table-cell office:value-type="float" office:value="15987129" calcext:value-type="float">
            <text:p>15987129</text:p>
          </table:table-cell>
          <table:table-cell office:value-type="float" office:value="15826416" calcext:value-type="float">
            <text:p>15826416</text:p>
          </table:table-cell>
          <table:table-cell office:value-type="float" office:value="15788408" calcext:value-type="float">
            <text:p>15788408</text:p>
          </table:table-cell>
          <table:table-cell office:value-type="float" office:value="16212465" calcext:value-type="float">
            <text:p>16212465</text:p>
          </table:table-cell>
          <table:table-cell office:value-type="float" office:value="16201580" calcext:value-type="float">
            <text:p>16201580</text:p>
          </table:table-cell>
          <table:table-cell office:value-type="float" office:value="15834186" calcext:value-type="float">
            <text:p>15834186</text:p>
          </table:table-cell>
          <table:table-cell office:value-type="float" office:value="15923101" calcext:value-type="float">
            <text:p>15923101</text:p>
          </table:table-cell>
          <table:table-cell office:value-type="float" office:value="7848458" calcext:value-type="float">
            <text:p>7848458</text:p>
          </table:table-cell>
          <table:table-cell office:value-type="float" office:value="7849015" calcext:value-type="float">
            <text:p>7849015</text:p>
          </table:table-cell>
          <table:table-cell office:value-type="float" office:value="7865309" calcext:value-type="float">
            <text:p>7865309</text:p>
          </table:table-cell>
          <table:table-cell office:value-type="float" office:value="7871673" calcext:value-type="float">
            <text:p>7871673</text:p>
          </table:table-cell>
          <table:table-cell office:value-type="float" office:value="3818888" calcext:value-type="float">
            <text:p>3818888</text:p>
          </table:table-cell>
          <table:table-cell office:value-type="float" office:value="16214774" calcext:value-type="float">
            <text:p>16214774</text:p>
          </table:table-cell>
          <table:table-cell office:value-type="float" office:value="16145802" calcext:value-type="float">
            <text:p>16145802</text:p>
          </table:table-cell>
          <table:table-cell office:value-type="float" office:value="3987788" calcext:value-type="float">
            <text:p>3987788</text:p>
          </table:table-cell>
          <table:table-cell office:value-type="float" office:value="3960555" calcext:value-type="float">
            <text:p>3960555</text:p>
          </table:table-cell>
          <table:table-cell office:value-type="float" office:value="16047289" calcext:value-type="float">
            <text:p>16047289</text:p>
          </table:table-cell>
          <table:table-cell office:value-type="float" office:value="16048012" calcext:value-type="float">
            <text:p>16048012</text:p>
          </table:table-cell>
          <table:table-cell office:value-type="float" office:value="8096927" calcext:value-type="float">
            <text:p>8096927</text:p>
          </table:table-cell>
          <table:table-cell office:value-type="float" office:value="8054228" calcext:value-type="float">
            <text:p>8054228</text:p>
          </table:table-cell>
          <table:table-cell office:value-type="float" office:value="4102035" calcext:value-type="float">
            <text:p>4102035</text:p>
          </table:table-cell>
          <table:table-cell office:value-type="float" office:value="3800941" calcext:value-type="float">
            <text:p>3800941</text:p>
          </table:table-cell>
          <table:table-cell office:value-type="float" office:value="7976444" calcext:value-type="float">
            <text:p>7976444</text:p>
          </table:table-cell>
          <table:table-cell office:value-type="float" office:value="7993319" calcext:value-type="float">
            <text:p>7993319</text:p>
          </table:table-cell>
          <table:table-cell office:value-type="float" office:value="7986100" calcext:value-type="float">
            <text:p>7986100</text:p>
          </table:table-cell>
          <table:table-cell office:value-type="float" office:value="7864093" calcext:value-type="float">
            <text:p>7864093</text:p>
          </table:table-cell>
          <table:table-cell office:value-type="float" office:value="15971494" calcext:value-type="float">
            <text:p>15971494</text:p>
          </table:table-cell>
          <table:table-cell office:value-type="float" office:value="16048931" calcext:value-type="float">
            <text:p>16048931</text:p>
          </table:table-cell>
          <table:table-cell office:value-type="float" office:value="7988593" calcext:value-type="float">
            <text:p>7988593</text:p>
          </table:table-cell>
          <table:table-cell office:value-type="float" office:value="7997985" calcext:value-type="float">
            <text:p>7997985</text:p>
          </table:table-cell>
          <table:table-cell office:value-type="float" office:value="8226938" calcext:value-type="float">
            <text:p>8226938</text:p>
          </table:table-cell>
          <table:table-cell office:value-type="float" office:value="8049932" calcext:value-type="float">
            <text:p>8049932</text:p>
          </table:table-cell>
          <table:table-cell office:value-type="float" office:value="15960469" calcext:value-type="float">
            <text:p>15960469</text:p>
          </table:table-cell>
          <table:table-cell office:value-type="float" office:value="15875464" calcext:value-type="float">
            <text:p>15875464</text:p>
          </table:table-cell>
          <table:table-cell office:value-type="float" office:value="4086203" calcext:value-type="float">
            <text:p>4086203</text:p>
          </table:table-cell>
          <table:table-cell office:value-type="float" office:value="4096302" calcext:value-type="float">
            <text:p>4096302</text:p>
          </table:table-cell>
          <table:table-cell office:value-type="float" office:value="16136550" calcext:value-type="float">
            <text:p>16136550</text:p>
          </table:table-cell>
          <table:table-cell office:value-type="float" office:value="16326639" calcext:value-type="float">
            <text:p>16326639</text:p>
          </table:table-cell>
          <table:table-cell office:value-type="float" office:value="4037288" calcext:value-type="float">
            <text:p>4037288</text:p>
          </table:table-cell>
          <table:table-cell office:value-type="float" office:value="4031181" calcext:value-type="float">
            <text:p>4031181</text:p>
          </table:table-cell>
          <table:table-cell office:value-type="float" office:value="3995990" calcext:value-type="float">
            <text:p>3995990</text:p>
          </table:table-cell>
          <table:table-cell office:value-type="float" office:value="4073139" calcext:value-type="float">
            <text:p>4073139</text:p>
          </table:table-cell>
          <table:table-cell office:value-type="float" office:value="15825788" calcext:value-type="float">
            <text:p>15825788</text:p>
          </table:table-cell>
          <table:table-cell office:value-type="float" office:value="15805229" calcext:value-type="float">
            <text:p>15805229</text:p>
          </table:table-cell>
          <table:table-cell office:value-type="float" office:value="3961161" calcext:value-type="float">
            <text:p>3961161</text:p>
          </table:table-cell>
          <table:table-cell office:value-type="float" office:value="4044239" calcext:value-type="float">
            <text:p>4044239</text:p>
          </table:table-cell>
          <table:table-cell office:value-type="float" office:value="8056636" calcext:value-type="float">
            <text:p>8056636</text:p>
          </table:table-cell>
          <table:table-cell office:value-type="float" office:value="8149468" calcext:value-type="float">
            <text:p>8149468</text:p>
          </table:table-cell>
          <table:table-cell office:value-type="float" office:value="3927638" calcext:value-type="float">
            <text:p>3927638</text:p>
          </table:table-cell>
          <table:table-cell office:value-type="float" office:value="3990599" calcext:value-type="float">
            <text:p>3990599</text:p>
          </table:table-cell>
          <table:table-cell office:value-type="float" office:value="3953299" calcext:value-type="float">
            <text:p>3953299</text:p>
          </table:table-cell>
          <table:table-cell office:value-type="float" office:value="3970799" calcext:value-type="float">
            <text:p>3970799</text:p>
          </table:table-cell>
          <table:table-cell office:value-type="float" office:value="16206304" calcext:value-type="float">
            <text:p>16206304</text:p>
          </table:table-cell>
          <table:table-cell office:value-type="float" office:value="16200141" calcext:value-type="float">
            <text:p>16200141</text:p>
          </table:table-cell>
          <table:table-cell office:value-type="float" office:value="16333911" calcext:value-type="float">
            <text:p>16333911</text:p>
          </table:table-cell>
          <table:table-cell office:value-type="float" office:value="16238394" calcext:value-type="float">
            <text:p>16238394</text:p>
          </table:table-cell>
        </table:table-row>
        <table:table-row table:style-name="ro1">
          <table:table-cell office:value-type="string" calcext:value-type="string">
            <text:p><text:a xlink:href="http://localhost:5001/#/metric/val_tn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n0.7%22]&amp;plot_layout=%7B%7D&amp;x_axis=relative&amp;y_axis_scale=linear&amp;line_smoothness=1&amp;show_point=false&amp;deselected_curves=[]&amp;last_linear_y_axis_range=[]" xlink:type="simple">val_tn0.7</text:a></text:p>
          </table:table-cell>
          <table:table-cell office:value-type="float" office:value="8038065" calcext:value-type="float">
            <text:p>8038065</text:p>
          </table:table-cell>
          <table:table-cell office:value-type="float" office:value="8093009" calcext:value-type="float">
            <text:p>8093009</text:p>
          </table:table-cell>
          <table:table-cell office:value-type="float" office:value="4064810" calcext:value-type="float">
            <text:p>4064810</text:p>
          </table:table-cell>
          <table:table-cell office:value-type="float" office:value="4078128" calcext:value-type="float">
            <text:p>4078128</text:p>
          </table:table-cell>
          <table:table-cell office:value-type="float" office:value="16177755" calcext:value-type="float">
            <text:p>16177755</text:p>
          </table:table-cell>
          <table:table-cell office:value-type="float" office:value="16195886" calcext:value-type="float">
            <text:p>16195886</text:p>
          </table:table-cell>
          <table:table-cell office:value-type="float" office:value="8144394" calcext:value-type="float">
            <text:p>8144394</text:p>
          </table:table-cell>
          <table:table-cell office:value-type="float" office:value="8140009" calcext:value-type="float">
            <text:p>8140009</text:p>
          </table:table-cell>
          <table:table-cell office:value-type="float" office:value="8115139" calcext:value-type="float">
            <text:p>8115139</text:p>
          </table:table-cell>
          <table:table-cell office:value-type="float" office:value="8144857" calcext:value-type="float">
            <text:p>8144857</text:p>
          </table:table-cell>
          <table:table-cell office:value-type="float" office:value="16293985" calcext:value-type="float">
            <text:p>16293985</text:p>
          </table:table-cell>
          <table:table-cell office:value-type="float" office:value="16287791" calcext:value-type="float">
            <text:p>16287791</text:p>
          </table:table-cell>
          <table:table-cell office:value-type="float" office:value="4103961" calcext:value-type="float">
            <text:p>4103961</text:p>
          </table:table-cell>
          <table:table-cell office:value-type="float" office:value="4106246" calcext:value-type="float">
            <text:p>4106246</text:p>
          </table:table-cell>
          <table:table-cell office:value-type="float" office:value="4002874" calcext:value-type="float">
            <text:p>4002874</text:p>
          </table:table-cell>
          <table:table-cell office:value-type="float" office:value="4000187" calcext:value-type="float">
            <text:p>4000187</text:p>
          </table:table-cell>
          <table:table-cell office:value-type="float" office:value="16312258" calcext:value-type="float">
            <text:p>16312258</text:p>
          </table:table-cell>
          <table:table-cell office:value-type="float" office:value="16342377" calcext:value-type="float">
            <text:p>16342377</text:p>
          </table:table-cell>
          <table:table-cell office:value-type="float" office:value="16238038" calcext:value-type="float">
            <text:p>16238038</text:p>
          </table:table-cell>
          <table:table-cell office:value-type="float" office:value="16230210" calcext:value-type="float">
            <text:p>16230210</text:p>
          </table:table-cell>
          <table:table-cell office:value-type="float" office:value="16136592" calcext:value-type="float">
            <text:p>16136592</text:p>
          </table:table-cell>
          <table:table-cell office:value-type="float" office:value="16117058" calcext:value-type="float">
            <text:p>16117058</text:p>
          </table:table-cell>
          <table:table-cell office:value-type="float" office:value="16354915" calcext:value-type="float">
            <text:p>16354915</text:p>
          </table:table-cell>
          <table:table-cell office:value-type="float" office:value="16353877" calcext:value-type="float">
            <text:p>16353877</text:p>
          </table:table-cell>
          <table:table-cell office:value-type="float" office:value="16003254" calcext:value-type="float">
            <text:p>16003254</text:p>
          </table:table-cell>
          <table:table-cell office:value-type="float" office:value="16048178" calcext:value-type="float">
            <text:p>16048178</text:p>
          </table:table-cell>
          <table:table-cell office:value-type="float" office:value="7976816" calcext:value-type="float">
            <text:p>7976816</text:p>
          </table:table-cell>
          <table:table-cell office:value-type="float" office:value="7977395" calcext:value-type="float">
            <text:p>7977395</text:p>
          </table:table-cell>
          <table:table-cell office:value-type="float" office:value="8041922" calcext:value-type="float">
            <text:p>8041922</text:p>
          </table:table-cell>
          <table:table-cell office:value-type="float" office:value="8052639" calcext:value-type="float">
            <text:p>8052639</text:p>
          </table:table-cell>
          <table:table-cell office:value-type="float" office:value="3954512" calcext:value-type="float">
            <text:p>3954512</text:p>
          </table:table-cell>
          <table:table-cell office:value-type="float" office:value="16367813" calcext:value-type="float">
            <text:p>16367813</text:p>
          </table:table-cell>
          <table:table-cell office:value-type="float" office:value="16312185" calcext:value-type="float">
            <text:p>16312185</text:p>
          </table:table-cell>
          <table:table-cell office:value-type="float" office:value="4076111" calcext:value-type="float">
            <text:p>4076111</text:p>
          </table:table-cell>
          <table:table-cell office:value-type="float" office:value="4068583" calcext:value-type="float">
            <text:p>4068583</text:p>
          </table:table-cell>
          <table:table-cell office:value-type="float" office:value="16277193" calcext:value-type="float">
            <text:p>16277193</text:p>
          </table:table-cell>
          <table:table-cell office:value-type="float" office:value="16273484" calcext:value-type="float">
            <text:p>16273484</text:p>
          </table:table-cell>
          <table:table-cell office:value-type="float" office:value="8170044" calcext:value-type="float">
            <text:p>8170044</text:p>
          </table:table-cell>
          <table:table-cell office:value-type="float" office:value="8128075" calcext:value-type="float">
            <text:p>8128075</text:p>
          </table:table-cell>
          <table:table-cell office:value-type="float" office:value="4106604" calcext:value-type="float">
            <text:p>4106604</text:p>
          </table:table-cell>
          <table:table-cell office:value-type="float" office:value="3953862" calcext:value-type="float">
            <text:p>3953862</text:p>
          </table:table-cell>
          <table:table-cell office:value-type="float" office:value="8156658" calcext:value-type="float">
            <text:p>8156658</text:p>
          </table:table-cell>
          <table:table-cell office:value-type="float" office:value="8169542" calcext:value-type="float">
            <text:p>8169542</text:p>
          </table:table-cell>
          <table:table-cell office:value-type="float" office:value="8125526" calcext:value-type="float">
            <text:p>8125526</text:p>
          </table:table-cell>
          <table:table-cell office:value-type="float" office:value="8036297" calcext:value-type="float">
            <text:p>8036297</text:p>
          </table:table-cell>
          <table:table-cell office:value-type="float" office:value="16174396" calcext:value-type="float">
            <text:p>16174396</text:p>
          </table:table-cell>
          <table:table-cell office:value-type="float" office:value="16207318" calcext:value-type="float">
            <text:p>16207318</text:p>
          </table:table-cell>
          <table:table-cell office:value-type="float" office:value="8161834" calcext:value-type="float">
            <text:p>8161834</text:p>
          </table:table-cell>
          <table:table-cell office:value-type="float" office:value="8158107" calcext:value-type="float">
            <text:p>8158107</text:p>
          </table:table-cell>
          <table:table-cell office:value-type="float" office:value="8236129" calcext:value-type="float">
            <text:p>8236129</text:p>
          </table:table-cell>
          <table:table-cell office:value-type="float" office:value="8168827" calcext:value-type="float">
            <text:p>8168827</text:p>
          </table:table-cell>
          <table:table-cell office:value-type="float" office:value="16141790" calcext:value-type="float">
            <text:p>16141790</text:p>
          </table:table-cell>
          <table:table-cell office:value-type="float" office:value="16079367" calcext:value-type="float">
            <text:p>16079367</text:p>
          </table:table-cell>
          <table:table-cell office:value-type="float" office:value="4106471" calcext:value-type="float">
            <text:p>4106471</text:p>
          </table:table-cell>
          <table:table-cell office:value-type="float" office:value="4103672" calcext:value-type="float">
            <text:p>4103672</text:p>
          </table:table-cell>
          <table:table-cell office:value-type="float" office:value="16283333" calcext:value-type="float">
            <text:p>16283333</text:p>
          </table:table-cell>
          <table:table-cell office:value-type="float" office:value="16426493" calcext:value-type="float">
            <text:p>16426493</text:p>
          </table:table-cell>
          <table:table-cell office:value-type="float" office:value="4067639" calcext:value-type="float">
            <text:p>4067639</text:p>
          </table:table-cell>
          <table:table-cell office:value-type="float" office:value="4067040" calcext:value-type="float">
            <text:p>4067040</text:p>
          </table:table-cell>
          <table:table-cell office:value-type="float" office:value="4054191" calcext:value-type="float">
            <text:p>4054191</text:p>
          </table:table-cell>
          <table:table-cell office:value-type="float" office:value="4101509" calcext:value-type="float">
            <text:p>4101509</text:p>
          </table:table-cell>
          <table:table-cell office:value-type="float" office:value="16012595" calcext:value-type="float">
            <text:p>16012595</text:p>
          </table:table-cell>
          <table:table-cell office:value-type="float" office:value="15969709" calcext:value-type="float">
            <text:p>15969709</text:p>
          </table:table-cell>
          <table:table-cell office:value-type="float" office:value="4074776" calcext:value-type="float">
            <text:p>4074776</text:p>
          </table:table-cell>
          <table:table-cell office:value-type="float" office:value="4091009" calcext:value-type="float">
            <text:p>4091009</text:p>
          </table:table-cell>
          <table:table-cell office:value-type="float" office:value="8151129" calcext:value-type="float">
            <text:p>8151129</text:p>
          </table:table-cell>
          <table:table-cell office:value-type="float" office:value="8197012" calcext:value-type="float">
            <text:p>8197012</text:p>
          </table:table-cell>
          <table:table-cell office:value-type="float" office:value="4000054" calcext:value-type="float">
            <text:p>4000054</text:p>
          </table:table-cell>
          <table:table-cell office:value-type="float" office:value="4052426" calcext:value-type="float">
            <text:p>4052426</text:p>
          </table:table-cell>
          <table:table-cell office:value-type="float" office:value="4024201" calcext:value-type="float">
            <text:p>4024201</text:p>
          </table:table-cell>
          <table:table-cell office:value-type="float" office:value="4029281" calcext:value-type="float">
            <text:p>4029281</text:p>
          </table:table-cell>
          <table:table-cell office:value-type="float" office:value="16334243" calcext:value-type="float">
            <text:p>16334243</text:p>
          </table:table-cell>
          <table:table-cell office:value-type="float" office:value="16340267" calcext:value-type="float">
            <text:p>16340267</text:p>
          </table:table-cell>
          <table:table-cell office:value-type="float" office:value="16334904" calcext:value-type="float">
            <text:p>16334904</text:p>
          </table:table-cell>
          <table:table-cell office:value-type="float" office:value="16299589" calcext:value-type="float">
            <text:p>16299589</text:p>
          </table:table-cell>
        </table:table-row>
        <table:table-row table:style-name="ro1">
          <table:table-cell office:value-type="string" calcext:value-type="string">
            <text:p><text:a xlink:href="http://localhost:5001/#/metric/val_tn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n0.9%22]&amp;plot_layout=%7B%7D&amp;x_axis=relative&amp;y_axis_scale=linear&amp;line_smoothness=1&amp;show_point=false&amp;deselected_curves=[]&amp;last_linear_y_axis_range=[]" xlink:type="simple">val_tn0.9</text:a></text:p>
          </table:table-cell>
          <table:table-cell office:value-type="float" office:value="8142596" calcext:value-type="float">
            <text:p>8142596</text:p>
          </table:table-cell>
          <table:table-cell office:value-type="float" office:value="8182261" calcext:value-type="float">
            <text:p>8182261</text:p>
          </table:table-cell>
          <table:table-cell office:value-type="float" office:value="4103467" calcext:value-type="float">
            <text:p>4103467</text:p>
          </table:table-cell>
          <table:table-cell office:value-type="float" office:value="4105793" calcext:value-type="float">
            <text:p>4105793</text:p>
          </table:table-cell>
          <table:table-cell office:value-type="float" office:value="16416174" calcext:value-type="float">
            <text:p>16416174</text:p>
          </table:table-cell>
          <table:table-cell office:value-type="float" office:value="16425154" calcext:value-type="float">
            <text:p>16425154</text:p>
          </table:table-cell>
          <table:table-cell office:value-type="float" office:value="8209188" calcext:value-type="float">
            <text:p>8209188</text:p>
          </table:table-cell>
          <table:table-cell office:value-type="float" office:value="8203700" calcext:value-type="float">
            <text:p>8203700</text:p>
          </table:table-cell>
          <table:table-cell office:value-type="float" office:value="8203065" calcext:value-type="float">
            <text:p>8203065</text:p>
          </table:table-cell>
          <table:table-cell office:value-type="float" office:value="8214548" calcext:value-type="float">
            <text:p>8214548</text:p>
          </table:table-cell>
          <table:table-cell office:value-type="float" office:value="16397291" calcext:value-type="float">
            <text:p>16397291</text:p>
          </table:table-cell>
          <table:table-cell office:value-type="float" office:value="16387149" calcext:value-type="float">
            <text:p>16387149</text:p>
          </table:table-cell>
          <table:table-cell office:value-type="float" office:value="4109777" calcext:value-type="float">
            <text:p>4109777</text:p>
          </table:table-cell>
          <table:table-cell office:value-type="float" office:value="4110460" calcext:value-type="float">
            <text:p>4110460</text:p>
          </table:table-cell>
          <table:table-cell office:value-type="float" office:value="4057772" calcext:value-type="float">
            <text:p>4057772</text:p>
          </table:table-cell>
          <table:table-cell office:value-type="float" office:value="4061501" calcext:value-type="float">
            <text:p>4061501</text:p>
          </table:table-cell>
          <table:table-cell office:value-type="float" office:value="16401893" calcext:value-type="float">
            <text:p>16401893</text:p>
          </table:table-cell>
          <table:table-cell office:value-type="float" office:value="16427112" calcext:value-type="float">
            <text:p>16427112</text:p>
          </table:table-cell>
          <table:table-cell office:value-type="float" office:value="16422995" calcext:value-type="float">
            <text:p>16422995</text:p>
          </table:table-cell>
          <table:table-cell office:value-type="float" office:value="16419173" calcext:value-type="float">
            <text:p>16419173</text:p>
          </table:table-cell>
          <table:table-cell office:value-type="float" office:value="16296711" calcext:value-type="float">
            <text:p>16296711</text:p>
          </table:table-cell>
          <table:table-cell office:value-type="float" office:value="16288390" calcext:value-type="float">
            <text:p>16288390</text:p>
          </table:table-cell>
          <table:table-cell office:value-type="float" office:value="16458415" calcext:value-type="float">
            <text:p>16458415</text:p>
          </table:table-cell>
          <table:table-cell office:value-type="float" office:value="16456421" calcext:value-type="float">
            <text:p>16456421</text:p>
          </table:table-cell>
          <table:table-cell office:value-type="float" office:value="16120049" calcext:value-type="float">
            <text:p>16120049</text:p>
          </table:table-cell>
          <table:table-cell office:value-type="float" office:value="16149847" calcext:value-type="float">
            <text:p>16149847</text:p>
          </table:table-cell>
          <table:table-cell office:value-type="float" office:value="8089258" calcext:value-type="float">
            <text:p>8089258</text:p>
          </table:table-cell>
          <table:table-cell office:value-type="float" office:value="8085950" calcext:value-type="float">
            <text:p>8085950</text:p>
          </table:table-cell>
          <table:table-cell office:value-type="float" office:value="8139150" calcext:value-type="float">
            <text:p>8139150</text:p>
          </table:table-cell>
          <table:table-cell office:value-type="float" office:value="8145354" calcext:value-type="float">
            <text:p>8145354</text:p>
          </table:table-cell>
          <table:table-cell office:value-type="float" office:value="4055210" calcext:value-type="float">
            <text:p>4055210</text:p>
          </table:table-cell>
          <table:table-cell office:value-type="float" office:value="16461544" calcext:value-type="float">
            <text:p>16461544</text:p>
          </table:table-cell>
          <table:table-cell office:value-type="float" office:value="16440387" calcext:value-type="float">
            <text:p>16440387</text:p>
          </table:table-cell>
          <table:table-cell office:value-type="float" office:value="4105917" calcext:value-type="float">
            <text:p>4105917</text:p>
          </table:table-cell>
          <table:table-cell office:value-type="float" office:value="4105933" calcext:value-type="float">
            <text:p>4105933</text:p>
          </table:table-cell>
          <table:table-cell office:value-type="float" office:value="16447679" calcext:value-type="float">
            <text:p>16447679</text:p>
          </table:table-cell>
          <table:table-cell office:value-type="float" office:value="16442825" calcext:value-type="float">
            <text:p>16442825</text:p>
          </table:table-cell>
          <table:table-cell office:value-type="float" office:value="8224999" calcext:value-type="float">
            <text:p>8224999</text:p>
          </table:table-cell>
          <table:table-cell office:value-type="float" office:value="8206375" calcext:value-type="float">
            <text:p>8206375</text:p>
          </table:table-cell>
          <table:table-cell office:value-type="float" office:value="4109922" calcext:value-type="float">
            <text:p>4109922</text:p>
          </table:table-cell>
          <table:table-cell office:value-type="float" office:value="4077859" calcext:value-type="float">
            <text:p>4077859</text:p>
          </table:table-cell>
          <table:table-cell office:value-type="float" office:value="8218226" calcext:value-type="float">
            <text:p>8218226</text:p>
          </table:table-cell>
          <table:table-cell office:value-type="float" office:value="8216603" calcext:value-type="float">
            <text:p>8216603</text:p>
          </table:table-cell>
          <table:table-cell office:value-type="float" office:value="8203588" calcext:value-type="float">
            <text:p>8203588</text:p>
          </table:table-cell>
          <table:table-cell office:value-type="float" office:value="8175671" calcext:value-type="float">
            <text:p>8175671</text:p>
          </table:table-cell>
          <table:table-cell office:value-type="float" office:value="16299913" calcext:value-type="float">
            <text:p>16299913</text:p>
          </table:table-cell>
          <table:table-cell office:value-type="float" office:value="16324804" calcext:value-type="float">
            <text:p>16324804</text:p>
          </table:table-cell>
          <table:table-cell office:value-type="float" office:value="8216864" calcext:value-type="float">
            <text:p>8216864</text:p>
          </table:table-cell>
          <table:table-cell office:value-type="float" office:value="8219457" calcext:value-type="float">
            <text:p>8219457</text:p>
          </table:table-cell>
          <table:table-cell office:value-type="float" office:value="8244435" calcext:value-type="float">
            <text:p>8244435</text:p>
          </table:table-cell>
          <table:table-cell office:value-type="float" office:value="8232399" calcext:value-type="float">
            <text:p>8232399</text:p>
          </table:table-cell>
          <table:table-cell office:value-type="float" office:value="16286896" calcext:value-type="float">
            <text:p>16286896</text:p>
          </table:table-cell>
          <table:table-cell office:value-type="float" office:value="16253548" calcext:value-type="float">
            <text:p>16253548</text:p>
          </table:table-cell>
          <table:table-cell office:value-type="float" office:value="4110744" calcext:value-type="float">
            <text:p>4110744</text:p>
          </table:table-cell>
          <table:table-cell office:value-type="float" office:value="4108657" calcext:value-type="float">
            <text:p>4108657</text:p>
          </table:table-cell>
          <table:table-cell office:value-type="float" office:value="16416758" calcext:value-type="float">
            <text:p>16416758</text:p>
          </table:table-cell>
          <table:table-cell office:value-type="float" office:value="16483209" calcext:value-type="float">
            <text:p>16483209</text:p>
          </table:table-cell>
          <table:table-cell office:value-type="float" office:value="4091032" calcext:value-type="float">
            <text:p>4091032</text:p>
          </table:table-cell>
          <table:table-cell office:value-type="float" office:value="4092240" calcext:value-type="float">
            <text:p>4092240</text:p>
          </table:table-cell>
          <table:table-cell office:value-type="float" office:value="4104645" calcext:value-type="float">
            <text:p>4104645</text:p>
          </table:table-cell>
          <table:table-cell office:value-type="float" office:value="4109520" calcext:value-type="float">
            <text:p>4109520</text:p>
          </table:table-cell>
          <table:table-cell office:value-type="float" office:value="16175289" calcext:value-type="float">
            <text:p>16175289</text:p>
          </table:table-cell>
          <table:table-cell office:value-type="float" office:value="16133972" calcext:value-type="float">
            <text:p>16133972</text:p>
          </table:table-cell>
          <table:table-cell office:value-type="float" office:value="4108259" calcext:value-type="float">
            <text:p>4108259</text:p>
          </table:table-cell>
          <table:table-cell office:value-type="float" office:value="4108381" calcext:value-type="float">
            <text:p>4108381</text:p>
          </table:table-cell>
          <table:table-cell office:value-type="float" office:value="8228183" calcext:value-type="float">
            <text:p>8228183</text:p>
          </table:table-cell>
          <table:table-cell office:value-type="float" office:value="8231794" calcext:value-type="float">
            <text:p>8231794</text:p>
          </table:table-cell>
          <table:table-cell office:value-type="float" office:value="4071892" calcext:value-type="float">
            <text:p>4071892</text:p>
          </table:table-cell>
          <table:table-cell office:value-type="float" office:value="4092645" calcext:value-type="float">
            <text:p>4092645</text:p>
          </table:table-cell>
          <table:table-cell office:value-type="float" office:value="4065885" calcext:value-type="float">
            <text:p>4065885</text:p>
          </table:table-cell>
          <table:table-cell office:value-type="float" office:value="4063016" calcext:value-type="float">
            <text:p>4063016</text:p>
          </table:table-cell>
          <table:table-cell office:value-type="float" office:value="16439086" calcext:value-type="float">
            <text:p>16439086</text:p>
          </table:table-cell>
          <table:table-cell office:value-type="float" office:value="16447122" calcext:value-type="float">
            <text:p>16447122</text:p>
          </table:table-cell>
          <table:table-cell office:value-type="float" office:value="16335625" calcext:value-type="float">
            <text:p>16335625</text:p>
          </table:table-cell>
          <table:table-cell office:value-type="float" office:value="16323450" calcext:value-type="float">
            <text:p>16323450</text:p>
          </table:table-cell>
        </table:table-row>
        <table:table-row table:style-name="ro1">
          <table:table-cell office:value-type="string" calcext:value-type="string">
            <text:p><text:a xlink:href="http://localhost:5001/#/metric/val_tp0.1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p0.1%22]&amp;plot_layout=%7B%7D&amp;x_axis=relative&amp;y_axis_scale=linear&amp;line_smoothness=1&amp;show_point=false&amp;deselected_curves=[]&amp;last_linear_y_axis_range=[]" xlink:type="simple">val_tp0.1</text:a></text:p>
          </table:table-cell>
          <table:table-cell office:value-type="float" office:value="1521812" calcext:value-type="float">
            <text:p>1521812</text:p>
          </table:table-cell>
          <table:table-cell office:value-type="float" office:value="1517243" calcext:value-type="float">
            <text:p>1517243</text:p>
          </table:table-cell>
          <table:table-cell office:value-type="float" office:value="761033" calcext:value-type="float">
            <text:p>761033</text:p>
          </table:table-cell>
          <table:table-cell office:value-type="float" office:value="765279" calcext:value-type="float">
            <text:p>765279</text:p>
          </table:table-cell>
          <table:table-cell office:value-type="float" office:value="2904641" calcext:value-type="float">
            <text:p>2904641</text:p>
          </table:table-cell>
          <table:table-cell office:value-type="float" office:value="2912534" calcext:value-type="float">
            <text:p>2912534</text:p>
          </table:table-cell>
          <table:table-cell office:value-type="float" office:value="1378880" calcext:value-type="float">
            <text:p>1378880</text:p>
          </table:table-cell>
          <table:table-cell office:value-type="float" office:value="1387519" calcext:value-type="float">
            <text:p>1387519</text:p>
          </table:table-cell>
          <table:table-cell office:value-type="float" office:value="1504554" calcext:value-type="float">
            <text:p>1504554</text:p>
          </table:table-cell>
          <table:table-cell office:value-type="float" office:value="1487414" calcext:value-type="float">
            <text:p>1487414</text:p>
          </table:table-cell>
          <table:table-cell office:value-type="float" office:value="2947988" calcext:value-type="float">
            <text:p>2947988</text:p>
          </table:table-cell>
          <table:table-cell office:value-type="float" office:value="2961715" calcext:value-type="float">
            <text:p>2961715</text:p>
          </table:table-cell>
          <table:table-cell office:value-type="float" office:value="687839" calcext:value-type="float">
            <text:p>687839</text:p>
          </table:table-cell>
          <table:table-cell office:value-type="float" office:value="655441" calcext:value-type="float">
            <text:p>655441</text:p>
          </table:table-cell>
          <table:table-cell office:value-type="float" office:value="718633" calcext:value-type="float">
            <text:p>718633</text:p>
          </table:table-cell>
          <table:table-cell office:value-type="float" office:value="715942" calcext:value-type="float">
            <text:p>715942</text:p>
          </table:table-cell>
          <table:table-cell office:value-type="float" office:value="3056531" calcext:value-type="float">
            <text:p>3056531</text:p>
          </table:table-cell>
          <table:table-cell office:value-type="float" office:value="3035718" calcext:value-type="float">
            <text:p>3035718</text:p>
          </table:table-cell>
          <table:table-cell office:value-type="float" office:value="3066807" calcext:value-type="float">
            <text:p>3066807</text:p>
          </table:table-cell>
          <table:table-cell office:value-type="float" office:value="3055130" calcext:value-type="float">
            <text:p>3055130</text:p>
          </table:table-cell>
          <table:table-cell office:value-type="float" office:value="2655597" calcext:value-type="float">
            <text:p>2655597</text:p>
          </table:table-cell>
          <table:table-cell office:value-type="float" office:value="2674603" calcext:value-type="float">
            <text:p>2674603</text:p>
          </table:table-cell>
          <table:table-cell office:value-type="float" office:value="3080726" calcext:value-type="float">
            <text:p>3080726</text:p>
          </table:table-cell>
          <table:table-cell office:value-type="float" office:value="3079147" calcext:value-type="float">
            <text:p>3079147</text:p>
          </table:table-cell>
          <table:table-cell office:value-type="float" office:value="3045775" calcext:value-type="float">
            <text:p>3045775</text:p>
          </table:table-cell>
          <table:table-cell office:value-type="float" office:value="3006916" calcext:value-type="float">
            <text:p>3006916</text:p>
          </table:table-cell>
          <table:table-cell office:value-type="float" office:value="1277045" calcext:value-type="float">
            <text:p>1277045</text:p>
          </table:table-cell>
          <table:table-cell office:value-type="float" office:value="1266605" calcext:value-type="float">
            <text:p>1266605</text:p>
          </table:table-cell>
          <table:table-cell office:value-type="float" office:value="1378659" calcext:value-type="float">
            <text:p>1378659</text:p>
          </table:table-cell>
          <table:table-cell office:value-type="float" office:value="1369851" calcext:value-type="float">
            <text:p>1369851</text:p>
          </table:table-cell>
          <table:table-cell office:value-type="float" office:value="756740" calcext:value-type="float">
            <text:p>756740</text:p>
          </table:table-cell>
          <table:table-cell office:value-type="float" office:value="3022436" calcext:value-type="float">
            <text:p>3022436</text:p>
          </table:table-cell>
          <table:table-cell office:value-type="float" office:value="3043089" calcext:value-type="float">
            <text:p>3043089</text:p>
          </table:table-cell>
          <table:table-cell office:value-type="float" office:value="690953" calcext:value-type="float">
            <text:p>690953</text:p>
          </table:table-cell>
          <table:table-cell office:value-type="float" office:value="682980" calcext:value-type="float">
            <text:p>682980</text:p>
          </table:table-cell>
          <table:table-cell office:value-type="float" office:value="2817068" calcext:value-type="float">
            <text:p>2817068</text:p>
          </table:table-cell>
          <table:table-cell office:value-type="float" office:value="2827480" calcext:value-type="float">
            <text:p>2827480</text:p>
          </table:table-cell>
          <table:table-cell office:value-type="float" office:value="1527498" calcext:value-type="float">
            <text:p>1527498</text:p>
          </table:table-cell>
          <table:table-cell office:value-type="float" office:value="1534044" calcext:value-type="float">
            <text:p>1534044</text:p>
          </table:table-cell>
          <table:table-cell office:value-type="float" office:value="306188" calcext:value-type="float">
            <text:p>306188</text:p>
          </table:table-cell>
          <table:table-cell office:value-type="float" office:value="574295" calcext:value-type="float">
            <text:p>574295</text:p>
          </table:table-cell>
          <table:table-cell office:value-type="float" office:value="1493683" calcext:value-type="float">
            <text:p>1493683</text:p>
          </table:table-cell>
          <table:table-cell office:value-type="float" office:value="1495001" calcext:value-type="float">
            <text:p>1495001</text:p>
          </table:table-cell>
          <table:table-cell office:value-type="float" office:value="1364368" calcext:value-type="float">
            <text:p>1364368</text:p>
          </table:table-cell>
          <table:table-cell office:value-type="float" office:value="1342767" calcext:value-type="float">
            <text:p>1342767</text:p>
          </table:table-cell>
          <table:table-cell office:value-type="float" office:value="3035804" calcext:value-type="float">
            <text:p>3035804</text:p>
          </table:table-cell>
          <table:table-cell office:value-type="float" office:value="3025966" calcext:value-type="float">
            <text:p>3025966</text:p>
          </table:table-cell>
          <table:table-cell office:value-type="float" office:value="1495919" calcext:value-type="float">
            <text:p>1495919</text:p>
          </table:table-cell>
          <table:table-cell office:value-type="float" office:value="1490883" calcext:value-type="float">
            <text:p>1490883</text:p>
          </table:table-cell>
          <table:table-cell office:value-type="float" office:value="646559" calcext:value-type="float">
            <text:p>646559</text:p>
          </table:table-cell>
          <table:table-cell office:value-type="float" office:value="1422403" calcext:value-type="float">
            <text:p>1422403</text:p>
          </table:table-cell>
          <table:table-cell office:value-type="float" office:value="2929287" calcext:value-type="float">
            <text:p>2929287</text:p>
          </table:table-cell>
          <table:table-cell office:value-type="float" office:value="2943564" calcext:value-type="float">
            <text:p>2943564</text:p>
          </table:table-cell>
          <table:table-cell office:value-type="float" office:value="612299" calcext:value-type="float">
            <text:p>612299</text:p>
          </table:table-cell>
          <table:table-cell office:value-type="float" office:value="153181" calcext:value-type="float">
            <text:p>153181</text:p>
          </table:table-cell>
          <table:table-cell office:value-type="float" office:value="2214350" calcext:value-type="float">
            <text:p>2214350</text:p>
          </table:table-cell>
          <table:table-cell office:value-type="float" office:value="2126590" calcext:value-type="float">
            <text:p>2126590</text:p>
          </table:table-cell>
          <table:table-cell office:value-type="float" office:value="761836" calcext:value-type="float">
            <text:p>761836</text:p>
          </table:table-cell>
          <table:table-cell office:value-type="float" office:value="762161" calcext:value-type="float">
            <text:p>762161</text:p>
          </table:table-cell>
          <table:table-cell office:value-type="float" office:value="654552" calcext:value-type="float">
            <text:p>654552</text:p>
          </table:table-cell>
          <table:table-cell office:value-type="float" office:value="664388" calcext:value-type="float">
            <text:p>664388</text:p>
          </table:table-cell>
          <table:table-cell office:value-type="float" office:value="3060162" calcext:value-type="float">
            <text:p>3060162</text:p>
          </table:table-cell>
          <table:table-cell office:value-type="float" office:value="3057578" calcext:value-type="float">
            <text:p>3057578</text:p>
          </table:table-cell>
          <table:table-cell office:value-type="float" office:value="724714" calcext:value-type="float">
            <text:p>724714</text:p>
          </table:table-cell>
          <table:table-cell office:value-type="float" office:value="715152" calcext:value-type="float">
            <text:p>715152</text:p>
          </table:table-cell>
          <table:table-cell office:value-type="float" office:value="1436506" calcext:value-type="float">
            <text:p>1436506</text:p>
          </table:table-cell>
          <table:table-cell office:value-type="float" office:value="868966" calcext:value-type="float">
            <text:p>868966</text:p>
          </table:table-cell>
          <table:table-cell office:value-type="float" office:value="778520" calcext:value-type="float">
            <text:p>778520</text:p>
          </table:table-cell>
          <table:table-cell office:value-type="float" office:value="783060" calcext:value-type="float">
            <text:p>783060</text:p>
          </table:table-cell>
          <table:table-cell office:value-type="float" office:value="769689" calcext:value-type="float">
            <text:p>769689</text:p>
          </table:table-cell>
          <table:table-cell office:value-type="float" office:value="773917" calcext:value-type="float">
            <text:p>773917</text:p>
          </table:table-cell>
          <table:table-cell office:value-type="float" office:value="2563936" calcext:value-type="float">
            <text:p>2563936</text:p>
          </table:table-cell>
          <table:table-cell office:value-type="float" office:value="2521553" calcext:value-type="float">
            <text:p>2521553</text:p>
          </table:table-cell>
          <table:table-cell office:value-type="float" office:value="355505" calcext:value-type="float">
            <text:p>355505</text:p>
          </table:table-cell>
          <table:table-cell office:value-type="float" office:value="2449153" calcext:value-type="float">
            <text:p>2449153</text:p>
          </table:table-cell>
        </table:table-row>
        <table:table-row table:style-name="ro1">
          <table:table-cell office:value-type="string" calcext:value-type="string">
            <text:p><text:a xlink:href="http://localhost:5001/#/metric/val_tp0.3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p0.3%22]&amp;plot_layout=%7B%7D&amp;x_axis=relative&amp;y_axis_scale=linear&amp;line_smoothness=1&amp;show_point=false&amp;deselected_curves=[]&amp;last_linear_y_axis_range=[]" xlink:type="simple">val_tp0.3</text:a></text:p>
          </table:table-cell>
          <table:table-cell office:value-type="float" office:value="1475438" calcext:value-type="float">
            <text:p>1475438</text:p>
          </table:table-cell>
          <table:table-cell office:value-type="float" office:value="1461174" calcext:value-type="float">
            <text:p>1461174</text:p>
          </table:table-cell>
          <table:table-cell office:value-type="float" office:value="620751" calcext:value-type="float">
            <text:p>620751</text:p>
          </table:table-cell>
          <table:table-cell office:value-type="float" office:value="596038" calcext:value-type="float">
            <text:p>596038</text:p>
          </table:table-cell>
          <table:table-cell office:value-type="float" office:value="2584332" calcext:value-type="float">
            <text:p>2584332</text:p>
          </table:table-cell>
          <table:table-cell office:value-type="float" office:value="2583658" calcext:value-type="float">
            <text:p>2583658</text:p>
          </table:table-cell>
          <table:table-cell office:value-type="float" office:value="1184279" calcext:value-type="float">
            <text:p>1184279</text:p>
          </table:table-cell>
          <table:table-cell office:value-type="float" office:value="1177463" calcext:value-type="float">
            <text:p>1177463</text:p>
          </table:table-cell>
          <table:table-cell office:value-type="float" office:value="1423530" calcext:value-type="float">
            <text:p>1423530</text:p>
          </table:table-cell>
          <table:table-cell office:value-type="float" office:value="1395093" calcext:value-type="float">
            <text:p>1395093</text:p>
          </table:table-cell>
          <table:table-cell office:value-type="float" office:value="2795540" calcext:value-type="float">
            <text:p>2795540</text:p>
          </table:table-cell>
          <table:table-cell office:value-type="float" office:value="2823555" calcext:value-type="float">
            <text:p>2823555</text:p>
          </table:table-cell>
          <table:table-cell office:value-type="float" office:value="609641" calcext:value-type="float">
            <text:p>609641</text:p>
          </table:table-cell>
          <table:table-cell office:value-type="float" office:value="569996" calcext:value-type="float">
            <text:p>569996</text:p>
          </table:table-cell>
          <table:table-cell office:value-type="float" office:value="598820" calcext:value-type="float">
            <text:p>598820</text:p>
          </table:table-cell>
          <table:table-cell office:value-type="float" office:value="596408" calcext:value-type="float">
            <text:p>596408</text:p>
          </table:table-cell>
          <table:table-cell office:value-type="float" office:value="2938297" calcext:value-type="float">
            <text:p>2938297</text:p>
          </table:table-cell>
          <table:table-cell office:value-type="float" office:value="2939984" calcext:value-type="float">
            <text:p>2939984</text:p>
          </table:table-cell>
          <table:table-cell office:value-type="float" office:value="2956026" calcext:value-type="float">
            <text:p>2956026</text:p>
          </table:table-cell>
          <table:table-cell office:value-type="float" office:value="2924644" calcext:value-type="float">
            <text:p>2924644</text:p>
          </table:table-cell>
          <table:table-cell office:value-type="float" office:value="2218943" calcext:value-type="float">
            <text:p>2218943</text:p>
          </table:table-cell>
          <table:table-cell office:value-type="float" office:value="2225701" calcext:value-type="float">
            <text:p>2225701</text:p>
          </table:table-cell>
          <table:table-cell office:value-type="float" office:value="2993279" calcext:value-type="float">
            <text:p>2993279</text:p>
          </table:table-cell>
          <table:table-cell office:value-type="float" office:value="2997799" calcext:value-type="float">
            <text:p>2997799</text:p>
          </table:table-cell>
          <table:table-cell office:value-type="float" office:value="2979548" calcext:value-type="float">
            <text:p>2979548</text:p>
          </table:table-cell>
          <table:table-cell office:value-type="float" office:value="2919327" calcext:value-type="float">
            <text:p>2919327</text:p>
          </table:table-cell>
          <table:table-cell office:value-type="float" office:value="1075776" calcext:value-type="float">
            <text:p>1075776</text:p>
          </table:table-cell>
          <table:table-cell office:value-type="float" office:value="1063400" calcext:value-type="float">
            <text:p>1063400</text:p>
          </table:table-cell>
          <table:table-cell office:value-type="float" office:value="1154054" calcext:value-type="float">
            <text:p>1154054</text:p>
          </table:table-cell>
          <table:table-cell office:value-type="float" office:value="1141572" calcext:value-type="float">
            <text:p>1141572</text:p>
          </table:table-cell>
          <table:table-cell office:value-type="float" office:value="686440" calcext:value-type="float">
            <text:p>686440</text:p>
          </table:table-cell>
          <table:table-cell office:value-type="float" office:value="2889313" calcext:value-type="float">
            <text:p>2889313</text:p>
          </table:table-cell>
          <table:table-cell office:value-type="float" office:value="2938943" calcext:value-type="float">
            <text:p>2938943</text:p>
          </table:table-cell>
          <table:table-cell office:value-type="float" office:value="446418" calcext:value-type="float">
            <text:p>446418</text:p>
          </table:table-cell>
          <table:table-cell office:value-type="float" office:value="500974" calcext:value-type="float">
            <text:p>500974</text:p>
          </table:table-cell>
          <table:table-cell office:value-type="float" office:value="2578834" calcext:value-type="float">
            <text:p>2578834</text:p>
          </table:table-cell>
          <table:table-cell office:value-type="float" office:value="2584623" calcext:value-type="float">
            <text:p>2584623</text:p>
          </table:table-cell>
          <table:table-cell office:value-type="float" office:value="1473395" calcext:value-type="float">
            <text:p>1473395</text:p>
          </table:table-cell>
          <table:table-cell office:value-type="float" office:value="1480024" calcext:value-type="float">
            <text:p>1480024</text:p>
          </table:table-cell>
          <table:table-cell office:value-type="float" office:value="252310" calcext:value-type="float">
            <text:p>252310</text:p>
          </table:table-cell>
          <table:table-cell office:value-type="float" office:value="485005" calcext:value-type="float">
            <text:p>485005</text:p>
          </table:table-cell>
          <table:table-cell office:value-type="float" office:value="1294213" calcext:value-type="float">
            <text:p>1294213</text:p>
          </table:table-cell>
          <table:table-cell office:value-type="float" office:value="1353289" calcext:value-type="float">
            <text:p>1353289</text:p>
          </table:table-cell>
          <table:table-cell office:value-type="float" office:value="1029477" calcext:value-type="float">
            <text:p>1029477</text:p>
          </table:table-cell>
          <table:table-cell office:value-type="float" office:value="933827" calcext:value-type="float">
            <text:p>933827</text:p>
          </table:table-cell>
          <table:table-cell office:value-type="float" office:value="2884437" calcext:value-type="float">
            <text:p>2884437</text:p>
          </table:table-cell>
          <table:table-cell office:value-type="float" office:value="2864899" calcext:value-type="float">
            <text:p>2864899</text:p>
          </table:table-cell>
          <table:table-cell office:value-type="float" office:value="1339099" calcext:value-type="float">
            <text:p>1339099</text:p>
          </table:table-cell>
          <table:table-cell office:value-type="float" office:value="1296192" calcext:value-type="float">
            <text:p>1296192</text:p>
          </table:table-cell>
          <table:table-cell office:value-type="float" office:value="565537" calcext:value-type="float">
            <text:p>565537</text:p>
          </table:table-cell>
          <table:table-cell office:value-type="float" office:value="1198961" calcext:value-type="float">
            <text:p>1198961</text:p>
          </table:table-cell>
          <table:table-cell office:value-type="float" office:value="2805934" calcext:value-type="float">
            <text:p>2805934</text:p>
          </table:table-cell>
          <table:table-cell office:value-type="float" office:value="2815024" calcext:value-type="float">
            <text:p>2815024</text:p>
          </table:table-cell>
          <table:table-cell office:value-type="float" office:value="230507" calcext:value-type="float">
            <text:p>230507</text:p>
          </table:table-cell>
          <table:table-cell office:value-type="float" office:value="86863" calcext:value-type="float">
            <text:p>86863</text:p>
          </table:table-cell>
          <table:table-cell office:value-type="float" office:value="1883911" calcext:value-type="float">
            <text:p>1883911</text:p>
          </table:table-cell>
          <table:table-cell office:value-type="float" office:value="1856944" calcext:value-type="float">
            <text:p>1856944</text:p>
          </table:table-cell>
          <table:table-cell office:value-type="float" office:value="729649" calcext:value-type="float">
            <text:p>729649</text:p>
          </table:table-cell>
          <table:table-cell office:value-type="float" office:value="736880" calcext:value-type="float">
            <text:p>736880</text:p>
          </table:table-cell>
          <table:table-cell office:value-type="float" office:value="488097" calcext:value-type="float">
            <text:p>488097</text:p>
          </table:table-cell>
          <table:table-cell office:value-type="float" office:value="524903" calcext:value-type="float">
            <text:p>524903</text:p>
          </table:table-cell>
          <table:table-cell office:value-type="float" office:value="2990373" calcext:value-type="float">
            <text:p>2990373</text:p>
          </table:table-cell>
          <table:table-cell office:value-type="float" office:value="2973526" calcext:value-type="float">
            <text:p>2973526</text:p>
          </table:table-cell>
          <table:table-cell office:value-type="float" office:value="553998" calcext:value-type="float">
            <text:p>553998</text:p>
          </table:table-cell>
          <table:table-cell office:value-type="float" office:value="482923" calcext:value-type="float">
            <text:p>482923</text:p>
          </table:table-cell>
          <table:table-cell office:value-type="float" office:value="1211891" calcext:value-type="float">
            <text:p>1211891</text:p>
          </table:table-cell>
          <table:table-cell office:value-type="float" office:value="716857" calcext:value-type="float">
            <text:p>716857</text:p>
          </table:table-cell>
          <table:table-cell office:value-type="float" office:value="756294" calcext:value-type="float">
            <text:p>756294</text:p>
          </table:table-cell>
          <table:table-cell office:value-type="float" office:value="755136" calcext:value-type="float">
            <text:p>755136</text:p>
          </table:table-cell>
          <table:table-cell office:value-type="float" office:value="740424" calcext:value-type="float">
            <text:p>740424</text:p>
          </table:table-cell>
          <table:table-cell office:value-type="float" office:value="723384" calcext:value-type="float">
            <text:p>723384</text:p>
          </table:table-cell>
          <table:table-cell office:value-type="float" office:value="2454862" calcext:value-type="float">
            <text:p>2454862</text:p>
          </table:table-cell>
          <table:table-cell office:value-type="float" office:value="2434003" calcext:value-type="float">
            <text:p>2434003</text:p>
          </table:table-cell>
          <table:table-cell office:value-type="float" office:value="218561" calcext:value-type="float">
            <text:p>218561</text:p>
          </table:table-cell>
          <table:table-cell office:value-type="float" office:value="2017498" calcext:value-type="float">
            <text:p>2017498</text:p>
          </table:table-cell>
        </table:table-row>
        <table:table-row table:style-name="ro1">
          <table:table-cell office:value-type="string" calcext:value-type="string">
            <text:p><text:a xlink:href="http://localhost:5001/#/metric/val_tp0.5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p0.5%22]&amp;plot_layout=%7B%7D&amp;x_axis=relative&amp;y_axis_scale=linear&amp;line_smoothness=1&amp;show_point=false&amp;deselected_curves=[]&amp;last_linear_y_axis_range=[]" xlink:type="simple">val_tp0.5</text:a></text:p>
          </table:table-cell>
          <table:table-cell office:value-type="float" office:value="1415122" calcext:value-type="float">
            <text:p>1415122</text:p>
          </table:table-cell>
          <table:table-cell office:value-type="float" office:value="1400411" calcext:value-type="float">
            <text:p>1400411</text:p>
          </table:table-cell>
          <table:table-cell office:value-type="float" office:value="532589" calcext:value-type="float">
            <text:p>532589</text:p>
          </table:table-cell>
          <table:table-cell office:value-type="float" office:value="500397" calcext:value-type="float">
            <text:p>500397</text:p>
          </table:table-cell>
          <table:table-cell office:value-type="float" office:value="2281061" calcext:value-type="float">
            <text:p>2281061</text:p>
          </table:table-cell>
          <table:table-cell office:value-type="float" office:value="2250394" calcext:value-type="float">
            <text:p>2250394</text:p>
          </table:table-cell>
          <table:table-cell office:value-type="float" office:value="565002" calcext:value-type="float">
            <text:p>565002</text:p>
          </table:table-cell>
          <table:table-cell office:value-type="float" office:value="558825" calcext:value-type="float">
            <text:p>558825</text:p>
          </table:table-cell>
          <table:table-cell office:value-type="float" office:value="1320683" calcext:value-type="float">
            <text:p>1320683</text:p>
          </table:table-cell>
          <table:table-cell office:value-type="float" office:value="1267497" calcext:value-type="float">
            <text:p>1267497</text:p>
          </table:table-cell>
          <table:table-cell office:value-type="float" office:value="2660259" calcext:value-type="float">
            <text:p>2660259</text:p>
          </table:table-cell>
          <table:table-cell office:value-type="float" office:value="2689939" calcext:value-type="float">
            <text:p>2689939</text:p>
          </table:table-cell>
          <table:table-cell office:value-type="float" office:value="525074" calcext:value-type="float">
            <text:p>525074</text:p>
          </table:table-cell>
          <table:table-cell office:value-type="float" office:value="472012" calcext:value-type="float">
            <text:p>472012</text:p>
          </table:table-cell>
          <table:table-cell office:value-type="float" office:value="473924" calcext:value-type="float">
            <text:p>473924</text:p>
          </table:table-cell>
          <table:table-cell office:value-type="float" office:value="481592" calcext:value-type="float">
            <text:p>481592</text:p>
          </table:table-cell>
          <table:table-cell office:value-type="float" office:value="2817671" calcext:value-type="float">
            <text:p>2817671</text:p>
          </table:table-cell>
          <table:table-cell office:value-type="float" office:value="2830469" calcext:value-type="float">
            <text:p>2830469</text:p>
          </table:table-cell>
          <table:table-cell office:value-type="float" office:value="2843550" calcext:value-type="float">
            <text:p>2843550</text:p>
          </table:table-cell>
          <table:table-cell office:value-type="float" office:value="2804345" calcext:value-type="float">
            <text:p>2804345</text:p>
          </table:table-cell>
          <table:table-cell office:value-type="float" office:value="1861532" calcext:value-type="float">
            <text:p>1861532</text:p>
          </table:table-cell>
          <table:table-cell office:value-type="float" office:value="1909279" calcext:value-type="float">
            <text:p>1909279</text:p>
          </table:table-cell>
          <table:table-cell office:value-type="float" office:value="2883585" calcext:value-type="float">
            <text:p>2883585</text:p>
          </table:table-cell>
          <table:table-cell office:value-type="float" office:value="2910263" calcext:value-type="float">
            <text:p>2910263</text:p>
          </table:table-cell>
          <table:table-cell office:value-type="float" office:value="2902814" calcext:value-type="float">
            <text:p>2902814</text:p>
          </table:table-cell>
          <table:table-cell office:value-type="float" office:value="2838540" calcext:value-type="float">
            <text:p>2838540</text:p>
          </table:table-cell>
          <table:table-cell office:value-type="float" office:value="982943" calcext:value-type="float">
            <text:p>982943</text:p>
          </table:table-cell>
          <table:table-cell office:value-type="float" office:value="972657" calcext:value-type="float">
            <text:p>972657</text:p>
          </table:table-cell>
          <table:table-cell office:value-type="float" office:value="987141" calcext:value-type="float">
            <text:p>987141</text:p>
          </table:table-cell>
          <table:table-cell office:value-type="float" office:value="970745" calcext:value-type="float">
            <text:p>970745</text:p>
          </table:table-cell>
          <table:table-cell office:value-type="float" office:value="622523" calcext:value-type="float">
            <text:p>622523</text:p>
          </table:table-cell>
          <table:table-cell office:value-type="float" office:value="2761628" calcext:value-type="float">
            <text:p>2761628</text:p>
          </table:table-cell>
          <table:table-cell office:value-type="float" office:value="2838207" calcext:value-type="float">
            <text:p>2838207</text:p>
          </table:table-cell>
          <table:table-cell office:value-type="float" office:value="321059" calcext:value-type="float">
            <text:p>321059</text:p>
          </table:table-cell>
          <table:table-cell office:value-type="float" office:value="348018" calcext:value-type="float">
            <text:p>348018</text:p>
          </table:table-cell>
          <table:table-cell office:value-type="float" office:value="2382089" calcext:value-type="float">
            <text:p>2382089</text:p>
          </table:table-cell>
          <table:table-cell office:value-type="float" office:value="2381163" calcext:value-type="float">
            <text:p>2381163</text:p>
          </table:table-cell>
          <table:table-cell office:value-type="float" office:value="1410224" calcext:value-type="float">
            <text:p>1410224</text:p>
          </table:table-cell>
          <table:table-cell office:value-type="float" office:value="1407828" calcext:value-type="float">
            <text:p>1407828</text:p>
          </table:table-cell>
          <table:table-cell office:value-type="float" office:value="216053" calcext:value-type="float">
            <text:p>216053</text:p>
          </table:table-cell>
          <table:table-cell office:value-type="float" office:value="436539" calcext:value-type="float">
            <text:p>436539</text:p>
          </table:table-cell>
          <table:table-cell office:value-type="float" office:value="1104261" calcext:value-type="float">
            <text:p>1104261</text:p>
          </table:table-cell>
          <table:table-cell office:value-type="float" office:value="1082437" calcext:value-type="float">
            <text:p>1082437</text:p>
          </table:table-cell>
          <table:table-cell office:value-type="float" office:value="828423" calcext:value-type="float">
            <text:p>828423</text:p>
          </table:table-cell>
          <table:table-cell office:value-type="float" office:value="755624" calcext:value-type="float">
            <text:p>755624</text:p>
          </table:table-cell>
          <table:table-cell office:value-type="float" office:value="2766904" calcext:value-type="float">
            <text:p>2766904</text:p>
          </table:table-cell>
          <table:table-cell office:value-type="float" office:value="2728837" calcext:value-type="float">
            <text:p>2728837</text:p>
          </table:table-cell>
          <table:table-cell office:value-type="float" office:value="1117440" calcext:value-type="float">
            <text:p>1117440</text:p>
          </table:table-cell>
          <table:table-cell office:value-type="float" office:value="1123769" calcext:value-type="float">
            <text:p>1123769</text:p>
          </table:table-cell>
          <table:table-cell office:value-type="float" office:value="519306" calcext:value-type="float">
            <text:p>519306</text:p>
          </table:table-cell>
          <table:table-cell office:value-type="float" office:value="1046004" calcext:value-type="float">
            <text:p>1046004</text:p>
          </table:table-cell>
          <table:table-cell office:value-type="float" office:value="2680764" calcext:value-type="float">
            <text:p>2680764</text:p>
          </table:table-cell>
          <table:table-cell office:value-type="float" office:value="2685196" calcext:value-type="float">
            <text:p>2685196</text:p>
          </table:table-cell>
          <table:table-cell office:value-type="float" office:value="112594" calcext:value-type="float">
            <text:p>112594</text:p>
          </table:table-cell>
          <table:table-cell office:value-type="float" office:value="61179" calcext:value-type="float">
            <text:p>61179</text:p>
          </table:table-cell>
          <table:table-cell office:value-type="float" office:value="1664069" calcext:value-type="float">
            <text:p>1664069</text:p>
          </table:table-cell>
          <table:table-cell office:value-type="float" office:value="1631347" calcext:value-type="float">
            <text:p>1631347</text:p>
          </table:table-cell>
          <table:table-cell office:value-type="float" office:value="695041" calcext:value-type="float">
            <text:p>695041</text:p>
          </table:table-cell>
          <table:table-cell office:value-type="float" office:value="703719" calcext:value-type="float">
            <text:p>703719</text:p>
          </table:table-cell>
          <table:table-cell office:value-type="float" office:value="375819" calcext:value-type="float">
            <text:p>375819</text:p>
          </table:table-cell>
          <table:table-cell office:value-type="float" office:value="420878" calcext:value-type="float">
            <text:p>420878</text:p>
          </table:table-cell>
          <table:table-cell office:value-type="float" office:value="2898636" calcext:value-type="float">
            <text:p>2898636</text:p>
          </table:table-cell>
          <table:table-cell office:value-type="float" office:value="2876912" calcext:value-type="float">
            <text:p>2876912</text:p>
          </table:table-cell>
          <table:table-cell office:value-type="float" office:value="433398" calcext:value-type="float">
            <text:p>433398</text:p>
          </table:table-cell>
          <table:table-cell office:value-type="float" office:value="364924" calcext:value-type="float">
            <text:p>364924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609601" calcext:value-type="float">
            <text:p>609601</text:p>
          </table:table-cell>
          <table:table-cell office:value-type="float" office:value="722195" calcext:value-type="float">
            <text:p>722195</text:p>
          </table:table-cell>
          <table:table-cell office:value-type="float" office:value="711325" calcext:value-type="float">
            <text:p>711325</text:p>
          </table:table-cell>
          <table:table-cell office:value-type="float" office:value="642770" calcext:value-type="float">
            <text:p>642770</text:p>
          </table:table-cell>
          <table:table-cell office:value-type="float" office:value="657910" calcext:value-type="float">
            <text:p>657910</text:p>
          </table:table-cell>
          <table:table-cell office:value-type="float" office:value="2364161" calcext:value-type="float">
            <text:p>2364161</text:p>
          </table:table-cell>
          <table:table-cell office:value-type="float" office:value="2339180" calcext:value-type="float">
            <text:p>2339180</text:p>
          </table:table-cell>
          <table:table-cell office:value-type="float" office:value="166623" calcext:value-type="float">
            <text:p>166623</text:p>
          </table:table-cell>
          <table:table-cell office:value-type="float" office:value="1863354" calcext:value-type="float">
            <text:p>1863354</text:p>
          </table:table-cell>
        </table:table-row>
        <table:table-row table:style-name="ro1">
          <table:table-cell office:value-type="string" calcext:value-type="string">
            <text:p><text:a xlink:href="http://localhost:5001/#/metric/val_tp0.7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p0.7%22]&amp;plot_layout=%7B%7D&amp;x_axis=relative&amp;y_axis_scale=linear&amp;line_smoothness=1&amp;show_point=false&amp;deselected_curves=[]&amp;last_linear_y_axis_range=[]" xlink:type="simple">val_tp0.7</text:a></text:p>
          </table:table-cell>
          <table:table-cell office:value-type="float" office:value="1339504" calcext:value-type="float">
            <text:p>1339504</text:p>
          </table:table-cell>
          <table:table-cell office:value-type="float" office:value="1326091" calcext:value-type="float">
            <text:p>1326091</text:p>
          </table:table-cell>
          <table:table-cell office:value-type="float" office:value="453729" calcext:value-type="float">
            <text:p>453729</text:p>
          </table:table-cell>
          <table:table-cell office:value-type="float" office:value="427703" calcext:value-type="float">
            <text:p>427703</text:p>
          </table:table-cell>
          <table:table-cell office:value-type="float" office:value="1790003" calcext:value-type="float">
            <text:p>1790003</text:p>
          </table:table-cell>
          <table:table-cell office:value-type="float" office:value="1767753" calcext:value-type="float">
            <text:p>1767753</text:p>
          </table:table-cell>
          <table:table-cell office:value-type="float" office:value="304606" calcext:value-type="float">
            <text:p>304606</text:p>
          </table:table-cell>
          <table:table-cell office:value-type="float" office:value="317496" calcext:value-type="float">
            <text:p>317496</text:p>
          </table:table-cell>
          <table:table-cell office:value-type="float" office:value="1174022" calcext:value-type="float">
            <text:p>1174022</text:p>
          </table:table-cell>
          <table:table-cell office:value-type="float" office:value="1100753" calcext:value-type="float">
            <text:p>1100753</text:p>
          </table:table-cell>
          <table:table-cell office:value-type="float" office:value="2476149" calcext:value-type="float">
            <text:p>2476149</text:p>
          </table:table-cell>
          <table:table-cell office:value-type="float" office:value="2512570" calcext:value-type="float">
            <text:p>2512570</text:p>
          </table:table-cell>
          <table:table-cell office:value-type="float" office:value="439180" calcext:value-type="float">
            <text:p>439180</text:p>
          </table:table-cell>
          <table:table-cell office:value-type="float" office:value="388879" calcext:value-type="float">
            <text:p>388879</text:p>
          </table:table-cell>
          <table:table-cell office:value-type="float" office:value="303564" calcext:value-type="float">
            <text:p>303564</text:p>
          </table:table-cell>
          <table:table-cell office:value-type="float" office:value="323784" calcext:value-type="float">
            <text:p>323784</text:p>
          </table:table-cell>
          <table:table-cell office:value-type="float" office:value="2654452" calcext:value-type="float">
            <text:p>2654452</text:p>
          </table:table-cell>
          <table:table-cell office:value-type="float" office:value="2656681" calcext:value-type="float">
            <text:p>2656681</text:p>
          </table:table-cell>
          <table:table-cell office:value-type="float" office:value="2687409" calcext:value-type="float">
            <text:p>2687409</text:p>
          </table:table-cell>
          <table:table-cell office:value-type="float" office:value="2612384" calcext:value-type="float">
            <text:p>2612384</text:p>
          </table:table-cell>
          <table:table-cell office:value-type="float" office:value="1495190" calcext:value-type="float">
            <text:p>1495190</text:p>
          </table:table-cell>
          <table:table-cell office:value-type="float" office:value="1535126" calcext:value-type="float">
            <text:p>1535126</text:p>
          </table:table-cell>
          <table:table-cell office:value-type="float" office:value="2724924" calcext:value-type="float">
            <text:p>2724924</text:p>
          </table:table-cell>
          <table:table-cell office:value-type="float" office:value="2767980" calcext:value-type="float">
            <text:p>2767980</text:p>
          </table:table-cell>
          <table:table-cell office:value-type="float" office:value="2775047" calcext:value-type="float">
            <text:p>2775047</text:p>
          </table:table-cell>
          <table:table-cell office:value-type="float" office:value="2718570" calcext:value-type="float">
            <text:p>2718570</text:p>
          </table:table-cell>
          <table:table-cell office:value-type="float" office:value="890790" calcext:value-type="float">
            <text:p>890790</text:p>
          </table:table-cell>
          <table:table-cell office:value-type="float" office:value="875994" calcext:value-type="float">
            <text:p>875994</text:p>
          </table:table-cell>
          <table:table-cell office:value-type="float" office:value="797159" calcext:value-type="float">
            <text:p>797159</text:p>
          </table:table-cell>
          <table:table-cell office:value-type="float" office:value="765559" calcext:value-type="float">
            <text:p>765559</text:p>
          </table:table-cell>
          <table:table-cell office:value-type="float" office:value="505054" calcext:value-type="float">
            <text:p>505054</text:p>
          </table:table-cell>
          <table:table-cell office:value-type="float" office:value="2568361" calcext:value-type="float">
            <text:p>2568361</text:p>
          </table:table-cell>
          <table:table-cell office:value-type="float" office:value="2688032" calcext:value-type="float">
            <text:p>2688032</text:p>
          </table:table-cell>
          <table:table-cell office:value-type="float" office:value="189576" calcext:value-type="float">
            <text:p>189576</text:p>
          </table:table-cell>
          <table:table-cell office:value-type="float" office:value="228527" calcext:value-type="float">
            <text:p>228527</text:p>
          </table:table-cell>
          <table:table-cell office:value-type="float" office:value="2118583" calcext:value-type="float">
            <text:p>2118583</text:p>
          </table:table-cell>
          <table:table-cell office:value-type="float" office:value="2119470" calcext:value-type="float">
            <text:p>2119470</text:p>
          </table:table-cell>
          <table:table-cell office:value-type="float" office:value="1334322" calcext:value-type="float">
            <text:p>1334322</text:p>
          </table:table-cell>
          <table:table-cell office:value-type="float" office:value="1340054" calcext:value-type="float">
            <text:p>1340054</text:p>
          </table:table-cell>
          <table:table-cell office:value-type="float" office:value="183648" calcext:value-type="float">
            <text:p>183648</text:p>
          </table:table-cell>
          <table:table-cell office:value-type="float" office:value="381685" calcext:value-type="float">
            <text:p>381685</text:p>
          </table:table-cell>
          <table:table-cell office:value-type="float" office:value="919954" calcext:value-type="float">
            <text:p>919954</text:p>
          </table:table-cell>
          <table:table-cell office:value-type="float" office:value="877510" calcext:value-type="float">
            <text:p>877510</text:p>
          </table:table-cell>
          <table:table-cell office:value-type="float" office:value="642310" calcext:value-type="float">
            <text:p>642310</text:p>
          </table:table-cell>
          <table:table-cell office:value-type="float" office:value="589049" calcext:value-type="float">
            <text:p>589049</text:p>
          </table:table-cell>
          <table:table-cell office:value-type="float" office:value="2605551" calcext:value-type="float">
            <text:p>2605551</text:p>
          </table:table-cell>
          <table:table-cell office:value-type="float" office:value="2553554" calcext:value-type="float">
            <text:p>2553554</text:p>
          </table:table-cell>
          <table:table-cell office:value-type="float" office:value="921629" calcext:value-type="float">
            <text:p>921629</text:p>
          </table:table-cell>
          <table:table-cell office:value-type="float" office:value="951135" calcext:value-type="float">
            <text:p>951135</text:p>
          </table:table-cell>
          <table:table-cell office:value-type="float" office:value="470914" calcext:value-type="float">
            <text:p>470914</text:p>
          </table:table-cell>
          <table:table-cell office:value-type="float" office:value="867759" calcext:value-type="float">
            <text:p>867759</text:p>
          </table:table-cell>
          <table:table-cell office:value-type="float" office:value="2499232" calcext:value-type="float">
            <text:p>2499232</text:p>
          </table:table-cell>
          <table:table-cell office:value-type="float" office:value="2507579" calcext:value-type="float">
            <text:p>2507579</text:p>
          </table:table-cell>
          <table:table-cell office:value-type="float" office:value="57407" calcext:value-type="float">
            <text:p>57407</text:p>
          </table:table-cell>
          <table:table-cell office:value-type="float" office:value="44180" calcext:value-type="float">
            <text:p>44180</text:p>
          </table:table-cell>
          <table:table-cell office:value-type="float" office:value="1427725" calcext:value-type="float">
            <text:p>1427725</text:p>
          </table:table-cell>
          <table:table-cell office:value-type="float" office:value="1404694" calcext:value-type="float">
            <text:p>1404694</text:p>
          </table:table-cell>
          <table:table-cell office:value-type="float" office:value="650433" calcext:value-type="float">
            <text:p>650433</text:p>
          </table:table-cell>
          <table:table-cell office:value-type="float" office:value="657032" calcext:value-type="float">
            <text:p>657032</text:p>
          </table:table-cell>
          <table:table-cell office:value-type="float" office:value="277158" calcext:value-type="float">
            <text:p>277158</text:p>
          </table:table-cell>
          <table:table-cell office:value-type="float" office:value="325371" calcext:value-type="float">
            <text:p>325371</text:p>
          </table:table-cell>
          <table:table-cell office:value-type="float" office:value="2759393" calcext:value-type="float">
            <text:p>2759393</text:p>
          </table:table-cell>
          <table:table-cell office:value-type="float" office:value="2737633" calcext:value-type="float">
            <text:p>2737633</text:p>
          </table:table-cell>
          <table:table-cell office:value-type="float" office:value="308907" calcext:value-type="float">
            <text:p>308907</text:p>
          </table:table-cell>
          <table:table-cell office:value-type="float" office:value="267196" calcext:value-type="float">
            <text:p>267196</text:p>
          </table:table-cell>
          <table:table-cell office:value-type="float" office:value="783282" calcext:value-type="float">
            <text:p>783282</text:p>
          </table:table-cell>
          <table:table-cell office:value-type="float" office:value="501990" calcext:value-type="float">
            <text:p>501990</text:p>
          </table:table-cell>
          <table:table-cell office:value-type="float" office:value="674385" calcext:value-type="float">
            <text:p>674385</text:p>
          </table:table-cell>
          <table:table-cell office:value-type="float" office:value="654790" calcext:value-type="float">
            <text:p>654790</text:p>
          </table:table-cell>
          <table:table-cell office:value-type="float" office:value="567703" calcext:value-type="float">
            <text:p>567703</text:p>
          </table:table-cell>
          <table:table-cell office:value-type="float" office:value="594751" calcext:value-type="float">
            <text:p>594751</text:p>
          </table:table-cell>
          <table:table-cell office:value-type="float" office:value="2244036" calcext:value-type="float">
            <text:p>2244036</text:p>
          </table:table-cell>
          <table:table-cell office:value-type="float" office:value="2214940" calcext:value-type="float">
            <text:p>2214940</text:p>
          </table:table-cell>
          <table:table-cell office:value-type="float" office:value="133174" calcext:value-type="float">
            <text:p>133174</text:p>
          </table:table-cell>
          <table:table-cell office:value-type="float" office:value="1743344" calcext:value-type="float">
            <text:p>1743344</text:p>
          </table:table-cell>
        </table:table-row>
        <table:table-row table:style-name="ro1">
          <table:table-cell office:value-type="string" calcext:value-type="string">
            <text:p><text:a xlink:href="http://localhost:5001/#/metric/val_tp0.9?runs=[%222761cb4ad23244beafac36189b805c3a%22,%22d92021ec45f5415283a8e5643c7e3449%22,%22e6b70d64227f42bcb647289d2af2afb4%22,%22876fa57de00643b1902f3a0be74e0682%22,%2229905abbb90344798ee59f1f40775880%22,%225a89360285384c728e9e06421ab97c8d%22,%22ab0ff6fff89c4db6983aa98c7eee9663%22,%22b9d383f0e9ef4755a801376130594f2a%22,%22481bacb91dcb4d63b16d0a8fe5d198ec%22,%222ef6df0c95b34b338c4b930f41695ed0%22,%22d36564aa214c41bc966fc7b890df31a8%22,%22ba34b505ba324f208d428bd7797233e7%22,%220a484d3116ab436d8b4cf4a938d470c0%22,%225a2dfcd776014637bdaef2da3ab1d132%22,%22b72a292b214c462480cbe2e66e811c78%22,%2250c7e9bba0534a27801143bda2e88d35%22,%229051e32b87d84f3485b980067addec30%22,%2261ff87bdb89b4e2ba64f8dacc774992d%22,%2293b168c0ff7942c8a908a94129daf973%22,%22f243b3b742de4dbcb7ccfbd4244706f8%22,%22f9086d9ecf6744238d63a1c5344b935a%22,%2229ff1cb0e76f45dd86956713fd06ead0%22,%22a5b8551144ff46e697a39cd1551e1475%22,%2298cf8cdef9c54b5286e277e75e2ab8c1%22,%2200f2635d9fa2463c9a066722163405be%22,%22d0a8e1748b194f3290d471b6b44f19f8%22,%2264e0c0ad4019466b8f852f270ac09a90%22,%2231ae8b98f3c24499a3b74d23dfad8735%22,%2235950b0373a04e95ad4e257d39cf36c5%22,%224384e3f5fd104fc6a16c1c4510dd41ab%22,%225441e71efe0f4dae868648e7cc795c65%22,%225604d43c1ece461b8e6eaa0dfb65d6dc%22,%223612536a77f34f22bc83d1d809140aa6%22,%22e3bfe33652874ab5bd2ac98718ace2ff%22,%22f8a168f11e4d42f9b73ce0b4b220246b%22,%2270026f77843947508dc364a8c3de8346%22,%22f47b8313472d49a2ae0ab2b74672972b%22,%227cafab027cdd4fc9bf20a43e989df510%22,%2216dff15d935f45e2a836b1f41b07b4e3%22,%221a432cc2a2a24e8aa40ea04f1844a1c6%22,%222ce2a876540a4f918bf9f0deafbb1053%22,%22ed1af792ba774d4e8d1944995caea402%22,%223bff8d1f8c1447089b9950547d08b235%22,%221507f290c4d74e329f134fb7615fd871%22,%2266c98021afa84a0f9aef3a30121ffbbf%22,%220e328920e86049928202db95e8cfb7be%22,%22bf9d2725eb16462d9a101f0a077ce2b5%22,%22761a0171fa8a4781bbeda4c2cd439136%22,%22084de8d718a2435faa370360afdc09d2%22,%22ca8323540f194e85848ae36344fe3d7e%22,%22f24599d3d7964aec97df4ec11cf1db4c%22,%221c954fbc02b747bc813c587ac703c74a%22,%22ba49a80c2616407a8f1fe1fd12096fe0%22,%22f342dd1f2cac4b1fb2cfda9dd47890a6%22,%22601ad054697b4c798e38956f57539bba%22,%22331b263643b8480d9eda64424eb997bd%22,%22a425ffa62ee64b12a9fee28a10f50a49%22,%223cbd945b62ec4634839372e403f6f377%22,%22458b36a70db843719d202a8eda448f17%22,%222648b86e7ef54a0e9f7b57340703150e%22,%220aae5a802f5342cebed9e51839d48b41%22,%227719d9fbef8f4c22b710caf91cd527d2%22,%222b7aab186fad48158d53b78610550d73%22,%225bbaee372809482ea6d2d985b554cc4b%22,%22b8200ec9fb884c12b390e1a5b20299bc%22,%2237ab5992ecdf4760a6292bc64e61e309%22,%2291e4770c10ac4cceb405bfdcebf7c966%22,%2290a949129948495fb7f3b955e8258461%22,%22ce09d20be06745fb84c9ff177c8a9cef%22,%22d320b958bde94b1e998d210fd2e53efa%22,%22158bfabc0fcc448dada729967f924574%22,%223423b9fa10e44eb7b2cffd78596a193f%22,%22985ec48a8e1b4101abb8a153cee69b57%22,%225c3e5090c67f4340bf207f949e925758%22,%22ff0bc51f1cd3413bbdebb97b0e127e75%22]&amp;experiment=8&amp;plot_metric_keys=[%22val_tp0.9%22]&amp;plot_layout=%7B%7D&amp;x_axis=relative&amp;y_axis_scale=linear&amp;line_smoothness=1&amp;show_point=false&amp;deselected_curves=[]&amp;last_linear_y_axis_range=[]" xlink:type="simple">val_tp0.9</text:a></text:p>
          </table:table-cell>
          <table:table-cell office:value-type="float" office:value="1181174" calcext:value-type="float">
            <text:p>1181174</text:p>
          </table:table-cell>
          <table:table-cell office:value-type="float" office:value="1145440" calcext:value-type="float">
            <text:p>1145440</text:p>
          </table:table-cell>
          <table:table-cell office:value-type="float" office:value="341447" calcext:value-type="float">
            <text:p>341447</text:p>
          </table:table-cell>
          <table:table-cell office:value-type="float" office:value="316030" calcext:value-type="float">
            <text:p>316030</text:p>
          </table:table-cell>
          <table:table-cell office:value-type="float" office:value="1067246" calcext:value-type="float">
            <text:p>1067246</text:p>
          </table:table-cell>
          <table:table-cell office:value-type="float" office:value="1052543" calcext:value-type="float">
            <text:p>1052543</text:p>
          </table:table-cell>
          <table:table-cell office:value-type="float" office:value="136228" calcext:value-type="float">
            <text:p>136228</text:p>
          </table:table-cell>
          <table:table-cell office:value-type="float" office:value="140875" calcext:value-type="float">
            <text:p>140875</text:p>
          </table:table-cell>
          <table:table-cell office:value-type="float" office:value="907078" calcext:value-type="float">
            <text:p>907078</text:p>
          </table:table-cell>
          <table:table-cell office:value-type="float" office:value="821362" calcext:value-type="float">
            <text:p>821362</text:p>
          </table:table-cell>
          <table:table-cell office:value-type="float" office:value="2145611" calcext:value-type="float">
            <text:p>2145611</text:p>
          </table:table-cell>
          <table:table-cell office:value-type="float" office:value="2190225" calcext:value-type="float">
            <text:p>2190225</text:p>
          </table:table-cell>
          <table:table-cell office:value-type="float" office:value="325183" calcext:value-type="float">
            <text:p>325183</text:p>
          </table:table-cell>
          <table:table-cell office:value-type="float" office:value="282576" calcext:value-type="float">
            <text:p>282576</text:p>
          </table:table-cell>
          <table:table-cell office:value-type="float" office:value="114034" calcext:value-type="float">
            <text:p>114034</text:p>
          </table:table-cell>
          <table:table-cell office:value-type="float" office:value="131092" calcext:value-type="float">
            <text:p>131092</text:p>
          </table:table-cell>
          <table:table-cell office:value-type="float" office:value="2318537" calcext:value-type="float">
            <text:p>2318537</text:p>
          </table:table-cell>
          <table:table-cell office:value-type="float" office:value="2335984" calcext:value-type="float">
            <text:p>2335984</text:p>
          </table:table-cell>
          <table:table-cell office:value-type="float" office:value="2288576" calcext:value-type="float">
            <text:p>2288576</text:p>
          </table:table-cell>
          <table:table-cell office:value-type="float" office:value="2104369" calcext:value-type="float">
            <text:p>2104369</text:p>
          </table:table-cell>
          <table:table-cell office:value-type="float" office:value="1006376" calcext:value-type="float">
            <text:p>1006376</text:p>
          </table:table-cell>
          <table:table-cell office:value-type="float" office:value="1014678" calcext:value-type="float">
            <text:p>1014678</text:p>
          </table:table-cell>
          <table:table-cell office:value-type="float" office:value="2404788" calcext:value-type="float">
            <text:p>2404788</text:p>
          </table:table-cell>
          <table:table-cell office:value-type="float" office:value="2500119" calcext:value-type="float">
            <text:p>2500119</text:p>
          </table:table-cell>
          <table:table-cell office:value-type="float" office:value="2518022" calcext:value-type="float">
            <text:p>2518022</text:p>
          </table:table-cell>
          <table:table-cell office:value-type="float" office:value="2464484" calcext:value-type="float">
            <text:p>2464484</text:p>
          </table:table-cell>
          <table:table-cell office:value-type="float" office:value="754698" calcext:value-type="float">
            <text:p>754698</text:p>
          </table:table-cell>
          <table:table-cell office:value-type="float" office:value="742273" calcext:value-type="float">
            <text:p>742273</text:p>
          </table:table-cell>
          <table:table-cell office:value-type="float" office:value="510866" calcext:value-type="float">
            <text:p>510866</text:p>
          </table:table-cell>
          <table:table-cell office:value-type="float" office:value="475265" calcext:value-type="float">
            <text:p>475265</text:p>
          </table:table-cell>
          <table:table-cell office:value-type="float" office:value="241926" calcext:value-type="float">
            <text:p>241926</text:p>
          </table:table-cell>
          <table:table-cell office:value-type="float" office:value="2202966" calcext:value-type="float">
            <text:p>2202966</text:p>
          </table:table-cell>
          <table:table-cell office:value-type="float" office:value="2371174" calcext:value-type="float">
            <text:p>2371174</text:p>
          </table:table-cell>
          <table:table-cell office:value-type="float" office:value="90962" calcext:value-type="float">
            <text:p>90962</text:p>
          </table:table-cell>
          <table:table-cell office:value-type="float" office:value="113851" calcext:value-type="float">
            <text:p>113851</text:p>
          </table:table-cell>
          <table:table-cell office:value-type="float" office:value="1609924" calcext:value-type="float">
            <text:p>1609924</text:p>
          </table:table-cell>
          <table:table-cell office:value-type="float" office:value="1605312" calcext:value-type="float">
            <text:p>1605312</text:p>
          </table:table-cell>
          <table:table-cell office:value-type="float" office:value="1186212" calcext:value-type="float">
            <text:p>1186212</text:p>
          </table:table-cell>
          <table:table-cell office:value-type="float" office:value="1179562" calcext:value-type="float">
            <text:p>1179562</text:p>
          </table:table-cell>
          <table:table-cell office:value-type="float" office:value="141556" calcext:value-type="float">
            <text:p>141556</text:p>
          </table:table-cell>
          <table:table-cell office:value-type="float" office:value="270719" calcext:value-type="float">
            <text:p>270719</text:p>
          </table:table-cell>
          <table:table-cell office:value-type="float" office:value="725101" calcext:value-type="float">
            <text:p>725101</text:p>
          </table:table-cell>
          <table:table-cell office:value-type="float" office:value="720726" calcext:value-type="float">
            <text:p>720726</text:p>
          </table:table-cell>
          <table:table-cell office:value-type="float" office:value="399118" calcext:value-type="float">
            <text:p>399118</text:p>
          </table:table-cell>
          <table:table-cell office:value-type="float" office:value="345563" calcext:value-type="float">
            <text:p>345563</text:p>
          </table:table-cell>
          <table:table-cell office:value-type="float" office:value="2249460" calcext:value-type="float">
            <text:p>2249460</text:p>
          </table:table-cell>
          <table:table-cell office:value-type="float" office:value="2124631" calcext:value-type="float">
            <text:p>2124631</text:p>
          </table:table-cell>
          <table:table-cell office:value-type="float" office:value="754030" calcext:value-type="float">
            <text:p>754030</text:p>
          </table:table-cell>
          <table:table-cell office:value-type="float" office:value="743963" calcext:value-type="float">
            <text:p>743963</text:p>
          </table:table-cell>
          <table:table-cell office:value-type="float" office:value="385778" calcext:value-type="float">
            <text:p>385778</text:p>
          </table:table-cell>
          <table:table-cell office:value-type="float" office:value="599229" calcext:value-type="float">
            <text:p>599229</text:p>
          </table:table-cell>
          <table:table-cell office:value-type="float" office:value="2153367" calcext:value-type="float">
            <text:p>2153367</text:p>
          </table:table-cell>
          <table:table-cell office:value-type="float" office:value="2168867" calcext:value-type="float">
            <text:p>2168867</text:p>
          </table:table-cell>
          <table:table-cell office:value-type="float" office:value="27456" calcext:value-type="float">
            <text:p>27456</text:p>
          </table:table-cell>
          <table:table-cell office:value-type="float" office:value="27557" calcext:value-type="float">
            <text:p>27557</text:p>
          </table:table-cell>
          <table:table-cell office:value-type="float" office:value="1055457" calcext:value-type="float">
            <text:p>1055457</text:p>
          </table:table-cell>
          <table:table-cell office:value-type="float" office:value="1031016" calcext:value-type="float">
            <text:p>1031016</text:p>
          </table:table-cell>
          <table:table-cell office:value-type="float" office:value="566029" calcext:value-type="float">
            <text:p>566029</text:p>
          </table:table-cell>
          <table:table-cell office:value-type="float" office:value="571831" calcext:value-type="float">
            <text:p>571831</text:p>
          </table:table-cell>
          <table:table-cell office:value-type="float" office:value="147434" calcext:value-type="float">
            <text:p>147434</text:p>
          </table:table-cell>
          <table:table-cell office:value-type="float" office:value="201098" calcext:value-type="float">
            <text:p>201098</text:p>
          </table:table-cell>
          <table:table-cell office:value-type="float" office:value="2483010" calcext:value-type="float">
            <text:p>2483010</text:p>
          </table:table-cell>
          <table:table-cell office:value-type="float" office:value="2455844" calcext:value-type="float">
            <text:p>2455844</text:p>
          </table:table-cell>
          <table:table-cell office:value-type="float" office:value="163775" calcext:value-type="float">
            <text:p>163775</text:p>
          </table:table-cell>
          <table:table-cell office:value-type="float" office:value="156687" calcext:value-type="float">
            <text:p>156687</text:p>
          </table:table-cell>
          <table:table-cell office:value-type="float" office:value="324582" calcext:value-type="float">
            <text:p>324582</text:p>
          </table:table-cell>
          <table:table-cell office:value-type="float" office:value="332574" calcext:value-type="float">
            <text:p>332574</text:p>
          </table:table-cell>
          <table:table-cell office:value-type="float" office:value="587068" calcext:value-type="float">
            <text:p>587068</text:p>
          </table:table-cell>
          <table:table-cell office:value-type="float" office:value="562242" calcext:value-type="float">
            <text:p>562242</text:p>
          </table:table-cell>
          <table:table-cell office:value-type="float" office:value="457808" calcext:value-type="float">
            <text:p>457808</text:p>
          </table:table-cell>
          <table:table-cell office:value-type="float" office:value="473052" calcext:value-type="float">
            <text:p>473052</text:p>
          </table:table-cell>
          <table:table-cell office:value-type="float" office:value="2010023" calcext:value-type="float">
            <text:p>2010023</text:p>
          </table:table-cell>
          <table:table-cell office:value-type="float" office:value="1972282" calcext:value-type="float">
            <text:p>1972282</text:p>
          </table:table-cell>
          <table:table-cell office:value-type="float" office:value="87642" calcext:value-type="float">
            <text:p>87642</text:p>
          </table:table-cell>
          <table:table-cell office:value-type="float" office:value="1576860" calcext:value-type="float">
            <text:p>15768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Seltmann</meta:initial-creator>
    <meta:creation-date>2021-08-13T18:41:21.787823600</meta:creation-date>
    <dc:date>2021-08-13T18:42:16.491613661</dc:date>
    <dc:creator>Alexander Seltmann</dc:creator>
    <meta:editing-duration>PT54S</meta:editing-duration>
    <meta:editing-cycles>2</meta:editing-cycles>
    <meta:generator>LibreOffice/7.1.5.2$Linux_X86_64 LibreOffice_project/10$Build-2</meta:generator>
    <meta:document-statistic meta:table-count="1" meta:cell-count="7905" meta:object-count="0"/>
  </office:meta>
</office:document-meta>
</file>